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Basic/script-lc.xml" manifest:media-type="text/xml"/>
  <manifest:file-entry manifest:full-path="Basic/Standard/script-lb.xml" manifest:media-type="text/xml"/>
  <manifest:file-entry manifest:full-path="Basic/Standard/airfoil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15.66pt"/>
    </style:style>
    <style:style style:name="co2" style:family="table-column">
      <style:table-column-properties fo:break-before="auto" style:column-width="111.46pt"/>
    </style:style>
    <style:style style:name="co3" style:family="table-column">
      <style:table-column-properties fo:break-before="auto" style:column-width="131.81pt"/>
    </style:style>
    <style:style style:name="co4" style:family="table-column">
      <style:table-column-properties fo:break-before="auto" style:column-width="130.11pt"/>
    </style:style>
    <style:style style:name="co5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7.3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font-name="Courier New" fo:language="zxx" fo:country="none" style:language-asian="zxx" style:country-asian="none" style:language-complex="zxx" style:country-complex="none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ext-properties style:text-outline="false" style:text-line-through-style="none" style:text-line-through-typ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 style:data-style-name="N123">
      <style:table-cell-properties fo:wrap-option="wrap"/>
    </style:style>
    <style:style style:name="ce7" style:family="table-cell" style:parent-style-name="Default" style:data-style-name="N123"/>
    <style:style style:name="ce8" style:family="table-cell" style:parent-style-name="Default" style:data-style-name="N1"/>
    <style:style style:name="ce9" style:family="table-cell" style:parent-style-name="Default" style:data-style-name="N126"/>
    <style:style style:name="ce10" style:family="table-cell" style:parent-style-name="Default">
      <style:table-cell-properties fo:wrap-option="wrap"/>
      <style:text-properties fo:color="#666666"/>
    </style:style>
    <style:style style:name="ce11" style:family="table-cell" style:parent-style-name="Default" style:data-style-name="N123">
      <style:text-properties fo:color="#666666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/>
          <table:table-cell table:style-name="ce6" office:value-type="string" calcext:value-type="string">
            <text:p>Parameters for Graphs</text:p>
          </table:table-cell>
          <table:table-cell table:style-name="ce10" office:value-type="string" calcext:value-type="string">
            <text:p>Parmaters for NACA 0012 (ref: NACA TN4357, NACA TN3361)</text:p>
          </table:table-cell>
          <table:table-cell table:style-name="ce10" office:value-type="string" calcext:value-type="string">
            <text:p>Parmaters for NACA 23012 (ref: NACA TN661, NACA WR-L443)</text:p>
          </table:table-cell>
          <table:table-cell table:style-name="ce1">
            <draw:frame table:end-cell-address="Tabelle1.S35" table:end-x="17.69pt" table:end-y="8.84pt" draw:z-index="0" draw:style-name="gr1" draw:text-style-name="P1" svg:width="915.31pt" svg:height="470.15pt" svg:x="1.93pt" svg:y="0.03pt">
              <loext:p draw:notify-on-update-of-ranges="Tabelle1.A50:Tabelle1.A410 Tabelle1.B49:Tabelle1.B49 Tabelle1.B50:Tabelle1.B410 Tabelle1.A50:Tabelle1.A410 Tabelle1.C49:Tabelle1.C49 Tabelle1.C50:Tabelle1.C410 Tabelle1.A50:Tabelle1.A410 Tabelle1.D49:Tabelle1.D49 Tabelle1.D50:Tabelle1.D4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251"/>
        </table:table-row>
        <table:table-row table:style-name="ro2">
          <table:table-cell table:style-name="ce2" office:value-type="string" calcext:value-type="string">
            <text:p>airfoil_incidence_no_lift:</text:p>
          </table:table-cell>
          <table:table-cell office:value-type="float" office:value="-0.75" calcext:value-type="float">
            <text:p>-0.7500</text:p>
          </table:table-cell>
          <table:table-cell table:style-name="ce11" office:value-type="float" office:value="0" calcext:value-type="float">
            <text:p>0.0000</text:p>
          </table:table-cell>
          <table:table-cell table:style-name="ce11" office:value-type="float" office:value="-0.75" calcext:value-type="float">
            <text:p>-0.7500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>
            <text:p>incidence_stall_zero_speed:</text:p>
          </table:table-cell>
          <table:table-cell office:value-type="float" office:value="15" calcext:value-type="float">
            <text:p>15.0000</text:p>
          </table:table-cell>
          <table:table-cell table:style-name="ce11" office:value-type="float" office:value="18" calcext:value-type="float">
            <text:p>18.0000</text:p>
          </table:table-cell>
          <table:table-cell table:style-name="ce11" office:value-type="float" office:value="15" calcext:value-type="float">
            <text:p>15.000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incidence_stall_half_sonic_speed:</text:p>
          </table:table-cell>
          <table:table-cell office:value-type="float" office:value="14.5" calcext:value-type="float">
            <text:p>14.5000</text:p>
          </table:table-cell>
          <table:table-cell table:style-name="ce11" office:value-type="float" office:value="9" calcext:value-type="float">
            <text:p>9.0000</text:p>
          </table:table-cell>
          <table:table-cell table:style-name="ce11" office:value-type="float" office:value="14.5" calcext:value-type="float">
            <text:p>14.500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lift_factor_stall:</text:p>
          </table:table-cell>
          <table:table-cell office:value-type="float" office:value="0.18" calcext:value-type="float">
            <text:p>0.1800</text:p>
          </table:table-cell>
          <table:table-cell table:number-columns-repeated="2" table:style-name="ce11" office:value-type="float" office:value="0.18" calcext:value-type="float">
            <text:p>0.180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drag_factor_stall:</text:p>
          </table:table-cell>
          <table:table-cell office:value-type="float" office:value="2" calcext:value-type="float">
            <text:p>2.0000</text:p>
          </table:table-cell>
          <table:table-cell table:style-name="ce11" office:value-type="float" office:value="8" calcext:value-type="float">
            <text:p>8.0000</text:p>
          </table:table-cell>
          <table:table-cell table:style-name="ce11" office:value-type="float" office:value="2" calcext:value-type="float">
            <text:p>2.000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stall_change_over:</text:p>
          </table:table-cell>
          <table:table-cell office:value-type="float" office:value="5.5" calcext:value-type="float">
            <text:p>5.5000</text:p>
          </table:table-cell>
          <table:table-cell table:number-columns-repeated="2" table:style-name="ce11" office:value-type="float" office:value="5.5" calcext:value-type="float">
            <text:p>5.500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airfoil_lift_coefficient:</text:p>
          </table:table-cell>
          <table:table-cell office:value-type="float" office:value="3.85" calcext:value-type="float">
            <text:p>3.8500</text:p>
          </table:table-cell>
          <table:table-cell table:style-name="ce11" office:value-type="float" office:value="6.3" calcext:value-type="float">
            <text:p>6.3000</text:p>
          </table:table-cell>
          <table:table-cell table:style-name="ce11" office:value-type="float" office:value="3.85" calcext:value-type="float">
            <text:p>3.8500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airfoil_drag_coefficient0:</text:p>
          </table:table-cell>
          <table:table-cell office:value-type="float" office:value="0.0075" calcext:value-type="float">
            <text:p>0.0075</text:p>
          </table:table-cell>
          <table:table-cell table:number-columns-repeated="2" table:style-name="ce11" office:value-type="float" office:value="0.0075" calcext:value-type="float">
            <text:p>0.0075</text:p>
          </table:table-cell>
          <table:table-cell table:number-columns-repeated="252"/>
        </table:table-row>
        <table:table-row table:style-name="ro2">
          <table:table-cell table:style-name="ce2" office:value-type="string" calcext:value-type="string">
            <text:p>airfoil_drag_coefficient1:</text:p>
          </table:table-cell>
          <table:table-cell office:value-type="float" office:value="0.25" calcext:value-type="float">
            <text:p>0.2500</text:p>
          </table:table-cell>
          <table:table-cell table:style-name="ce11" office:value-type="float" office:value="0.1" calcext:value-type="float">
            <text:p>0.1000</text:p>
          </table:table-cell>
          <table:table-cell table:style-name="ce11" office:value-type="float" office:value="0.25" calcext:value-type="float">
            <text:p>0.2500</text:p>
          </table:table-cell>
          <table:table-cell table:number-columns-repeated="252"/>
        </table:table-row>
        <table:table-row table:style-name="ro2">
          <table:table-cell table:style-name="ce4" office:value-type="string" calcext:value-type="string">
            <text:p><text:s/>Machspeed for first graphs</text:p>
          </table:table-cell>
          <table:table-cell office:value-type="float" office:value="0.108" calcext:value-type="float">
            <text:p>0.1080</text:p>
          </table:table-cell>
          <table:table-cell table:style-name="ce11" office:value-type="float" office:value="0.4" calcext:value-type="float">
            <text:p>0.4000</text:p>
          </table:table-cell>
          <table:table-cell table:style-name="ce11" office:value-type="float" office:value="0.108" calcext:value-type="float">
            <text:p>0.1080</text:p>
          </table:table-cell>
          <table:table-cell table:number-columns-repeated="252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4">
          <table:table-cell table:style-name="ce5"/>
          <table:table-cell table:style-name="Default"/>
          <table:table-cell table:number-columns-repeated="254"/>
        </table:table-row>
        <table:table-row table:style-name="ro2" table:number-rows-repeated="4">
          <table:table-cell table:style-name="ce5"/>
          <table:table-cell table:number-columns-repeated="255"/>
        </table:table-row>
        <table:table-row table:style-name="ro2" table:number-rows-repeated="15">
          <table:table-cell table:number-columns-repeated="256"/>
        </table:table-row>
        <table:table-row table:style-name="ro2">
          <table:table-cell table:number-columns-repeated="4"/>
          <table:table-cell>
            <draw:frame table:end-cell-address="Tabelle1.S74" table:end-x="17.69pt" table:end-y="8.84pt" draw:z-index="1" draw:style-name="gr1" draw:text-style-name="P1" svg:width="915.31pt" svg:height="470.18pt" svg:x="1.93pt" svg:y="1.3pt">
              <loext:p draw:notify-on-update-of-ranges="Tabelle1.A50:Tabelle1.A410 Tabelle1.B49:Tabelle1.B49 Tabelle1.B50:Tabelle1.B410 Tabelle1.A50:Tabelle1.A410 Tabelle1.C49:Tabelle1.C49 Tabelle1.C50:Tabelle1.C410 Tabelle1.A50:Tabelle1.A410 Tabelle1.D49:Tabelle1.D49 Tabelle1.D50:Tabelle1.D41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1"/>
        </table:table-row>
        <table:table-row table:style-name="ro2" table:number-rows-repeated="10">
          <table:table-cell table:number-columns-repeated="256"/>
        </table:table-row>
        <table:table-row table:style-name="ro2">
          <table:table-cell office:value-type="string" calcext:value-type="string">
            <text:p>Angle of attac</text:p>
          </table:table-cell>
          <table:table-cell office:value-type="string" calcext:value-type="string">
            <text:p>Stallfactor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Drag</text:p>
          </table:table-cell>
          <table:table-cell table:number-columns-repeated="252"/>
        </table:table-row>
        <table:table-row table:style-name="ro2">
          <table:table-cell office:value-type="float" office:value="-180" calcext:value-type="float">
            <text:p>-180</text:p>
          </table:table-cell>
          <table:table-cell table:formula="of:=SF([.A50] ; [.$B$11] ;[.$B$2];[.$B$3];[.$B$4];[.$B$7])" office:value-type="string" office:string-value="" calcext:value-type="error">
            <text:p>#VALUE!</text:p>
          </table:table-cell>
          <table:table-cell table:style-name="ce9" table:formula="of:=GETLIFTCOEF([.A50];[.B50];[.$B$2];[.$B$8];[.$B$5])" office:value-type="string" office:string-value="" calcext:value-type="error">
            <text:p>#VALUE!</text:p>
          </table:table-cell>
          <table:table-cell table:style-name="ce9" table:formula="of:=GETDRAGCOEF([.A50];[.B5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79" calcext:value-type="float">
            <text:p>-179</text:p>
          </table:table-cell>
          <table:table-cell table:formula="of:=SF([.A51] ; [.$B$11] ;[.$B$2];[.$B$3];[.$B$4];[.$B$7])" office:value-type="string" office:string-value="" calcext:value-type="error">
            <text:p>#VALUE!</text:p>
          </table:table-cell>
          <table:table-cell table:style-name="ce9" table:formula="of:=GETLIFTCOEF([.A51];[.B51];[.$B$2];[.$B$8];[.$B$5])" office:value-type="string" office:string-value="" calcext:value-type="error">
            <text:p>#VALUE!</text:p>
          </table:table-cell>
          <table:table-cell table:style-name="ce9" table:formula="of:=GETDRAGCOEF([.A51];[.B5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78" calcext:value-type="float">
            <text:p>-178</text:p>
          </table:table-cell>
          <table:table-cell table:formula="of:=SF([.A52] ; [.$B$11] ;[.$B$2];[.$B$3];[.$B$4];[.$B$7])" office:value-type="string" office:string-value="" calcext:value-type="error">
            <text:p>#VALUE!</text:p>
          </table:table-cell>
          <table:table-cell table:style-name="ce9" table:formula="of:=GETLIFTCOEF([.A52];[.B52];[.$B$2];[.$B$8];[.$B$5])" office:value-type="string" office:string-value="" calcext:value-type="error">
            <text:p>#VALUE!</text:p>
          </table:table-cell>
          <table:table-cell table:style-name="ce9" table:formula="of:=GETDRAGCOEF([.A52];[.B5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77" calcext:value-type="float">
            <text:p>-177</text:p>
          </table:table-cell>
          <table:table-cell table:formula="of:=SF([.A53] ; [.$B$11] ;[.$B$2];[.$B$3];[.$B$4];[.$B$7])" office:value-type="string" office:string-value="" calcext:value-type="error">
            <text:p>#VALUE!</text:p>
          </table:table-cell>
          <table:table-cell table:style-name="ce9" table:formula="of:=GETLIFTCOEF([.A53];[.B53];[.$B$2];[.$B$8];[.$B$5])" office:value-type="string" office:string-value="" calcext:value-type="error">
            <text:p>#VALUE!</text:p>
          </table:table-cell>
          <table:table-cell table:style-name="ce9" table:formula="of:=GETDRAGCOEF([.A53];[.B5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76" calcext:value-type="float">
            <text:p>-176</text:p>
          </table:table-cell>
          <table:table-cell table:formula="of:=SF([.A54] ; [.$B$11] ;[.$B$2];[.$B$3];[.$B$4];[.$B$7])" office:value-type="string" office:string-value="" calcext:value-type="error">
            <text:p>#VALUE!</text:p>
          </table:table-cell>
          <table:table-cell table:style-name="ce9" table:formula="of:=GETLIFTCOEF([.A54];[.B54];[.$B$2];[.$B$8];[.$B$5])" office:value-type="string" office:string-value="" calcext:value-type="error">
            <text:p>#VALUE!</text:p>
          </table:table-cell>
          <table:table-cell table:style-name="ce9" table:formula="of:=GETDRAGCOEF([.A54];[.B5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75" calcext:value-type="float">
            <text:p>-175</text:p>
          </table:table-cell>
          <table:table-cell table:formula="of:=SF([.A55] ; [.$B$11] ;[.$B$2];[.$B$3];[.$B$4];[.$B$7])" office:value-type="string" office:string-value="" calcext:value-type="error">
            <text:p>#VALUE!</text:p>
          </table:table-cell>
          <table:table-cell table:style-name="ce9" table:formula="of:=GETLIFTCOEF([.A55];[.B55];[.$B$2];[.$B$8];[.$B$5])" office:value-type="string" office:string-value="" calcext:value-type="error">
            <text:p>#VALUE!</text:p>
          </table:table-cell>
          <table:table-cell table:style-name="ce9" table:formula="of:=GETDRAGCOEF([.A55];[.B5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74" calcext:value-type="float">
            <text:p>-174</text:p>
          </table:table-cell>
          <table:table-cell table:formula="of:=SF([.A56] ; [.$B$11] ;[.$B$2];[.$B$3];[.$B$4];[.$B$7])" office:value-type="string" office:string-value="" calcext:value-type="error">
            <text:p>#VALUE!</text:p>
          </table:table-cell>
          <table:table-cell table:style-name="ce9" table:formula="of:=GETLIFTCOEF([.A56];[.B56];[.$B$2];[.$B$8];[.$B$5])" office:value-type="string" office:string-value="" calcext:value-type="error">
            <text:p>#VALUE!</text:p>
          </table:table-cell>
          <table:table-cell table:style-name="ce9" table:formula="of:=GETDRAGCOEF([.A56];[.B5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73" calcext:value-type="float">
            <text:p>-173</text:p>
          </table:table-cell>
          <table:table-cell table:formula="of:=SF([.A57] ; [.$B$11] ;[.$B$2];[.$B$3];[.$B$4];[.$B$7])" office:value-type="string" office:string-value="" calcext:value-type="error">
            <text:p>#VALUE!</text:p>
          </table:table-cell>
          <table:table-cell table:style-name="ce9" table:formula="of:=GETLIFTCOEF([.A57];[.B57];[.$B$2];[.$B$8];[.$B$5])" office:value-type="string" office:string-value="" calcext:value-type="error">
            <text:p>#VALUE!</text:p>
          </table:table-cell>
          <table:table-cell table:style-name="ce9" table:formula="of:=GETDRAGCOEF([.A57];[.B5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72" calcext:value-type="float">
            <text:p>-172</text:p>
          </table:table-cell>
          <table:table-cell table:formula="of:=SF([.A58] ; [.$B$11] ;[.$B$2];[.$B$3];[.$B$4];[.$B$7])" office:value-type="string" office:string-value="" calcext:value-type="error">
            <text:p>#VALUE!</text:p>
          </table:table-cell>
          <table:table-cell table:style-name="ce9" table:formula="of:=GETLIFTCOEF([.A58];[.B58];[.$B$2];[.$B$8];[.$B$5])" office:value-type="string" office:string-value="" calcext:value-type="error">
            <text:p>#VALUE!</text:p>
          </table:table-cell>
          <table:table-cell table:style-name="ce9" table:formula="of:=GETDRAGCOEF([.A58];[.B5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71" calcext:value-type="float">
            <text:p>-171</text:p>
          </table:table-cell>
          <table:table-cell table:formula="of:=SF([.A59] ; [.$B$11] ;[.$B$2];[.$B$3];[.$B$4];[.$B$7])" office:value-type="string" office:string-value="" calcext:value-type="error">
            <text:p>#VALUE!</text:p>
          </table:table-cell>
          <table:table-cell table:style-name="ce9" table:formula="of:=GETLIFTCOEF([.A59];[.B59];[.$B$2];[.$B$8];[.$B$5])" office:value-type="string" office:string-value="" calcext:value-type="error">
            <text:p>#VALUE!</text:p>
          </table:table-cell>
          <table:table-cell table:style-name="ce9" table:formula="of:=GETDRAGCOEF([.A59];[.B5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70" calcext:value-type="float">
            <text:p>-170</text:p>
          </table:table-cell>
          <table:table-cell table:formula="of:=SF([.A60] ; [.$B$11] ;[.$B$2];[.$B$3];[.$B$4];[.$B$7])" office:value-type="string" office:string-value="" calcext:value-type="error">
            <text:p>#VALUE!</text:p>
          </table:table-cell>
          <table:table-cell table:style-name="ce9" table:formula="of:=GETLIFTCOEF([.A60];[.B60];[.$B$2];[.$B$8];[.$B$5])" office:value-type="string" office:string-value="" calcext:value-type="error">
            <text:p>#VALUE!</text:p>
          </table:table-cell>
          <table:table-cell table:style-name="ce9" table:formula="of:=GETDRAGCOEF([.A60];[.B6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69" calcext:value-type="float">
            <text:p>-169</text:p>
          </table:table-cell>
          <table:table-cell table:formula="of:=SF([.A61] ; [.$B$11] ;[.$B$2];[.$B$3];[.$B$4];[.$B$7])" office:value-type="string" office:string-value="" calcext:value-type="error">
            <text:p>#VALUE!</text:p>
          </table:table-cell>
          <table:table-cell table:style-name="ce9" table:formula="of:=GETLIFTCOEF([.A61];[.B61];[.$B$2];[.$B$8];[.$B$5])" office:value-type="string" office:string-value="" calcext:value-type="error">
            <text:p>#VALUE!</text:p>
          </table:table-cell>
          <table:table-cell table:style-name="ce9" table:formula="of:=GETDRAGCOEF([.A61];[.B6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68" calcext:value-type="float">
            <text:p>-168</text:p>
          </table:table-cell>
          <table:table-cell table:formula="of:=SF([.A62] ; [.$B$11] ;[.$B$2];[.$B$3];[.$B$4];[.$B$7])" office:value-type="string" office:string-value="" calcext:value-type="error">
            <text:p>#VALUE!</text:p>
          </table:table-cell>
          <table:table-cell table:style-name="ce9" table:formula="of:=GETLIFTCOEF([.A62];[.B62];[.$B$2];[.$B$8];[.$B$5])" office:value-type="string" office:string-value="" calcext:value-type="error">
            <text:p>#VALUE!</text:p>
          </table:table-cell>
          <table:table-cell table:style-name="ce9" table:formula="of:=GETDRAGCOEF([.A62];[.B6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67" calcext:value-type="float">
            <text:p>-167</text:p>
          </table:table-cell>
          <table:table-cell table:formula="of:=SF([.A63] ; [.$B$11] ;[.$B$2];[.$B$3];[.$B$4];[.$B$7])" office:value-type="string" office:string-value="" calcext:value-type="error">
            <text:p>#VALUE!</text:p>
          </table:table-cell>
          <table:table-cell table:style-name="ce9" table:formula="of:=GETLIFTCOEF([.A63];[.B63];[.$B$2];[.$B$8];[.$B$5])" office:value-type="string" office:string-value="" calcext:value-type="error">
            <text:p>#VALUE!</text:p>
          </table:table-cell>
          <table:table-cell table:style-name="ce9" table:formula="of:=GETDRAGCOEF([.A63];[.B6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66" calcext:value-type="float">
            <text:p>-166</text:p>
          </table:table-cell>
          <table:table-cell table:formula="of:=SF([.A64] ; [.$B$11] ;[.$B$2];[.$B$3];[.$B$4];[.$B$7])" office:value-type="string" office:string-value="" calcext:value-type="error">
            <text:p>#VALUE!</text:p>
          </table:table-cell>
          <table:table-cell table:style-name="ce9" table:formula="of:=GETLIFTCOEF([.A64];[.B64];[.$B$2];[.$B$8];[.$B$5])" office:value-type="string" office:string-value="" calcext:value-type="error">
            <text:p>#VALUE!</text:p>
          </table:table-cell>
          <table:table-cell table:style-name="ce9" table:formula="of:=GETDRAGCOEF([.A64];[.B6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65" calcext:value-type="float">
            <text:p>-165</text:p>
          </table:table-cell>
          <table:table-cell table:formula="of:=SF([.A65] ; [.$B$11] ;[.$B$2];[.$B$3];[.$B$4];[.$B$7])" office:value-type="string" office:string-value="" calcext:value-type="error">
            <text:p>#VALUE!</text:p>
          </table:table-cell>
          <table:table-cell table:style-name="ce9" table:formula="of:=GETLIFTCOEF([.A65];[.B65];[.$B$2];[.$B$8];[.$B$5])" office:value-type="string" office:string-value="" calcext:value-type="error">
            <text:p>#VALUE!</text:p>
          </table:table-cell>
          <table:table-cell table:style-name="ce9" table:formula="of:=GETDRAGCOEF([.A65];[.B6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64" calcext:value-type="float">
            <text:p>-164</text:p>
          </table:table-cell>
          <table:table-cell table:formula="of:=SF([.A66] ; [.$B$11] ;[.$B$2];[.$B$3];[.$B$4];[.$B$7])" office:value-type="string" office:string-value="" calcext:value-type="error">
            <text:p>#VALUE!</text:p>
          </table:table-cell>
          <table:table-cell table:style-name="ce9" table:formula="of:=GETLIFTCOEF([.A66];[.B66];[.$B$2];[.$B$8];[.$B$5])" office:value-type="string" office:string-value="" calcext:value-type="error">
            <text:p>#VALUE!</text:p>
          </table:table-cell>
          <table:table-cell table:style-name="ce9" table:formula="of:=GETDRAGCOEF([.A66];[.B6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63" calcext:value-type="float">
            <text:p>-163</text:p>
          </table:table-cell>
          <table:table-cell table:formula="of:=SF([.A67] ; [.$B$11] ;[.$B$2];[.$B$3];[.$B$4];[.$B$7])" office:value-type="string" office:string-value="" calcext:value-type="error">
            <text:p>#VALUE!</text:p>
          </table:table-cell>
          <table:table-cell table:style-name="ce9" table:formula="of:=GETLIFTCOEF([.A67];[.B67];[.$B$2];[.$B$8];[.$B$5])" office:value-type="string" office:string-value="" calcext:value-type="error">
            <text:p>#VALUE!</text:p>
          </table:table-cell>
          <table:table-cell table:style-name="ce9" table:formula="of:=GETDRAGCOEF([.A67];[.B6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62" calcext:value-type="float">
            <text:p>-162</text:p>
          </table:table-cell>
          <table:table-cell table:formula="of:=SF([.A68] ; [.$B$11] ;[.$B$2];[.$B$3];[.$B$4];[.$B$7])" office:value-type="string" office:string-value="" calcext:value-type="error">
            <text:p>#VALUE!</text:p>
          </table:table-cell>
          <table:table-cell table:style-name="ce9" table:formula="of:=GETLIFTCOEF([.A68];[.B68];[.$B$2];[.$B$8];[.$B$5])" office:value-type="string" office:string-value="" calcext:value-type="error">
            <text:p>#VALUE!</text:p>
          </table:table-cell>
          <table:table-cell table:style-name="ce9" table:formula="of:=GETDRAGCOEF([.A68];[.B6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61" calcext:value-type="float">
            <text:p>-161</text:p>
          </table:table-cell>
          <table:table-cell table:formula="of:=SF([.A69] ; [.$B$11] ;[.$B$2];[.$B$3];[.$B$4];[.$B$7])" office:value-type="string" office:string-value="" calcext:value-type="error">
            <text:p>#VALUE!</text:p>
          </table:table-cell>
          <table:table-cell table:style-name="ce9" table:formula="of:=GETLIFTCOEF([.A69];[.B69];[.$B$2];[.$B$8];[.$B$5])" office:value-type="string" office:string-value="" calcext:value-type="error">
            <text:p>#VALUE!</text:p>
          </table:table-cell>
          <table:table-cell table:style-name="ce9" table:formula="of:=GETDRAGCOEF([.A69];[.B6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60" calcext:value-type="float">
            <text:p>-160</text:p>
          </table:table-cell>
          <table:table-cell table:formula="of:=SF([.A70] ; [.$B$11] ;[.$B$2];[.$B$3];[.$B$4];[.$B$7])" office:value-type="string" office:string-value="" calcext:value-type="error">
            <text:p>#VALUE!</text:p>
          </table:table-cell>
          <table:table-cell table:style-name="ce9" table:formula="of:=GETLIFTCOEF([.A70];[.B70];[.$B$2];[.$B$8];[.$B$5])" office:value-type="string" office:string-value="" calcext:value-type="error">
            <text:p>#VALUE!</text:p>
          </table:table-cell>
          <table:table-cell table:style-name="ce9" table:formula="of:=GETDRAGCOEF([.A70];[.B7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59" calcext:value-type="float">
            <text:p>-159</text:p>
          </table:table-cell>
          <table:table-cell table:formula="of:=SF([.A71] ; [.$B$11] ;[.$B$2];[.$B$3];[.$B$4];[.$B$7])" office:value-type="string" office:string-value="" calcext:value-type="error">
            <text:p>#VALUE!</text:p>
          </table:table-cell>
          <table:table-cell table:style-name="ce9" table:formula="of:=GETLIFTCOEF([.A71];[.B71];[.$B$2];[.$B$8];[.$B$5])" office:value-type="string" office:string-value="" calcext:value-type="error">
            <text:p>#VALUE!</text:p>
          </table:table-cell>
          <table:table-cell table:style-name="ce9" table:formula="of:=GETDRAGCOEF([.A71];[.B7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58" calcext:value-type="float">
            <text:p>-158</text:p>
          </table:table-cell>
          <table:table-cell table:formula="of:=SF([.A72] ; [.$B$11] ;[.$B$2];[.$B$3];[.$B$4];[.$B$7])" office:value-type="string" office:string-value="" calcext:value-type="error">
            <text:p>#VALUE!</text:p>
          </table:table-cell>
          <table:table-cell table:style-name="ce9" table:formula="of:=GETLIFTCOEF([.A72];[.B72];[.$B$2];[.$B$8];[.$B$5])" office:value-type="string" office:string-value="" calcext:value-type="error">
            <text:p>#VALUE!</text:p>
          </table:table-cell>
          <table:table-cell table:style-name="ce9" table:formula="of:=GETDRAGCOEF([.A72];[.B7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57" calcext:value-type="float">
            <text:p>-157</text:p>
          </table:table-cell>
          <table:table-cell table:formula="of:=SF([.A73] ; [.$B$11] ;[.$B$2];[.$B$3];[.$B$4];[.$B$7])" office:value-type="string" office:string-value="" calcext:value-type="error">
            <text:p>#VALUE!</text:p>
          </table:table-cell>
          <table:table-cell table:style-name="ce9" table:formula="of:=GETLIFTCOEF([.A73];[.B73];[.$B$2];[.$B$8];[.$B$5])" office:value-type="string" office:string-value="" calcext:value-type="error">
            <text:p>#VALUE!</text:p>
          </table:table-cell>
          <table:table-cell table:style-name="ce9" table:formula="of:=GETDRAGCOEF([.A73];[.B7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56" calcext:value-type="float">
            <text:p>-156</text:p>
          </table:table-cell>
          <table:table-cell table:formula="of:=SF([.A74] ; [.$B$11] ;[.$B$2];[.$B$3];[.$B$4];[.$B$7])" office:value-type="string" office:string-value="" calcext:value-type="error">
            <text:p>#VALUE!</text:p>
          </table:table-cell>
          <table:table-cell table:style-name="ce9" table:formula="of:=GETLIFTCOEF([.A74];[.B74];[.$B$2];[.$B$8];[.$B$5])" office:value-type="string" office:string-value="" calcext:value-type="error">
            <text:p>#VALUE!</text:p>
          </table:table-cell>
          <table:table-cell table:style-name="ce9" table:formula="of:=GETDRAGCOEF([.A74];[.B7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55" calcext:value-type="float">
            <text:p>-155</text:p>
          </table:table-cell>
          <table:table-cell table:formula="of:=SF([.A75] ; [.$B$11] ;[.$B$2];[.$B$3];[.$B$4];[.$B$7])" office:value-type="string" office:string-value="" calcext:value-type="error">
            <text:p>#VALUE!</text:p>
          </table:table-cell>
          <table:table-cell table:style-name="ce9" table:formula="of:=GETLIFTCOEF([.A75];[.B75];[.$B$2];[.$B$8];[.$B$5])" office:value-type="string" office:string-value="" calcext:value-type="error">
            <text:p>#VALUE!</text:p>
          </table:table-cell>
          <table:table-cell table:style-name="ce9" table:formula="of:=GETDRAGCOEF([.A75];[.B7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54" calcext:value-type="float">
            <text:p>-154</text:p>
          </table:table-cell>
          <table:table-cell table:formula="of:=SF([.A76] ; [.$B$11] ;[.$B$2];[.$B$3];[.$B$4];[.$B$7])" office:value-type="string" office:string-value="" calcext:value-type="error">
            <text:p>#VALUE!</text:p>
          </table:table-cell>
          <table:table-cell table:style-name="ce9" table:formula="of:=GETLIFTCOEF([.A76];[.B76];[.$B$2];[.$B$8];[.$B$5])" office:value-type="string" office:string-value="" calcext:value-type="error">
            <text:p>#VALUE!</text:p>
          </table:table-cell>
          <table:table-cell table:style-name="ce9" table:formula="of:=GETDRAGCOEF([.A76];[.B7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53" calcext:value-type="float">
            <text:p>-153</text:p>
          </table:table-cell>
          <table:table-cell table:formula="of:=SF([.A77] ; [.$B$11] ;[.$B$2];[.$B$3];[.$B$4];[.$B$7])" office:value-type="string" office:string-value="" calcext:value-type="error">
            <text:p>#VALUE!</text:p>
          </table:table-cell>
          <table:table-cell table:style-name="ce9" table:formula="of:=GETLIFTCOEF([.A77];[.B77];[.$B$2];[.$B$8];[.$B$5])" office:value-type="string" office:string-value="" calcext:value-type="error">
            <text:p>#VALUE!</text:p>
          </table:table-cell>
          <table:table-cell table:style-name="ce9" table:formula="of:=GETDRAGCOEF([.A77];[.B77];[.$B$2];[.$B$9];[.$B$10];[.$B$6])" office:value-type="string" office:string-value="" calcext:value-type="error">
            <text:p>#VALUE!</text:p>
          </table:table-cell>
          <table:table-cell>
            <draw:frame table:end-cell-address="Tabelle1.S113" table:end-x="17.69pt" table:end-y="8.79pt" draw:z-index="2" draw:style-name="gr1" draw:text-style-name="P1" svg:width="915.31pt" svg:height="470.1pt" svg:x="1.93pt" svg:y="1.3pt">
              <loext:p draw:notify-on-update-of-ranges="Tabelle1.A50:Tabelle1.A410 Tabelle1.B49:Tabelle1.B49 Tabelle1.B50:Tabelle1.B410 Tabelle1.A50:Tabelle1.A410 Tabelle1.C49:Tabelle1.C49 Tabelle1.C50:Tabelle1.C410 Tabelle1.A50:Tabelle1.A410 Tabelle1.D49:Tabelle1.D49 Tabelle1.D50:Tabelle1.D41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 office:value-type="float" office:value="-152" calcext:value-type="float">
            <text:p>-152</text:p>
          </table:table-cell>
          <table:table-cell table:formula="of:=SF([.A78] ; [.$B$11] ;[.$B$2];[.$B$3];[.$B$4];[.$B$7])" office:value-type="string" office:string-value="" calcext:value-type="error">
            <text:p>#VALUE!</text:p>
          </table:table-cell>
          <table:table-cell table:style-name="ce9" table:formula="of:=GETLIFTCOEF([.A78];[.B78];[.$B$2];[.$B$8];[.$B$5])" office:value-type="string" office:string-value="" calcext:value-type="error">
            <text:p>#VALUE!</text:p>
          </table:table-cell>
          <table:table-cell table:style-name="ce9" table:formula="of:=GETDRAGCOEF([.A78];[.B7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51" calcext:value-type="float">
            <text:p>-151</text:p>
          </table:table-cell>
          <table:table-cell table:formula="of:=SF([.A79] ; [.$B$11] ;[.$B$2];[.$B$3];[.$B$4];[.$B$7])" office:value-type="string" office:string-value="" calcext:value-type="error">
            <text:p>#VALUE!</text:p>
          </table:table-cell>
          <table:table-cell table:style-name="ce9" table:formula="of:=GETLIFTCOEF([.A79];[.B79];[.$B$2];[.$B$8];[.$B$5])" office:value-type="string" office:string-value="" calcext:value-type="error">
            <text:p>#VALUE!</text:p>
          </table:table-cell>
          <table:table-cell table:style-name="ce9" table:formula="of:=GETDRAGCOEF([.A79];[.B7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50" calcext:value-type="float">
            <text:p>-150</text:p>
          </table:table-cell>
          <table:table-cell table:formula="of:=SF([.A80] ; [.$B$11] ;[.$B$2];[.$B$3];[.$B$4];[.$B$7])" office:value-type="string" office:string-value="" calcext:value-type="error">
            <text:p>#VALUE!</text:p>
          </table:table-cell>
          <table:table-cell table:style-name="ce9" table:formula="of:=GETLIFTCOEF([.A80];[.B80];[.$B$2];[.$B$8];[.$B$5])" office:value-type="string" office:string-value="" calcext:value-type="error">
            <text:p>#VALUE!</text:p>
          </table:table-cell>
          <table:table-cell table:style-name="ce9" table:formula="of:=GETDRAGCOEF([.A80];[.B8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49" calcext:value-type="float">
            <text:p>-149</text:p>
          </table:table-cell>
          <table:table-cell table:formula="of:=SF([.A81] ; [.$B$11] ;[.$B$2];[.$B$3];[.$B$4];[.$B$7])" office:value-type="string" office:string-value="" calcext:value-type="error">
            <text:p>#VALUE!</text:p>
          </table:table-cell>
          <table:table-cell table:style-name="ce9" table:formula="of:=GETLIFTCOEF([.A81];[.B81];[.$B$2];[.$B$8];[.$B$5])" office:value-type="string" office:string-value="" calcext:value-type="error">
            <text:p>#VALUE!</text:p>
          </table:table-cell>
          <table:table-cell table:style-name="ce9" table:formula="of:=GETDRAGCOEF([.A81];[.B8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48" calcext:value-type="float">
            <text:p>-148</text:p>
          </table:table-cell>
          <table:table-cell table:formula="of:=SF([.A82] ; [.$B$11] ;[.$B$2];[.$B$3];[.$B$4];[.$B$7])" office:value-type="string" office:string-value="" calcext:value-type="error">
            <text:p>#VALUE!</text:p>
          </table:table-cell>
          <table:table-cell table:style-name="ce9" table:formula="of:=GETLIFTCOEF([.A82];[.B82];[.$B$2];[.$B$8];[.$B$5])" office:value-type="string" office:string-value="" calcext:value-type="error">
            <text:p>#VALUE!</text:p>
          </table:table-cell>
          <table:table-cell table:style-name="ce9" table:formula="of:=GETDRAGCOEF([.A82];[.B8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47" calcext:value-type="float">
            <text:p>-147</text:p>
          </table:table-cell>
          <table:table-cell table:formula="of:=SF([.A83] ; [.$B$11] ;[.$B$2];[.$B$3];[.$B$4];[.$B$7])" office:value-type="string" office:string-value="" calcext:value-type="error">
            <text:p>#VALUE!</text:p>
          </table:table-cell>
          <table:table-cell table:style-name="ce9" table:formula="of:=GETLIFTCOEF([.A83];[.B83];[.$B$2];[.$B$8];[.$B$5])" office:value-type="string" office:string-value="" calcext:value-type="error">
            <text:p>#VALUE!</text:p>
          </table:table-cell>
          <table:table-cell table:style-name="ce9" table:formula="of:=GETDRAGCOEF([.A83];[.B8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46" calcext:value-type="float">
            <text:p>-146</text:p>
          </table:table-cell>
          <table:table-cell table:formula="of:=SF([.A84] ; [.$B$11] ;[.$B$2];[.$B$3];[.$B$4];[.$B$7])" office:value-type="string" office:string-value="" calcext:value-type="error">
            <text:p>#VALUE!</text:p>
          </table:table-cell>
          <table:table-cell table:style-name="ce9" table:formula="of:=GETLIFTCOEF([.A84];[.B84];[.$B$2];[.$B$8];[.$B$5])" office:value-type="string" office:string-value="" calcext:value-type="error">
            <text:p>#VALUE!</text:p>
          </table:table-cell>
          <table:table-cell table:style-name="ce9" table:formula="of:=GETDRAGCOEF([.A84];[.B8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45" calcext:value-type="float">
            <text:p>-145</text:p>
          </table:table-cell>
          <table:table-cell table:formula="of:=SF([.A85] ; [.$B$11] ;[.$B$2];[.$B$3];[.$B$4];[.$B$7])" office:value-type="string" office:string-value="" calcext:value-type="error">
            <text:p>#VALUE!</text:p>
          </table:table-cell>
          <table:table-cell table:style-name="ce9" table:formula="of:=GETLIFTCOEF([.A85];[.B85];[.$B$2];[.$B$8];[.$B$5])" office:value-type="string" office:string-value="" calcext:value-type="error">
            <text:p>#VALUE!</text:p>
          </table:table-cell>
          <table:table-cell table:style-name="ce9" table:formula="of:=GETDRAGCOEF([.A85];[.B8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44" calcext:value-type="float">
            <text:p>-144</text:p>
          </table:table-cell>
          <table:table-cell table:formula="of:=SF([.A86] ; [.$B$11] ;[.$B$2];[.$B$3];[.$B$4];[.$B$7])" office:value-type="string" office:string-value="" calcext:value-type="error">
            <text:p>#VALUE!</text:p>
          </table:table-cell>
          <table:table-cell table:style-name="ce9" table:formula="of:=GETLIFTCOEF([.A86];[.B86];[.$B$2];[.$B$8];[.$B$5])" office:value-type="string" office:string-value="" calcext:value-type="error">
            <text:p>#VALUE!</text:p>
          </table:table-cell>
          <table:table-cell table:style-name="ce9" table:formula="of:=GETDRAGCOEF([.A86];[.B8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43" calcext:value-type="float">
            <text:p>-143</text:p>
          </table:table-cell>
          <table:table-cell table:formula="of:=SF([.A87] ; [.$B$11] ;[.$B$2];[.$B$3];[.$B$4];[.$B$7])" office:value-type="string" office:string-value="" calcext:value-type="error">
            <text:p>#VALUE!</text:p>
          </table:table-cell>
          <table:table-cell table:style-name="ce9" table:formula="of:=GETLIFTCOEF([.A87];[.B87];[.$B$2];[.$B$8];[.$B$5])" office:value-type="string" office:string-value="" calcext:value-type="error">
            <text:p>#VALUE!</text:p>
          </table:table-cell>
          <table:table-cell table:style-name="ce9" table:formula="of:=GETDRAGCOEF([.A87];[.B8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42" calcext:value-type="float">
            <text:p>-142</text:p>
          </table:table-cell>
          <table:table-cell table:formula="of:=SF([.A88] ; [.$B$11] ;[.$B$2];[.$B$3];[.$B$4];[.$B$7])" office:value-type="string" office:string-value="" calcext:value-type="error">
            <text:p>#VALUE!</text:p>
          </table:table-cell>
          <table:table-cell table:style-name="ce9" table:formula="of:=GETLIFTCOEF([.A88];[.B88];[.$B$2];[.$B$8];[.$B$5])" office:value-type="string" office:string-value="" calcext:value-type="error">
            <text:p>#VALUE!</text:p>
          </table:table-cell>
          <table:table-cell table:style-name="ce9" table:formula="of:=GETDRAGCOEF([.A88];[.B8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41" calcext:value-type="float">
            <text:p>-141</text:p>
          </table:table-cell>
          <table:table-cell table:formula="of:=SF([.A89] ; [.$B$11] ;[.$B$2];[.$B$3];[.$B$4];[.$B$7])" office:value-type="string" office:string-value="" calcext:value-type="error">
            <text:p>#VALUE!</text:p>
          </table:table-cell>
          <table:table-cell table:style-name="ce9" table:formula="of:=GETLIFTCOEF([.A89];[.B89];[.$B$2];[.$B$8];[.$B$5])" office:value-type="string" office:string-value="" calcext:value-type="error">
            <text:p>#VALUE!</text:p>
          </table:table-cell>
          <table:table-cell table:style-name="ce9" table:formula="of:=GETDRAGCOEF([.A89];[.B8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40" calcext:value-type="float">
            <text:p>-140</text:p>
          </table:table-cell>
          <table:table-cell table:formula="of:=SF([.A90] ; [.$B$11] ;[.$B$2];[.$B$3];[.$B$4];[.$B$7])" office:value-type="string" office:string-value="" calcext:value-type="error">
            <text:p>#VALUE!</text:p>
          </table:table-cell>
          <table:table-cell table:style-name="ce9" table:formula="of:=GETLIFTCOEF([.A90];[.B90];[.$B$2];[.$B$8];[.$B$5])" office:value-type="string" office:string-value="" calcext:value-type="error">
            <text:p>#VALUE!</text:p>
          </table:table-cell>
          <table:table-cell table:style-name="ce9" table:formula="of:=GETDRAGCOEF([.A90];[.B9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39" calcext:value-type="float">
            <text:p>-139</text:p>
          </table:table-cell>
          <table:table-cell table:formula="of:=SF([.A91] ; [.$B$11] ;[.$B$2];[.$B$3];[.$B$4];[.$B$7])" office:value-type="string" office:string-value="" calcext:value-type="error">
            <text:p>#VALUE!</text:p>
          </table:table-cell>
          <table:table-cell table:style-name="ce9" table:formula="of:=GETLIFTCOEF([.A91];[.B91];[.$B$2];[.$B$8];[.$B$5])" office:value-type="string" office:string-value="" calcext:value-type="error">
            <text:p>#VALUE!</text:p>
          </table:table-cell>
          <table:table-cell table:style-name="ce9" table:formula="of:=GETDRAGCOEF([.A91];[.B9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38" calcext:value-type="float">
            <text:p>-138</text:p>
          </table:table-cell>
          <table:table-cell table:formula="of:=SF([.A92] ; [.$B$11] ;[.$B$2];[.$B$3];[.$B$4];[.$B$7])" office:value-type="string" office:string-value="" calcext:value-type="error">
            <text:p>#VALUE!</text:p>
          </table:table-cell>
          <table:table-cell table:style-name="ce9" table:formula="of:=GETLIFTCOEF([.A92];[.B92];[.$B$2];[.$B$8];[.$B$5])" office:value-type="string" office:string-value="" calcext:value-type="error">
            <text:p>#VALUE!</text:p>
          </table:table-cell>
          <table:table-cell table:style-name="ce9" table:formula="of:=GETDRAGCOEF([.A92];[.B9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37" calcext:value-type="float">
            <text:p>-137</text:p>
          </table:table-cell>
          <table:table-cell table:formula="of:=SF([.A93] ; [.$B$11] ;[.$B$2];[.$B$3];[.$B$4];[.$B$7])" office:value-type="string" office:string-value="" calcext:value-type="error">
            <text:p>#VALUE!</text:p>
          </table:table-cell>
          <table:table-cell table:style-name="ce9" table:formula="of:=GETLIFTCOEF([.A93];[.B93];[.$B$2];[.$B$8];[.$B$5])" office:value-type="string" office:string-value="" calcext:value-type="error">
            <text:p>#VALUE!</text:p>
          </table:table-cell>
          <table:table-cell table:style-name="ce9" table:formula="of:=GETDRAGCOEF([.A93];[.B9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36" calcext:value-type="float">
            <text:p>-136</text:p>
          </table:table-cell>
          <table:table-cell table:formula="of:=SF([.A94] ; [.$B$11] ;[.$B$2];[.$B$3];[.$B$4];[.$B$7])" office:value-type="string" office:string-value="" calcext:value-type="error">
            <text:p>#VALUE!</text:p>
          </table:table-cell>
          <table:table-cell table:style-name="ce9" table:formula="of:=GETLIFTCOEF([.A94];[.B94];[.$B$2];[.$B$8];[.$B$5])" office:value-type="string" office:string-value="" calcext:value-type="error">
            <text:p>#VALUE!</text:p>
          </table:table-cell>
          <table:table-cell table:style-name="ce9" table:formula="of:=GETDRAGCOEF([.A94];[.B9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35" calcext:value-type="float">
            <text:p>-135</text:p>
          </table:table-cell>
          <table:table-cell table:formula="of:=SF([.A95] ; [.$B$11] ;[.$B$2];[.$B$3];[.$B$4];[.$B$7])" office:value-type="string" office:string-value="" calcext:value-type="error">
            <text:p>#VALUE!</text:p>
          </table:table-cell>
          <table:table-cell table:style-name="ce9" table:formula="of:=GETLIFTCOEF([.A95];[.B95];[.$B$2];[.$B$8];[.$B$5])" office:value-type="string" office:string-value="" calcext:value-type="error">
            <text:p>#VALUE!</text:p>
          </table:table-cell>
          <table:table-cell table:style-name="ce9" table:formula="of:=GETDRAGCOEF([.A95];[.B9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34" calcext:value-type="float">
            <text:p>-134</text:p>
          </table:table-cell>
          <table:table-cell table:formula="of:=SF([.A96] ; [.$B$11] ;[.$B$2];[.$B$3];[.$B$4];[.$B$7])" office:value-type="string" office:string-value="" calcext:value-type="error">
            <text:p>#VALUE!</text:p>
          </table:table-cell>
          <table:table-cell table:style-name="ce9" table:formula="of:=GETLIFTCOEF([.A96];[.B96];[.$B$2];[.$B$8];[.$B$5])" office:value-type="string" office:string-value="" calcext:value-type="error">
            <text:p>#VALUE!</text:p>
          </table:table-cell>
          <table:table-cell table:style-name="ce9" table:formula="of:=GETDRAGCOEF([.A96];[.B9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33" calcext:value-type="float">
            <text:p>-133</text:p>
          </table:table-cell>
          <table:table-cell table:formula="of:=SF([.A97] ; [.$B$11] ;[.$B$2];[.$B$3];[.$B$4];[.$B$7])" office:value-type="string" office:string-value="" calcext:value-type="error">
            <text:p>#VALUE!</text:p>
          </table:table-cell>
          <table:table-cell table:style-name="ce9" table:formula="of:=GETLIFTCOEF([.A97];[.B97];[.$B$2];[.$B$8];[.$B$5])" office:value-type="string" office:string-value="" calcext:value-type="error">
            <text:p>#VALUE!</text:p>
          </table:table-cell>
          <table:table-cell table:style-name="ce9" table:formula="of:=GETDRAGCOEF([.A97];[.B9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32" calcext:value-type="float">
            <text:p>-132</text:p>
          </table:table-cell>
          <table:table-cell table:formula="of:=SF([.A98] ; [.$B$11] ;[.$B$2];[.$B$3];[.$B$4];[.$B$7])" office:value-type="string" office:string-value="" calcext:value-type="error">
            <text:p>#VALUE!</text:p>
          </table:table-cell>
          <table:table-cell table:style-name="ce9" table:formula="of:=GETLIFTCOEF([.A98];[.B98];[.$B$2];[.$B$8];[.$B$5])" office:value-type="string" office:string-value="" calcext:value-type="error">
            <text:p>#VALUE!</text:p>
          </table:table-cell>
          <table:table-cell table:style-name="ce9" table:formula="of:=GETDRAGCOEF([.A98];[.B9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31" calcext:value-type="float">
            <text:p>-131</text:p>
          </table:table-cell>
          <table:table-cell table:formula="of:=SF([.A99] ; [.$B$11] ;[.$B$2];[.$B$3];[.$B$4];[.$B$7])" office:value-type="string" office:string-value="" calcext:value-type="error">
            <text:p>#VALUE!</text:p>
          </table:table-cell>
          <table:table-cell table:style-name="ce9" table:formula="of:=GETLIFTCOEF([.A99];[.B99];[.$B$2];[.$B$8];[.$B$5])" office:value-type="string" office:string-value="" calcext:value-type="error">
            <text:p>#VALUE!</text:p>
          </table:table-cell>
          <table:table-cell table:style-name="ce9" table:formula="of:=GETDRAGCOEF([.A99];[.B9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30" calcext:value-type="float">
            <text:p>-130</text:p>
          </table:table-cell>
          <table:table-cell table:formula="of:=SF([.A100] ; [.$B$11] ;[.$B$2];[.$B$3];[.$B$4];[.$B$7])" office:value-type="string" office:string-value="" calcext:value-type="error">
            <text:p>#VALUE!</text:p>
          </table:table-cell>
          <table:table-cell table:style-name="ce9" table:formula="of:=GETLIFTCOEF([.A100];[.B100];[.$B$2];[.$B$8];[.$B$5])" office:value-type="string" office:string-value="" calcext:value-type="error">
            <text:p>#VALUE!</text:p>
          </table:table-cell>
          <table:table-cell table:style-name="ce9" table:formula="of:=GETDRAGCOEF([.A100];[.B10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29" calcext:value-type="float">
            <text:p>-129</text:p>
          </table:table-cell>
          <table:table-cell table:formula="of:=SF([.A101] ; [.$B$11] ;[.$B$2];[.$B$3];[.$B$4];[.$B$7])" office:value-type="string" office:string-value="" calcext:value-type="error">
            <text:p>#VALUE!</text:p>
          </table:table-cell>
          <table:table-cell table:style-name="ce9" table:formula="of:=GETLIFTCOEF([.A101];[.B101];[.$B$2];[.$B$8];[.$B$5])" office:value-type="string" office:string-value="" calcext:value-type="error">
            <text:p>#VALUE!</text:p>
          </table:table-cell>
          <table:table-cell table:style-name="ce9" table:formula="of:=GETDRAGCOEF([.A101];[.B10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28" calcext:value-type="float">
            <text:p>-128</text:p>
          </table:table-cell>
          <table:table-cell table:formula="of:=SF([.A102] ; [.$B$11] ;[.$B$2];[.$B$3];[.$B$4];[.$B$7])" office:value-type="string" office:string-value="" calcext:value-type="error">
            <text:p>#VALUE!</text:p>
          </table:table-cell>
          <table:table-cell table:style-name="ce9" table:formula="of:=GETLIFTCOEF([.A102];[.B102];[.$B$2];[.$B$8];[.$B$5])" office:value-type="string" office:string-value="" calcext:value-type="error">
            <text:p>#VALUE!</text:p>
          </table:table-cell>
          <table:table-cell table:style-name="ce9" table:formula="of:=GETDRAGCOEF([.A102];[.B10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27" calcext:value-type="float">
            <text:p>-127</text:p>
          </table:table-cell>
          <table:table-cell table:formula="of:=SF([.A103] ; [.$B$11] ;[.$B$2];[.$B$3];[.$B$4];[.$B$7])" office:value-type="string" office:string-value="" calcext:value-type="error">
            <text:p>#VALUE!</text:p>
          </table:table-cell>
          <table:table-cell table:style-name="ce9" table:formula="of:=GETLIFTCOEF([.A103];[.B103];[.$B$2];[.$B$8];[.$B$5])" office:value-type="string" office:string-value="" calcext:value-type="error">
            <text:p>#VALUE!</text:p>
          </table:table-cell>
          <table:table-cell table:style-name="ce9" table:formula="of:=GETDRAGCOEF([.A103];[.B10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26" calcext:value-type="float">
            <text:p>-126</text:p>
          </table:table-cell>
          <table:table-cell table:formula="of:=SF([.A104] ; [.$B$11] ;[.$B$2];[.$B$3];[.$B$4];[.$B$7])" office:value-type="string" office:string-value="" calcext:value-type="error">
            <text:p>#VALUE!</text:p>
          </table:table-cell>
          <table:table-cell table:style-name="ce9" table:formula="of:=GETLIFTCOEF([.A104];[.B104];[.$B$2];[.$B$8];[.$B$5])" office:value-type="string" office:string-value="" calcext:value-type="error">
            <text:p>#VALUE!</text:p>
          </table:table-cell>
          <table:table-cell table:style-name="ce9" table:formula="of:=GETDRAGCOEF([.A104];[.B10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25" calcext:value-type="float">
            <text:p>-125</text:p>
          </table:table-cell>
          <table:table-cell table:formula="of:=SF([.A105] ; [.$B$11] ;[.$B$2];[.$B$3];[.$B$4];[.$B$7])" office:value-type="string" office:string-value="" calcext:value-type="error">
            <text:p>#VALUE!</text:p>
          </table:table-cell>
          <table:table-cell table:style-name="ce9" table:formula="of:=GETLIFTCOEF([.A105];[.B105];[.$B$2];[.$B$8];[.$B$5])" office:value-type="string" office:string-value="" calcext:value-type="error">
            <text:p>#VALUE!</text:p>
          </table:table-cell>
          <table:table-cell table:style-name="ce9" table:formula="of:=GETDRAGCOEF([.A105];[.B10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24" calcext:value-type="float">
            <text:p>-124</text:p>
          </table:table-cell>
          <table:table-cell table:formula="of:=SF([.A106] ; [.$B$11] ;[.$B$2];[.$B$3];[.$B$4];[.$B$7])" office:value-type="string" office:string-value="" calcext:value-type="error">
            <text:p>#VALUE!</text:p>
          </table:table-cell>
          <table:table-cell table:style-name="ce9" table:formula="of:=GETLIFTCOEF([.A106];[.B106];[.$B$2];[.$B$8];[.$B$5])" office:value-type="string" office:string-value="" calcext:value-type="error">
            <text:p>#VALUE!</text:p>
          </table:table-cell>
          <table:table-cell table:style-name="ce9" table:formula="of:=GETDRAGCOEF([.A106];[.B10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23" calcext:value-type="float">
            <text:p>-123</text:p>
          </table:table-cell>
          <table:table-cell table:formula="of:=SF([.A107] ; [.$B$11] ;[.$B$2];[.$B$3];[.$B$4];[.$B$7])" office:value-type="string" office:string-value="" calcext:value-type="error">
            <text:p>#VALUE!</text:p>
          </table:table-cell>
          <table:table-cell table:style-name="ce9" table:formula="of:=GETLIFTCOEF([.A107];[.B107];[.$B$2];[.$B$8];[.$B$5])" office:value-type="string" office:string-value="" calcext:value-type="error">
            <text:p>#VALUE!</text:p>
          </table:table-cell>
          <table:table-cell table:style-name="ce9" table:formula="of:=GETDRAGCOEF([.A107];[.B10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22" calcext:value-type="float">
            <text:p>-122</text:p>
          </table:table-cell>
          <table:table-cell table:formula="of:=SF([.A108] ; [.$B$11] ;[.$B$2];[.$B$3];[.$B$4];[.$B$7])" office:value-type="string" office:string-value="" calcext:value-type="error">
            <text:p>#VALUE!</text:p>
          </table:table-cell>
          <table:table-cell table:style-name="ce9" table:formula="of:=GETLIFTCOEF([.A108];[.B108];[.$B$2];[.$B$8];[.$B$5])" office:value-type="string" office:string-value="" calcext:value-type="error">
            <text:p>#VALUE!</text:p>
          </table:table-cell>
          <table:table-cell table:style-name="ce9" table:formula="of:=GETDRAGCOEF([.A108];[.B10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21" calcext:value-type="float">
            <text:p>-121</text:p>
          </table:table-cell>
          <table:table-cell table:formula="of:=SF([.A109] ; [.$B$11] ;[.$B$2];[.$B$3];[.$B$4];[.$B$7])" office:value-type="string" office:string-value="" calcext:value-type="error">
            <text:p>#VALUE!</text:p>
          </table:table-cell>
          <table:table-cell table:style-name="ce9" table:formula="of:=GETLIFTCOEF([.A109];[.B109];[.$B$2];[.$B$8];[.$B$5])" office:value-type="string" office:string-value="" calcext:value-type="error">
            <text:p>#VALUE!</text:p>
          </table:table-cell>
          <table:table-cell table:style-name="ce9" table:formula="of:=GETDRAGCOEF([.A109];[.B10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20" calcext:value-type="float">
            <text:p>-120</text:p>
          </table:table-cell>
          <table:table-cell table:formula="of:=SF([.A110] ; [.$B$11] ;[.$B$2];[.$B$3];[.$B$4];[.$B$7])" office:value-type="string" office:string-value="" calcext:value-type="error">
            <text:p>#VALUE!</text:p>
          </table:table-cell>
          <table:table-cell table:style-name="ce9" table:formula="of:=GETLIFTCOEF([.A110];[.B110];[.$B$2];[.$B$8];[.$B$5])" office:value-type="string" office:string-value="" calcext:value-type="error">
            <text:p>#VALUE!</text:p>
          </table:table-cell>
          <table:table-cell table:style-name="ce9" table:formula="of:=GETDRAGCOEF([.A110];[.B11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19" calcext:value-type="float">
            <text:p>-119</text:p>
          </table:table-cell>
          <table:table-cell table:formula="of:=SF([.A111] ; [.$B$11] ;[.$B$2];[.$B$3];[.$B$4];[.$B$7])" office:value-type="string" office:string-value="" calcext:value-type="error">
            <text:p>#VALUE!</text:p>
          </table:table-cell>
          <table:table-cell table:style-name="ce9" table:formula="of:=GETLIFTCOEF([.A111];[.B111];[.$B$2];[.$B$8];[.$B$5])" office:value-type="string" office:string-value="" calcext:value-type="error">
            <text:p>#VALUE!</text:p>
          </table:table-cell>
          <table:table-cell table:style-name="ce9" table:formula="of:=GETDRAGCOEF([.A111];[.B11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18" calcext:value-type="float">
            <text:p>-118</text:p>
          </table:table-cell>
          <table:table-cell table:formula="of:=SF([.A112] ; [.$B$11] ;[.$B$2];[.$B$3];[.$B$4];[.$B$7])" office:value-type="string" office:string-value="" calcext:value-type="error">
            <text:p>#VALUE!</text:p>
          </table:table-cell>
          <table:table-cell table:style-name="ce9" table:formula="of:=GETLIFTCOEF([.A112];[.B112];[.$B$2];[.$B$8];[.$B$5])" office:value-type="string" office:string-value="" calcext:value-type="error">
            <text:p>#VALUE!</text:p>
          </table:table-cell>
          <table:table-cell table:style-name="ce9" table:formula="of:=GETDRAGCOEF([.A112];[.B11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17" calcext:value-type="float">
            <text:p>-117</text:p>
          </table:table-cell>
          <table:table-cell table:formula="of:=SF([.A113] ; [.$B$11] ;[.$B$2];[.$B$3];[.$B$4];[.$B$7])" office:value-type="string" office:string-value="" calcext:value-type="error">
            <text:p>#VALUE!</text:p>
          </table:table-cell>
          <table:table-cell table:style-name="ce9" table:formula="of:=GETLIFTCOEF([.A113];[.B113];[.$B$2];[.$B$8];[.$B$5])" office:value-type="string" office:string-value="" calcext:value-type="error">
            <text:p>#VALUE!</text:p>
          </table:table-cell>
          <table:table-cell table:style-name="ce9" table:formula="of:=GETDRAGCOEF([.A113];[.B11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16" calcext:value-type="float">
            <text:p>-116</text:p>
          </table:table-cell>
          <table:table-cell table:formula="of:=SF([.A114] ; [.$B$11] ;[.$B$2];[.$B$3];[.$B$4];[.$B$7])" office:value-type="string" office:string-value="" calcext:value-type="error">
            <text:p>#VALUE!</text:p>
          </table:table-cell>
          <table:table-cell table:style-name="ce9" table:formula="of:=GETLIFTCOEF([.A114];[.B114];[.$B$2];[.$B$8];[.$B$5])" office:value-type="string" office:string-value="" calcext:value-type="error">
            <text:p>#VALUE!</text:p>
          </table:table-cell>
          <table:table-cell table:style-name="ce9" table:formula="of:=GETDRAGCOEF([.A114];[.B11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15" calcext:value-type="float">
            <text:p>-115</text:p>
          </table:table-cell>
          <table:table-cell table:formula="of:=SF([.A115] ; [.$B$11] ;[.$B$2];[.$B$3];[.$B$4];[.$B$7])" office:value-type="string" office:string-value="" calcext:value-type="error">
            <text:p>#VALUE!</text:p>
          </table:table-cell>
          <table:table-cell table:style-name="ce9" table:formula="of:=GETLIFTCOEF([.A115];[.B115];[.$B$2];[.$B$8];[.$B$5])" office:value-type="string" office:string-value="" calcext:value-type="error">
            <text:p>#VALUE!</text:p>
          </table:table-cell>
          <table:table-cell table:style-name="ce9" table:formula="of:=GETDRAGCOEF([.A115];[.B11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14" calcext:value-type="float">
            <text:p>-114</text:p>
          </table:table-cell>
          <table:table-cell table:formula="of:=SF([.A116] ; [.$B$11] ;[.$B$2];[.$B$3];[.$B$4];[.$B$7])" office:value-type="string" office:string-value="" calcext:value-type="error">
            <text:p>#VALUE!</text:p>
          </table:table-cell>
          <table:table-cell table:style-name="ce9" table:formula="of:=GETLIFTCOEF([.A116];[.B116];[.$B$2];[.$B$8];[.$B$5])" office:value-type="string" office:string-value="" calcext:value-type="error">
            <text:p>#VALUE!</text:p>
          </table:table-cell>
          <table:table-cell table:style-name="ce9" table:formula="of:=GETDRAGCOEF([.A116];[.B11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13" calcext:value-type="float">
            <text:p>-113</text:p>
          </table:table-cell>
          <table:table-cell table:formula="of:=SF([.A117] ; [.$B$11] ;[.$B$2];[.$B$3];[.$B$4];[.$B$7])" office:value-type="string" office:string-value="" calcext:value-type="error">
            <text:p>#VALUE!</text:p>
          </table:table-cell>
          <table:table-cell table:style-name="ce9" table:formula="of:=GETLIFTCOEF([.A117];[.B117];[.$B$2];[.$B$8];[.$B$5])" office:value-type="string" office:string-value="" calcext:value-type="error">
            <text:p>#VALUE!</text:p>
          </table:table-cell>
          <table:table-cell table:style-name="ce9" table:formula="of:=GETDRAGCOEF([.A117];[.B117];[.$B$2];[.$B$9];[.$B$10];[.$B$6])" office:value-type="string" office:string-value="" calcext:value-type="error">
            <text:p>#VALUE!</text:p>
          </table:table-cell>
          <table:table-cell>
            <draw:frame table:end-cell-address="Tabelle1.S158" table:end-x="15.34pt" table:end-y="7.37pt" draw:z-index="3" draw:style-name="gr1" draw:text-style-name="P1" svg:width="912.16pt" svg:height="532.12pt" svg:x="2.72pt" svg:y="2.15pt">
              <loext:p draw:notify-on-update-of-ranges="Tabelle1.A413:Tabelle1.A413 Tabelle1.A414:Tabelle1.A514 Tabelle1.B413:Tabelle1.B413 Tabelle1.B414:Tabelle1.B514 Tabelle1.A413:Tabelle1.A413 Tabelle1.A414:Tabelle1.A514 Tabelle1.C413:Tabelle1.C413 Tabelle1.C414:Tabelle1.C514 Tabelle1.A413:Tabelle1.A413 Tabelle1.A414:Tabelle1.A514 Tabelle1.D413:Tabelle1.D413 Tabelle1.D414:Tabelle1.D514 Tabelle1.A413:Tabelle1.A413 Tabelle1.A414:Tabelle1.A514 Tabelle1.E413:Tabelle1.E413 Tabelle1.E414:Tabelle1.E514 Tabelle1.A413:Tabelle1.A413 Tabelle1.A414:Tabelle1.A514 Tabelle1.F413:Tabelle1.F413 Tabelle1.F414:Tabelle1.F514 Tabelle1.A413:Tabelle1.A413 Tabelle1.A414:Tabelle1.A514 Tabelle1.G413:Tabelle1.G413 Tabelle1.G414:Tabelle1.G514 Tabelle1.A413:Tabelle1.A413 Tabelle1.A414:Tabelle1.A514 Tabelle1.H413:Tabelle1.H413 Tabelle1.H414:Tabelle1.H514 Tabelle1.A413:Tabelle1.A413 Tabelle1.A414:Tabelle1.A514 Tabelle1.I413:Tabelle1.I413 Tabelle1.I414:Tabelle1.I514 Tabelle1.A413:Tabelle1.A413 Tabelle1.A414:Tabelle1.A514 Tabelle1.J413:Tabelle1.J413 Tabelle1.J414:Tabelle1.J514 Tabelle1.A413:Tabelle1.A413 Tabelle1.A414:Tabelle1.A514 Tabelle1.K413:Tabelle1.K413 Tabelle1.K414:Tabelle1.K514 Tabelle1.A413:Tabelle1.A413 Tabelle1.A414:Tabelle1.A514 Tabelle1.L413:Tabelle1.L413 Tabelle1.L414:Tabelle1.L514 Tabelle1.A413:Tabelle1.A413 Tabelle1.A414:Tabelle1.A514 Tabelle1.M413:Tabelle1.M413 Tabelle1.M414:Tabelle1.M514 Tabelle1.A413:Tabelle1.A413 Tabelle1.A414:Tabelle1.A514 Tabelle1.N413:Tabelle1.N413 Tabelle1.N414:Tabelle1.N514 Tabelle1.A413:Tabelle1.A413 Tabelle1.A414:Tabelle1.A514 Tabelle1.O413:Tabelle1.O413 Tabelle1.O414:Tabelle1.O514 Tabelle1.A413:Tabelle1.A413 Tabelle1.A414:Tabelle1.A514 Tabelle1.P413:Tabelle1.P413 Tabelle1.P414:Tabelle1.P514 Tabelle1.A413:Tabelle1.A413 Tabelle1.A414:Tabelle1.A514 Tabelle1.Q413:Tabelle1.Q413 Tabelle1.Q414:Tabelle1.Q514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 office:value-type="float" office:value="-112" calcext:value-type="float">
            <text:p>-112</text:p>
          </table:table-cell>
          <table:table-cell table:formula="of:=SF([.A118] ; [.$B$11] ;[.$B$2];[.$B$3];[.$B$4];[.$B$7])" office:value-type="string" office:string-value="" calcext:value-type="error">
            <text:p>#VALUE!</text:p>
          </table:table-cell>
          <table:table-cell table:style-name="ce9" table:formula="of:=GETLIFTCOEF([.A118];[.B118];[.$B$2];[.$B$8];[.$B$5])" office:value-type="string" office:string-value="" calcext:value-type="error">
            <text:p>#VALUE!</text:p>
          </table:table-cell>
          <table:table-cell table:style-name="ce9" table:formula="of:=GETDRAGCOEF([.A118];[.B11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11" calcext:value-type="float">
            <text:p>-111</text:p>
          </table:table-cell>
          <table:table-cell table:formula="of:=SF([.A119] ; [.$B$11] ;[.$B$2];[.$B$3];[.$B$4];[.$B$7])" office:value-type="string" office:string-value="" calcext:value-type="error">
            <text:p>#VALUE!</text:p>
          </table:table-cell>
          <table:table-cell table:style-name="ce9" table:formula="of:=GETLIFTCOEF([.A119];[.B119];[.$B$2];[.$B$8];[.$B$5])" office:value-type="string" office:string-value="" calcext:value-type="error">
            <text:p>#VALUE!</text:p>
          </table:table-cell>
          <table:table-cell table:style-name="ce9" table:formula="of:=GETDRAGCOEF([.A119];[.B11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10" calcext:value-type="float">
            <text:p>-110</text:p>
          </table:table-cell>
          <table:table-cell table:formula="of:=SF([.A120] ; [.$B$11] ;[.$B$2];[.$B$3];[.$B$4];[.$B$7])" office:value-type="string" office:string-value="" calcext:value-type="error">
            <text:p>#VALUE!</text:p>
          </table:table-cell>
          <table:table-cell table:style-name="ce9" table:formula="of:=GETLIFTCOEF([.A120];[.B120];[.$B$2];[.$B$8];[.$B$5])" office:value-type="string" office:string-value="" calcext:value-type="error">
            <text:p>#VALUE!</text:p>
          </table:table-cell>
          <table:table-cell table:style-name="ce9" table:formula="of:=GETDRAGCOEF([.A120];[.B12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09" calcext:value-type="float">
            <text:p>-109</text:p>
          </table:table-cell>
          <table:table-cell table:formula="of:=SF([.A121] ; [.$B$11] ;[.$B$2];[.$B$3];[.$B$4];[.$B$7])" office:value-type="string" office:string-value="" calcext:value-type="error">
            <text:p>#VALUE!</text:p>
          </table:table-cell>
          <table:table-cell table:style-name="ce9" table:formula="of:=GETLIFTCOEF([.A121];[.B121];[.$B$2];[.$B$8];[.$B$5])" office:value-type="string" office:string-value="" calcext:value-type="error">
            <text:p>#VALUE!</text:p>
          </table:table-cell>
          <table:table-cell table:style-name="ce9" table:formula="of:=GETDRAGCOEF([.A121];[.B12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08" calcext:value-type="float">
            <text:p>-108</text:p>
          </table:table-cell>
          <table:table-cell table:formula="of:=SF([.A122] ; [.$B$11] ;[.$B$2];[.$B$3];[.$B$4];[.$B$7])" office:value-type="string" office:string-value="" calcext:value-type="error">
            <text:p>#VALUE!</text:p>
          </table:table-cell>
          <table:table-cell table:style-name="ce9" table:formula="of:=GETLIFTCOEF([.A122];[.B122];[.$B$2];[.$B$8];[.$B$5])" office:value-type="string" office:string-value="" calcext:value-type="error">
            <text:p>#VALUE!</text:p>
          </table:table-cell>
          <table:table-cell table:style-name="ce9" table:formula="of:=GETDRAGCOEF([.A122];[.B12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07" calcext:value-type="float">
            <text:p>-107</text:p>
          </table:table-cell>
          <table:table-cell table:formula="of:=SF([.A123] ; [.$B$11] ;[.$B$2];[.$B$3];[.$B$4];[.$B$7])" office:value-type="string" office:string-value="" calcext:value-type="error">
            <text:p>#VALUE!</text:p>
          </table:table-cell>
          <table:table-cell table:style-name="ce9" table:formula="of:=GETLIFTCOEF([.A123];[.B123];[.$B$2];[.$B$8];[.$B$5])" office:value-type="string" office:string-value="" calcext:value-type="error">
            <text:p>#VALUE!</text:p>
          </table:table-cell>
          <table:table-cell table:style-name="ce9" table:formula="of:=GETDRAGCOEF([.A123];[.B12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06" calcext:value-type="float">
            <text:p>-106</text:p>
          </table:table-cell>
          <table:table-cell table:formula="of:=SF([.A124] ; [.$B$11] ;[.$B$2];[.$B$3];[.$B$4];[.$B$7])" office:value-type="string" office:string-value="" calcext:value-type="error">
            <text:p>#VALUE!</text:p>
          </table:table-cell>
          <table:table-cell table:style-name="ce9" table:formula="of:=GETLIFTCOEF([.A124];[.B124];[.$B$2];[.$B$8];[.$B$5])" office:value-type="string" office:string-value="" calcext:value-type="error">
            <text:p>#VALUE!</text:p>
          </table:table-cell>
          <table:table-cell table:style-name="ce9" table:formula="of:=GETDRAGCOEF([.A124];[.B12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05" calcext:value-type="float">
            <text:p>-105</text:p>
          </table:table-cell>
          <table:table-cell table:formula="of:=SF([.A125] ; [.$B$11] ;[.$B$2];[.$B$3];[.$B$4];[.$B$7])" office:value-type="string" office:string-value="" calcext:value-type="error">
            <text:p>#VALUE!</text:p>
          </table:table-cell>
          <table:table-cell table:style-name="ce9" table:formula="of:=GETLIFTCOEF([.A125];[.B125];[.$B$2];[.$B$8];[.$B$5])" office:value-type="string" office:string-value="" calcext:value-type="error">
            <text:p>#VALUE!</text:p>
          </table:table-cell>
          <table:table-cell table:style-name="ce9" table:formula="of:=GETDRAGCOEF([.A125];[.B12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04" calcext:value-type="float">
            <text:p>-104</text:p>
          </table:table-cell>
          <table:table-cell table:formula="of:=SF([.A126] ; [.$B$11] ;[.$B$2];[.$B$3];[.$B$4];[.$B$7])" office:value-type="string" office:string-value="" calcext:value-type="error">
            <text:p>#VALUE!</text:p>
          </table:table-cell>
          <table:table-cell table:style-name="ce9" table:formula="of:=GETLIFTCOEF([.A126];[.B126];[.$B$2];[.$B$8];[.$B$5])" office:value-type="string" office:string-value="" calcext:value-type="error">
            <text:p>#VALUE!</text:p>
          </table:table-cell>
          <table:table-cell table:style-name="ce9" table:formula="of:=GETDRAGCOEF([.A126];[.B12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03" calcext:value-type="float">
            <text:p>-103</text:p>
          </table:table-cell>
          <table:table-cell table:formula="of:=SF([.A127] ; [.$B$11] ;[.$B$2];[.$B$3];[.$B$4];[.$B$7])" office:value-type="string" office:string-value="" calcext:value-type="error">
            <text:p>#VALUE!</text:p>
          </table:table-cell>
          <table:table-cell table:style-name="ce9" table:formula="of:=GETLIFTCOEF([.A127];[.B127];[.$B$2];[.$B$8];[.$B$5])" office:value-type="string" office:string-value="" calcext:value-type="error">
            <text:p>#VALUE!</text:p>
          </table:table-cell>
          <table:table-cell table:style-name="ce9" table:formula="of:=GETDRAGCOEF([.A127];[.B12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02" calcext:value-type="float">
            <text:p>-102</text:p>
          </table:table-cell>
          <table:table-cell table:formula="of:=SF([.A128] ; [.$B$11] ;[.$B$2];[.$B$3];[.$B$4];[.$B$7])" office:value-type="string" office:string-value="" calcext:value-type="error">
            <text:p>#VALUE!</text:p>
          </table:table-cell>
          <table:table-cell table:style-name="ce9" table:formula="of:=GETLIFTCOEF([.A128];[.B128];[.$B$2];[.$B$8];[.$B$5])" office:value-type="string" office:string-value="" calcext:value-type="error">
            <text:p>#VALUE!</text:p>
          </table:table-cell>
          <table:table-cell table:style-name="ce9" table:formula="of:=GETDRAGCOEF([.A128];[.B12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01" calcext:value-type="float">
            <text:p>-101</text:p>
          </table:table-cell>
          <table:table-cell table:formula="of:=SF([.A129] ; [.$B$11] ;[.$B$2];[.$B$3];[.$B$4];[.$B$7])" office:value-type="string" office:string-value="" calcext:value-type="error">
            <text:p>#VALUE!</text:p>
          </table:table-cell>
          <table:table-cell table:style-name="ce9" table:formula="of:=GETLIFTCOEF([.A129];[.B129];[.$B$2];[.$B$8];[.$B$5])" office:value-type="string" office:string-value="" calcext:value-type="error">
            <text:p>#VALUE!</text:p>
          </table:table-cell>
          <table:table-cell table:style-name="ce9" table:formula="of:=GETDRAGCOEF([.A129];[.B12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00" calcext:value-type="float">
            <text:p>-100</text:p>
          </table:table-cell>
          <table:table-cell table:formula="of:=SF([.A130] ; [.$B$11] ;[.$B$2];[.$B$3];[.$B$4];[.$B$7])" office:value-type="string" office:string-value="" calcext:value-type="error">
            <text:p>#VALUE!</text:p>
          </table:table-cell>
          <table:table-cell table:style-name="ce9" table:formula="of:=GETLIFTCOEF([.A130];[.B130];[.$B$2];[.$B$8];[.$B$5])" office:value-type="string" office:string-value="" calcext:value-type="error">
            <text:p>#VALUE!</text:p>
          </table:table-cell>
          <table:table-cell table:style-name="ce9" table:formula="of:=GETDRAGCOEF([.A130];[.B13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99" calcext:value-type="float">
            <text:p>-99</text:p>
          </table:table-cell>
          <table:table-cell table:formula="of:=SF([.A131] ; [.$B$11] ;[.$B$2];[.$B$3];[.$B$4];[.$B$7])" office:value-type="string" office:string-value="" calcext:value-type="error">
            <text:p>#VALUE!</text:p>
          </table:table-cell>
          <table:table-cell table:style-name="ce9" table:formula="of:=GETLIFTCOEF([.A131];[.B131];[.$B$2];[.$B$8];[.$B$5])" office:value-type="string" office:string-value="" calcext:value-type="error">
            <text:p>#VALUE!</text:p>
          </table:table-cell>
          <table:table-cell table:style-name="ce9" table:formula="of:=GETDRAGCOEF([.A131];[.B13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98" calcext:value-type="float">
            <text:p>-98</text:p>
          </table:table-cell>
          <table:table-cell table:formula="of:=SF([.A132] ; [.$B$11] ;[.$B$2];[.$B$3];[.$B$4];[.$B$7])" office:value-type="string" office:string-value="" calcext:value-type="error">
            <text:p>#VALUE!</text:p>
          </table:table-cell>
          <table:table-cell table:style-name="ce9" table:formula="of:=GETLIFTCOEF([.A132];[.B132];[.$B$2];[.$B$8];[.$B$5])" office:value-type="string" office:string-value="" calcext:value-type="error">
            <text:p>#VALUE!</text:p>
          </table:table-cell>
          <table:table-cell table:style-name="ce9" table:formula="of:=GETDRAGCOEF([.A132];[.B13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97" calcext:value-type="float">
            <text:p>-97</text:p>
          </table:table-cell>
          <table:table-cell table:formula="of:=SF([.A133] ; [.$B$11] ;[.$B$2];[.$B$3];[.$B$4];[.$B$7])" office:value-type="string" office:string-value="" calcext:value-type="error">
            <text:p>#VALUE!</text:p>
          </table:table-cell>
          <table:table-cell table:style-name="ce9" table:formula="of:=GETLIFTCOEF([.A133];[.B133];[.$B$2];[.$B$8];[.$B$5])" office:value-type="string" office:string-value="" calcext:value-type="error">
            <text:p>#VALUE!</text:p>
          </table:table-cell>
          <table:table-cell table:style-name="ce9" table:formula="of:=GETDRAGCOEF([.A133];[.B13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96" calcext:value-type="float">
            <text:p>-96</text:p>
          </table:table-cell>
          <table:table-cell table:formula="of:=SF([.A134] ; [.$B$11] ;[.$B$2];[.$B$3];[.$B$4];[.$B$7])" office:value-type="string" office:string-value="" calcext:value-type="error">
            <text:p>#VALUE!</text:p>
          </table:table-cell>
          <table:table-cell table:style-name="ce9" table:formula="of:=GETLIFTCOEF([.A134];[.B134];[.$B$2];[.$B$8];[.$B$5])" office:value-type="string" office:string-value="" calcext:value-type="error">
            <text:p>#VALUE!</text:p>
          </table:table-cell>
          <table:table-cell table:style-name="ce9" table:formula="of:=GETDRAGCOEF([.A134];[.B13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95" calcext:value-type="float">
            <text:p>-95</text:p>
          </table:table-cell>
          <table:table-cell table:formula="of:=SF([.A135] ; [.$B$11] ;[.$B$2];[.$B$3];[.$B$4];[.$B$7])" office:value-type="string" office:string-value="" calcext:value-type="error">
            <text:p>#VALUE!</text:p>
          </table:table-cell>
          <table:table-cell table:style-name="ce9" table:formula="of:=GETLIFTCOEF([.A135];[.B135];[.$B$2];[.$B$8];[.$B$5])" office:value-type="string" office:string-value="" calcext:value-type="error">
            <text:p>#VALUE!</text:p>
          </table:table-cell>
          <table:table-cell table:style-name="ce9" table:formula="of:=GETDRAGCOEF([.A135];[.B13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94" calcext:value-type="float">
            <text:p>-94</text:p>
          </table:table-cell>
          <table:table-cell table:formula="of:=SF([.A136] ; [.$B$11] ;[.$B$2];[.$B$3];[.$B$4];[.$B$7])" office:value-type="string" office:string-value="" calcext:value-type="error">
            <text:p>#VALUE!</text:p>
          </table:table-cell>
          <table:table-cell table:style-name="ce9" table:formula="of:=GETLIFTCOEF([.A136];[.B136];[.$B$2];[.$B$8];[.$B$5])" office:value-type="string" office:string-value="" calcext:value-type="error">
            <text:p>#VALUE!</text:p>
          </table:table-cell>
          <table:table-cell table:style-name="ce9" table:formula="of:=GETDRAGCOEF([.A136];[.B13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93" calcext:value-type="float">
            <text:p>-93</text:p>
          </table:table-cell>
          <table:table-cell table:formula="of:=SF([.A137] ; [.$B$11] ;[.$B$2];[.$B$3];[.$B$4];[.$B$7])" office:value-type="string" office:string-value="" calcext:value-type="error">
            <text:p>#VALUE!</text:p>
          </table:table-cell>
          <table:table-cell table:style-name="ce9" table:formula="of:=GETLIFTCOEF([.A137];[.B137];[.$B$2];[.$B$8];[.$B$5])" office:value-type="string" office:string-value="" calcext:value-type="error">
            <text:p>#VALUE!</text:p>
          </table:table-cell>
          <table:table-cell table:style-name="ce9" table:formula="of:=GETDRAGCOEF([.A137];[.B13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92" calcext:value-type="float">
            <text:p>-92</text:p>
          </table:table-cell>
          <table:table-cell table:formula="of:=SF([.A138] ; [.$B$11] ;[.$B$2];[.$B$3];[.$B$4];[.$B$7])" office:value-type="string" office:string-value="" calcext:value-type="error">
            <text:p>#VALUE!</text:p>
          </table:table-cell>
          <table:table-cell table:style-name="ce9" table:formula="of:=GETLIFTCOEF([.A138];[.B138];[.$B$2];[.$B$8];[.$B$5])" office:value-type="string" office:string-value="" calcext:value-type="error">
            <text:p>#VALUE!</text:p>
          </table:table-cell>
          <table:table-cell table:style-name="ce9" table:formula="of:=GETDRAGCOEF([.A138];[.B13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91" calcext:value-type="float">
            <text:p>-91</text:p>
          </table:table-cell>
          <table:table-cell table:formula="of:=SF([.A139] ; [.$B$11] ;[.$B$2];[.$B$3];[.$B$4];[.$B$7])" office:value-type="string" office:string-value="" calcext:value-type="error">
            <text:p>#VALUE!</text:p>
          </table:table-cell>
          <table:table-cell table:style-name="ce9" table:formula="of:=GETLIFTCOEF([.A139];[.B139];[.$B$2];[.$B$8];[.$B$5])" office:value-type="string" office:string-value="" calcext:value-type="error">
            <text:p>#VALUE!</text:p>
          </table:table-cell>
          <table:table-cell table:style-name="ce9" table:formula="of:=GETDRAGCOEF([.A139];[.B13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90" calcext:value-type="float">
            <text:p>-90</text:p>
          </table:table-cell>
          <table:table-cell table:formula="of:=SF([.A140] ; [.$B$11] ;[.$B$2];[.$B$3];[.$B$4];[.$B$7])" office:value-type="string" office:string-value="" calcext:value-type="error">
            <text:p>#VALUE!</text:p>
          </table:table-cell>
          <table:table-cell table:style-name="ce9" table:formula="of:=GETLIFTCOEF([.A140];[.B140];[.$B$2];[.$B$8];[.$B$5])" office:value-type="string" office:string-value="" calcext:value-type="error">
            <text:p>#VALUE!</text:p>
          </table:table-cell>
          <table:table-cell table:style-name="ce9" table:formula="of:=GETDRAGCOEF([.A140];[.B14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89" calcext:value-type="float">
            <text:p>-89</text:p>
          </table:table-cell>
          <table:table-cell table:formula="of:=SF([.A141] ; [.$B$11] ;[.$B$2];[.$B$3];[.$B$4];[.$B$7])" office:value-type="string" office:string-value="" calcext:value-type="error">
            <text:p>#VALUE!</text:p>
          </table:table-cell>
          <table:table-cell table:style-name="ce9" table:formula="of:=GETLIFTCOEF([.A141];[.B141];[.$B$2];[.$B$8];[.$B$5])" office:value-type="string" office:string-value="" calcext:value-type="error">
            <text:p>#VALUE!</text:p>
          </table:table-cell>
          <table:table-cell table:style-name="ce9" table:formula="of:=GETDRAGCOEF([.A141];[.B14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88" calcext:value-type="float">
            <text:p>-88</text:p>
          </table:table-cell>
          <table:table-cell table:formula="of:=SF([.A142] ; [.$B$11] ;[.$B$2];[.$B$3];[.$B$4];[.$B$7])" office:value-type="string" office:string-value="" calcext:value-type="error">
            <text:p>#VALUE!</text:p>
          </table:table-cell>
          <table:table-cell table:style-name="ce9" table:formula="of:=GETLIFTCOEF([.A142];[.B142];[.$B$2];[.$B$8];[.$B$5])" office:value-type="string" office:string-value="" calcext:value-type="error">
            <text:p>#VALUE!</text:p>
          </table:table-cell>
          <table:table-cell table:style-name="ce9" table:formula="of:=GETDRAGCOEF([.A142];[.B14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87" calcext:value-type="float">
            <text:p>-87</text:p>
          </table:table-cell>
          <table:table-cell table:formula="of:=SF([.A143] ; [.$B$11] ;[.$B$2];[.$B$3];[.$B$4];[.$B$7])" office:value-type="string" office:string-value="" calcext:value-type="error">
            <text:p>#VALUE!</text:p>
          </table:table-cell>
          <table:table-cell table:style-name="ce9" table:formula="of:=GETLIFTCOEF([.A143];[.B143];[.$B$2];[.$B$8];[.$B$5])" office:value-type="string" office:string-value="" calcext:value-type="error">
            <text:p>#VALUE!</text:p>
          </table:table-cell>
          <table:table-cell table:style-name="ce9" table:formula="of:=GETDRAGCOEF([.A143];[.B14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86" calcext:value-type="float">
            <text:p>-86</text:p>
          </table:table-cell>
          <table:table-cell table:formula="of:=SF([.A144] ; [.$B$11] ;[.$B$2];[.$B$3];[.$B$4];[.$B$7])" office:value-type="string" office:string-value="" calcext:value-type="error">
            <text:p>#VALUE!</text:p>
          </table:table-cell>
          <table:table-cell table:style-name="ce9" table:formula="of:=GETLIFTCOEF([.A144];[.B144];[.$B$2];[.$B$8];[.$B$5])" office:value-type="string" office:string-value="" calcext:value-type="error">
            <text:p>#VALUE!</text:p>
          </table:table-cell>
          <table:table-cell table:style-name="ce9" table:formula="of:=GETDRAGCOEF([.A144];[.B14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85" calcext:value-type="float">
            <text:p>-85</text:p>
          </table:table-cell>
          <table:table-cell table:formula="of:=SF([.A145] ; [.$B$11] ;[.$B$2];[.$B$3];[.$B$4];[.$B$7])" office:value-type="string" office:string-value="" calcext:value-type="error">
            <text:p>#VALUE!</text:p>
          </table:table-cell>
          <table:table-cell table:style-name="ce9" table:formula="of:=GETLIFTCOEF([.A145];[.B145];[.$B$2];[.$B$8];[.$B$5])" office:value-type="string" office:string-value="" calcext:value-type="error">
            <text:p>#VALUE!</text:p>
          </table:table-cell>
          <table:table-cell table:style-name="ce9" table:formula="of:=GETDRAGCOEF([.A145];[.B14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84" calcext:value-type="float">
            <text:p>-84</text:p>
          </table:table-cell>
          <table:table-cell table:formula="of:=SF([.A146] ; [.$B$11] ;[.$B$2];[.$B$3];[.$B$4];[.$B$7])" office:value-type="string" office:string-value="" calcext:value-type="error">
            <text:p>#VALUE!</text:p>
          </table:table-cell>
          <table:table-cell table:style-name="ce9" table:formula="of:=GETLIFTCOEF([.A146];[.B146];[.$B$2];[.$B$8];[.$B$5])" office:value-type="string" office:string-value="" calcext:value-type="error">
            <text:p>#VALUE!</text:p>
          </table:table-cell>
          <table:table-cell table:style-name="ce9" table:formula="of:=GETDRAGCOEF([.A146];[.B14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83" calcext:value-type="float">
            <text:p>-83</text:p>
          </table:table-cell>
          <table:table-cell table:formula="of:=SF([.A147] ; [.$B$11] ;[.$B$2];[.$B$3];[.$B$4];[.$B$7])" office:value-type="string" office:string-value="" calcext:value-type="error">
            <text:p>#VALUE!</text:p>
          </table:table-cell>
          <table:table-cell table:style-name="ce9" table:formula="of:=GETLIFTCOEF([.A147];[.B147];[.$B$2];[.$B$8];[.$B$5])" office:value-type="string" office:string-value="" calcext:value-type="error">
            <text:p>#VALUE!</text:p>
          </table:table-cell>
          <table:table-cell table:style-name="ce9" table:formula="of:=GETDRAGCOEF([.A147];[.B14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82" calcext:value-type="float">
            <text:p>-82</text:p>
          </table:table-cell>
          <table:table-cell table:formula="of:=SF([.A148] ; [.$B$11] ;[.$B$2];[.$B$3];[.$B$4];[.$B$7])" office:value-type="string" office:string-value="" calcext:value-type="error">
            <text:p>#VALUE!</text:p>
          </table:table-cell>
          <table:table-cell table:style-name="ce9" table:formula="of:=GETLIFTCOEF([.A148];[.B148];[.$B$2];[.$B$8];[.$B$5])" office:value-type="string" office:string-value="" calcext:value-type="error">
            <text:p>#VALUE!</text:p>
          </table:table-cell>
          <table:table-cell table:style-name="ce9" table:formula="of:=GETDRAGCOEF([.A148];[.B14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81" calcext:value-type="float">
            <text:p>-81</text:p>
          </table:table-cell>
          <table:table-cell table:formula="of:=SF([.A149] ; [.$B$11] ;[.$B$2];[.$B$3];[.$B$4];[.$B$7])" office:value-type="string" office:string-value="" calcext:value-type="error">
            <text:p>#VALUE!</text:p>
          </table:table-cell>
          <table:table-cell table:style-name="ce9" table:formula="of:=GETLIFTCOEF([.A149];[.B149];[.$B$2];[.$B$8];[.$B$5])" office:value-type="string" office:string-value="" calcext:value-type="error">
            <text:p>#VALUE!</text:p>
          </table:table-cell>
          <table:table-cell table:style-name="ce9" table:formula="of:=GETDRAGCOEF([.A149];[.B14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80" calcext:value-type="float">
            <text:p>-80</text:p>
          </table:table-cell>
          <table:table-cell table:formula="of:=SF([.A150] ; [.$B$11] ;[.$B$2];[.$B$3];[.$B$4];[.$B$7])" office:value-type="string" office:string-value="" calcext:value-type="error">
            <text:p>#VALUE!</text:p>
          </table:table-cell>
          <table:table-cell table:style-name="ce9" table:formula="of:=GETLIFTCOEF([.A150];[.B150];[.$B$2];[.$B$8];[.$B$5])" office:value-type="string" office:string-value="" calcext:value-type="error">
            <text:p>#VALUE!</text:p>
          </table:table-cell>
          <table:table-cell table:style-name="ce9" table:formula="of:=GETDRAGCOEF([.A150];[.B15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79" calcext:value-type="float">
            <text:p>-79</text:p>
          </table:table-cell>
          <table:table-cell table:formula="of:=SF([.A151] ; [.$B$11] ;[.$B$2];[.$B$3];[.$B$4];[.$B$7])" office:value-type="string" office:string-value="" calcext:value-type="error">
            <text:p>#VALUE!</text:p>
          </table:table-cell>
          <table:table-cell table:style-name="ce9" table:formula="of:=GETLIFTCOEF([.A151];[.B151];[.$B$2];[.$B$8];[.$B$5])" office:value-type="string" office:string-value="" calcext:value-type="error">
            <text:p>#VALUE!</text:p>
          </table:table-cell>
          <table:table-cell table:style-name="ce9" table:formula="of:=GETDRAGCOEF([.A151];[.B15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78" calcext:value-type="float">
            <text:p>-78</text:p>
          </table:table-cell>
          <table:table-cell table:formula="of:=SF([.A152] ; [.$B$11] ;[.$B$2];[.$B$3];[.$B$4];[.$B$7])" office:value-type="string" office:string-value="" calcext:value-type="error">
            <text:p>#VALUE!</text:p>
          </table:table-cell>
          <table:table-cell table:style-name="ce9" table:formula="of:=GETLIFTCOEF([.A152];[.B152];[.$B$2];[.$B$8];[.$B$5])" office:value-type="string" office:string-value="" calcext:value-type="error">
            <text:p>#VALUE!</text:p>
          </table:table-cell>
          <table:table-cell table:style-name="ce9" table:formula="of:=GETDRAGCOEF([.A152];[.B15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77" calcext:value-type="float">
            <text:p>-77</text:p>
          </table:table-cell>
          <table:table-cell table:formula="of:=SF([.A153] ; [.$B$11] ;[.$B$2];[.$B$3];[.$B$4];[.$B$7])" office:value-type="string" office:string-value="" calcext:value-type="error">
            <text:p>#VALUE!</text:p>
          </table:table-cell>
          <table:table-cell table:style-name="ce9" table:formula="of:=GETLIFTCOEF([.A153];[.B153];[.$B$2];[.$B$8];[.$B$5])" office:value-type="string" office:string-value="" calcext:value-type="error">
            <text:p>#VALUE!</text:p>
          </table:table-cell>
          <table:table-cell table:style-name="ce9" table:formula="of:=GETDRAGCOEF([.A153];[.B15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76" calcext:value-type="float">
            <text:p>-76</text:p>
          </table:table-cell>
          <table:table-cell table:formula="of:=SF([.A154] ; [.$B$11] ;[.$B$2];[.$B$3];[.$B$4];[.$B$7])" office:value-type="string" office:string-value="" calcext:value-type="error">
            <text:p>#VALUE!</text:p>
          </table:table-cell>
          <table:table-cell table:style-name="ce9" table:formula="of:=GETLIFTCOEF([.A154];[.B154];[.$B$2];[.$B$8];[.$B$5])" office:value-type="string" office:string-value="" calcext:value-type="error">
            <text:p>#VALUE!</text:p>
          </table:table-cell>
          <table:table-cell table:style-name="ce9" table:formula="of:=GETDRAGCOEF([.A154];[.B15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75" calcext:value-type="float">
            <text:p>-75</text:p>
          </table:table-cell>
          <table:table-cell table:formula="of:=SF([.A155] ; [.$B$11] ;[.$B$2];[.$B$3];[.$B$4];[.$B$7])" office:value-type="string" office:string-value="" calcext:value-type="error">
            <text:p>#VALUE!</text:p>
          </table:table-cell>
          <table:table-cell table:style-name="ce9" table:formula="of:=GETLIFTCOEF([.A155];[.B155];[.$B$2];[.$B$8];[.$B$5])" office:value-type="string" office:string-value="" calcext:value-type="error">
            <text:p>#VALUE!</text:p>
          </table:table-cell>
          <table:table-cell table:style-name="ce9" table:formula="of:=GETDRAGCOEF([.A155];[.B15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74" calcext:value-type="float">
            <text:p>-74</text:p>
          </table:table-cell>
          <table:table-cell table:formula="of:=SF([.A156] ; [.$B$11] ;[.$B$2];[.$B$3];[.$B$4];[.$B$7])" office:value-type="string" office:string-value="" calcext:value-type="error">
            <text:p>#VALUE!</text:p>
          </table:table-cell>
          <table:table-cell table:style-name="ce9" table:formula="of:=GETLIFTCOEF([.A156];[.B156];[.$B$2];[.$B$8];[.$B$5])" office:value-type="string" office:string-value="" calcext:value-type="error">
            <text:p>#VALUE!</text:p>
          </table:table-cell>
          <table:table-cell table:style-name="ce9" table:formula="of:=GETDRAGCOEF([.A156];[.B15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73" calcext:value-type="float">
            <text:p>-73</text:p>
          </table:table-cell>
          <table:table-cell table:formula="of:=SF([.A157] ; [.$B$11] ;[.$B$2];[.$B$3];[.$B$4];[.$B$7])" office:value-type="string" office:string-value="" calcext:value-type="error">
            <text:p>#VALUE!</text:p>
          </table:table-cell>
          <table:table-cell table:style-name="ce9" table:formula="of:=GETLIFTCOEF([.A157];[.B157];[.$B$2];[.$B$8];[.$B$5])" office:value-type="string" office:string-value="" calcext:value-type="error">
            <text:p>#VALUE!</text:p>
          </table:table-cell>
          <table:table-cell table:style-name="ce9" table:formula="of:=GETDRAGCOEF([.A157];[.B15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72" calcext:value-type="float">
            <text:p>-72</text:p>
          </table:table-cell>
          <table:table-cell table:formula="of:=SF([.A158] ; [.$B$11] ;[.$B$2];[.$B$3];[.$B$4];[.$B$7])" office:value-type="string" office:string-value="" calcext:value-type="error">
            <text:p>#VALUE!</text:p>
          </table:table-cell>
          <table:table-cell table:style-name="ce9" table:formula="of:=GETLIFTCOEF([.A158];[.B158];[.$B$2];[.$B$8];[.$B$5])" office:value-type="string" office:string-value="" calcext:value-type="error">
            <text:p>#VALUE!</text:p>
          </table:table-cell>
          <table:table-cell table:style-name="ce9" table:formula="of:=GETDRAGCOEF([.A158];[.B15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71" calcext:value-type="float">
            <text:p>-71</text:p>
          </table:table-cell>
          <table:table-cell table:formula="of:=SF([.A159] ; [.$B$11] ;[.$B$2];[.$B$3];[.$B$4];[.$B$7])" office:value-type="string" office:string-value="" calcext:value-type="error">
            <text:p>#VALUE!</text:p>
          </table:table-cell>
          <table:table-cell table:style-name="ce9" table:formula="of:=GETLIFTCOEF([.A159];[.B159];[.$B$2];[.$B$8];[.$B$5])" office:value-type="string" office:string-value="" calcext:value-type="error">
            <text:p>#VALUE!</text:p>
          </table:table-cell>
          <table:table-cell table:style-name="ce9" table:formula="of:=GETDRAGCOEF([.A159];[.B15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70" calcext:value-type="float">
            <text:p>-70</text:p>
          </table:table-cell>
          <table:table-cell table:formula="of:=SF([.A160] ; [.$B$11] ;[.$B$2];[.$B$3];[.$B$4];[.$B$7])" office:value-type="string" office:string-value="" calcext:value-type="error">
            <text:p>#VALUE!</text:p>
          </table:table-cell>
          <table:table-cell table:style-name="ce9" table:formula="of:=GETLIFTCOEF([.A160];[.B160];[.$B$2];[.$B$8];[.$B$5])" office:value-type="string" office:string-value="" calcext:value-type="error">
            <text:p>#VALUE!</text:p>
          </table:table-cell>
          <table:table-cell table:style-name="ce9" table:formula="of:=GETDRAGCOEF([.A160];[.B16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69" calcext:value-type="float">
            <text:p>-69</text:p>
          </table:table-cell>
          <table:table-cell table:formula="of:=SF([.A161] ; [.$B$11] ;[.$B$2];[.$B$3];[.$B$4];[.$B$7])" office:value-type="string" office:string-value="" calcext:value-type="error">
            <text:p>#VALUE!</text:p>
          </table:table-cell>
          <table:table-cell table:style-name="ce9" table:formula="of:=GETLIFTCOEF([.A161];[.B161];[.$B$2];[.$B$8];[.$B$5])" office:value-type="string" office:string-value="" calcext:value-type="error">
            <text:p>#VALUE!</text:p>
          </table:table-cell>
          <table:table-cell table:style-name="ce9" table:formula="of:=GETDRAGCOEF([.A161];[.B16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68" calcext:value-type="float">
            <text:p>-68</text:p>
          </table:table-cell>
          <table:table-cell table:formula="of:=SF([.A162] ; [.$B$11] ;[.$B$2];[.$B$3];[.$B$4];[.$B$7])" office:value-type="string" office:string-value="" calcext:value-type="error">
            <text:p>#VALUE!</text:p>
          </table:table-cell>
          <table:table-cell table:style-name="ce9" table:formula="of:=GETLIFTCOEF([.A162];[.B162];[.$B$2];[.$B$8];[.$B$5])" office:value-type="string" office:string-value="" calcext:value-type="error">
            <text:p>#VALUE!</text:p>
          </table:table-cell>
          <table:table-cell table:style-name="ce9" table:formula="of:=GETDRAGCOEF([.A162];[.B16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67" calcext:value-type="float">
            <text:p>-67</text:p>
          </table:table-cell>
          <table:table-cell table:formula="of:=SF([.A163] ; [.$B$11] ;[.$B$2];[.$B$3];[.$B$4];[.$B$7])" office:value-type="string" office:string-value="" calcext:value-type="error">
            <text:p>#VALUE!</text:p>
          </table:table-cell>
          <table:table-cell table:style-name="ce9" table:formula="of:=GETLIFTCOEF([.A163];[.B163];[.$B$2];[.$B$8];[.$B$5])" office:value-type="string" office:string-value="" calcext:value-type="error">
            <text:p>#VALUE!</text:p>
          </table:table-cell>
          <table:table-cell table:style-name="ce9" table:formula="of:=GETDRAGCOEF([.A163];[.B163];[.$B$2];[.$B$9];[.$B$10];[.$B$6])" office:value-type="string" office:string-value="" calcext:value-type="error">
            <text:p>#VALUE!</text:p>
          </table:table-cell>
          <table:table-cell>
            <draw:frame table:end-cell-address="Tabelle1.S206" table:end-x="0.34pt" table:end-y="4.31pt" draw:z-index="4" draw:style-name="gr1" draw:text-style-name="P1" svg:width="894.59pt" svg:height="556.5pt" svg:x="5.3pt" svg:y="0.37pt">
              <loext:p draw:notify-on-update-of-ranges="Tabelle1.A519:Tabelle1.A579 Tabelle1.B518:Tabelle1.B518 Tabelle1.B519:Tabelle1.B579 Tabelle1.A519:Tabelle1.A579 Tabelle1.C518:Tabelle1.C518 Tabelle1.C519:Tabelle1.C579 Tabelle1.A519:Tabelle1.A579 Tabelle1.D518:Tabelle1.D518 Tabelle1.D519:Tabelle1.D579 Tabelle1.A519:Tabelle1.A579 Tabelle1.E518:Tabelle1.E518 Tabelle1.E519:Tabelle1.E579 Tabelle1.A519:Tabelle1.A579 Tabelle1.F518:Tabelle1.F518 Tabelle1.F519:Tabelle1.F579 Tabelle1.A519:Tabelle1.A579 Tabelle1.G518:Tabelle1.G518 Tabelle1.G519:Tabelle1.G579 Tabelle1.A519:Tabelle1.A579 Tabelle1.H518:Tabelle1.H518 Tabelle1.H519:Tabelle1.H579 Tabelle1.A519:Tabelle1.A579 Tabelle1.I518:Tabelle1.I518 Tabelle1.I519:Tabelle1.I579 Tabelle1.A519:Tabelle1.A579 Tabelle1.J518:Tabelle1.J518 Tabelle1.J519:Tabelle1.J579 Tabelle1.A519:Tabelle1.A579 Tabelle1.K518:Tabelle1.K518 Tabelle1.K519:Tabelle1.K579 Tabelle1.A519:Tabelle1.A579 Tabelle1.L518:Tabelle1.L518 Tabelle1.L519:Tabelle1.L579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1"/>
        </table:table-row>
        <table:table-row table:style-name="ro2">
          <table:table-cell office:value-type="float" office:value="-66" calcext:value-type="float">
            <text:p>-66</text:p>
          </table:table-cell>
          <table:table-cell table:formula="of:=SF([.A164] ; [.$B$11] ;[.$B$2];[.$B$3];[.$B$4];[.$B$7])" office:value-type="string" office:string-value="" calcext:value-type="error">
            <text:p>#VALUE!</text:p>
          </table:table-cell>
          <table:table-cell table:style-name="ce9" table:formula="of:=GETLIFTCOEF([.A164];[.B164];[.$B$2];[.$B$8];[.$B$5])" office:value-type="string" office:string-value="" calcext:value-type="error">
            <text:p>#VALUE!</text:p>
          </table:table-cell>
          <table:table-cell table:style-name="ce9" table:formula="of:=GETDRAGCOEF([.A164];[.B16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65" calcext:value-type="float">
            <text:p>-65</text:p>
          </table:table-cell>
          <table:table-cell table:formula="of:=SF([.A165] ; [.$B$11] ;[.$B$2];[.$B$3];[.$B$4];[.$B$7])" office:value-type="string" office:string-value="" calcext:value-type="error">
            <text:p>#VALUE!</text:p>
          </table:table-cell>
          <table:table-cell table:style-name="ce9" table:formula="of:=GETLIFTCOEF([.A165];[.B165];[.$B$2];[.$B$8];[.$B$5])" office:value-type="string" office:string-value="" calcext:value-type="error">
            <text:p>#VALUE!</text:p>
          </table:table-cell>
          <table:table-cell table:style-name="ce9" table:formula="of:=GETDRAGCOEF([.A165];[.B16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64" calcext:value-type="float">
            <text:p>-64</text:p>
          </table:table-cell>
          <table:table-cell table:formula="of:=SF([.A166] ; [.$B$11] ;[.$B$2];[.$B$3];[.$B$4];[.$B$7])" office:value-type="string" office:string-value="" calcext:value-type="error">
            <text:p>#VALUE!</text:p>
          </table:table-cell>
          <table:table-cell table:style-name="ce9" table:formula="of:=GETLIFTCOEF([.A166];[.B166];[.$B$2];[.$B$8];[.$B$5])" office:value-type="string" office:string-value="" calcext:value-type="error">
            <text:p>#VALUE!</text:p>
          </table:table-cell>
          <table:table-cell table:style-name="ce9" table:formula="of:=GETDRAGCOEF([.A166];[.B16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63" calcext:value-type="float">
            <text:p>-63</text:p>
          </table:table-cell>
          <table:table-cell table:formula="of:=SF([.A167] ; [.$B$11] ;[.$B$2];[.$B$3];[.$B$4];[.$B$7])" office:value-type="string" office:string-value="" calcext:value-type="error">
            <text:p>#VALUE!</text:p>
          </table:table-cell>
          <table:table-cell table:style-name="ce9" table:formula="of:=GETLIFTCOEF([.A167];[.B167];[.$B$2];[.$B$8];[.$B$5])" office:value-type="string" office:string-value="" calcext:value-type="error">
            <text:p>#VALUE!</text:p>
          </table:table-cell>
          <table:table-cell table:style-name="ce9" table:formula="of:=GETDRAGCOEF([.A167];[.B16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62" calcext:value-type="float">
            <text:p>-62</text:p>
          </table:table-cell>
          <table:table-cell table:formula="of:=SF([.A168] ; [.$B$11] ;[.$B$2];[.$B$3];[.$B$4];[.$B$7])" office:value-type="string" office:string-value="" calcext:value-type="error">
            <text:p>#VALUE!</text:p>
          </table:table-cell>
          <table:table-cell table:style-name="ce9" table:formula="of:=GETLIFTCOEF([.A168];[.B168];[.$B$2];[.$B$8];[.$B$5])" office:value-type="string" office:string-value="" calcext:value-type="error">
            <text:p>#VALUE!</text:p>
          </table:table-cell>
          <table:table-cell table:style-name="ce9" table:formula="of:=GETDRAGCOEF([.A168];[.B16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61" calcext:value-type="float">
            <text:p>-61</text:p>
          </table:table-cell>
          <table:table-cell table:formula="of:=SF([.A169] ; [.$B$11] ;[.$B$2];[.$B$3];[.$B$4];[.$B$7])" office:value-type="string" office:string-value="" calcext:value-type="error">
            <text:p>#VALUE!</text:p>
          </table:table-cell>
          <table:table-cell table:style-name="ce9" table:formula="of:=GETLIFTCOEF([.A169];[.B169];[.$B$2];[.$B$8];[.$B$5])" office:value-type="string" office:string-value="" calcext:value-type="error">
            <text:p>#VALUE!</text:p>
          </table:table-cell>
          <table:table-cell table:style-name="ce9" table:formula="of:=GETDRAGCOEF([.A169];[.B16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60" calcext:value-type="float">
            <text:p>-60</text:p>
          </table:table-cell>
          <table:table-cell table:formula="of:=SF([.A170] ; [.$B$11] ;[.$B$2];[.$B$3];[.$B$4];[.$B$7])" office:value-type="string" office:string-value="" calcext:value-type="error">
            <text:p>#VALUE!</text:p>
          </table:table-cell>
          <table:table-cell table:style-name="ce9" table:formula="of:=GETLIFTCOEF([.A170];[.B170];[.$B$2];[.$B$8];[.$B$5])" office:value-type="string" office:string-value="" calcext:value-type="error">
            <text:p>#VALUE!</text:p>
          </table:table-cell>
          <table:table-cell table:style-name="ce9" table:formula="of:=GETDRAGCOEF([.A170];[.B17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59" calcext:value-type="float">
            <text:p>-59</text:p>
          </table:table-cell>
          <table:table-cell table:formula="of:=SF([.A171] ; [.$B$11] ;[.$B$2];[.$B$3];[.$B$4];[.$B$7])" office:value-type="string" office:string-value="" calcext:value-type="error">
            <text:p>#VALUE!</text:p>
          </table:table-cell>
          <table:table-cell table:style-name="ce9" table:formula="of:=GETLIFTCOEF([.A171];[.B171];[.$B$2];[.$B$8];[.$B$5])" office:value-type="string" office:string-value="" calcext:value-type="error">
            <text:p>#VALUE!</text:p>
          </table:table-cell>
          <table:table-cell table:style-name="ce9" table:formula="of:=GETDRAGCOEF([.A171];[.B17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58" calcext:value-type="float">
            <text:p>-58</text:p>
          </table:table-cell>
          <table:table-cell table:formula="of:=SF([.A172] ; [.$B$11] ;[.$B$2];[.$B$3];[.$B$4];[.$B$7])" office:value-type="string" office:string-value="" calcext:value-type="error">
            <text:p>#VALUE!</text:p>
          </table:table-cell>
          <table:table-cell table:style-name="ce9" table:formula="of:=GETLIFTCOEF([.A172];[.B172];[.$B$2];[.$B$8];[.$B$5])" office:value-type="string" office:string-value="" calcext:value-type="error">
            <text:p>#VALUE!</text:p>
          </table:table-cell>
          <table:table-cell table:style-name="ce9" table:formula="of:=GETDRAGCOEF([.A172];[.B17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57" calcext:value-type="float">
            <text:p>-57</text:p>
          </table:table-cell>
          <table:table-cell table:formula="of:=SF([.A173] ; [.$B$11] ;[.$B$2];[.$B$3];[.$B$4];[.$B$7])" office:value-type="string" office:string-value="" calcext:value-type="error">
            <text:p>#VALUE!</text:p>
          </table:table-cell>
          <table:table-cell table:style-name="ce9" table:formula="of:=GETLIFTCOEF([.A173];[.B173];[.$B$2];[.$B$8];[.$B$5])" office:value-type="string" office:string-value="" calcext:value-type="error">
            <text:p>#VALUE!</text:p>
          </table:table-cell>
          <table:table-cell table:style-name="ce9" table:formula="of:=GETDRAGCOEF([.A173];[.B17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56" calcext:value-type="float">
            <text:p>-56</text:p>
          </table:table-cell>
          <table:table-cell table:formula="of:=SF([.A174] ; [.$B$11] ;[.$B$2];[.$B$3];[.$B$4];[.$B$7])" office:value-type="string" office:string-value="" calcext:value-type="error">
            <text:p>#VALUE!</text:p>
          </table:table-cell>
          <table:table-cell table:style-name="ce9" table:formula="of:=GETLIFTCOEF([.A174];[.B174];[.$B$2];[.$B$8];[.$B$5])" office:value-type="string" office:string-value="" calcext:value-type="error">
            <text:p>#VALUE!</text:p>
          </table:table-cell>
          <table:table-cell table:style-name="ce9" table:formula="of:=GETDRAGCOEF([.A174];[.B17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55" calcext:value-type="float">
            <text:p>-55</text:p>
          </table:table-cell>
          <table:table-cell table:formula="of:=SF([.A175] ; [.$B$11] ;[.$B$2];[.$B$3];[.$B$4];[.$B$7])" office:value-type="string" office:string-value="" calcext:value-type="error">
            <text:p>#VALUE!</text:p>
          </table:table-cell>
          <table:table-cell table:style-name="ce9" table:formula="of:=GETLIFTCOEF([.A175];[.B175];[.$B$2];[.$B$8];[.$B$5])" office:value-type="string" office:string-value="" calcext:value-type="error">
            <text:p>#VALUE!</text:p>
          </table:table-cell>
          <table:table-cell table:style-name="ce9" table:formula="of:=GETDRAGCOEF([.A175];[.B17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54" calcext:value-type="float">
            <text:p>-54</text:p>
          </table:table-cell>
          <table:table-cell table:formula="of:=SF([.A176] ; [.$B$11] ;[.$B$2];[.$B$3];[.$B$4];[.$B$7])" office:value-type="string" office:string-value="" calcext:value-type="error">
            <text:p>#VALUE!</text:p>
          </table:table-cell>
          <table:table-cell table:style-name="ce9" table:formula="of:=GETLIFTCOEF([.A176];[.B176];[.$B$2];[.$B$8];[.$B$5])" office:value-type="string" office:string-value="" calcext:value-type="error">
            <text:p>#VALUE!</text:p>
          </table:table-cell>
          <table:table-cell table:style-name="ce9" table:formula="of:=GETDRAGCOEF([.A176];[.B17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53" calcext:value-type="float">
            <text:p>-53</text:p>
          </table:table-cell>
          <table:table-cell table:formula="of:=SF([.A177] ; [.$B$11] ;[.$B$2];[.$B$3];[.$B$4];[.$B$7])" office:value-type="string" office:string-value="" calcext:value-type="error">
            <text:p>#VALUE!</text:p>
          </table:table-cell>
          <table:table-cell table:style-name="ce9" table:formula="of:=GETLIFTCOEF([.A177];[.B177];[.$B$2];[.$B$8];[.$B$5])" office:value-type="string" office:string-value="" calcext:value-type="error">
            <text:p>#VALUE!</text:p>
          </table:table-cell>
          <table:table-cell table:style-name="ce9" table:formula="of:=GETDRAGCOEF([.A177];[.B17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52" calcext:value-type="float">
            <text:p>-52</text:p>
          </table:table-cell>
          <table:table-cell table:formula="of:=SF([.A178] ; [.$B$11] ;[.$B$2];[.$B$3];[.$B$4];[.$B$7])" office:value-type="string" office:string-value="" calcext:value-type="error">
            <text:p>#VALUE!</text:p>
          </table:table-cell>
          <table:table-cell table:style-name="ce9" table:formula="of:=GETLIFTCOEF([.A178];[.B178];[.$B$2];[.$B$8];[.$B$5])" office:value-type="string" office:string-value="" calcext:value-type="error">
            <text:p>#VALUE!</text:p>
          </table:table-cell>
          <table:table-cell table:style-name="ce9" table:formula="of:=GETDRAGCOEF([.A178];[.B17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51" calcext:value-type="float">
            <text:p>-51</text:p>
          </table:table-cell>
          <table:table-cell table:formula="of:=SF([.A179] ; [.$B$11] ;[.$B$2];[.$B$3];[.$B$4];[.$B$7])" office:value-type="string" office:string-value="" calcext:value-type="error">
            <text:p>#VALUE!</text:p>
          </table:table-cell>
          <table:table-cell table:style-name="ce9" table:formula="of:=GETLIFTCOEF([.A179];[.B179];[.$B$2];[.$B$8];[.$B$5])" office:value-type="string" office:string-value="" calcext:value-type="error">
            <text:p>#VALUE!</text:p>
          </table:table-cell>
          <table:table-cell table:style-name="ce9" table:formula="of:=GETDRAGCOEF([.A179];[.B17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50" calcext:value-type="float">
            <text:p>-50</text:p>
          </table:table-cell>
          <table:table-cell table:formula="of:=SF([.A180] ; [.$B$11] ;[.$B$2];[.$B$3];[.$B$4];[.$B$7])" office:value-type="string" office:string-value="" calcext:value-type="error">
            <text:p>#VALUE!</text:p>
          </table:table-cell>
          <table:table-cell table:style-name="ce9" table:formula="of:=GETLIFTCOEF([.A180];[.B180];[.$B$2];[.$B$8];[.$B$5])" office:value-type="string" office:string-value="" calcext:value-type="error">
            <text:p>#VALUE!</text:p>
          </table:table-cell>
          <table:table-cell table:style-name="ce9" table:formula="of:=GETDRAGCOEF([.A180];[.B18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49" calcext:value-type="float">
            <text:p>-49</text:p>
          </table:table-cell>
          <table:table-cell table:formula="of:=SF([.A181] ; [.$B$11] ;[.$B$2];[.$B$3];[.$B$4];[.$B$7])" office:value-type="string" office:string-value="" calcext:value-type="error">
            <text:p>#VALUE!</text:p>
          </table:table-cell>
          <table:table-cell table:style-name="ce9" table:formula="of:=GETLIFTCOEF([.A181];[.B181];[.$B$2];[.$B$8];[.$B$5])" office:value-type="string" office:string-value="" calcext:value-type="error">
            <text:p>#VALUE!</text:p>
          </table:table-cell>
          <table:table-cell table:style-name="ce9" table:formula="of:=GETDRAGCOEF([.A181];[.B18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48" calcext:value-type="float">
            <text:p>-48</text:p>
          </table:table-cell>
          <table:table-cell table:formula="of:=SF([.A182] ; [.$B$11] ;[.$B$2];[.$B$3];[.$B$4];[.$B$7])" office:value-type="string" office:string-value="" calcext:value-type="error">
            <text:p>#VALUE!</text:p>
          </table:table-cell>
          <table:table-cell table:style-name="ce9" table:formula="of:=GETLIFTCOEF([.A182];[.B182];[.$B$2];[.$B$8];[.$B$5])" office:value-type="string" office:string-value="" calcext:value-type="error">
            <text:p>#VALUE!</text:p>
          </table:table-cell>
          <table:table-cell table:style-name="ce9" table:formula="of:=GETDRAGCOEF([.A182];[.B18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47" calcext:value-type="float">
            <text:p>-47</text:p>
          </table:table-cell>
          <table:table-cell table:formula="of:=SF([.A183] ; [.$B$11] ;[.$B$2];[.$B$3];[.$B$4];[.$B$7])" office:value-type="string" office:string-value="" calcext:value-type="error">
            <text:p>#VALUE!</text:p>
          </table:table-cell>
          <table:table-cell table:style-name="ce9" table:formula="of:=GETLIFTCOEF([.A183];[.B183];[.$B$2];[.$B$8];[.$B$5])" office:value-type="string" office:string-value="" calcext:value-type="error">
            <text:p>#VALUE!</text:p>
          </table:table-cell>
          <table:table-cell table:style-name="ce9" table:formula="of:=GETDRAGCOEF([.A183];[.B18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46" calcext:value-type="float">
            <text:p>-46</text:p>
          </table:table-cell>
          <table:table-cell table:formula="of:=SF([.A184] ; [.$B$11] ;[.$B$2];[.$B$3];[.$B$4];[.$B$7])" office:value-type="string" office:string-value="" calcext:value-type="error">
            <text:p>#VALUE!</text:p>
          </table:table-cell>
          <table:table-cell table:style-name="ce9" table:formula="of:=GETLIFTCOEF([.A184];[.B184];[.$B$2];[.$B$8];[.$B$5])" office:value-type="string" office:string-value="" calcext:value-type="error">
            <text:p>#VALUE!</text:p>
          </table:table-cell>
          <table:table-cell table:style-name="ce9" table:formula="of:=GETDRAGCOEF([.A184];[.B18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45" calcext:value-type="float">
            <text:p>-45</text:p>
          </table:table-cell>
          <table:table-cell table:formula="of:=SF([.A185] ; [.$B$11] ;[.$B$2];[.$B$3];[.$B$4];[.$B$7])" office:value-type="string" office:string-value="" calcext:value-type="error">
            <text:p>#VALUE!</text:p>
          </table:table-cell>
          <table:table-cell table:style-name="ce9" table:formula="of:=GETLIFTCOEF([.A185];[.B185];[.$B$2];[.$B$8];[.$B$5])" office:value-type="string" office:string-value="" calcext:value-type="error">
            <text:p>#VALUE!</text:p>
          </table:table-cell>
          <table:table-cell table:style-name="ce9" table:formula="of:=GETDRAGCOEF([.A185];[.B18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44" calcext:value-type="float">
            <text:p>-44</text:p>
          </table:table-cell>
          <table:table-cell table:formula="of:=SF([.A186] ; [.$B$11] ;[.$B$2];[.$B$3];[.$B$4];[.$B$7])" office:value-type="string" office:string-value="" calcext:value-type="error">
            <text:p>#VALUE!</text:p>
          </table:table-cell>
          <table:table-cell table:style-name="ce9" table:formula="of:=GETLIFTCOEF([.A186];[.B186];[.$B$2];[.$B$8];[.$B$5])" office:value-type="string" office:string-value="" calcext:value-type="error">
            <text:p>#VALUE!</text:p>
          </table:table-cell>
          <table:table-cell table:style-name="ce9" table:formula="of:=GETDRAGCOEF([.A186];[.B18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43" calcext:value-type="float">
            <text:p>-43</text:p>
          </table:table-cell>
          <table:table-cell table:formula="of:=SF([.A187] ; [.$B$11] ;[.$B$2];[.$B$3];[.$B$4];[.$B$7])" office:value-type="string" office:string-value="" calcext:value-type="error">
            <text:p>#VALUE!</text:p>
          </table:table-cell>
          <table:table-cell table:style-name="ce9" table:formula="of:=GETLIFTCOEF([.A187];[.B187];[.$B$2];[.$B$8];[.$B$5])" office:value-type="string" office:string-value="" calcext:value-type="error">
            <text:p>#VALUE!</text:p>
          </table:table-cell>
          <table:table-cell table:style-name="ce9" table:formula="of:=GETDRAGCOEF([.A187];[.B18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42" calcext:value-type="float">
            <text:p>-42</text:p>
          </table:table-cell>
          <table:table-cell table:formula="of:=SF([.A188] ; [.$B$11] ;[.$B$2];[.$B$3];[.$B$4];[.$B$7])" office:value-type="string" office:string-value="" calcext:value-type="error">
            <text:p>#VALUE!</text:p>
          </table:table-cell>
          <table:table-cell table:style-name="ce9" table:formula="of:=GETLIFTCOEF([.A188];[.B188];[.$B$2];[.$B$8];[.$B$5])" office:value-type="string" office:string-value="" calcext:value-type="error">
            <text:p>#VALUE!</text:p>
          </table:table-cell>
          <table:table-cell table:style-name="ce9" table:formula="of:=GETDRAGCOEF([.A188];[.B18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41" calcext:value-type="float">
            <text:p>-41</text:p>
          </table:table-cell>
          <table:table-cell table:formula="of:=SF([.A189] ; [.$B$11] ;[.$B$2];[.$B$3];[.$B$4];[.$B$7])" office:value-type="string" office:string-value="" calcext:value-type="error">
            <text:p>#VALUE!</text:p>
          </table:table-cell>
          <table:table-cell table:style-name="ce9" table:formula="of:=GETLIFTCOEF([.A189];[.B189];[.$B$2];[.$B$8];[.$B$5])" office:value-type="string" office:string-value="" calcext:value-type="error">
            <text:p>#VALUE!</text:p>
          </table:table-cell>
          <table:table-cell table:style-name="ce9" table:formula="of:=GETDRAGCOEF([.A189];[.B18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40" calcext:value-type="float">
            <text:p>-40</text:p>
          </table:table-cell>
          <table:table-cell table:formula="of:=SF([.A190] ; [.$B$11] ;[.$B$2];[.$B$3];[.$B$4];[.$B$7])" office:value-type="string" office:string-value="" calcext:value-type="error">
            <text:p>#VALUE!</text:p>
          </table:table-cell>
          <table:table-cell table:style-name="ce9" table:formula="of:=GETLIFTCOEF([.A190];[.B190];[.$B$2];[.$B$8];[.$B$5])" office:value-type="string" office:string-value="" calcext:value-type="error">
            <text:p>#VALUE!</text:p>
          </table:table-cell>
          <table:table-cell table:style-name="ce9" table:formula="of:=GETDRAGCOEF([.A190];[.B19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39" calcext:value-type="float">
            <text:p>-39</text:p>
          </table:table-cell>
          <table:table-cell table:formula="of:=SF([.A191] ; [.$B$11] ;[.$B$2];[.$B$3];[.$B$4];[.$B$7])" office:value-type="string" office:string-value="" calcext:value-type="error">
            <text:p>#VALUE!</text:p>
          </table:table-cell>
          <table:table-cell table:style-name="ce9" table:formula="of:=GETLIFTCOEF([.A191];[.B191];[.$B$2];[.$B$8];[.$B$5])" office:value-type="string" office:string-value="" calcext:value-type="error">
            <text:p>#VALUE!</text:p>
          </table:table-cell>
          <table:table-cell table:style-name="ce9" table:formula="of:=GETDRAGCOEF([.A191];[.B19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38" calcext:value-type="float">
            <text:p>-38</text:p>
          </table:table-cell>
          <table:table-cell table:formula="of:=SF([.A192] ; [.$B$11] ;[.$B$2];[.$B$3];[.$B$4];[.$B$7])" office:value-type="string" office:string-value="" calcext:value-type="error">
            <text:p>#VALUE!</text:p>
          </table:table-cell>
          <table:table-cell table:style-name="ce9" table:formula="of:=GETLIFTCOEF([.A192];[.B192];[.$B$2];[.$B$8];[.$B$5])" office:value-type="string" office:string-value="" calcext:value-type="error">
            <text:p>#VALUE!</text:p>
          </table:table-cell>
          <table:table-cell table:style-name="ce9" table:formula="of:=GETDRAGCOEF([.A192];[.B19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37" calcext:value-type="float">
            <text:p>-37</text:p>
          </table:table-cell>
          <table:table-cell table:formula="of:=SF([.A193] ; [.$B$11] ;[.$B$2];[.$B$3];[.$B$4];[.$B$7])" office:value-type="string" office:string-value="" calcext:value-type="error">
            <text:p>#VALUE!</text:p>
          </table:table-cell>
          <table:table-cell table:style-name="ce9" table:formula="of:=GETLIFTCOEF([.A193];[.B193];[.$B$2];[.$B$8];[.$B$5])" office:value-type="string" office:string-value="" calcext:value-type="error">
            <text:p>#VALUE!</text:p>
          </table:table-cell>
          <table:table-cell table:style-name="ce9" table:formula="of:=GETDRAGCOEF([.A193];[.B19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36" calcext:value-type="float">
            <text:p>-36</text:p>
          </table:table-cell>
          <table:table-cell table:formula="of:=SF([.A194] ; [.$B$11] ;[.$B$2];[.$B$3];[.$B$4];[.$B$7])" office:value-type="string" office:string-value="" calcext:value-type="error">
            <text:p>#VALUE!</text:p>
          </table:table-cell>
          <table:table-cell table:style-name="ce9" table:formula="of:=GETLIFTCOEF([.A194];[.B194];[.$B$2];[.$B$8];[.$B$5])" office:value-type="string" office:string-value="" calcext:value-type="error">
            <text:p>#VALUE!</text:p>
          </table:table-cell>
          <table:table-cell table:style-name="ce9" table:formula="of:=GETDRAGCOEF([.A194];[.B19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35" calcext:value-type="float">
            <text:p>-35</text:p>
          </table:table-cell>
          <table:table-cell table:formula="of:=SF([.A195] ; [.$B$11] ;[.$B$2];[.$B$3];[.$B$4];[.$B$7])" office:value-type="string" office:string-value="" calcext:value-type="error">
            <text:p>#VALUE!</text:p>
          </table:table-cell>
          <table:table-cell table:style-name="ce9" table:formula="of:=GETLIFTCOEF([.A195];[.B195];[.$B$2];[.$B$8];[.$B$5])" office:value-type="string" office:string-value="" calcext:value-type="error">
            <text:p>#VALUE!</text:p>
          </table:table-cell>
          <table:table-cell table:style-name="ce9" table:formula="of:=GETDRAGCOEF([.A195];[.B19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34" calcext:value-type="float">
            <text:p>-34</text:p>
          </table:table-cell>
          <table:table-cell table:formula="of:=SF([.A196] ; [.$B$11] ;[.$B$2];[.$B$3];[.$B$4];[.$B$7])" office:value-type="string" office:string-value="" calcext:value-type="error">
            <text:p>#VALUE!</text:p>
          </table:table-cell>
          <table:table-cell table:style-name="ce9" table:formula="of:=GETLIFTCOEF([.A196];[.B196];[.$B$2];[.$B$8];[.$B$5])" office:value-type="string" office:string-value="" calcext:value-type="error">
            <text:p>#VALUE!</text:p>
          </table:table-cell>
          <table:table-cell table:style-name="ce9" table:formula="of:=GETDRAGCOEF([.A196];[.B19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33" calcext:value-type="float">
            <text:p>-33</text:p>
          </table:table-cell>
          <table:table-cell table:formula="of:=SF([.A197] ; [.$B$11] ;[.$B$2];[.$B$3];[.$B$4];[.$B$7])" office:value-type="string" office:string-value="" calcext:value-type="error">
            <text:p>#VALUE!</text:p>
          </table:table-cell>
          <table:table-cell table:style-name="ce9" table:formula="of:=GETLIFTCOEF([.A197];[.B197];[.$B$2];[.$B$8];[.$B$5])" office:value-type="string" office:string-value="" calcext:value-type="error">
            <text:p>#VALUE!</text:p>
          </table:table-cell>
          <table:table-cell table:style-name="ce9" table:formula="of:=GETDRAGCOEF([.A197];[.B19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32" calcext:value-type="float">
            <text:p>-32</text:p>
          </table:table-cell>
          <table:table-cell table:formula="of:=SF([.A198] ; [.$B$11] ;[.$B$2];[.$B$3];[.$B$4];[.$B$7])" office:value-type="string" office:string-value="" calcext:value-type="error">
            <text:p>#VALUE!</text:p>
          </table:table-cell>
          <table:table-cell table:style-name="ce9" table:formula="of:=GETLIFTCOEF([.A198];[.B198];[.$B$2];[.$B$8];[.$B$5])" office:value-type="string" office:string-value="" calcext:value-type="error">
            <text:p>#VALUE!</text:p>
          </table:table-cell>
          <table:table-cell table:style-name="ce9" table:formula="of:=GETDRAGCOEF([.A198];[.B19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31" calcext:value-type="float">
            <text:p>-31</text:p>
          </table:table-cell>
          <table:table-cell table:formula="of:=SF([.A199] ; [.$B$11] ;[.$B$2];[.$B$3];[.$B$4];[.$B$7])" office:value-type="string" office:string-value="" calcext:value-type="error">
            <text:p>#VALUE!</text:p>
          </table:table-cell>
          <table:table-cell table:style-name="ce9" table:formula="of:=GETLIFTCOEF([.A199];[.B199];[.$B$2];[.$B$8];[.$B$5])" office:value-type="string" office:string-value="" calcext:value-type="error">
            <text:p>#VALUE!</text:p>
          </table:table-cell>
          <table:table-cell table:style-name="ce9" table:formula="of:=GETDRAGCOEF([.A199];[.B19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30" calcext:value-type="float">
            <text:p>-30</text:p>
          </table:table-cell>
          <table:table-cell table:formula="of:=SF([.A200] ; [.$B$11] ;[.$B$2];[.$B$3];[.$B$4];[.$B$7])" office:value-type="string" office:string-value="" calcext:value-type="error">
            <text:p>#VALUE!</text:p>
          </table:table-cell>
          <table:table-cell table:style-name="ce9" table:formula="of:=GETLIFTCOEF([.A200];[.B200];[.$B$2];[.$B$8];[.$B$5])" office:value-type="string" office:string-value="" calcext:value-type="error">
            <text:p>#VALUE!</text:p>
          </table:table-cell>
          <table:table-cell table:style-name="ce9" table:formula="of:=GETDRAGCOEF([.A200];[.B20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29" calcext:value-type="float">
            <text:p>-29</text:p>
          </table:table-cell>
          <table:table-cell table:formula="of:=SF([.A201] ; [.$B$11] ;[.$B$2];[.$B$3];[.$B$4];[.$B$7])" office:value-type="string" office:string-value="" calcext:value-type="error">
            <text:p>#VALUE!</text:p>
          </table:table-cell>
          <table:table-cell table:style-name="ce9" table:formula="of:=GETLIFTCOEF([.A201];[.B201];[.$B$2];[.$B$8];[.$B$5])" office:value-type="string" office:string-value="" calcext:value-type="error">
            <text:p>#VALUE!</text:p>
          </table:table-cell>
          <table:table-cell table:style-name="ce9" table:formula="of:=GETDRAGCOEF([.A201];[.B20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28" calcext:value-type="float">
            <text:p>-28</text:p>
          </table:table-cell>
          <table:table-cell table:formula="of:=SF([.A202] ; [.$B$11] ;[.$B$2];[.$B$3];[.$B$4];[.$B$7])" office:value-type="string" office:string-value="" calcext:value-type="error">
            <text:p>#VALUE!</text:p>
          </table:table-cell>
          <table:table-cell table:style-name="ce9" table:formula="of:=GETLIFTCOEF([.A202];[.B202];[.$B$2];[.$B$8];[.$B$5])" office:value-type="string" office:string-value="" calcext:value-type="error">
            <text:p>#VALUE!</text:p>
          </table:table-cell>
          <table:table-cell table:style-name="ce9" table:formula="of:=GETDRAGCOEF([.A202];[.B20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27" calcext:value-type="float">
            <text:p>-27</text:p>
          </table:table-cell>
          <table:table-cell table:formula="of:=SF([.A203] ; [.$B$11] ;[.$B$2];[.$B$3];[.$B$4];[.$B$7])" office:value-type="string" office:string-value="" calcext:value-type="error">
            <text:p>#VALUE!</text:p>
          </table:table-cell>
          <table:table-cell table:style-name="ce9" table:formula="of:=GETLIFTCOEF([.A203];[.B203];[.$B$2];[.$B$8];[.$B$5])" office:value-type="string" office:string-value="" calcext:value-type="error">
            <text:p>#VALUE!</text:p>
          </table:table-cell>
          <table:table-cell table:style-name="ce9" table:formula="of:=GETDRAGCOEF([.A203];[.B20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26" calcext:value-type="float">
            <text:p>-26</text:p>
          </table:table-cell>
          <table:table-cell table:formula="of:=SF([.A204] ; [.$B$11] ;[.$B$2];[.$B$3];[.$B$4];[.$B$7])" office:value-type="string" office:string-value="" calcext:value-type="error">
            <text:p>#VALUE!</text:p>
          </table:table-cell>
          <table:table-cell table:style-name="ce9" table:formula="of:=GETLIFTCOEF([.A204];[.B204];[.$B$2];[.$B$8];[.$B$5])" office:value-type="string" office:string-value="" calcext:value-type="error">
            <text:p>#VALUE!</text:p>
          </table:table-cell>
          <table:table-cell table:style-name="ce9" table:formula="of:=GETDRAGCOEF([.A204];[.B20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25" calcext:value-type="float">
            <text:p>-25</text:p>
          </table:table-cell>
          <table:table-cell table:formula="of:=SF([.A205] ; [.$B$11] ;[.$B$2];[.$B$3];[.$B$4];[.$B$7])" office:value-type="string" office:string-value="" calcext:value-type="error">
            <text:p>#VALUE!</text:p>
          </table:table-cell>
          <table:table-cell table:style-name="ce9" table:formula="of:=GETLIFTCOEF([.A205];[.B205];[.$B$2];[.$B$8];[.$B$5])" office:value-type="string" office:string-value="" calcext:value-type="error">
            <text:p>#VALUE!</text:p>
          </table:table-cell>
          <table:table-cell table:style-name="ce9" table:formula="of:=GETDRAGCOEF([.A205];[.B20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24" calcext:value-type="float">
            <text:p>-24</text:p>
          </table:table-cell>
          <table:table-cell table:formula="of:=SF([.A206] ; [.$B$11] ;[.$B$2];[.$B$3];[.$B$4];[.$B$7])" office:value-type="string" office:string-value="" calcext:value-type="error">
            <text:p>#VALUE!</text:p>
          </table:table-cell>
          <table:table-cell table:style-name="ce9" table:formula="of:=GETLIFTCOEF([.A206];[.B206];[.$B$2];[.$B$8];[.$B$5])" office:value-type="string" office:string-value="" calcext:value-type="error">
            <text:p>#VALUE!</text:p>
          </table:table-cell>
          <table:table-cell table:style-name="ce9" table:formula="of:=GETDRAGCOEF([.A206];[.B20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23" calcext:value-type="float">
            <text:p>-23</text:p>
          </table:table-cell>
          <table:table-cell table:formula="of:=SF([.A207] ; [.$B$11] ;[.$B$2];[.$B$3];[.$B$4];[.$B$7])" office:value-type="string" office:string-value="" calcext:value-type="error">
            <text:p>#VALUE!</text:p>
          </table:table-cell>
          <table:table-cell table:style-name="ce9" table:formula="of:=GETLIFTCOEF([.A207];[.B207];[.$B$2];[.$B$8];[.$B$5])" office:value-type="string" office:string-value="" calcext:value-type="error">
            <text:p>#VALUE!</text:p>
          </table:table-cell>
          <table:table-cell table:style-name="ce9" table:formula="of:=GETDRAGCOEF([.A207];[.B20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22" calcext:value-type="float">
            <text:p>-22</text:p>
          </table:table-cell>
          <table:table-cell table:formula="of:=SF([.A208] ; [.$B$11] ;[.$B$2];[.$B$3];[.$B$4];[.$B$7])" office:value-type="string" office:string-value="" calcext:value-type="error">
            <text:p>#VALUE!</text:p>
          </table:table-cell>
          <table:table-cell table:style-name="ce9" table:formula="of:=GETLIFTCOEF([.A208];[.B208];[.$B$2];[.$B$8];[.$B$5])" office:value-type="string" office:string-value="" calcext:value-type="error">
            <text:p>#VALUE!</text:p>
          </table:table-cell>
          <table:table-cell table:style-name="ce9" table:formula="of:=GETDRAGCOEF([.A208];[.B20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21" calcext:value-type="float">
            <text:p>-21</text:p>
          </table:table-cell>
          <table:table-cell table:formula="of:=SF([.A209] ; [.$B$11] ;[.$B$2];[.$B$3];[.$B$4];[.$B$7])" office:value-type="string" office:string-value="" calcext:value-type="error">
            <text:p>#VALUE!</text:p>
          </table:table-cell>
          <table:table-cell table:style-name="ce9" table:formula="of:=GETLIFTCOEF([.A209];[.B209];[.$B$2];[.$B$8];[.$B$5])" office:value-type="string" office:string-value="" calcext:value-type="error">
            <text:p>#VALUE!</text:p>
          </table:table-cell>
          <table:table-cell table:style-name="ce9" table:formula="of:=GETDRAGCOEF([.A209];[.B20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20" calcext:value-type="float">
            <text:p>-20</text:p>
          </table:table-cell>
          <table:table-cell table:formula="of:=SF([.A210] ; [.$B$11] ;[.$B$2];[.$B$3];[.$B$4];[.$B$7])" office:value-type="string" office:string-value="" calcext:value-type="error">
            <text:p>#VALUE!</text:p>
          </table:table-cell>
          <table:table-cell table:style-name="ce9" table:formula="of:=GETLIFTCOEF([.A210];[.B210];[.$B$2];[.$B$8];[.$B$5])" office:value-type="string" office:string-value="" calcext:value-type="error">
            <text:p>#VALUE!</text:p>
          </table:table-cell>
          <table:table-cell table:style-name="ce9" table:formula="of:=GETDRAGCOEF([.A210];[.B21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9" calcext:value-type="float">
            <text:p>-19</text:p>
          </table:table-cell>
          <table:table-cell table:formula="of:=SF([.A211] ; [.$B$11] ;[.$B$2];[.$B$3];[.$B$4];[.$B$7])" office:value-type="string" office:string-value="" calcext:value-type="error">
            <text:p>#VALUE!</text:p>
          </table:table-cell>
          <table:table-cell table:style-name="ce9" table:formula="of:=GETLIFTCOEF([.A211];[.B211];[.$B$2];[.$B$8];[.$B$5])" office:value-type="string" office:string-value="" calcext:value-type="error">
            <text:p>#VALUE!</text:p>
          </table:table-cell>
          <table:table-cell table:style-name="ce9" table:formula="of:=GETDRAGCOEF([.A211];[.B21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8" calcext:value-type="float">
            <text:p>-18</text:p>
          </table:table-cell>
          <table:table-cell table:formula="of:=SF([.A212] ; [.$B$11] ;[.$B$2];[.$B$3];[.$B$4];[.$B$7])" office:value-type="string" office:string-value="" calcext:value-type="error">
            <text:p>#VALUE!</text:p>
          </table:table-cell>
          <table:table-cell table:style-name="ce9" table:formula="of:=GETLIFTCOEF([.A212];[.B212];[.$B$2];[.$B$8];[.$B$5])" office:value-type="string" office:string-value="" calcext:value-type="error">
            <text:p>#VALUE!</text:p>
          </table:table-cell>
          <table:table-cell table:style-name="ce9" table:formula="of:=GETDRAGCOEF([.A212];[.B21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7" calcext:value-type="float">
            <text:p>-17</text:p>
          </table:table-cell>
          <table:table-cell table:formula="of:=SF([.A213] ; [.$B$11] ;[.$B$2];[.$B$3];[.$B$4];[.$B$7])" office:value-type="string" office:string-value="" calcext:value-type="error">
            <text:p>#VALUE!</text:p>
          </table:table-cell>
          <table:table-cell table:style-name="ce9" table:formula="of:=GETLIFTCOEF([.A213];[.B213];[.$B$2];[.$B$8];[.$B$5])" office:value-type="string" office:string-value="" calcext:value-type="error">
            <text:p>#VALUE!</text:p>
          </table:table-cell>
          <table:table-cell table:style-name="ce9" table:formula="of:=GETDRAGCOEF([.A213];[.B21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6" calcext:value-type="float">
            <text:p>-16</text:p>
          </table:table-cell>
          <table:table-cell table:formula="of:=SF([.A214] ; [.$B$11] ;[.$B$2];[.$B$3];[.$B$4];[.$B$7])" office:value-type="string" office:string-value="" calcext:value-type="error">
            <text:p>#VALUE!</text:p>
          </table:table-cell>
          <table:table-cell table:style-name="ce9" table:formula="of:=GETLIFTCOEF([.A214];[.B214];[.$B$2];[.$B$8];[.$B$5])" office:value-type="string" office:string-value="" calcext:value-type="error">
            <text:p>#VALUE!</text:p>
          </table:table-cell>
          <table:table-cell table:style-name="ce9" table:formula="of:=GETDRAGCOEF([.A214];[.B21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5" calcext:value-type="float">
            <text:p>-15</text:p>
          </table:table-cell>
          <table:table-cell table:formula="of:=SF([.A215] ; [.$B$11] ;[.$B$2];[.$B$3];[.$B$4];[.$B$7])" office:value-type="string" office:string-value="" calcext:value-type="error">
            <text:p>#VALUE!</text:p>
          </table:table-cell>
          <table:table-cell table:style-name="ce9" table:formula="of:=GETLIFTCOEF([.A215];[.B215];[.$B$2];[.$B$8];[.$B$5])" office:value-type="string" office:string-value="" calcext:value-type="error">
            <text:p>#VALUE!</text:p>
          </table:table-cell>
          <table:table-cell table:style-name="ce9" table:formula="of:=GETDRAGCOEF([.A215];[.B21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4" calcext:value-type="float">
            <text:p>-14</text:p>
          </table:table-cell>
          <table:table-cell table:formula="of:=SF([.A216] ; [.$B$11] ;[.$B$2];[.$B$3];[.$B$4];[.$B$7])" office:value-type="string" office:string-value="" calcext:value-type="error">
            <text:p>#VALUE!</text:p>
          </table:table-cell>
          <table:table-cell table:style-name="ce9" table:formula="of:=GETLIFTCOEF([.A216];[.B216];[.$B$2];[.$B$8];[.$B$5])" office:value-type="string" office:string-value="" calcext:value-type="error">
            <text:p>#VALUE!</text:p>
          </table:table-cell>
          <table:table-cell table:style-name="ce9" table:formula="of:=GETDRAGCOEF([.A216];[.B21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3" calcext:value-type="float">
            <text:p>-13</text:p>
          </table:table-cell>
          <table:table-cell table:formula="of:=SF([.A217] ; [.$B$11] ;[.$B$2];[.$B$3];[.$B$4];[.$B$7])" office:value-type="string" office:string-value="" calcext:value-type="error">
            <text:p>#VALUE!</text:p>
          </table:table-cell>
          <table:table-cell table:style-name="ce9" table:formula="of:=GETLIFTCOEF([.A217];[.B217];[.$B$2];[.$B$8];[.$B$5])" office:value-type="string" office:string-value="" calcext:value-type="error">
            <text:p>#VALUE!</text:p>
          </table:table-cell>
          <table:table-cell table:style-name="ce9" table:formula="of:=GETDRAGCOEF([.A217];[.B21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2" calcext:value-type="float">
            <text:p>-12</text:p>
          </table:table-cell>
          <table:table-cell table:formula="of:=SF([.A218] ; [.$B$11] ;[.$B$2];[.$B$3];[.$B$4];[.$B$7])" office:value-type="string" office:string-value="" calcext:value-type="error">
            <text:p>#VALUE!</text:p>
          </table:table-cell>
          <table:table-cell table:style-name="ce9" table:formula="of:=GETLIFTCOEF([.A218];[.B218];[.$B$2];[.$B$8];[.$B$5])" office:value-type="string" office:string-value="" calcext:value-type="error">
            <text:p>#VALUE!</text:p>
          </table:table-cell>
          <table:table-cell table:style-name="ce9" table:formula="of:=GETDRAGCOEF([.A218];[.B21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1" calcext:value-type="float">
            <text:p>-11</text:p>
          </table:table-cell>
          <table:table-cell table:formula="of:=SF([.A219] ; [.$B$11] ;[.$B$2];[.$B$3];[.$B$4];[.$B$7])" office:value-type="string" office:string-value="" calcext:value-type="error">
            <text:p>#VALUE!</text:p>
          </table:table-cell>
          <table:table-cell table:style-name="ce9" table:formula="of:=GETLIFTCOEF([.A219];[.B219];[.$B$2];[.$B$8];[.$B$5])" office:value-type="string" office:string-value="" calcext:value-type="error">
            <text:p>#VALUE!</text:p>
          </table:table-cell>
          <table:table-cell table:style-name="ce9" table:formula="of:=GETDRAGCOEF([.A219];[.B21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0" calcext:value-type="float">
            <text:p>-10</text:p>
          </table:table-cell>
          <table:table-cell table:formula="of:=SF([.A220] ; [.$B$11] ;[.$B$2];[.$B$3];[.$B$4];[.$B$7])" office:value-type="string" office:string-value="" calcext:value-type="error">
            <text:p>#VALUE!</text:p>
          </table:table-cell>
          <table:table-cell table:style-name="ce9" table:formula="of:=GETLIFTCOEF([.A220];[.B220];[.$B$2];[.$B$8];[.$B$5])" office:value-type="string" office:string-value="" calcext:value-type="error">
            <text:p>#VALUE!</text:p>
          </table:table-cell>
          <table:table-cell table:style-name="ce9" table:formula="of:=GETDRAGCOEF([.A220];[.B22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9" calcext:value-type="float">
            <text:p>-9</text:p>
          </table:table-cell>
          <table:table-cell table:formula="of:=SF([.A221] ; [.$B$11] ;[.$B$2];[.$B$3];[.$B$4];[.$B$7])" office:value-type="string" office:string-value="" calcext:value-type="error">
            <text:p>#VALUE!</text:p>
          </table:table-cell>
          <table:table-cell table:style-name="ce9" table:formula="of:=GETLIFTCOEF([.A221];[.B221];[.$B$2];[.$B$8];[.$B$5])" office:value-type="string" office:string-value="" calcext:value-type="error">
            <text:p>#VALUE!</text:p>
          </table:table-cell>
          <table:table-cell table:style-name="ce9" table:formula="of:=GETDRAGCOEF([.A221];[.B22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8" calcext:value-type="float">
            <text:p>-8</text:p>
          </table:table-cell>
          <table:table-cell table:formula="of:=SF([.A222] ; [.$B$11] ;[.$B$2];[.$B$3];[.$B$4];[.$B$7])" office:value-type="string" office:string-value="" calcext:value-type="error">
            <text:p>#VALUE!</text:p>
          </table:table-cell>
          <table:table-cell table:style-name="ce9" table:formula="of:=GETLIFTCOEF([.A222];[.B222];[.$B$2];[.$B$8];[.$B$5])" office:value-type="string" office:string-value="" calcext:value-type="error">
            <text:p>#VALUE!</text:p>
          </table:table-cell>
          <table:table-cell table:style-name="ce9" table:formula="of:=GETDRAGCOEF([.A222];[.B22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7" calcext:value-type="float">
            <text:p>-7</text:p>
          </table:table-cell>
          <table:table-cell table:formula="of:=SF([.A223] ; [.$B$11] ;[.$B$2];[.$B$3];[.$B$4];[.$B$7])" office:value-type="string" office:string-value="" calcext:value-type="error">
            <text:p>#VALUE!</text:p>
          </table:table-cell>
          <table:table-cell table:style-name="ce9" table:formula="of:=GETLIFTCOEF([.A223];[.B223];[.$B$2];[.$B$8];[.$B$5])" office:value-type="string" office:string-value="" calcext:value-type="error">
            <text:p>#VALUE!</text:p>
          </table:table-cell>
          <table:table-cell table:style-name="ce9" table:formula="of:=GETDRAGCOEF([.A223];[.B22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6" calcext:value-type="float">
            <text:p>-6</text:p>
          </table:table-cell>
          <table:table-cell table:formula="of:=SF([.A224] ; [.$B$11] ;[.$B$2];[.$B$3];[.$B$4];[.$B$7])" office:value-type="string" office:string-value="" calcext:value-type="error">
            <text:p>#VALUE!</text:p>
          </table:table-cell>
          <table:table-cell table:style-name="ce9" table:formula="of:=GETLIFTCOEF([.A224];[.B224];[.$B$2];[.$B$8];[.$B$5])" office:value-type="string" office:string-value="" calcext:value-type="error">
            <text:p>#VALUE!</text:p>
          </table:table-cell>
          <table:table-cell table:style-name="ce9" table:formula="of:=GETDRAGCOEF([.A224];[.B22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5" calcext:value-type="float">
            <text:p>-5</text:p>
          </table:table-cell>
          <table:table-cell table:formula="of:=SF([.A225] ; [.$B$11] ;[.$B$2];[.$B$3];[.$B$4];[.$B$7])" office:value-type="string" office:string-value="" calcext:value-type="error">
            <text:p>#VALUE!</text:p>
          </table:table-cell>
          <table:table-cell table:style-name="ce9" table:formula="of:=GETLIFTCOEF([.A225];[.B225];[.$B$2];[.$B$8];[.$B$5])" office:value-type="string" office:string-value="" calcext:value-type="error">
            <text:p>#VALUE!</text:p>
          </table:table-cell>
          <table:table-cell table:style-name="ce9" table:formula="of:=GETDRAGCOEF([.A225];[.B22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4" calcext:value-type="float">
            <text:p>-4</text:p>
          </table:table-cell>
          <table:table-cell table:formula="of:=SF([.A226] ; [.$B$11] ;[.$B$2];[.$B$3];[.$B$4];[.$B$7])" office:value-type="string" office:string-value="" calcext:value-type="error">
            <text:p>#VALUE!</text:p>
          </table:table-cell>
          <table:table-cell table:style-name="ce9" table:formula="of:=GETLIFTCOEF([.A226];[.B226];[.$B$2];[.$B$8];[.$B$5])" office:value-type="string" office:string-value="" calcext:value-type="error">
            <text:p>#VALUE!</text:p>
          </table:table-cell>
          <table:table-cell table:style-name="ce9" table:formula="of:=GETDRAGCOEF([.A226];[.B22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3" calcext:value-type="float">
            <text:p>-3</text:p>
          </table:table-cell>
          <table:table-cell table:formula="of:=SF([.A227] ; [.$B$11] ;[.$B$2];[.$B$3];[.$B$4];[.$B$7])" office:value-type="string" office:string-value="" calcext:value-type="error">
            <text:p>#VALUE!</text:p>
          </table:table-cell>
          <table:table-cell table:style-name="ce9" table:formula="of:=GETLIFTCOEF([.A227];[.B227];[.$B$2];[.$B$8];[.$B$5])" office:value-type="string" office:string-value="" calcext:value-type="error">
            <text:p>#VALUE!</text:p>
          </table:table-cell>
          <table:table-cell table:style-name="ce9" table:formula="of:=GETDRAGCOEF([.A227];[.B22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2" calcext:value-type="float">
            <text:p>-2</text:p>
          </table:table-cell>
          <table:table-cell table:formula="of:=SF([.A228] ; [.$B$11] ;[.$B$2];[.$B$3];[.$B$4];[.$B$7])" office:value-type="string" office:string-value="" calcext:value-type="error">
            <text:p>#VALUE!</text:p>
          </table:table-cell>
          <table:table-cell table:style-name="ce9" table:formula="of:=GETLIFTCOEF([.A228];[.B228];[.$B$2];[.$B$8];[.$B$5])" office:value-type="string" office:string-value="" calcext:value-type="error">
            <text:p>#VALUE!</text:p>
          </table:table-cell>
          <table:table-cell table:style-name="ce9" table:formula="of:=GETDRAGCOEF([.A228];[.B22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-1" calcext:value-type="float">
            <text:p>-1</text:p>
          </table:table-cell>
          <table:table-cell table:formula="of:=SF([.A229] ; [.$B$11] ;[.$B$2];[.$B$3];[.$B$4];[.$B$7])" office:value-type="string" office:string-value="" calcext:value-type="error">
            <text:p>#VALUE!</text:p>
          </table:table-cell>
          <table:table-cell table:style-name="ce9" table:formula="of:=GETLIFTCOEF([.A229];[.B229];[.$B$2];[.$B$8];[.$B$5])" office:value-type="string" office:string-value="" calcext:value-type="error">
            <text:p>#VALUE!</text:p>
          </table:table-cell>
          <table:table-cell table:style-name="ce9" table:formula="of:=GETDRAGCOEF([.A229];[.B22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F([.A230] ; [.$B$11] ;[.$B$2];[.$B$3];[.$B$4];[.$B$7])" office:value-type="string" office:string-value="" calcext:value-type="error">
            <text:p>#VALUE!</text:p>
          </table:table-cell>
          <table:table-cell table:style-name="ce9" table:formula="of:=GETLIFTCOEF([.A230];[.B230];[.$B$2];[.$B$8];[.$B$5])" office:value-type="string" office:string-value="" calcext:value-type="error">
            <text:p>#VALUE!</text:p>
          </table:table-cell>
          <table:table-cell table:style-name="ce9" table:formula="of:=GETDRAGCOEF([.A230];[.B23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F([.A231] ; [.$B$11] ;[.$B$2];[.$B$3];[.$B$4];[.$B$7])" office:value-type="string" office:string-value="" calcext:value-type="error">
            <text:p>#VALUE!</text:p>
          </table:table-cell>
          <table:table-cell table:style-name="ce9" table:formula="of:=GETLIFTCOEF([.A231];[.B231];[.$B$2];[.$B$8];[.$B$5])" office:value-type="string" office:string-value="" calcext:value-type="error">
            <text:p>#VALUE!</text:p>
          </table:table-cell>
          <table:table-cell table:style-name="ce9" table:formula="of:=GETDRAGCOEF([.A231];[.B23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F([.A232] ; [.$B$11] ;[.$B$2];[.$B$3];[.$B$4];[.$B$7])" office:value-type="string" office:string-value="" calcext:value-type="error">
            <text:p>#VALUE!</text:p>
          </table:table-cell>
          <table:table-cell table:style-name="ce9" table:formula="of:=GETLIFTCOEF([.A232];[.B232];[.$B$2];[.$B$8];[.$B$5])" office:value-type="string" office:string-value="" calcext:value-type="error">
            <text:p>#VALUE!</text:p>
          </table:table-cell>
          <table:table-cell table:style-name="ce9" table:formula="of:=GETDRAGCOEF([.A232];[.B23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F([.A233] ; [.$B$11] ;[.$B$2];[.$B$3];[.$B$4];[.$B$7])" office:value-type="string" office:string-value="" calcext:value-type="error">
            <text:p>#VALUE!</text:p>
          </table:table-cell>
          <table:table-cell table:style-name="ce9" table:formula="of:=GETLIFTCOEF([.A233];[.B233];[.$B$2];[.$B$8];[.$B$5])" office:value-type="string" office:string-value="" calcext:value-type="error">
            <text:p>#VALUE!</text:p>
          </table:table-cell>
          <table:table-cell table:style-name="ce9" table:formula="of:=GETDRAGCOEF([.A233];[.B23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SF([.A234] ; [.$B$11] ;[.$B$2];[.$B$3];[.$B$4];[.$B$7])" office:value-type="string" office:string-value="" calcext:value-type="error">
            <text:p>#VALUE!</text:p>
          </table:table-cell>
          <table:table-cell table:style-name="ce9" table:formula="of:=GETLIFTCOEF([.A234];[.B234];[.$B$2];[.$B$8];[.$B$5])" office:value-type="string" office:string-value="" calcext:value-type="error">
            <text:p>#VALUE!</text:p>
          </table:table-cell>
          <table:table-cell table:style-name="ce9" table:formula="of:=GETDRAGCOEF([.A234];[.B23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F([.A235] ; [.$B$11] ;[.$B$2];[.$B$3];[.$B$4];[.$B$7])" office:value-type="string" office:string-value="" calcext:value-type="error">
            <text:p>#VALUE!</text:p>
          </table:table-cell>
          <table:table-cell table:style-name="ce9" table:formula="of:=GETLIFTCOEF([.A235];[.B235];[.$B$2];[.$B$8];[.$B$5])" office:value-type="string" office:string-value="" calcext:value-type="error">
            <text:p>#VALUE!</text:p>
          </table:table-cell>
          <table:table-cell table:style-name="ce9" table:formula="of:=GETDRAGCOEF([.A235];[.B23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F([.A236] ; [.$B$11] ;[.$B$2];[.$B$3];[.$B$4];[.$B$7])" office:value-type="string" office:string-value="" calcext:value-type="error">
            <text:p>#VALUE!</text:p>
          </table:table-cell>
          <table:table-cell table:style-name="ce9" table:formula="of:=GETLIFTCOEF([.A236];[.B236];[.$B$2];[.$B$8];[.$B$5])" office:value-type="string" office:string-value="" calcext:value-type="error">
            <text:p>#VALUE!</text:p>
          </table:table-cell>
          <table:table-cell table:style-name="ce9" table:formula="of:=GETDRAGCOEF([.A236];[.B23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SF([.A237] ; [.$B$11] ;[.$B$2];[.$B$3];[.$B$4];[.$B$7])" office:value-type="string" office:string-value="" calcext:value-type="error">
            <text:p>#VALUE!</text:p>
          </table:table-cell>
          <table:table-cell table:style-name="ce9" table:formula="of:=GETLIFTCOEF([.A237];[.B237];[.$B$2];[.$B$8];[.$B$5])" office:value-type="string" office:string-value="" calcext:value-type="error">
            <text:p>#VALUE!</text:p>
          </table:table-cell>
          <table:table-cell table:style-name="ce9" table:formula="of:=GETDRAGCOEF([.A237];[.B23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SF([.A238] ; [.$B$11] ;[.$B$2];[.$B$3];[.$B$4];[.$B$7])" office:value-type="string" office:string-value="" calcext:value-type="error">
            <text:p>#VALUE!</text:p>
          </table:table-cell>
          <table:table-cell table:style-name="ce9" table:formula="of:=GETLIFTCOEF([.A238];[.B238];[.$B$2];[.$B$8];[.$B$5])" office:value-type="string" office:string-value="" calcext:value-type="error">
            <text:p>#VALUE!</text:p>
          </table:table-cell>
          <table:table-cell table:style-name="ce9" table:formula="of:=GETDRAGCOEF([.A238];[.B23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SF([.A239] ; [.$B$11] ;[.$B$2];[.$B$3];[.$B$4];[.$B$7])" office:value-type="string" office:string-value="" calcext:value-type="error">
            <text:p>#VALUE!</text:p>
          </table:table-cell>
          <table:table-cell table:style-name="ce9" table:formula="of:=GETLIFTCOEF([.A239];[.B239];[.$B$2];[.$B$8];[.$B$5])" office:value-type="string" office:string-value="" calcext:value-type="error">
            <text:p>#VALUE!</text:p>
          </table:table-cell>
          <table:table-cell table:style-name="ce9" table:formula="of:=GETDRAGCOEF([.A239];[.B23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SF([.A240] ; [.$B$11] ;[.$B$2];[.$B$3];[.$B$4];[.$B$7])" office:value-type="string" office:string-value="" calcext:value-type="error">
            <text:p>#VALUE!</text:p>
          </table:table-cell>
          <table:table-cell table:style-name="ce9" table:formula="of:=GETLIFTCOEF([.A240];[.B240];[.$B$2];[.$B$8];[.$B$5])" office:value-type="string" office:string-value="" calcext:value-type="error">
            <text:p>#VALUE!</text:p>
          </table:table-cell>
          <table:table-cell table:style-name="ce9" table:formula="of:=GETDRAGCOEF([.A240];[.B24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SF([.A241] ; [.$B$11] ;[.$B$2];[.$B$3];[.$B$4];[.$B$7])" office:value-type="string" office:string-value="" calcext:value-type="error">
            <text:p>#VALUE!</text:p>
          </table:table-cell>
          <table:table-cell table:style-name="ce9" table:formula="of:=GETLIFTCOEF([.A241];[.B241];[.$B$2];[.$B$8];[.$B$5])" office:value-type="string" office:string-value="" calcext:value-type="error">
            <text:p>#VALUE!</text:p>
          </table:table-cell>
          <table:table-cell table:style-name="ce9" table:formula="of:=GETDRAGCOEF([.A241];[.B24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SF([.A242] ; [.$B$11] ;[.$B$2];[.$B$3];[.$B$4];[.$B$7])" office:value-type="string" office:string-value="" calcext:value-type="error">
            <text:p>#VALUE!</text:p>
          </table:table-cell>
          <table:table-cell table:style-name="ce9" table:formula="of:=GETLIFTCOEF([.A242];[.B242];[.$B$2];[.$B$8];[.$B$5])" office:value-type="string" office:string-value="" calcext:value-type="error">
            <text:p>#VALUE!</text:p>
          </table:table-cell>
          <table:table-cell table:style-name="ce9" table:formula="of:=GETDRAGCOEF([.A242];[.B24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SF([.A243] ; [.$B$11] ;[.$B$2];[.$B$3];[.$B$4];[.$B$7])" office:value-type="string" office:string-value="" calcext:value-type="error">
            <text:p>#VALUE!</text:p>
          </table:table-cell>
          <table:table-cell table:style-name="ce9" table:formula="of:=GETLIFTCOEF([.A243];[.B243];[.$B$2];[.$B$8];[.$B$5])" office:value-type="string" office:string-value="" calcext:value-type="error">
            <text:p>#VALUE!</text:p>
          </table:table-cell>
          <table:table-cell table:style-name="ce9" table:formula="of:=GETDRAGCOEF([.A243];[.B24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SF([.A244] ; [.$B$11] ;[.$B$2];[.$B$3];[.$B$4];[.$B$7])" office:value-type="string" office:string-value="" calcext:value-type="error">
            <text:p>#VALUE!</text:p>
          </table:table-cell>
          <table:table-cell table:style-name="ce9" table:formula="of:=GETLIFTCOEF([.A244];[.B244];[.$B$2];[.$B$8];[.$B$5])" office:value-type="string" office:string-value="" calcext:value-type="error">
            <text:p>#VALUE!</text:p>
          </table:table-cell>
          <table:table-cell table:style-name="ce9" table:formula="of:=GETDRAGCOEF([.A244];[.B24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SF([.A245] ; [.$B$11] ;[.$B$2];[.$B$3];[.$B$4];[.$B$7])" office:value-type="string" office:string-value="" calcext:value-type="error">
            <text:p>#VALUE!</text:p>
          </table:table-cell>
          <table:table-cell table:style-name="ce9" table:formula="of:=GETLIFTCOEF([.A245];[.B245];[.$B$2];[.$B$8];[.$B$5])" office:value-type="string" office:string-value="" calcext:value-type="error">
            <text:p>#VALUE!</text:p>
          </table:table-cell>
          <table:table-cell table:style-name="ce9" table:formula="of:=GETDRAGCOEF([.A245];[.B24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SF([.A246] ; [.$B$11] ;[.$B$2];[.$B$3];[.$B$4];[.$B$7])" office:value-type="string" office:string-value="" calcext:value-type="error">
            <text:p>#VALUE!</text:p>
          </table:table-cell>
          <table:table-cell table:style-name="ce9" table:formula="of:=GETLIFTCOEF([.A246];[.B246];[.$B$2];[.$B$8];[.$B$5])" office:value-type="string" office:string-value="" calcext:value-type="error">
            <text:p>#VALUE!</text:p>
          </table:table-cell>
          <table:table-cell table:style-name="ce9" table:formula="of:=GETDRAGCOEF([.A246];[.B24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SF([.A247] ; [.$B$11] ;[.$B$2];[.$B$3];[.$B$4];[.$B$7])" office:value-type="string" office:string-value="" calcext:value-type="error">
            <text:p>#VALUE!</text:p>
          </table:table-cell>
          <table:table-cell table:style-name="ce9" table:formula="of:=GETLIFTCOEF([.A247];[.B247];[.$B$2];[.$B$8];[.$B$5])" office:value-type="string" office:string-value="" calcext:value-type="error">
            <text:p>#VALUE!</text:p>
          </table:table-cell>
          <table:table-cell table:style-name="ce9" table:formula="of:=GETDRAGCOEF([.A247];[.B24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SF([.A248] ; [.$B$11] ;[.$B$2];[.$B$3];[.$B$4];[.$B$7])" office:value-type="string" office:string-value="" calcext:value-type="error">
            <text:p>#VALUE!</text:p>
          </table:table-cell>
          <table:table-cell table:style-name="ce9" table:formula="of:=GETLIFTCOEF([.A248];[.B248];[.$B$2];[.$B$8];[.$B$5])" office:value-type="string" office:string-value="" calcext:value-type="error">
            <text:p>#VALUE!</text:p>
          </table:table-cell>
          <table:table-cell table:style-name="ce9" table:formula="of:=GETDRAGCOEF([.A248];[.B24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SF([.A249] ; [.$B$11] ;[.$B$2];[.$B$3];[.$B$4];[.$B$7])" office:value-type="string" office:string-value="" calcext:value-type="error">
            <text:p>#VALUE!</text:p>
          </table:table-cell>
          <table:table-cell table:style-name="ce9" table:formula="of:=GETLIFTCOEF([.A249];[.B249];[.$B$2];[.$B$8];[.$B$5])" office:value-type="string" office:string-value="" calcext:value-type="error">
            <text:p>#VALUE!</text:p>
          </table:table-cell>
          <table:table-cell table:style-name="ce9" table:formula="of:=GETDRAGCOEF([.A249];[.B24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SF([.A250] ; [.$B$11] ;[.$B$2];[.$B$3];[.$B$4];[.$B$7])" office:value-type="string" office:string-value="" calcext:value-type="error">
            <text:p>#VALUE!</text:p>
          </table:table-cell>
          <table:table-cell table:style-name="ce9" table:formula="of:=GETLIFTCOEF([.A250];[.B250];[.$B$2];[.$B$8];[.$B$5])" office:value-type="string" office:string-value="" calcext:value-type="error">
            <text:p>#VALUE!</text:p>
          </table:table-cell>
          <table:table-cell table:style-name="ce9" table:formula="of:=GETDRAGCOEF([.A250];[.B25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SF([.A251] ; [.$B$11] ;[.$B$2];[.$B$3];[.$B$4];[.$B$7])" office:value-type="string" office:string-value="" calcext:value-type="error">
            <text:p>#VALUE!</text:p>
          </table:table-cell>
          <table:table-cell table:style-name="ce9" table:formula="of:=GETLIFTCOEF([.A251];[.B251];[.$B$2];[.$B$8];[.$B$5])" office:value-type="string" office:string-value="" calcext:value-type="error">
            <text:p>#VALUE!</text:p>
          </table:table-cell>
          <table:table-cell table:style-name="ce9" table:formula="of:=GETDRAGCOEF([.A251];[.B25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SF([.A252] ; [.$B$11] ;[.$B$2];[.$B$3];[.$B$4];[.$B$7])" office:value-type="string" office:string-value="" calcext:value-type="error">
            <text:p>#VALUE!</text:p>
          </table:table-cell>
          <table:table-cell table:style-name="ce9" table:formula="of:=GETLIFTCOEF([.A252];[.B252];[.$B$2];[.$B$8];[.$B$5])" office:value-type="string" office:string-value="" calcext:value-type="error">
            <text:p>#VALUE!</text:p>
          </table:table-cell>
          <table:table-cell table:style-name="ce9" table:formula="of:=GETDRAGCOEF([.A252];[.B25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SF([.A253] ; [.$B$11] ;[.$B$2];[.$B$3];[.$B$4];[.$B$7])" office:value-type="string" office:string-value="" calcext:value-type="error">
            <text:p>#VALUE!</text:p>
          </table:table-cell>
          <table:table-cell table:style-name="ce9" table:formula="of:=GETLIFTCOEF([.A253];[.B253];[.$B$2];[.$B$8];[.$B$5])" office:value-type="string" office:string-value="" calcext:value-type="error">
            <text:p>#VALUE!</text:p>
          </table:table-cell>
          <table:table-cell table:style-name="ce9" table:formula="of:=GETDRAGCOEF([.A253];[.B25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SF([.A254] ; [.$B$11] ;[.$B$2];[.$B$3];[.$B$4];[.$B$7])" office:value-type="string" office:string-value="" calcext:value-type="error">
            <text:p>#VALUE!</text:p>
          </table:table-cell>
          <table:table-cell table:style-name="ce9" table:formula="of:=GETLIFTCOEF([.A254];[.B254];[.$B$2];[.$B$8];[.$B$5])" office:value-type="string" office:string-value="" calcext:value-type="error">
            <text:p>#VALUE!</text:p>
          </table:table-cell>
          <table:table-cell table:style-name="ce9" table:formula="of:=GETDRAGCOEF([.A254];[.B25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SF([.A255] ; [.$B$11] ;[.$B$2];[.$B$3];[.$B$4];[.$B$7])" office:value-type="string" office:string-value="" calcext:value-type="error">
            <text:p>#VALUE!</text:p>
          </table:table-cell>
          <table:table-cell table:style-name="ce9" table:formula="of:=GETLIFTCOEF([.A255];[.B255];[.$B$2];[.$B$8];[.$B$5])" office:value-type="string" office:string-value="" calcext:value-type="error">
            <text:p>#VALUE!</text:p>
          </table:table-cell>
          <table:table-cell table:style-name="ce9" table:formula="of:=GETDRAGCOEF([.A255];[.B25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SF([.A256] ; [.$B$11] ;[.$B$2];[.$B$3];[.$B$4];[.$B$7])" office:value-type="string" office:string-value="" calcext:value-type="error">
            <text:p>#VALUE!</text:p>
          </table:table-cell>
          <table:table-cell table:style-name="ce9" table:formula="of:=GETLIFTCOEF([.A256];[.B256];[.$B$2];[.$B$8];[.$B$5])" office:value-type="string" office:string-value="" calcext:value-type="error">
            <text:p>#VALUE!</text:p>
          </table:table-cell>
          <table:table-cell table:style-name="ce9" table:formula="of:=GETDRAGCOEF([.A256];[.B25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SF([.A257] ; [.$B$11] ;[.$B$2];[.$B$3];[.$B$4];[.$B$7])" office:value-type="string" office:string-value="" calcext:value-type="error">
            <text:p>#VALUE!</text:p>
          </table:table-cell>
          <table:table-cell table:style-name="ce9" table:formula="of:=GETLIFTCOEF([.A257];[.B257];[.$B$2];[.$B$8];[.$B$5])" office:value-type="string" office:string-value="" calcext:value-type="error">
            <text:p>#VALUE!</text:p>
          </table:table-cell>
          <table:table-cell table:style-name="ce9" table:formula="of:=GETDRAGCOEF([.A257];[.B25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SF([.A258] ; [.$B$11] ;[.$B$2];[.$B$3];[.$B$4];[.$B$7])" office:value-type="string" office:string-value="" calcext:value-type="error">
            <text:p>#VALUE!</text:p>
          </table:table-cell>
          <table:table-cell table:style-name="ce9" table:formula="of:=GETLIFTCOEF([.A258];[.B258];[.$B$2];[.$B$8];[.$B$5])" office:value-type="string" office:string-value="" calcext:value-type="error">
            <text:p>#VALUE!</text:p>
          </table:table-cell>
          <table:table-cell table:style-name="ce9" table:formula="of:=GETDRAGCOEF([.A258];[.B25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SF([.A259] ; [.$B$11] ;[.$B$2];[.$B$3];[.$B$4];[.$B$7])" office:value-type="string" office:string-value="" calcext:value-type="error">
            <text:p>#VALUE!</text:p>
          </table:table-cell>
          <table:table-cell table:style-name="ce9" table:formula="of:=GETLIFTCOEF([.A259];[.B259];[.$B$2];[.$B$8];[.$B$5])" office:value-type="string" office:string-value="" calcext:value-type="error">
            <text:p>#VALUE!</text:p>
          </table:table-cell>
          <table:table-cell table:style-name="ce9" table:formula="of:=GETDRAGCOEF([.A259];[.B25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SF([.A260] ; [.$B$11] ;[.$B$2];[.$B$3];[.$B$4];[.$B$7])" office:value-type="string" office:string-value="" calcext:value-type="error">
            <text:p>#VALUE!</text:p>
          </table:table-cell>
          <table:table-cell table:style-name="ce9" table:formula="of:=GETLIFTCOEF([.A260];[.B260];[.$B$2];[.$B$8];[.$B$5])" office:value-type="string" office:string-value="" calcext:value-type="error">
            <text:p>#VALUE!</text:p>
          </table:table-cell>
          <table:table-cell table:style-name="ce9" table:formula="of:=GETDRAGCOEF([.A260];[.B26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SF([.A261] ; [.$B$11] ;[.$B$2];[.$B$3];[.$B$4];[.$B$7])" office:value-type="string" office:string-value="" calcext:value-type="error">
            <text:p>#VALUE!</text:p>
          </table:table-cell>
          <table:table-cell table:style-name="ce9" table:formula="of:=GETLIFTCOEF([.A261];[.B261];[.$B$2];[.$B$8];[.$B$5])" office:value-type="string" office:string-value="" calcext:value-type="error">
            <text:p>#VALUE!</text:p>
          </table:table-cell>
          <table:table-cell table:style-name="ce9" table:formula="of:=GETDRAGCOEF([.A261];[.B26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SF([.A262] ; [.$B$11] ;[.$B$2];[.$B$3];[.$B$4];[.$B$7])" office:value-type="string" office:string-value="" calcext:value-type="error">
            <text:p>#VALUE!</text:p>
          </table:table-cell>
          <table:table-cell table:style-name="ce9" table:formula="of:=GETLIFTCOEF([.A262];[.B262];[.$B$2];[.$B$8];[.$B$5])" office:value-type="string" office:string-value="" calcext:value-type="error">
            <text:p>#VALUE!</text:p>
          </table:table-cell>
          <table:table-cell table:style-name="ce9" table:formula="of:=GETDRAGCOEF([.A262];[.B26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SF([.A263] ; [.$B$11] ;[.$B$2];[.$B$3];[.$B$4];[.$B$7])" office:value-type="string" office:string-value="" calcext:value-type="error">
            <text:p>#VALUE!</text:p>
          </table:table-cell>
          <table:table-cell table:style-name="ce9" table:formula="of:=GETLIFTCOEF([.A263];[.B263];[.$B$2];[.$B$8];[.$B$5])" office:value-type="string" office:string-value="" calcext:value-type="error">
            <text:p>#VALUE!</text:p>
          </table:table-cell>
          <table:table-cell table:style-name="ce9" table:formula="of:=GETDRAGCOEF([.A263];[.B26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SF([.A264] ; [.$B$11] ;[.$B$2];[.$B$3];[.$B$4];[.$B$7])" office:value-type="string" office:string-value="" calcext:value-type="error">
            <text:p>#VALUE!</text:p>
          </table:table-cell>
          <table:table-cell table:style-name="ce9" table:formula="of:=GETLIFTCOEF([.A264];[.B264];[.$B$2];[.$B$8];[.$B$5])" office:value-type="string" office:string-value="" calcext:value-type="error">
            <text:p>#VALUE!</text:p>
          </table:table-cell>
          <table:table-cell table:style-name="ce9" table:formula="of:=GETDRAGCOEF([.A264];[.B26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SF([.A265] ; [.$B$11] ;[.$B$2];[.$B$3];[.$B$4];[.$B$7])" office:value-type="string" office:string-value="" calcext:value-type="error">
            <text:p>#VALUE!</text:p>
          </table:table-cell>
          <table:table-cell table:style-name="ce9" table:formula="of:=GETLIFTCOEF([.A265];[.B265];[.$B$2];[.$B$8];[.$B$5])" office:value-type="string" office:string-value="" calcext:value-type="error">
            <text:p>#VALUE!</text:p>
          </table:table-cell>
          <table:table-cell table:style-name="ce9" table:formula="of:=GETDRAGCOEF([.A265];[.B26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SF([.A266] ; [.$B$11] ;[.$B$2];[.$B$3];[.$B$4];[.$B$7])" office:value-type="string" office:string-value="" calcext:value-type="error">
            <text:p>#VALUE!</text:p>
          </table:table-cell>
          <table:table-cell table:style-name="ce9" table:formula="of:=GETLIFTCOEF([.A266];[.B266];[.$B$2];[.$B$8];[.$B$5])" office:value-type="string" office:string-value="" calcext:value-type="error">
            <text:p>#VALUE!</text:p>
          </table:table-cell>
          <table:table-cell table:style-name="ce9" table:formula="of:=GETDRAGCOEF([.A266];[.B26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SF([.A267] ; [.$B$11] ;[.$B$2];[.$B$3];[.$B$4];[.$B$7])" office:value-type="string" office:string-value="" calcext:value-type="error">
            <text:p>#VALUE!</text:p>
          </table:table-cell>
          <table:table-cell table:style-name="ce9" table:formula="of:=GETLIFTCOEF([.A267];[.B267];[.$B$2];[.$B$8];[.$B$5])" office:value-type="string" office:string-value="" calcext:value-type="error">
            <text:p>#VALUE!</text:p>
          </table:table-cell>
          <table:table-cell table:style-name="ce9" table:formula="of:=GETDRAGCOEF([.A267];[.B26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SF([.A268] ; [.$B$11] ;[.$B$2];[.$B$3];[.$B$4];[.$B$7])" office:value-type="string" office:string-value="" calcext:value-type="error">
            <text:p>#VALUE!</text:p>
          </table:table-cell>
          <table:table-cell table:style-name="ce9" table:formula="of:=GETLIFTCOEF([.A268];[.B268];[.$B$2];[.$B$8];[.$B$5])" office:value-type="string" office:string-value="" calcext:value-type="error">
            <text:p>#VALUE!</text:p>
          </table:table-cell>
          <table:table-cell table:style-name="ce9" table:formula="of:=GETDRAGCOEF([.A268];[.B26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SF([.A269] ; [.$B$11] ;[.$B$2];[.$B$3];[.$B$4];[.$B$7])" office:value-type="string" office:string-value="" calcext:value-type="error">
            <text:p>#VALUE!</text:p>
          </table:table-cell>
          <table:table-cell table:style-name="ce9" table:formula="of:=GETLIFTCOEF([.A269];[.B269];[.$B$2];[.$B$8];[.$B$5])" office:value-type="string" office:string-value="" calcext:value-type="error">
            <text:p>#VALUE!</text:p>
          </table:table-cell>
          <table:table-cell table:style-name="ce9" table:formula="of:=GETDRAGCOEF([.A269];[.B26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SF([.A270] ; [.$B$11] ;[.$B$2];[.$B$3];[.$B$4];[.$B$7])" office:value-type="string" office:string-value="" calcext:value-type="error">
            <text:p>#VALUE!</text:p>
          </table:table-cell>
          <table:table-cell table:style-name="ce9" table:formula="of:=GETLIFTCOEF([.A270];[.B270];[.$B$2];[.$B$8];[.$B$5])" office:value-type="string" office:string-value="" calcext:value-type="error">
            <text:p>#VALUE!</text:p>
          </table:table-cell>
          <table:table-cell table:style-name="ce9" table:formula="of:=GETDRAGCOEF([.A270];[.B27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SF([.A271] ; [.$B$11] ;[.$B$2];[.$B$3];[.$B$4];[.$B$7])" office:value-type="string" office:string-value="" calcext:value-type="error">
            <text:p>#VALUE!</text:p>
          </table:table-cell>
          <table:table-cell table:style-name="ce9" table:formula="of:=GETLIFTCOEF([.A271];[.B271];[.$B$2];[.$B$8];[.$B$5])" office:value-type="string" office:string-value="" calcext:value-type="error">
            <text:p>#VALUE!</text:p>
          </table:table-cell>
          <table:table-cell table:style-name="ce9" table:formula="of:=GETDRAGCOEF([.A271];[.B27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SF([.A272] ; [.$B$11] ;[.$B$2];[.$B$3];[.$B$4];[.$B$7])" office:value-type="string" office:string-value="" calcext:value-type="error">
            <text:p>#VALUE!</text:p>
          </table:table-cell>
          <table:table-cell table:style-name="ce9" table:formula="of:=GETLIFTCOEF([.A272];[.B272];[.$B$2];[.$B$8];[.$B$5])" office:value-type="string" office:string-value="" calcext:value-type="error">
            <text:p>#VALUE!</text:p>
          </table:table-cell>
          <table:table-cell table:style-name="ce9" table:formula="of:=GETDRAGCOEF([.A272];[.B27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SF([.A273] ; [.$B$11] ;[.$B$2];[.$B$3];[.$B$4];[.$B$7])" office:value-type="string" office:string-value="" calcext:value-type="error">
            <text:p>#VALUE!</text:p>
          </table:table-cell>
          <table:table-cell table:style-name="ce9" table:formula="of:=GETLIFTCOEF([.A273];[.B273];[.$B$2];[.$B$8];[.$B$5])" office:value-type="string" office:string-value="" calcext:value-type="error">
            <text:p>#VALUE!</text:p>
          </table:table-cell>
          <table:table-cell table:style-name="ce9" table:formula="of:=GETDRAGCOEF([.A273];[.B27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SF([.A274] ; [.$B$11] ;[.$B$2];[.$B$3];[.$B$4];[.$B$7])" office:value-type="string" office:string-value="" calcext:value-type="error">
            <text:p>#VALUE!</text:p>
          </table:table-cell>
          <table:table-cell table:style-name="ce9" table:formula="of:=GETLIFTCOEF([.A274];[.B274];[.$B$2];[.$B$8];[.$B$5])" office:value-type="string" office:string-value="" calcext:value-type="error">
            <text:p>#VALUE!</text:p>
          </table:table-cell>
          <table:table-cell table:style-name="ce9" table:formula="of:=GETDRAGCOEF([.A274];[.B27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SF([.A275] ; [.$B$11] ;[.$B$2];[.$B$3];[.$B$4];[.$B$7])" office:value-type="string" office:string-value="" calcext:value-type="error">
            <text:p>#VALUE!</text:p>
          </table:table-cell>
          <table:table-cell table:style-name="ce9" table:formula="of:=GETLIFTCOEF([.A275];[.B275];[.$B$2];[.$B$8];[.$B$5])" office:value-type="string" office:string-value="" calcext:value-type="error">
            <text:p>#VALUE!</text:p>
          </table:table-cell>
          <table:table-cell table:style-name="ce9" table:formula="of:=GETDRAGCOEF([.A275];[.B27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SF([.A276] ; [.$B$11] ;[.$B$2];[.$B$3];[.$B$4];[.$B$7])" office:value-type="string" office:string-value="" calcext:value-type="error">
            <text:p>#VALUE!</text:p>
          </table:table-cell>
          <table:table-cell table:style-name="ce9" table:formula="of:=GETLIFTCOEF([.A276];[.B276];[.$B$2];[.$B$8];[.$B$5])" office:value-type="string" office:string-value="" calcext:value-type="error">
            <text:p>#VALUE!</text:p>
          </table:table-cell>
          <table:table-cell table:style-name="ce9" table:formula="of:=GETDRAGCOEF([.A276];[.B27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SF([.A277] ; [.$B$11] ;[.$B$2];[.$B$3];[.$B$4];[.$B$7])" office:value-type="string" office:string-value="" calcext:value-type="error">
            <text:p>#VALUE!</text:p>
          </table:table-cell>
          <table:table-cell table:style-name="ce9" table:formula="of:=GETLIFTCOEF([.A277];[.B277];[.$B$2];[.$B$8];[.$B$5])" office:value-type="string" office:string-value="" calcext:value-type="error">
            <text:p>#VALUE!</text:p>
          </table:table-cell>
          <table:table-cell table:style-name="ce9" table:formula="of:=GETDRAGCOEF([.A277];[.B27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SF([.A278] ; [.$B$11] ;[.$B$2];[.$B$3];[.$B$4];[.$B$7])" office:value-type="string" office:string-value="" calcext:value-type="error">
            <text:p>#VALUE!</text:p>
          </table:table-cell>
          <table:table-cell table:style-name="ce9" table:formula="of:=GETLIFTCOEF([.A278];[.B278];[.$B$2];[.$B$8];[.$B$5])" office:value-type="string" office:string-value="" calcext:value-type="error">
            <text:p>#VALUE!</text:p>
          </table:table-cell>
          <table:table-cell table:style-name="ce9" table:formula="of:=GETDRAGCOEF([.A278];[.B27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SF([.A279] ; [.$B$11] ;[.$B$2];[.$B$3];[.$B$4];[.$B$7])" office:value-type="string" office:string-value="" calcext:value-type="error">
            <text:p>#VALUE!</text:p>
          </table:table-cell>
          <table:table-cell table:style-name="ce9" table:formula="of:=GETLIFTCOEF([.A279];[.B279];[.$B$2];[.$B$8];[.$B$5])" office:value-type="string" office:string-value="" calcext:value-type="error">
            <text:p>#VALUE!</text:p>
          </table:table-cell>
          <table:table-cell table:style-name="ce9" table:formula="of:=GETDRAGCOEF([.A279];[.B27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SF([.A280] ; [.$B$11] ;[.$B$2];[.$B$3];[.$B$4];[.$B$7])" office:value-type="string" office:string-value="" calcext:value-type="error">
            <text:p>#VALUE!</text:p>
          </table:table-cell>
          <table:table-cell table:style-name="ce9" table:formula="of:=GETLIFTCOEF([.A280];[.B280];[.$B$2];[.$B$8];[.$B$5])" office:value-type="string" office:string-value="" calcext:value-type="error">
            <text:p>#VALUE!</text:p>
          </table:table-cell>
          <table:table-cell table:style-name="ce9" table:formula="of:=GETDRAGCOEF([.A280];[.B28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SF([.A281] ; [.$B$11] ;[.$B$2];[.$B$3];[.$B$4];[.$B$7])" office:value-type="string" office:string-value="" calcext:value-type="error">
            <text:p>#VALUE!</text:p>
          </table:table-cell>
          <table:table-cell table:style-name="ce9" table:formula="of:=GETLIFTCOEF([.A281];[.B281];[.$B$2];[.$B$8];[.$B$5])" office:value-type="string" office:string-value="" calcext:value-type="error">
            <text:p>#VALUE!</text:p>
          </table:table-cell>
          <table:table-cell table:style-name="ce9" table:formula="of:=GETDRAGCOEF([.A281];[.B28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SF([.A282] ; [.$B$11] ;[.$B$2];[.$B$3];[.$B$4];[.$B$7])" office:value-type="string" office:string-value="" calcext:value-type="error">
            <text:p>#VALUE!</text:p>
          </table:table-cell>
          <table:table-cell table:style-name="ce9" table:formula="of:=GETLIFTCOEF([.A282];[.B282];[.$B$2];[.$B$8];[.$B$5])" office:value-type="string" office:string-value="" calcext:value-type="error">
            <text:p>#VALUE!</text:p>
          </table:table-cell>
          <table:table-cell table:style-name="ce9" table:formula="of:=GETDRAGCOEF([.A282];[.B28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SF([.A283] ; [.$B$11] ;[.$B$2];[.$B$3];[.$B$4];[.$B$7])" office:value-type="string" office:string-value="" calcext:value-type="error">
            <text:p>#VALUE!</text:p>
          </table:table-cell>
          <table:table-cell table:style-name="ce9" table:formula="of:=GETLIFTCOEF([.A283];[.B283];[.$B$2];[.$B$8];[.$B$5])" office:value-type="string" office:string-value="" calcext:value-type="error">
            <text:p>#VALUE!</text:p>
          </table:table-cell>
          <table:table-cell table:style-name="ce9" table:formula="of:=GETDRAGCOEF([.A283];[.B28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SF([.A284] ; [.$B$11] ;[.$B$2];[.$B$3];[.$B$4];[.$B$7])" office:value-type="string" office:string-value="" calcext:value-type="error">
            <text:p>#VALUE!</text:p>
          </table:table-cell>
          <table:table-cell table:style-name="ce9" table:formula="of:=GETLIFTCOEF([.A284];[.B284];[.$B$2];[.$B$8];[.$B$5])" office:value-type="string" office:string-value="" calcext:value-type="error">
            <text:p>#VALUE!</text:p>
          </table:table-cell>
          <table:table-cell table:style-name="ce9" table:formula="of:=GETDRAGCOEF([.A284];[.B28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SF([.A285] ; [.$B$11] ;[.$B$2];[.$B$3];[.$B$4];[.$B$7])" office:value-type="string" office:string-value="" calcext:value-type="error">
            <text:p>#VALUE!</text:p>
          </table:table-cell>
          <table:table-cell table:style-name="ce9" table:formula="of:=GETLIFTCOEF([.A285];[.B285];[.$B$2];[.$B$8];[.$B$5])" office:value-type="string" office:string-value="" calcext:value-type="error">
            <text:p>#VALUE!</text:p>
          </table:table-cell>
          <table:table-cell table:style-name="ce9" table:formula="of:=GETDRAGCOEF([.A285];[.B28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SF([.A286] ; [.$B$11] ;[.$B$2];[.$B$3];[.$B$4];[.$B$7])" office:value-type="string" office:string-value="" calcext:value-type="error">
            <text:p>#VALUE!</text:p>
          </table:table-cell>
          <table:table-cell table:style-name="ce9" table:formula="of:=GETLIFTCOEF([.A286];[.B286];[.$B$2];[.$B$8];[.$B$5])" office:value-type="string" office:string-value="" calcext:value-type="error">
            <text:p>#VALUE!</text:p>
          </table:table-cell>
          <table:table-cell table:style-name="ce9" table:formula="of:=GETDRAGCOEF([.A286];[.B28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SF([.A287] ; [.$B$11] ;[.$B$2];[.$B$3];[.$B$4];[.$B$7])" office:value-type="string" office:string-value="" calcext:value-type="error">
            <text:p>#VALUE!</text:p>
          </table:table-cell>
          <table:table-cell table:style-name="ce9" table:formula="of:=GETLIFTCOEF([.A287];[.B287];[.$B$2];[.$B$8];[.$B$5])" office:value-type="string" office:string-value="" calcext:value-type="error">
            <text:p>#VALUE!</text:p>
          </table:table-cell>
          <table:table-cell table:style-name="ce9" table:formula="of:=GETDRAGCOEF([.A287];[.B28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SF([.A288] ; [.$B$11] ;[.$B$2];[.$B$3];[.$B$4];[.$B$7])" office:value-type="string" office:string-value="" calcext:value-type="error">
            <text:p>#VALUE!</text:p>
          </table:table-cell>
          <table:table-cell table:style-name="ce9" table:formula="of:=GETLIFTCOEF([.A288];[.B288];[.$B$2];[.$B$8];[.$B$5])" office:value-type="string" office:string-value="" calcext:value-type="error">
            <text:p>#VALUE!</text:p>
          </table:table-cell>
          <table:table-cell table:style-name="ce9" table:formula="of:=GETDRAGCOEF([.A288];[.B28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SF([.A289] ; [.$B$11] ;[.$B$2];[.$B$3];[.$B$4];[.$B$7])" office:value-type="string" office:string-value="" calcext:value-type="error">
            <text:p>#VALUE!</text:p>
          </table:table-cell>
          <table:table-cell table:style-name="ce9" table:formula="of:=GETLIFTCOEF([.A289];[.B289];[.$B$2];[.$B$8];[.$B$5])" office:value-type="string" office:string-value="" calcext:value-type="error">
            <text:p>#VALUE!</text:p>
          </table:table-cell>
          <table:table-cell table:style-name="ce9" table:formula="of:=GETDRAGCOEF([.A289];[.B28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SF([.A290] ; [.$B$11] ;[.$B$2];[.$B$3];[.$B$4];[.$B$7])" office:value-type="string" office:string-value="" calcext:value-type="error">
            <text:p>#VALUE!</text:p>
          </table:table-cell>
          <table:table-cell table:style-name="ce9" table:formula="of:=GETLIFTCOEF([.A290];[.B290];[.$B$2];[.$B$8];[.$B$5])" office:value-type="string" office:string-value="" calcext:value-type="error">
            <text:p>#VALUE!</text:p>
          </table:table-cell>
          <table:table-cell table:style-name="ce9" table:formula="of:=GETDRAGCOEF([.A290];[.B29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SF([.A291] ; [.$B$11] ;[.$B$2];[.$B$3];[.$B$4];[.$B$7])" office:value-type="string" office:string-value="" calcext:value-type="error">
            <text:p>#VALUE!</text:p>
          </table:table-cell>
          <table:table-cell table:style-name="ce9" table:formula="of:=GETLIFTCOEF([.A291];[.B291];[.$B$2];[.$B$8];[.$B$5])" office:value-type="string" office:string-value="" calcext:value-type="error">
            <text:p>#VALUE!</text:p>
          </table:table-cell>
          <table:table-cell table:style-name="ce9" table:formula="of:=GETDRAGCOEF([.A291];[.B29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SF([.A292] ; [.$B$11] ;[.$B$2];[.$B$3];[.$B$4];[.$B$7])" office:value-type="string" office:string-value="" calcext:value-type="error">
            <text:p>#VALUE!</text:p>
          </table:table-cell>
          <table:table-cell table:style-name="ce9" table:formula="of:=GETLIFTCOEF([.A292];[.B292];[.$B$2];[.$B$8];[.$B$5])" office:value-type="string" office:string-value="" calcext:value-type="error">
            <text:p>#VALUE!</text:p>
          </table:table-cell>
          <table:table-cell table:style-name="ce9" table:formula="of:=GETDRAGCOEF([.A292];[.B29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SF([.A293] ; [.$B$11] ;[.$B$2];[.$B$3];[.$B$4];[.$B$7])" office:value-type="string" office:string-value="" calcext:value-type="error">
            <text:p>#VALUE!</text:p>
          </table:table-cell>
          <table:table-cell table:style-name="ce9" table:formula="of:=GETLIFTCOEF([.A293];[.B293];[.$B$2];[.$B$8];[.$B$5])" office:value-type="string" office:string-value="" calcext:value-type="error">
            <text:p>#VALUE!</text:p>
          </table:table-cell>
          <table:table-cell table:style-name="ce9" table:formula="of:=GETDRAGCOEF([.A293];[.B29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SF([.A294] ; [.$B$11] ;[.$B$2];[.$B$3];[.$B$4];[.$B$7])" office:value-type="string" office:string-value="" calcext:value-type="error">
            <text:p>#VALUE!</text:p>
          </table:table-cell>
          <table:table-cell table:style-name="ce9" table:formula="of:=GETLIFTCOEF([.A294];[.B294];[.$B$2];[.$B$8];[.$B$5])" office:value-type="string" office:string-value="" calcext:value-type="error">
            <text:p>#VALUE!</text:p>
          </table:table-cell>
          <table:table-cell table:style-name="ce9" table:formula="of:=GETDRAGCOEF([.A294];[.B29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SF([.A295] ; [.$B$11] ;[.$B$2];[.$B$3];[.$B$4];[.$B$7])" office:value-type="string" office:string-value="" calcext:value-type="error">
            <text:p>#VALUE!</text:p>
          </table:table-cell>
          <table:table-cell table:style-name="ce9" table:formula="of:=GETLIFTCOEF([.A295];[.B295];[.$B$2];[.$B$8];[.$B$5])" office:value-type="string" office:string-value="" calcext:value-type="error">
            <text:p>#VALUE!</text:p>
          </table:table-cell>
          <table:table-cell table:style-name="ce9" table:formula="of:=GETDRAGCOEF([.A295];[.B29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SF([.A296] ; [.$B$11] ;[.$B$2];[.$B$3];[.$B$4];[.$B$7])" office:value-type="string" office:string-value="" calcext:value-type="error">
            <text:p>#VALUE!</text:p>
          </table:table-cell>
          <table:table-cell table:style-name="ce9" table:formula="of:=GETLIFTCOEF([.A296];[.B296];[.$B$2];[.$B$8];[.$B$5])" office:value-type="string" office:string-value="" calcext:value-type="error">
            <text:p>#VALUE!</text:p>
          </table:table-cell>
          <table:table-cell table:style-name="ce9" table:formula="of:=GETDRAGCOEF([.A296];[.B29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SF([.A297] ; [.$B$11] ;[.$B$2];[.$B$3];[.$B$4];[.$B$7])" office:value-type="string" office:string-value="" calcext:value-type="error">
            <text:p>#VALUE!</text:p>
          </table:table-cell>
          <table:table-cell table:style-name="ce9" table:formula="of:=GETLIFTCOEF([.A297];[.B297];[.$B$2];[.$B$8];[.$B$5])" office:value-type="string" office:string-value="" calcext:value-type="error">
            <text:p>#VALUE!</text:p>
          </table:table-cell>
          <table:table-cell table:style-name="ce9" table:formula="of:=GETDRAGCOEF([.A297];[.B29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SF([.A298] ; [.$B$11] ;[.$B$2];[.$B$3];[.$B$4];[.$B$7])" office:value-type="string" office:string-value="" calcext:value-type="error">
            <text:p>#VALUE!</text:p>
          </table:table-cell>
          <table:table-cell table:style-name="ce9" table:formula="of:=GETLIFTCOEF([.A298];[.B298];[.$B$2];[.$B$8];[.$B$5])" office:value-type="string" office:string-value="" calcext:value-type="error">
            <text:p>#VALUE!</text:p>
          </table:table-cell>
          <table:table-cell table:style-name="ce9" table:formula="of:=GETDRAGCOEF([.A298];[.B29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SF([.A299] ; [.$B$11] ;[.$B$2];[.$B$3];[.$B$4];[.$B$7])" office:value-type="string" office:string-value="" calcext:value-type="error">
            <text:p>#VALUE!</text:p>
          </table:table-cell>
          <table:table-cell table:style-name="ce9" table:formula="of:=GETLIFTCOEF([.A299];[.B299];[.$B$2];[.$B$8];[.$B$5])" office:value-type="string" office:string-value="" calcext:value-type="error">
            <text:p>#VALUE!</text:p>
          </table:table-cell>
          <table:table-cell table:style-name="ce9" table:formula="of:=GETDRAGCOEF([.A299];[.B29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SF([.A300] ; [.$B$11] ;[.$B$2];[.$B$3];[.$B$4];[.$B$7])" office:value-type="string" office:string-value="" calcext:value-type="error">
            <text:p>#VALUE!</text:p>
          </table:table-cell>
          <table:table-cell table:style-name="ce9" table:formula="of:=GETLIFTCOEF([.A300];[.B300];[.$B$2];[.$B$8];[.$B$5])" office:value-type="string" office:string-value="" calcext:value-type="error">
            <text:p>#VALUE!</text:p>
          </table:table-cell>
          <table:table-cell table:style-name="ce9" table:formula="of:=GETDRAGCOEF([.A300];[.B30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SF([.A301] ; [.$B$11] ;[.$B$2];[.$B$3];[.$B$4];[.$B$7])" office:value-type="string" office:string-value="" calcext:value-type="error">
            <text:p>#VALUE!</text:p>
          </table:table-cell>
          <table:table-cell table:style-name="ce9" table:formula="of:=GETLIFTCOEF([.A301];[.B301];[.$B$2];[.$B$8];[.$B$5])" office:value-type="string" office:string-value="" calcext:value-type="error">
            <text:p>#VALUE!</text:p>
          </table:table-cell>
          <table:table-cell table:style-name="ce9" table:formula="of:=GETDRAGCOEF([.A301];[.B30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SF([.A302] ; [.$B$11] ;[.$B$2];[.$B$3];[.$B$4];[.$B$7])" office:value-type="string" office:string-value="" calcext:value-type="error">
            <text:p>#VALUE!</text:p>
          </table:table-cell>
          <table:table-cell table:style-name="ce9" table:formula="of:=GETLIFTCOEF([.A302];[.B302];[.$B$2];[.$B$8];[.$B$5])" office:value-type="string" office:string-value="" calcext:value-type="error">
            <text:p>#VALUE!</text:p>
          </table:table-cell>
          <table:table-cell table:style-name="ce9" table:formula="of:=GETDRAGCOEF([.A302];[.B30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SF([.A303] ; [.$B$11] ;[.$B$2];[.$B$3];[.$B$4];[.$B$7])" office:value-type="string" office:string-value="" calcext:value-type="error">
            <text:p>#VALUE!</text:p>
          </table:table-cell>
          <table:table-cell table:style-name="ce9" table:formula="of:=GETLIFTCOEF([.A303];[.B303];[.$B$2];[.$B$8];[.$B$5])" office:value-type="string" office:string-value="" calcext:value-type="error">
            <text:p>#VALUE!</text:p>
          </table:table-cell>
          <table:table-cell table:style-name="ce9" table:formula="of:=GETDRAGCOEF([.A303];[.B30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SF([.A304] ; [.$B$11] ;[.$B$2];[.$B$3];[.$B$4];[.$B$7])" office:value-type="string" office:string-value="" calcext:value-type="error">
            <text:p>#VALUE!</text:p>
          </table:table-cell>
          <table:table-cell table:style-name="ce9" table:formula="of:=GETLIFTCOEF([.A304];[.B304];[.$B$2];[.$B$8];[.$B$5])" office:value-type="string" office:string-value="" calcext:value-type="error">
            <text:p>#VALUE!</text:p>
          </table:table-cell>
          <table:table-cell table:style-name="ce9" table:formula="of:=GETDRAGCOEF([.A304];[.B30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SF([.A305] ; [.$B$11] ;[.$B$2];[.$B$3];[.$B$4];[.$B$7])" office:value-type="string" office:string-value="" calcext:value-type="error">
            <text:p>#VALUE!</text:p>
          </table:table-cell>
          <table:table-cell table:style-name="ce9" table:formula="of:=GETLIFTCOEF([.A305];[.B305];[.$B$2];[.$B$8];[.$B$5])" office:value-type="string" office:string-value="" calcext:value-type="error">
            <text:p>#VALUE!</text:p>
          </table:table-cell>
          <table:table-cell table:style-name="ce9" table:formula="of:=GETDRAGCOEF([.A305];[.B30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SF([.A306] ; [.$B$11] ;[.$B$2];[.$B$3];[.$B$4];[.$B$7])" office:value-type="string" office:string-value="" calcext:value-type="error">
            <text:p>#VALUE!</text:p>
          </table:table-cell>
          <table:table-cell table:style-name="ce9" table:formula="of:=GETLIFTCOEF([.A306];[.B306];[.$B$2];[.$B$8];[.$B$5])" office:value-type="string" office:string-value="" calcext:value-type="error">
            <text:p>#VALUE!</text:p>
          </table:table-cell>
          <table:table-cell table:style-name="ce9" table:formula="of:=GETDRAGCOEF([.A306];[.B30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SF([.A307] ; [.$B$11] ;[.$B$2];[.$B$3];[.$B$4];[.$B$7])" office:value-type="string" office:string-value="" calcext:value-type="error">
            <text:p>#VALUE!</text:p>
          </table:table-cell>
          <table:table-cell table:style-name="ce9" table:formula="of:=GETLIFTCOEF([.A307];[.B307];[.$B$2];[.$B$8];[.$B$5])" office:value-type="string" office:string-value="" calcext:value-type="error">
            <text:p>#VALUE!</text:p>
          </table:table-cell>
          <table:table-cell table:style-name="ce9" table:formula="of:=GETDRAGCOEF([.A307];[.B30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SF([.A308] ; [.$B$11] ;[.$B$2];[.$B$3];[.$B$4];[.$B$7])" office:value-type="string" office:string-value="" calcext:value-type="error">
            <text:p>#VALUE!</text:p>
          </table:table-cell>
          <table:table-cell table:style-name="ce9" table:formula="of:=GETLIFTCOEF([.A308];[.B308];[.$B$2];[.$B$8];[.$B$5])" office:value-type="string" office:string-value="" calcext:value-type="error">
            <text:p>#VALUE!</text:p>
          </table:table-cell>
          <table:table-cell table:style-name="ce9" table:formula="of:=GETDRAGCOEF([.A308];[.B30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SF([.A309] ; [.$B$11] ;[.$B$2];[.$B$3];[.$B$4];[.$B$7])" office:value-type="string" office:string-value="" calcext:value-type="error">
            <text:p>#VALUE!</text:p>
          </table:table-cell>
          <table:table-cell table:style-name="ce9" table:formula="of:=GETLIFTCOEF([.A309];[.B309];[.$B$2];[.$B$8];[.$B$5])" office:value-type="string" office:string-value="" calcext:value-type="error">
            <text:p>#VALUE!</text:p>
          </table:table-cell>
          <table:table-cell table:style-name="ce9" table:formula="of:=GETDRAGCOEF([.A309];[.B30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SF([.A310] ; [.$B$11] ;[.$B$2];[.$B$3];[.$B$4];[.$B$7])" office:value-type="string" office:string-value="" calcext:value-type="error">
            <text:p>#VALUE!</text:p>
          </table:table-cell>
          <table:table-cell table:style-name="ce9" table:formula="of:=GETLIFTCOEF([.A310];[.B310];[.$B$2];[.$B$8];[.$B$5])" office:value-type="string" office:string-value="" calcext:value-type="error">
            <text:p>#VALUE!</text:p>
          </table:table-cell>
          <table:table-cell table:style-name="ce9" table:formula="of:=GETDRAGCOEF([.A310];[.B31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SF([.A311] ; [.$B$11] ;[.$B$2];[.$B$3];[.$B$4];[.$B$7])" office:value-type="string" office:string-value="" calcext:value-type="error">
            <text:p>#VALUE!</text:p>
          </table:table-cell>
          <table:table-cell table:style-name="ce9" table:formula="of:=GETLIFTCOEF([.A311];[.B311];[.$B$2];[.$B$8];[.$B$5])" office:value-type="string" office:string-value="" calcext:value-type="error">
            <text:p>#VALUE!</text:p>
          </table:table-cell>
          <table:table-cell table:style-name="ce9" table:formula="of:=GETDRAGCOEF([.A311];[.B31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SF([.A312] ; [.$B$11] ;[.$B$2];[.$B$3];[.$B$4];[.$B$7])" office:value-type="string" office:string-value="" calcext:value-type="error">
            <text:p>#VALUE!</text:p>
          </table:table-cell>
          <table:table-cell table:style-name="ce9" table:formula="of:=GETLIFTCOEF([.A312];[.B312];[.$B$2];[.$B$8];[.$B$5])" office:value-type="string" office:string-value="" calcext:value-type="error">
            <text:p>#VALUE!</text:p>
          </table:table-cell>
          <table:table-cell table:style-name="ce9" table:formula="of:=GETDRAGCOEF([.A312];[.B31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SF([.A313] ; [.$B$11] ;[.$B$2];[.$B$3];[.$B$4];[.$B$7])" office:value-type="string" office:string-value="" calcext:value-type="error">
            <text:p>#VALUE!</text:p>
          </table:table-cell>
          <table:table-cell table:style-name="ce9" table:formula="of:=GETLIFTCOEF([.A313];[.B313];[.$B$2];[.$B$8];[.$B$5])" office:value-type="string" office:string-value="" calcext:value-type="error">
            <text:p>#VALUE!</text:p>
          </table:table-cell>
          <table:table-cell table:style-name="ce9" table:formula="of:=GETDRAGCOEF([.A313];[.B31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SF([.A314] ; [.$B$11] ;[.$B$2];[.$B$3];[.$B$4];[.$B$7])" office:value-type="string" office:string-value="" calcext:value-type="error">
            <text:p>#VALUE!</text:p>
          </table:table-cell>
          <table:table-cell table:style-name="ce9" table:formula="of:=GETLIFTCOEF([.A314];[.B314];[.$B$2];[.$B$8];[.$B$5])" office:value-type="string" office:string-value="" calcext:value-type="error">
            <text:p>#VALUE!</text:p>
          </table:table-cell>
          <table:table-cell table:style-name="ce9" table:formula="of:=GETDRAGCOEF([.A314];[.B31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SF([.A315] ; [.$B$11] ;[.$B$2];[.$B$3];[.$B$4];[.$B$7])" office:value-type="string" office:string-value="" calcext:value-type="error">
            <text:p>#VALUE!</text:p>
          </table:table-cell>
          <table:table-cell table:style-name="ce9" table:formula="of:=GETLIFTCOEF([.A315];[.B315];[.$B$2];[.$B$8];[.$B$5])" office:value-type="string" office:string-value="" calcext:value-type="error">
            <text:p>#VALUE!</text:p>
          </table:table-cell>
          <table:table-cell table:style-name="ce9" table:formula="of:=GETDRAGCOEF([.A315];[.B31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SF([.A316] ; [.$B$11] ;[.$B$2];[.$B$3];[.$B$4];[.$B$7])" office:value-type="string" office:string-value="" calcext:value-type="error">
            <text:p>#VALUE!</text:p>
          </table:table-cell>
          <table:table-cell table:style-name="ce9" table:formula="of:=GETLIFTCOEF([.A316];[.B316];[.$B$2];[.$B$8];[.$B$5])" office:value-type="string" office:string-value="" calcext:value-type="error">
            <text:p>#VALUE!</text:p>
          </table:table-cell>
          <table:table-cell table:style-name="ce9" table:formula="of:=GETDRAGCOEF([.A316];[.B31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SF([.A317] ; [.$B$11] ;[.$B$2];[.$B$3];[.$B$4];[.$B$7])" office:value-type="string" office:string-value="" calcext:value-type="error">
            <text:p>#VALUE!</text:p>
          </table:table-cell>
          <table:table-cell table:style-name="ce9" table:formula="of:=GETLIFTCOEF([.A317];[.B317];[.$B$2];[.$B$8];[.$B$5])" office:value-type="string" office:string-value="" calcext:value-type="error">
            <text:p>#VALUE!</text:p>
          </table:table-cell>
          <table:table-cell table:style-name="ce9" table:formula="of:=GETDRAGCOEF([.A317];[.B31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SF([.A318] ; [.$B$11] ;[.$B$2];[.$B$3];[.$B$4];[.$B$7])" office:value-type="string" office:string-value="" calcext:value-type="error">
            <text:p>#VALUE!</text:p>
          </table:table-cell>
          <table:table-cell table:style-name="ce9" table:formula="of:=GETLIFTCOEF([.A318];[.B318];[.$B$2];[.$B$8];[.$B$5])" office:value-type="string" office:string-value="" calcext:value-type="error">
            <text:p>#VALUE!</text:p>
          </table:table-cell>
          <table:table-cell table:style-name="ce9" table:formula="of:=GETDRAGCOEF([.A318];[.B31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SF([.A319] ; [.$B$11] ;[.$B$2];[.$B$3];[.$B$4];[.$B$7])" office:value-type="string" office:string-value="" calcext:value-type="error">
            <text:p>#VALUE!</text:p>
          </table:table-cell>
          <table:table-cell table:style-name="ce9" table:formula="of:=GETLIFTCOEF([.A319];[.B319];[.$B$2];[.$B$8];[.$B$5])" office:value-type="string" office:string-value="" calcext:value-type="error">
            <text:p>#VALUE!</text:p>
          </table:table-cell>
          <table:table-cell table:style-name="ce9" table:formula="of:=GETDRAGCOEF([.A319];[.B31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SF([.A320] ; [.$B$11] ;[.$B$2];[.$B$3];[.$B$4];[.$B$7])" office:value-type="string" office:string-value="" calcext:value-type="error">
            <text:p>#VALUE!</text:p>
          </table:table-cell>
          <table:table-cell table:style-name="ce9" table:formula="of:=GETLIFTCOEF([.A320];[.B320];[.$B$2];[.$B$8];[.$B$5])" office:value-type="string" office:string-value="" calcext:value-type="error">
            <text:p>#VALUE!</text:p>
          </table:table-cell>
          <table:table-cell table:style-name="ce9" table:formula="of:=GETDRAGCOEF([.A320];[.B32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SF([.A321] ; [.$B$11] ;[.$B$2];[.$B$3];[.$B$4];[.$B$7])" office:value-type="string" office:string-value="" calcext:value-type="error">
            <text:p>#VALUE!</text:p>
          </table:table-cell>
          <table:table-cell table:style-name="ce9" table:formula="of:=GETLIFTCOEF([.A321];[.B321];[.$B$2];[.$B$8];[.$B$5])" office:value-type="string" office:string-value="" calcext:value-type="error">
            <text:p>#VALUE!</text:p>
          </table:table-cell>
          <table:table-cell table:style-name="ce9" table:formula="of:=GETDRAGCOEF([.A321];[.B32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SF([.A322] ; [.$B$11] ;[.$B$2];[.$B$3];[.$B$4];[.$B$7])" office:value-type="string" office:string-value="" calcext:value-type="error">
            <text:p>#VALUE!</text:p>
          </table:table-cell>
          <table:table-cell table:style-name="ce9" table:formula="of:=GETLIFTCOEF([.A322];[.B322];[.$B$2];[.$B$8];[.$B$5])" office:value-type="string" office:string-value="" calcext:value-type="error">
            <text:p>#VALUE!</text:p>
          </table:table-cell>
          <table:table-cell table:style-name="ce9" table:formula="of:=GETDRAGCOEF([.A322];[.B32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SF([.A323] ; [.$B$11] ;[.$B$2];[.$B$3];[.$B$4];[.$B$7])" office:value-type="string" office:string-value="" calcext:value-type="error">
            <text:p>#VALUE!</text:p>
          </table:table-cell>
          <table:table-cell table:style-name="ce9" table:formula="of:=GETLIFTCOEF([.A323];[.B323];[.$B$2];[.$B$8];[.$B$5])" office:value-type="string" office:string-value="" calcext:value-type="error">
            <text:p>#VALUE!</text:p>
          </table:table-cell>
          <table:table-cell table:style-name="ce9" table:formula="of:=GETDRAGCOEF([.A323];[.B32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SF([.A324] ; [.$B$11] ;[.$B$2];[.$B$3];[.$B$4];[.$B$7])" office:value-type="string" office:string-value="" calcext:value-type="error">
            <text:p>#VALUE!</text:p>
          </table:table-cell>
          <table:table-cell table:style-name="ce9" table:formula="of:=GETLIFTCOEF([.A324];[.B324];[.$B$2];[.$B$8];[.$B$5])" office:value-type="string" office:string-value="" calcext:value-type="error">
            <text:p>#VALUE!</text:p>
          </table:table-cell>
          <table:table-cell table:style-name="ce9" table:formula="of:=GETDRAGCOEF([.A324];[.B32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SF([.A325] ; [.$B$11] ;[.$B$2];[.$B$3];[.$B$4];[.$B$7])" office:value-type="string" office:string-value="" calcext:value-type="error">
            <text:p>#VALUE!</text:p>
          </table:table-cell>
          <table:table-cell table:style-name="ce9" table:formula="of:=GETLIFTCOEF([.A325];[.B325];[.$B$2];[.$B$8];[.$B$5])" office:value-type="string" office:string-value="" calcext:value-type="error">
            <text:p>#VALUE!</text:p>
          </table:table-cell>
          <table:table-cell table:style-name="ce9" table:formula="of:=GETDRAGCOEF([.A325];[.B32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SF([.A326] ; [.$B$11] ;[.$B$2];[.$B$3];[.$B$4];[.$B$7])" office:value-type="string" office:string-value="" calcext:value-type="error">
            <text:p>#VALUE!</text:p>
          </table:table-cell>
          <table:table-cell table:style-name="ce9" table:formula="of:=GETLIFTCOEF([.A326];[.B326];[.$B$2];[.$B$8];[.$B$5])" office:value-type="string" office:string-value="" calcext:value-type="error">
            <text:p>#VALUE!</text:p>
          </table:table-cell>
          <table:table-cell table:style-name="ce9" table:formula="of:=GETDRAGCOEF([.A326];[.B32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SF([.A327] ; [.$B$11] ;[.$B$2];[.$B$3];[.$B$4];[.$B$7])" office:value-type="string" office:string-value="" calcext:value-type="error">
            <text:p>#VALUE!</text:p>
          </table:table-cell>
          <table:table-cell table:style-name="ce9" table:formula="of:=GETLIFTCOEF([.A327];[.B327];[.$B$2];[.$B$8];[.$B$5])" office:value-type="string" office:string-value="" calcext:value-type="error">
            <text:p>#VALUE!</text:p>
          </table:table-cell>
          <table:table-cell table:style-name="ce9" table:formula="of:=GETDRAGCOEF([.A327];[.B32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SF([.A328] ; [.$B$11] ;[.$B$2];[.$B$3];[.$B$4];[.$B$7])" office:value-type="string" office:string-value="" calcext:value-type="error">
            <text:p>#VALUE!</text:p>
          </table:table-cell>
          <table:table-cell table:style-name="ce9" table:formula="of:=GETLIFTCOEF([.A328];[.B328];[.$B$2];[.$B$8];[.$B$5])" office:value-type="string" office:string-value="" calcext:value-type="error">
            <text:p>#VALUE!</text:p>
          </table:table-cell>
          <table:table-cell table:style-name="ce9" table:formula="of:=GETDRAGCOEF([.A328];[.B32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SF([.A329] ; [.$B$11] ;[.$B$2];[.$B$3];[.$B$4];[.$B$7])" office:value-type="string" office:string-value="" calcext:value-type="error">
            <text:p>#VALUE!</text:p>
          </table:table-cell>
          <table:table-cell table:style-name="ce9" table:formula="of:=GETLIFTCOEF([.A329];[.B329];[.$B$2];[.$B$8];[.$B$5])" office:value-type="string" office:string-value="" calcext:value-type="error">
            <text:p>#VALUE!</text:p>
          </table:table-cell>
          <table:table-cell table:style-name="ce9" table:formula="of:=GETDRAGCOEF([.A329];[.B32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SF([.A330] ; [.$B$11] ;[.$B$2];[.$B$3];[.$B$4];[.$B$7])" office:value-type="string" office:string-value="" calcext:value-type="error">
            <text:p>#VALUE!</text:p>
          </table:table-cell>
          <table:table-cell table:style-name="ce9" table:formula="of:=GETLIFTCOEF([.A330];[.B330];[.$B$2];[.$B$8];[.$B$5])" office:value-type="string" office:string-value="" calcext:value-type="error">
            <text:p>#VALUE!</text:p>
          </table:table-cell>
          <table:table-cell table:style-name="ce9" table:formula="of:=GETDRAGCOEF([.A330];[.B33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SF([.A331] ; [.$B$11] ;[.$B$2];[.$B$3];[.$B$4];[.$B$7])" office:value-type="string" office:string-value="" calcext:value-type="error">
            <text:p>#VALUE!</text:p>
          </table:table-cell>
          <table:table-cell table:style-name="ce9" table:formula="of:=GETLIFTCOEF([.A331];[.B331];[.$B$2];[.$B$8];[.$B$5])" office:value-type="string" office:string-value="" calcext:value-type="error">
            <text:p>#VALUE!</text:p>
          </table:table-cell>
          <table:table-cell table:style-name="ce9" table:formula="of:=GETDRAGCOEF([.A331];[.B33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SF([.A332] ; [.$B$11] ;[.$B$2];[.$B$3];[.$B$4];[.$B$7])" office:value-type="string" office:string-value="" calcext:value-type="error">
            <text:p>#VALUE!</text:p>
          </table:table-cell>
          <table:table-cell table:style-name="ce9" table:formula="of:=GETLIFTCOEF([.A332];[.B332];[.$B$2];[.$B$8];[.$B$5])" office:value-type="string" office:string-value="" calcext:value-type="error">
            <text:p>#VALUE!</text:p>
          </table:table-cell>
          <table:table-cell table:style-name="ce9" table:formula="of:=GETDRAGCOEF([.A332];[.B33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SF([.A333] ; [.$B$11] ;[.$B$2];[.$B$3];[.$B$4];[.$B$7])" office:value-type="string" office:string-value="" calcext:value-type="error">
            <text:p>#VALUE!</text:p>
          </table:table-cell>
          <table:table-cell table:style-name="ce9" table:formula="of:=GETLIFTCOEF([.A333];[.B333];[.$B$2];[.$B$8];[.$B$5])" office:value-type="string" office:string-value="" calcext:value-type="error">
            <text:p>#VALUE!</text:p>
          </table:table-cell>
          <table:table-cell table:style-name="ce9" table:formula="of:=GETDRAGCOEF([.A333];[.B33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SF([.A334] ; [.$B$11] ;[.$B$2];[.$B$3];[.$B$4];[.$B$7])" office:value-type="string" office:string-value="" calcext:value-type="error">
            <text:p>#VALUE!</text:p>
          </table:table-cell>
          <table:table-cell table:style-name="ce9" table:formula="of:=GETLIFTCOEF([.A334];[.B334];[.$B$2];[.$B$8];[.$B$5])" office:value-type="string" office:string-value="" calcext:value-type="error">
            <text:p>#VALUE!</text:p>
          </table:table-cell>
          <table:table-cell table:style-name="ce9" table:formula="of:=GETDRAGCOEF([.A334];[.B33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SF([.A335] ; [.$B$11] ;[.$B$2];[.$B$3];[.$B$4];[.$B$7])" office:value-type="string" office:string-value="" calcext:value-type="error">
            <text:p>#VALUE!</text:p>
          </table:table-cell>
          <table:table-cell table:style-name="ce9" table:formula="of:=GETLIFTCOEF([.A335];[.B335];[.$B$2];[.$B$8];[.$B$5])" office:value-type="string" office:string-value="" calcext:value-type="error">
            <text:p>#VALUE!</text:p>
          </table:table-cell>
          <table:table-cell table:style-name="ce9" table:formula="of:=GETDRAGCOEF([.A335];[.B33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SF([.A336] ; [.$B$11] ;[.$B$2];[.$B$3];[.$B$4];[.$B$7])" office:value-type="string" office:string-value="" calcext:value-type="error">
            <text:p>#VALUE!</text:p>
          </table:table-cell>
          <table:table-cell table:style-name="ce9" table:formula="of:=GETLIFTCOEF([.A336];[.B336];[.$B$2];[.$B$8];[.$B$5])" office:value-type="string" office:string-value="" calcext:value-type="error">
            <text:p>#VALUE!</text:p>
          </table:table-cell>
          <table:table-cell table:style-name="ce9" table:formula="of:=GETDRAGCOEF([.A336];[.B33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SF([.A337] ; [.$B$11] ;[.$B$2];[.$B$3];[.$B$4];[.$B$7])" office:value-type="string" office:string-value="" calcext:value-type="error">
            <text:p>#VALUE!</text:p>
          </table:table-cell>
          <table:table-cell table:style-name="ce9" table:formula="of:=GETLIFTCOEF([.A337];[.B337];[.$B$2];[.$B$8];[.$B$5])" office:value-type="string" office:string-value="" calcext:value-type="error">
            <text:p>#VALUE!</text:p>
          </table:table-cell>
          <table:table-cell table:style-name="ce9" table:formula="of:=GETDRAGCOEF([.A337];[.B33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SF([.A338] ; [.$B$11] ;[.$B$2];[.$B$3];[.$B$4];[.$B$7])" office:value-type="string" office:string-value="" calcext:value-type="error">
            <text:p>#VALUE!</text:p>
          </table:table-cell>
          <table:table-cell table:style-name="ce9" table:formula="of:=GETLIFTCOEF([.A338];[.B338];[.$B$2];[.$B$8];[.$B$5])" office:value-type="string" office:string-value="" calcext:value-type="error">
            <text:p>#VALUE!</text:p>
          </table:table-cell>
          <table:table-cell table:style-name="ce9" table:formula="of:=GETDRAGCOEF([.A338];[.B33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SF([.A339] ; [.$B$11] ;[.$B$2];[.$B$3];[.$B$4];[.$B$7])" office:value-type="string" office:string-value="" calcext:value-type="error">
            <text:p>#VALUE!</text:p>
          </table:table-cell>
          <table:table-cell table:style-name="ce9" table:formula="of:=GETLIFTCOEF([.A339];[.B339];[.$B$2];[.$B$8];[.$B$5])" office:value-type="string" office:string-value="" calcext:value-type="error">
            <text:p>#VALUE!</text:p>
          </table:table-cell>
          <table:table-cell table:style-name="ce9" table:formula="of:=GETDRAGCOEF([.A339];[.B33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SF([.A340] ; [.$B$11] ;[.$B$2];[.$B$3];[.$B$4];[.$B$7])" office:value-type="string" office:string-value="" calcext:value-type="error">
            <text:p>#VALUE!</text:p>
          </table:table-cell>
          <table:table-cell table:style-name="ce9" table:formula="of:=GETLIFTCOEF([.A340];[.B340];[.$B$2];[.$B$8];[.$B$5])" office:value-type="string" office:string-value="" calcext:value-type="error">
            <text:p>#VALUE!</text:p>
          </table:table-cell>
          <table:table-cell table:style-name="ce9" table:formula="of:=GETDRAGCOEF([.A340];[.B34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SF([.A341] ; [.$B$11] ;[.$B$2];[.$B$3];[.$B$4];[.$B$7])" office:value-type="string" office:string-value="" calcext:value-type="error">
            <text:p>#VALUE!</text:p>
          </table:table-cell>
          <table:table-cell table:style-name="ce9" table:formula="of:=GETLIFTCOEF([.A341];[.B341];[.$B$2];[.$B$8];[.$B$5])" office:value-type="string" office:string-value="" calcext:value-type="error">
            <text:p>#VALUE!</text:p>
          </table:table-cell>
          <table:table-cell table:style-name="ce9" table:formula="of:=GETDRAGCOEF([.A341];[.B34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SF([.A342] ; [.$B$11] ;[.$B$2];[.$B$3];[.$B$4];[.$B$7])" office:value-type="string" office:string-value="" calcext:value-type="error">
            <text:p>#VALUE!</text:p>
          </table:table-cell>
          <table:table-cell table:style-name="ce9" table:formula="of:=GETLIFTCOEF([.A342];[.B342];[.$B$2];[.$B$8];[.$B$5])" office:value-type="string" office:string-value="" calcext:value-type="error">
            <text:p>#VALUE!</text:p>
          </table:table-cell>
          <table:table-cell table:style-name="ce9" table:formula="of:=GETDRAGCOEF([.A342];[.B34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SF([.A343] ; [.$B$11] ;[.$B$2];[.$B$3];[.$B$4];[.$B$7])" office:value-type="string" office:string-value="" calcext:value-type="error">
            <text:p>#VALUE!</text:p>
          </table:table-cell>
          <table:table-cell table:style-name="ce9" table:formula="of:=GETLIFTCOEF([.A343];[.B343];[.$B$2];[.$B$8];[.$B$5])" office:value-type="string" office:string-value="" calcext:value-type="error">
            <text:p>#VALUE!</text:p>
          </table:table-cell>
          <table:table-cell table:style-name="ce9" table:formula="of:=GETDRAGCOEF([.A343];[.B34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SF([.A344] ; [.$B$11] ;[.$B$2];[.$B$3];[.$B$4];[.$B$7])" office:value-type="string" office:string-value="" calcext:value-type="error">
            <text:p>#VALUE!</text:p>
          </table:table-cell>
          <table:table-cell table:style-name="ce9" table:formula="of:=GETLIFTCOEF([.A344];[.B344];[.$B$2];[.$B$8];[.$B$5])" office:value-type="string" office:string-value="" calcext:value-type="error">
            <text:p>#VALUE!</text:p>
          </table:table-cell>
          <table:table-cell table:style-name="ce9" table:formula="of:=GETDRAGCOEF([.A344];[.B34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SF([.A345] ; [.$B$11] ;[.$B$2];[.$B$3];[.$B$4];[.$B$7])" office:value-type="string" office:string-value="" calcext:value-type="error">
            <text:p>#VALUE!</text:p>
          </table:table-cell>
          <table:table-cell table:style-name="ce9" table:formula="of:=GETLIFTCOEF([.A345];[.B345];[.$B$2];[.$B$8];[.$B$5])" office:value-type="string" office:string-value="" calcext:value-type="error">
            <text:p>#VALUE!</text:p>
          </table:table-cell>
          <table:table-cell table:style-name="ce9" table:formula="of:=GETDRAGCOEF([.A345];[.B34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SF([.A346] ; [.$B$11] ;[.$B$2];[.$B$3];[.$B$4];[.$B$7])" office:value-type="string" office:string-value="" calcext:value-type="error">
            <text:p>#VALUE!</text:p>
          </table:table-cell>
          <table:table-cell table:style-name="ce9" table:formula="of:=GETLIFTCOEF([.A346];[.B346];[.$B$2];[.$B$8];[.$B$5])" office:value-type="string" office:string-value="" calcext:value-type="error">
            <text:p>#VALUE!</text:p>
          </table:table-cell>
          <table:table-cell table:style-name="ce9" table:formula="of:=GETDRAGCOEF([.A346];[.B34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SF([.A347] ; [.$B$11] ;[.$B$2];[.$B$3];[.$B$4];[.$B$7])" office:value-type="string" office:string-value="" calcext:value-type="error">
            <text:p>#VALUE!</text:p>
          </table:table-cell>
          <table:table-cell table:style-name="ce9" table:formula="of:=GETLIFTCOEF([.A347];[.B347];[.$B$2];[.$B$8];[.$B$5])" office:value-type="string" office:string-value="" calcext:value-type="error">
            <text:p>#VALUE!</text:p>
          </table:table-cell>
          <table:table-cell table:style-name="ce9" table:formula="of:=GETDRAGCOEF([.A347];[.B34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SF([.A348] ; [.$B$11] ;[.$B$2];[.$B$3];[.$B$4];[.$B$7])" office:value-type="string" office:string-value="" calcext:value-type="error">
            <text:p>#VALUE!</text:p>
          </table:table-cell>
          <table:table-cell table:style-name="ce9" table:formula="of:=GETLIFTCOEF([.A348];[.B348];[.$B$2];[.$B$8];[.$B$5])" office:value-type="string" office:string-value="" calcext:value-type="error">
            <text:p>#VALUE!</text:p>
          </table:table-cell>
          <table:table-cell table:style-name="ce9" table:formula="of:=GETDRAGCOEF([.A348];[.B34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SF([.A349] ; [.$B$11] ;[.$B$2];[.$B$3];[.$B$4];[.$B$7])" office:value-type="string" office:string-value="" calcext:value-type="error">
            <text:p>#VALUE!</text:p>
          </table:table-cell>
          <table:table-cell table:style-name="ce9" table:formula="of:=GETLIFTCOEF([.A349];[.B349];[.$B$2];[.$B$8];[.$B$5])" office:value-type="string" office:string-value="" calcext:value-type="error">
            <text:p>#VALUE!</text:p>
          </table:table-cell>
          <table:table-cell table:style-name="ce9" table:formula="of:=GETDRAGCOEF([.A349];[.B34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SF([.A350] ; [.$B$11] ;[.$B$2];[.$B$3];[.$B$4];[.$B$7])" office:value-type="string" office:string-value="" calcext:value-type="error">
            <text:p>#VALUE!</text:p>
          </table:table-cell>
          <table:table-cell table:style-name="ce9" table:formula="of:=GETLIFTCOEF([.A350];[.B350];[.$B$2];[.$B$8];[.$B$5])" office:value-type="string" office:string-value="" calcext:value-type="error">
            <text:p>#VALUE!</text:p>
          </table:table-cell>
          <table:table-cell table:style-name="ce9" table:formula="of:=GETDRAGCOEF([.A350];[.B35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SF([.A351] ; [.$B$11] ;[.$B$2];[.$B$3];[.$B$4];[.$B$7])" office:value-type="string" office:string-value="" calcext:value-type="error">
            <text:p>#VALUE!</text:p>
          </table:table-cell>
          <table:table-cell table:style-name="ce9" table:formula="of:=GETLIFTCOEF([.A351];[.B351];[.$B$2];[.$B$8];[.$B$5])" office:value-type="string" office:string-value="" calcext:value-type="error">
            <text:p>#VALUE!</text:p>
          </table:table-cell>
          <table:table-cell table:style-name="ce9" table:formula="of:=GETDRAGCOEF([.A351];[.B35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SF([.A352] ; [.$B$11] ;[.$B$2];[.$B$3];[.$B$4];[.$B$7])" office:value-type="string" office:string-value="" calcext:value-type="error">
            <text:p>#VALUE!</text:p>
          </table:table-cell>
          <table:table-cell table:style-name="ce9" table:formula="of:=GETLIFTCOEF([.A352];[.B352];[.$B$2];[.$B$8];[.$B$5])" office:value-type="string" office:string-value="" calcext:value-type="error">
            <text:p>#VALUE!</text:p>
          </table:table-cell>
          <table:table-cell table:style-name="ce9" table:formula="of:=GETDRAGCOEF([.A352];[.B35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SF([.A353] ; [.$B$11] ;[.$B$2];[.$B$3];[.$B$4];[.$B$7])" office:value-type="string" office:string-value="" calcext:value-type="error">
            <text:p>#VALUE!</text:p>
          </table:table-cell>
          <table:table-cell table:style-name="ce9" table:formula="of:=GETLIFTCOEF([.A353];[.B353];[.$B$2];[.$B$8];[.$B$5])" office:value-type="string" office:string-value="" calcext:value-type="error">
            <text:p>#VALUE!</text:p>
          </table:table-cell>
          <table:table-cell table:style-name="ce9" table:formula="of:=GETDRAGCOEF([.A353];[.B35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SF([.A354] ; [.$B$11] ;[.$B$2];[.$B$3];[.$B$4];[.$B$7])" office:value-type="string" office:string-value="" calcext:value-type="error">
            <text:p>#VALUE!</text:p>
          </table:table-cell>
          <table:table-cell table:style-name="ce9" table:formula="of:=GETLIFTCOEF([.A354];[.B354];[.$B$2];[.$B$8];[.$B$5])" office:value-type="string" office:string-value="" calcext:value-type="error">
            <text:p>#VALUE!</text:p>
          </table:table-cell>
          <table:table-cell table:style-name="ce9" table:formula="of:=GETDRAGCOEF([.A354];[.B35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SF([.A355] ; [.$B$11] ;[.$B$2];[.$B$3];[.$B$4];[.$B$7])" office:value-type="string" office:string-value="" calcext:value-type="error">
            <text:p>#VALUE!</text:p>
          </table:table-cell>
          <table:table-cell table:style-name="ce9" table:formula="of:=GETLIFTCOEF([.A355];[.B355];[.$B$2];[.$B$8];[.$B$5])" office:value-type="string" office:string-value="" calcext:value-type="error">
            <text:p>#VALUE!</text:p>
          </table:table-cell>
          <table:table-cell table:style-name="ce9" table:formula="of:=GETDRAGCOEF([.A355];[.B35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SF([.A356] ; [.$B$11] ;[.$B$2];[.$B$3];[.$B$4];[.$B$7])" office:value-type="string" office:string-value="" calcext:value-type="error">
            <text:p>#VALUE!</text:p>
          </table:table-cell>
          <table:table-cell table:style-name="ce9" table:formula="of:=GETLIFTCOEF([.A356];[.B356];[.$B$2];[.$B$8];[.$B$5])" office:value-type="string" office:string-value="" calcext:value-type="error">
            <text:p>#VALUE!</text:p>
          </table:table-cell>
          <table:table-cell table:style-name="ce9" table:formula="of:=GETDRAGCOEF([.A356];[.B35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SF([.A357] ; [.$B$11] ;[.$B$2];[.$B$3];[.$B$4];[.$B$7])" office:value-type="string" office:string-value="" calcext:value-type="error">
            <text:p>#VALUE!</text:p>
          </table:table-cell>
          <table:table-cell table:style-name="ce9" table:formula="of:=GETLIFTCOEF([.A357];[.B357];[.$B$2];[.$B$8];[.$B$5])" office:value-type="string" office:string-value="" calcext:value-type="error">
            <text:p>#VALUE!</text:p>
          </table:table-cell>
          <table:table-cell table:style-name="ce9" table:formula="of:=GETDRAGCOEF([.A357];[.B35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SF([.A358] ; [.$B$11] ;[.$B$2];[.$B$3];[.$B$4];[.$B$7])" office:value-type="string" office:string-value="" calcext:value-type="error">
            <text:p>#VALUE!</text:p>
          </table:table-cell>
          <table:table-cell table:style-name="ce9" table:formula="of:=GETLIFTCOEF([.A358];[.B358];[.$B$2];[.$B$8];[.$B$5])" office:value-type="string" office:string-value="" calcext:value-type="error">
            <text:p>#VALUE!</text:p>
          </table:table-cell>
          <table:table-cell table:style-name="ce9" table:formula="of:=GETDRAGCOEF([.A358];[.B35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SF([.A359] ; [.$B$11] ;[.$B$2];[.$B$3];[.$B$4];[.$B$7])" office:value-type="string" office:string-value="" calcext:value-type="error">
            <text:p>#VALUE!</text:p>
          </table:table-cell>
          <table:table-cell table:style-name="ce9" table:formula="of:=GETLIFTCOEF([.A359];[.B359];[.$B$2];[.$B$8];[.$B$5])" office:value-type="string" office:string-value="" calcext:value-type="error">
            <text:p>#VALUE!</text:p>
          </table:table-cell>
          <table:table-cell table:style-name="ce9" table:formula="of:=GETDRAGCOEF([.A359];[.B35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SF([.A360] ; [.$B$11] ;[.$B$2];[.$B$3];[.$B$4];[.$B$7])" office:value-type="string" office:string-value="" calcext:value-type="error">
            <text:p>#VALUE!</text:p>
          </table:table-cell>
          <table:table-cell table:style-name="ce9" table:formula="of:=GETLIFTCOEF([.A360];[.B360];[.$B$2];[.$B$8];[.$B$5])" office:value-type="string" office:string-value="" calcext:value-type="error">
            <text:p>#VALUE!</text:p>
          </table:table-cell>
          <table:table-cell table:style-name="ce9" table:formula="of:=GETDRAGCOEF([.A360];[.B36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SF([.A361] ; [.$B$11] ;[.$B$2];[.$B$3];[.$B$4];[.$B$7])" office:value-type="string" office:string-value="" calcext:value-type="error">
            <text:p>#VALUE!</text:p>
          </table:table-cell>
          <table:table-cell table:style-name="ce9" table:formula="of:=GETLIFTCOEF([.A361];[.B361];[.$B$2];[.$B$8];[.$B$5])" office:value-type="string" office:string-value="" calcext:value-type="error">
            <text:p>#VALUE!</text:p>
          </table:table-cell>
          <table:table-cell table:style-name="ce9" table:formula="of:=GETDRAGCOEF([.A361];[.B36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SF([.A362] ; [.$B$11] ;[.$B$2];[.$B$3];[.$B$4];[.$B$7])" office:value-type="string" office:string-value="" calcext:value-type="error">
            <text:p>#VALUE!</text:p>
          </table:table-cell>
          <table:table-cell table:style-name="ce9" table:formula="of:=GETLIFTCOEF([.A362];[.B362];[.$B$2];[.$B$8];[.$B$5])" office:value-type="string" office:string-value="" calcext:value-type="error">
            <text:p>#VALUE!</text:p>
          </table:table-cell>
          <table:table-cell table:style-name="ce9" table:formula="of:=GETDRAGCOEF([.A362];[.B36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SF([.A363] ; [.$B$11] ;[.$B$2];[.$B$3];[.$B$4];[.$B$7])" office:value-type="string" office:string-value="" calcext:value-type="error">
            <text:p>#VALUE!</text:p>
          </table:table-cell>
          <table:table-cell table:style-name="ce9" table:formula="of:=GETLIFTCOEF([.A363];[.B363];[.$B$2];[.$B$8];[.$B$5])" office:value-type="string" office:string-value="" calcext:value-type="error">
            <text:p>#VALUE!</text:p>
          </table:table-cell>
          <table:table-cell table:style-name="ce9" table:formula="of:=GETDRAGCOEF([.A363];[.B36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SF([.A364] ; [.$B$11] ;[.$B$2];[.$B$3];[.$B$4];[.$B$7])" office:value-type="string" office:string-value="" calcext:value-type="error">
            <text:p>#VALUE!</text:p>
          </table:table-cell>
          <table:table-cell table:style-name="ce9" table:formula="of:=GETLIFTCOEF([.A364];[.B364];[.$B$2];[.$B$8];[.$B$5])" office:value-type="string" office:string-value="" calcext:value-type="error">
            <text:p>#VALUE!</text:p>
          </table:table-cell>
          <table:table-cell table:style-name="ce9" table:formula="of:=GETDRAGCOEF([.A364];[.B36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SF([.A365] ; [.$B$11] ;[.$B$2];[.$B$3];[.$B$4];[.$B$7])" office:value-type="string" office:string-value="" calcext:value-type="error">
            <text:p>#VALUE!</text:p>
          </table:table-cell>
          <table:table-cell table:style-name="ce9" table:formula="of:=GETLIFTCOEF([.A365];[.B365];[.$B$2];[.$B$8];[.$B$5])" office:value-type="string" office:string-value="" calcext:value-type="error">
            <text:p>#VALUE!</text:p>
          </table:table-cell>
          <table:table-cell table:style-name="ce9" table:formula="of:=GETDRAGCOEF([.A365];[.B36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SF([.A366] ; [.$B$11] ;[.$B$2];[.$B$3];[.$B$4];[.$B$7])" office:value-type="string" office:string-value="" calcext:value-type="error">
            <text:p>#VALUE!</text:p>
          </table:table-cell>
          <table:table-cell table:style-name="ce9" table:formula="of:=GETLIFTCOEF([.A366];[.B366];[.$B$2];[.$B$8];[.$B$5])" office:value-type="string" office:string-value="" calcext:value-type="error">
            <text:p>#VALUE!</text:p>
          </table:table-cell>
          <table:table-cell table:style-name="ce9" table:formula="of:=GETDRAGCOEF([.A366];[.B36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SF([.A367] ; [.$B$11] ;[.$B$2];[.$B$3];[.$B$4];[.$B$7])" office:value-type="string" office:string-value="" calcext:value-type="error">
            <text:p>#VALUE!</text:p>
          </table:table-cell>
          <table:table-cell table:style-name="ce9" table:formula="of:=GETLIFTCOEF([.A367];[.B367];[.$B$2];[.$B$8];[.$B$5])" office:value-type="string" office:string-value="" calcext:value-type="error">
            <text:p>#VALUE!</text:p>
          </table:table-cell>
          <table:table-cell table:style-name="ce9" table:formula="of:=GETDRAGCOEF([.A367];[.B36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SF([.A368] ; [.$B$11] ;[.$B$2];[.$B$3];[.$B$4];[.$B$7])" office:value-type="string" office:string-value="" calcext:value-type="error">
            <text:p>#VALUE!</text:p>
          </table:table-cell>
          <table:table-cell table:style-name="ce9" table:formula="of:=GETLIFTCOEF([.A368];[.B368];[.$B$2];[.$B$8];[.$B$5])" office:value-type="string" office:string-value="" calcext:value-type="error">
            <text:p>#VALUE!</text:p>
          </table:table-cell>
          <table:table-cell table:style-name="ce9" table:formula="of:=GETDRAGCOEF([.A368];[.B36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SF([.A369] ; [.$B$11] ;[.$B$2];[.$B$3];[.$B$4];[.$B$7])" office:value-type="string" office:string-value="" calcext:value-type="error">
            <text:p>#VALUE!</text:p>
          </table:table-cell>
          <table:table-cell table:style-name="ce9" table:formula="of:=GETLIFTCOEF([.A369];[.B369];[.$B$2];[.$B$8];[.$B$5])" office:value-type="string" office:string-value="" calcext:value-type="error">
            <text:p>#VALUE!</text:p>
          </table:table-cell>
          <table:table-cell table:style-name="ce9" table:formula="of:=GETDRAGCOEF([.A369];[.B36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SF([.A370] ; [.$B$11] ;[.$B$2];[.$B$3];[.$B$4];[.$B$7])" office:value-type="string" office:string-value="" calcext:value-type="error">
            <text:p>#VALUE!</text:p>
          </table:table-cell>
          <table:table-cell table:style-name="ce9" table:formula="of:=GETLIFTCOEF([.A370];[.B370];[.$B$2];[.$B$8];[.$B$5])" office:value-type="string" office:string-value="" calcext:value-type="error">
            <text:p>#VALUE!</text:p>
          </table:table-cell>
          <table:table-cell table:style-name="ce9" table:formula="of:=GETDRAGCOEF([.A370];[.B37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SF([.A371] ; [.$B$11] ;[.$B$2];[.$B$3];[.$B$4];[.$B$7])" office:value-type="string" office:string-value="" calcext:value-type="error">
            <text:p>#VALUE!</text:p>
          </table:table-cell>
          <table:table-cell table:style-name="ce9" table:formula="of:=GETLIFTCOEF([.A371];[.B371];[.$B$2];[.$B$8];[.$B$5])" office:value-type="string" office:string-value="" calcext:value-type="error">
            <text:p>#VALUE!</text:p>
          </table:table-cell>
          <table:table-cell table:style-name="ce9" table:formula="of:=GETDRAGCOEF([.A371];[.B37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SF([.A372] ; [.$B$11] ;[.$B$2];[.$B$3];[.$B$4];[.$B$7])" office:value-type="string" office:string-value="" calcext:value-type="error">
            <text:p>#VALUE!</text:p>
          </table:table-cell>
          <table:table-cell table:style-name="ce9" table:formula="of:=GETLIFTCOEF([.A372];[.B372];[.$B$2];[.$B$8];[.$B$5])" office:value-type="string" office:string-value="" calcext:value-type="error">
            <text:p>#VALUE!</text:p>
          </table:table-cell>
          <table:table-cell table:style-name="ce9" table:formula="of:=GETDRAGCOEF([.A372];[.B37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SF([.A373] ; [.$B$11] ;[.$B$2];[.$B$3];[.$B$4];[.$B$7])" office:value-type="string" office:string-value="" calcext:value-type="error">
            <text:p>#VALUE!</text:p>
          </table:table-cell>
          <table:table-cell table:style-name="ce9" table:formula="of:=GETLIFTCOEF([.A373];[.B373];[.$B$2];[.$B$8];[.$B$5])" office:value-type="string" office:string-value="" calcext:value-type="error">
            <text:p>#VALUE!</text:p>
          </table:table-cell>
          <table:table-cell table:style-name="ce9" table:formula="of:=GETDRAGCOEF([.A373];[.B37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SF([.A374] ; [.$B$11] ;[.$B$2];[.$B$3];[.$B$4];[.$B$7])" office:value-type="string" office:string-value="" calcext:value-type="error">
            <text:p>#VALUE!</text:p>
          </table:table-cell>
          <table:table-cell table:style-name="ce9" table:formula="of:=GETLIFTCOEF([.A374];[.B374];[.$B$2];[.$B$8];[.$B$5])" office:value-type="string" office:string-value="" calcext:value-type="error">
            <text:p>#VALUE!</text:p>
          </table:table-cell>
          <table:table-cell table:style-name="ce9" table:formula="of:=GETDRAGCOEF([.A374];[.B37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SF([.A375] ; [.$B$11] ;[.$B$2];[.$B$3];[.$B$4];[.$B$7])" office:value-type="string" office:string-value="" calcext:value-type="error">
            <text:p>#VALUE!</text:p>
          </table:table-cell>
          <table:table-cell table:style-name="ce9" table:formula="of:=GETLIFTCOEF([.A375];[.B375];[.$B$2];[.$B$8];[.$B$5])" office:value-type="string" office:string-value="" calcext:value-type="error">
            <text:p>#VALUE!</text:p>
          </table:table-cell>
          <table:table-cell table:style-name="ce9" table:formula="of:=GETDRAGCOEF([.A375];[.B37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SF([.A376] ; [.$B$11] ;[.$B$2];[.$B$3];[.$B$4];[.$B$7])" office:value-type="string" office:string-value="" calcext:value-type="error">
            <text:p>#VALUE!</text:p>
          </table:table-cell>
          <table:table-cell table:style-name="ce9" table:formula="of:=GETLIFTCOEF([.A376];[.B376];[.$B$2];[.$B$8];[.$B$5])" office:value-type="string" office:string-value="" calcext:value-type="error">
            <text:p>#VALUE!</text:p>
          </table:table-cell>
          <table:table-cell table:style-name="ce9" table:formula="of:=GETDRAGCOEF([.A376];[.B37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SF([.A377] ; [.$B$11] ;[.$B$2];[.$B$3];[.$B$4];[.$B$7])" office:value-type="string" office:string-value="" calcext:value-type="error">
            <text:p>#VALUE!</text:p>
          </table:table-cell>
          <table:table-cell table:style-name="ce9" table:formula="of:=GETLIFTCOEF([.A377];[.B377];[.$B$2];[.$B$8];[.$B$5])" office:value-type="string" office:string-value="" calcext:value-type="error">
            <text:p>#VALUE!</text:p>
          </table:table-cell>
          <table:table-cell table:style-name="ce9" table:formula="of:=GETDRAGCOEF([.A377];[.B37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SF([.A378] ; [.$B$11] ;[.$B$2];[.$B$3];[.$B$4];[.$B$7])" office:value-type="string" office:string-value="" calcext:value-type="error">
            <text:p>#VALUE!</text:p>
          </table:table-cell>
          <table:table-cell table:style-name="ce9" table:formula="of:=GETLIFTCOEF([.A378];[.B378];[.$B$2];[.$B$8];[.$B$5])" office:value-type="string" office:string-value="" calcext:value-type="error">
            <text:p>#VALUE!</text:p>
          </table:table-cell>
          <table:table-cell table:style-name="ce9" table:formula="of:=GETDRAGCOEF([.A378];[.B37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SF([.A379] ; [.$B$11] ;[.$B$2];[.$B$3];[.$B$4];[.$B$7])" office:value-type="string" office:string-value="" calcext:value-type="error">
            <text:p>#VALUE!</text:p>
          </table:table-cell>
          <table:table-cell table:style-name="ce9" table:formula="of:=GETLIFTCOEF([.A379];[.B379];[.$B$2];[.$B$8];[.$B$5])" office:value-type="string" office:string-value="" calcext:value-type="error">
            <text:p>#VALUE!</text:p>
          </table:table-cell>
          <table:table-cell table:style-name="ce9" table:formula="of:=GETDRAGCOEF([.A379];[.B37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SF([.A380] ; [.$B$11] ;[.$B$2];[.$B$3];[.$B$4];[.$B$7])" office:value-type="string" office:string-value="" calcext:value-type="error">
            <text:p>#VALUE!</text:p>
          </table:table-cell>
          <table:table-cell table:style-name="ce9" table:formula="of:=GETLIFTCOEF([.A380];[.B380];[.$B$2];[.$B$8];[.$B$5])" office:value-type="string" office:string-value="" calcext:value-type="error">
            <text:p>#VALUE!</text:p>
          </table:table-cell>
          <table:table-cell table:style-name="ce9" table:formula="of:=GETDRAGCOEF([.A380];[.B38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SF([.A381] ; [.$B$11] ;[.$B$2];[.$B$3];[.$B$4];[.$B$7])" office:value-type="string" office:string-value="" calcext:value-type="error">
            <text:p>#VALUE!</text:p>
          </table:table-cell>
          <table:table-cell table:style-name="ce9" table:formula="of:=GETLIFTCOEF([.A381];[.B381];[.$B$2];[.$B$8];[.$B$5])" office:value-type="string" office:string-value="" calcext:value-type="error">
            <text:p>#VALUE!</text:p>
          </table:table-cell>
          <table:table-cell table:style-name="ce9" table:formula="of:=GETDRAGCOEF([.A381];[.B38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SF([.A382] ; [.$B$11] ;[.$B$2];[.$B$3];[.$B$4];[.$B$7])" office:value-type="string" office:string-value="" calcext:value-type="error">
            <text:p>#VALUE!</text:p>
          </table:table-cell>
          <table:table-cell table:style-name="ce9" table:formula="of:=GETLIFTCOEF([.A382];[.B382];[.$B$2];[.$B$8];[.$B$5])" office:value-type="string" office:string-value="" calcext:value-type="error">
            <text:p>#VALUE!</text:p>
          </table:table-cell>
          <table:table-cell table:style-name="ce9" table:formula="of:=GETDRAGCOEF([.A382];[.B38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SF([.A383] ; [.$B$11] ;[.$B$2];[.$B$3];[.$B$4];[.$B$7])" office:value-type="string" office:string-value="" calcext:value-type="error">
            <text:p>#VALUE!</text:p>
          </table:table-cell>
          <table:table-cell table:style-name="ce9" table:formula="of:=GETLIFTCOEF([.A383];[.B383];[.$B$2];[.$B$8];[.$B$5])" office:value-type="string" office:string-value="" calcext:value-type="error">
            <text:p>#VALUE!</text:p>
          </table:table-cell>
          <table:table-cell table:style-name="ce9" table:formula="of:=GETDRAGCOEF([.A383];[.B38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SF([.A384] ; [.$B$11] ;[.$B$2];[.$B$3];[.$B$4];[.$B$7])" office:value-type="string" office:string-value="" calcext:value-type="error">
            <text:p>#VALUE!</text:p>
          </table:table-cell>
          <table:table-cell table:style-name="ce9" table:formula="of:=GETLIFTCOEF([.A384];[.B384];[.$B$2];[.$B$8];[.$B$5])" office:value-type="string" office:string-value="" calcext:value-type="error">
            <text:p>#VALUE!</text:p>
          </table:table-cell>
          <table:table-cell table:style-name="ce9" table:formula="of:=GETDRAGCOEF([.A384];[.B38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SF([.A385] ; [.$B$11] ;[.$B$2];[.$B$3];[.$B$4];[.$B$7])" office:value-type="string" office:string-value="" calcext:value-type="error">
            <text:p>#VALUE!</text:p>
          </table:table-cell>
          <table:table-cell table:style-name="ce9" table:formula="of:=GETLIFTCOEF([.A385];[.B385];[.$B$2];[.$B$8];[.$B$5])" office:value-type="string" office:string-value="" calcext:value-type="error">
            <text:p>#VALUE!</text:p>
          </table:table-cell>
          <table:table-cell table:style-name="ce9" table:formula="of:=GETDRAGCOEF([.A385];[.B38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SF([.A386] ; [.$B$11] ;[.$B$2];[.$B$3];[.$B$4];[.$B$7])" office:value-type="string" office:string-value="" calcext:value-type="error">
            <text:p>#VALUE!</text:p>
          </table:table-cell>
          <table:table-cell table:style-name="ce9" table:formula="of:=GETLIFTCOEF([.A386];[.B386];[.$B$2];[.$B$8];[.$B$5])" office:value-type="string" office:string-value="" calcext:value-type="error">
            <text:p>#VALUE!</text:p>
          </table:table-cell>
          <table:table-cell table:style-name="ce9" table:formula="of:=GETDRAGCOEF([.A386];[.B38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SF([.A387] ; [.$B$11] ;[.$B$2];[.$B$3];[.$B$4];[.$B$7])" office:value-type="string" office:string-value="" calcext:value-type="error">
            <text:p>#VALUE!</text:p>
          </table:table-cell>
          <table:table-cell table:style-name="ce9" table:formula="of:=GETLIFTCOEF([.A387];[.B387];[.$B$2];[.$B$8];[.$B$5])" office:value-type="string" office:string-value="" calcext:value-type="error">
            <text:p>#VALUE!</text:p>
          </table:table-cell>
          <table:table-cell table:style-name="ce9" table:formula="of:=GETDRAGCOEF([.A387];[.B38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SF([.A388] ; [.$B$11] ;[.$B$2];[.$B$3];[.$B$4];[.$B$7])" office:value-type="string" office:string-value="" calcext:value-type="error">
            <text:p>#VALUE!</text:p>
          </table:table-cell>
          <table:table-cell table:style-name="ce9" table:formula="of:=GETLIFTCOEF([.A388];[.B388];[.$B$2];[.$B$8];[.$B$5])" office:value-type="string" office:string-value="" calcext:value-type="error">
            <text:p>#VALUE!</text:p>
          </table:table-cell>
          <table:table-cell table:style-name="ce9" table:formula="of:=GETDRAGCOEF([.A388];[.B38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SF([.A389] ; [.$B$11] ;[.$B$2];[.$B$3];[.$B$4];[.$B$7])" office:value-type="string" office:string-value="" calcext:value-type="error">
            <text:p>#VALUE!</text:p>
          </table:table-cell>
          <table:table-cell table:style-name="ce9" table:formula="of:=GETLIFTCOEF([.A389];[.B389];[.$B$2];[.$B$8];[.$B$5])" office:value-type="string" office:string-value="" calcext:value-type="error">
            <text:p>#VALUE!</text:p>
          </table:table-cell>
          <table:table-cell table:style-name="ce9" table:formula="of:=GETDRAGCOEF([.A389];[.B38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SF([.A390] ; [.$B$11] ;[.$B$2];[.$B$3];[.$B$4];[.$B$7])" office:value-type="string" office:string-value="" calcext:value-type="error">
            <text:p>#VALUE!</text:p>
          </table:table-cell>
          <table:table-cell table:style-name="ce9" table:formula="of:=GETLIFTCOEF([.A390];[.B390];[.$B$2];[.$B$8];[.$B$5])" office:value-type="string" office:string-value="" calcext:value-type="error">
            <text:p>#VALUE!</text:p>
          </table:table-cell>
          <table:table-cell table:style-name="ce9" table:formula="of:=GETDRAGCOEF([.A390];[.B39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SF([.A391] ; [.$B$11] ;[.$B$2];[.$B$3];[.$B$4];[.$B$7])" office:value-type="string" office:string-value="" calcext:value-type="error">
            <text:p>#VALUE!</text:p>
          </table:table-cell>
          <table:table-cell table:style-name="ce9" table:formula="of:=GETLIFTCOEF([.A391];[.B391];[.$B$2];[.$B$8];[.$B$5])" office:value-type="string" office:string-value="" calcext:value-type="error">
            <text:p>#VALUE!</text:p>
          </table:table-cell>
          <table:table-cell table:style-name="ce9" table:formula="of:=GETDRAGCOEF([.A391];[.B39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SF([.A392] ; [.$B$11] ;[.$B$2];[.$B$3];[.$B$4];[.$B$7])" office:value-type="string" office:string-value="" calcext:value-type="error">
            <text:p>#VALUE!</text:p>
          </table:table-cell>
          <table:table-cell table:style-name="ce9" table:formula="of:=GETLIFTCOEF([.A392];[.B392];[.$B$2];[.$B$8];[.$B$5])" office:value-type="string" office:string-value="" calcext:value-type="error">
            <text:p>#VALUE!</text:p>
          </table:table-cell>
          <table:table-cell table:style-name="ce9" table:formula="of:=GETDRAGCOEF([.A392];[.B39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SF([.A393] ; [.$B$11] ;[.$B$2];[.$B$3];[.$B$4];[.$B$7])" office:value-type="string" office:string-value="" calcext:value-type="error">
            <text:p>#VALUE!</text:p>
          </table:table-cell>
          <table:table-cell table:style-name="ce9" table:formula="of:=GETLIFTCOEF([.A393];[.B393];[.$B$2];[.$B$8];[.$B$5])" office:value-type="string" office:string-value="" calcext:value-type="error">
            <text:p>#VALUE!</text:p>
          </table:table-cell>
          <table:table-cell table:style-name="ce9" table:formula="of:=GETDRAGCOEF([.A393];[.B39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SF([.A394] ; [.$B$11] ;[.$B$2];[.$B$3];[.$B$4];[.$B$7])" office:value-type="string" office:string-value="" calcext:value-type="error">
            <text:p>#VALUE!</text:p>
          </table:table-cell>
          <table:table-cell table:style-name="ce9" table:formula="of:=GETLIFTCOEF([.A394];[.B394];[.$B$2];[.$B$8];[.$B$5])" office:value-type="string" office:string-value="" calcext:value-type="error">
            <text:p>#VALUE!</text:p>
          </table:table-cell>
          <table:table-cell table:style-name="ce9" table:formula="of:=GETDRAGCOEF([.A394];[.B39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SF([.A395] ; [.$B$11] ;[.$B$2];[.$B$3];[.$B$4];[.$B$7])" office:value-type="string" office:string-value="" calcext:value-type="error">
            <text:p>#VALUE!</text:p>
          </table:table-cell>
          <table:table-cell table:style-name="ce9" table:formula="of:=GETLIFTCOEF([.A395];[.B395];[.$B$2];[.$B$8];[.$B$5])" office:value-type="string" office:string-value="" calcext:value-type="error">
            <text:p>#VALUE!</text:p>
          </table:table-cell>
          <table:table-cell table:style-name="ce9" table:formula="of:=GETDRAGCOEF([.A395];[.B39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SF([.A396] ; [.$B$11] ;[.$B$2];[.$B$3];[.$B$4];[.$B$7])" office:value-type="string" office:string-value="" calcext:value-type="error">
            <text:p>#VALUE!</text:p>
          </table:table-cell>
          <table:table-cell table:style-name="ce9" table:formula="of:=GETLIFTCOEF([.A396];[.B396];[.$B$2];[.$B$8];[.$B$5])" office:value-type="string" office:string-value="" calcext:value-type="error">
            <text:p>#VALUE!</text:p>
          </table:table-cell>
          <table:table-cell table:style-name="ce9" table:formula="of:=GETDRAGCOEF([.A396];[.B39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SF([.A397] ; [.$B$11] ;[.$B$2];[.$B$3];[.$B$4];[.$B$7])" office:value-type="string" office:string-value="" calcext:value-type="error">
            <text:p>#VALUE!</text:p>
          </table:table-cell>
          <table:table-cell table:style-name="ce9" table:formula="of:=GETLIFTCOEF([.A397];[.B397];[.$B$2];[.$B$8];[.$B$5])" office:value-type="string" office:string-value="" calcext:value-type="error">
            <text:p>#VALUE!</text:p>
          </table:table-cell>
          <table:table-cell table:style-name="ce9" table:formula="of:=GETDRAGCOEF([.A397];[.B39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SF([.A398] ; [.$B$11] ;[.$B$2];[.$B$3];[.$B$4];[.$B$7])" office:value-type="string" office:string-value="" calcext:value-type="error">
            <text:p>#VALUE!</text:p>
          </table:table-cell>
          <table:table-cell table:style-name="ce9" table:formula="of:=GETLIFTCOEF([.A398];[.B398];[.$B$2];[.$B$8];[.$B$5])" office:value-type="string" office:string-value="" calcext:value-type="error">
            <text:p>#VALUE!</text:p>
          </table:table-cell>
          <table:table-cell table:style-name="ce9" table:formula="of:=GETDRAGCOEF([.A398];[.B39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SF([.A399] ; [.$B$11] ;[.$B$2];[.$B$3];[.$B$4];[.$B$7])" office:value-type="string" office:string-value="" calcext:value-type="error">
            <text:p>#VALUE!</text:p>
          </table:table-cell>
          <table:table-cell table:style-name="ce9" table:formula="of:=GETLIFTCOEF([.A399];[.B399];[.$B$2];[.$B$8];[.$B$5])" office:value-type="string" office:string-value="" calcext:value-type="error">
            <text:p>#VALUE!</text:p>
          </table:table-cell>
          <table:table-cell table:style-name="ce9" table:formula="of:=GETDRAGCOEF([.A399];[.B39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SF([.A400] ; [.$B$11] ;[.$B$2];[.$B$3];[.$B$4];[.$B$7])" office:value-type="string" office:string-value="" calcext:value-type="error">
            <text:p>#VALUE!</text:p>
          </table:table-cell>
          <table:table-cell table:style-name="ce9" table:formula="of:=GETLIFTCOEF([.A400];[.B400];[.$B$2];[.$B$8];[.$B$5])" office:value-type="string" office:string-value="" calcext:value-type="error">
            <text:p>#VALUE!</text:p>
          </table:table-cell>
          <table:table-cell table:style-name="ce9" table:formula="of:=GETDRAGCOEF([.A400];[.B40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SF([.A401] ; [.$B$11] ;[.$B$2];[.$B$3];[.$B$4];[.$B$7])" office:value-type="string" office:string-value="" calcext:value-type="error">
            <text:p>#VALUE!</text:p>
          </table:table-cell>
          <table:table-cell table:style-name="ce9" table:formula="of:=GETLIFTCOEF([.A401];[.B401];[.$B$2];[.$B$8];[.$B$5])" office:value-type="string" office:string-value="" calcext:value-type="error">
            <text:p>#VALUE!</text:p>
          </table:table-cell>
          <table:table-cell table:style-name="ce9" table:formula="of:=GETDRAGCOEF([.A401];[.B401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SF([.A402] ; [.$B$11] ;[.$B$2];[.$B$3];[.$B$4];[.$B$7])" office:value-type="string" office:string-value="" calcext:value-type="error">
            <text:p>#VALUE!</text:p>
          </table:table-cell>
          <table:table-cell table:style-name="ce9" table:formula="of:=GETLIFTCOEF([.A402];[.B402];[.$B$2];[.$B$8];[.$B$5])" office:value-type="string" office:string-value="" calcext:value-type="error">
            <text:p>#VALUE!</text:p>
          </table:table-cell>
          <table:table-cell table:style-name="ce9" table:formula="of:=GETDRAGCOEF([.A402];[.B402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SF([.A403] ; [.$B$11] ;[.$B$2];[.$B$3];[.$B$4];[.$B$7])" office:value-type="string" office:string-value="" calcext:value-type="error">
            <text:p>#VALUE!</text:p>
          </table:table-cell>
          <table:table-cell table:style-name="ce9" table:formula="of:=GETLIFTCOEF([.A403];[.B403];[.$B$2];[.$B$8];[.$B$5])" office:value-type="string" office:string-value="" calcext:value-type="error">
            <text:p>#VALUE!</text:p>
          </table:table-cell>
          <table:table-cell table:style-name="ce9" table:formula="of:=GETDRAGCOEF([.A403];[.B403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SF([.A404] ; [.$B$11] ;[.$B$2];[.$B$3];[.$B$4];[.$B$7])" office:value-type="string" office:string-value="" calcext:value-type="error">
            <text:p>#VALUE!</text:p>
          </table:table-cell>
          <table:table-cell table:style-name="ce9" table:formula="of:=GETLIFTCOEF([.A404];[.B404];[.$B$2];[.$B$8];[.$B$5])" office:value-type="string" office:string-value="" calcext:value-type="error">
            <text:p>#VALUE!</text:p>
          </table:table-cell>
          <table:table-cell table:style-name="ce9" table:formula="of:=GETDRAGCOEF([.A404];[.B404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SF([.A405] ; [.$B$11] ;[.$B$2];[.$B$3];[.$B$4];[.$B$7])" office:value-type="string" office:string-value="" calcext:value-type="error">
            <text:p>#VALUE!</text:p>
          </table:table-cell>
          <table:table-cell table:style-name="ce9" table:formula="of:=GETLIFTCOEF([.A405];[.B405];[.$B$2];[.$B$8];[.$B$5])" office:value-type="string" office:string-value="" calcext:value-type="error">
            <text:p>#VALUE!</text:p>
          </table:table-cell>
          <table:table-cell table:style-name="ce9" table:formula="of:=GETDRAGCOEF([.A405];[.B405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SF([.A406] ; [.$B$11] ;[.$B$2];[.$B$3];[.$B$4];[.$B$7])" office:value-type="string" office:string-value="" calcext:value-type="error">
            <text:p>#VALUE!</text:p>
          </table:table-cell>
          <table:table-cell table:style-name="ce9" table:formula="of:=GETLIFTCOEF([.A406];[.B406];[.$B$2];[.$B$8];[.$B$5])" office:value-type="string" office:string-value="" calcext:value-type="error">
            <text:p>#VALUE!</text:p>
          </table:table-cell>
          <table:table-cell table:style-name="ce9" table:formula="of:=GETDRAGCOEF([.A406];[.B406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SF([.A407] ; [.$B$11] ;[.$B$2];[.$B$3];[.$B$4];[.$B$7])" office:value-type="string" office:string-value="" calcext:value-type="error">
            <text:p>#VALUE!</text:p>
          </table:table-cell>
          <table:table-cell table:style-name="ce9" table:formula="of:=GETLIFTCOEF([.A407];[.B407];[.$B$2];[.$B$8];[.$B$5])" office:value-type="string" office:string-value="" calcext:value-type="error">
            <text:p>#VALUE!</text:p>
          </table:table-cell>
          <table:table-cell table:style-name="ce9" table:formula="of:=GETDRAGCOEF([.A407];[.B407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SF([.A408] ; [.$B$11] ;[.$B$2];[.$B$3];[.$B$4];[.$B$7])" office:value-type="string" office:string-value="" calcext:value-type="error">
            <text:p>#VALUE!</text:p>
          </table:table-cell>
          <table:table-cell table:style-name="ce9" table:formula="of:=GETLIFTCOEF([.A408];[.B408];[.$B$2];[.$B$8];[.$B$5])" office:value-type="string" office:string-value="" calcext:value-type="error">
            <text:p>#VALUE!</text:p>
          </table:table-cell>
          <table:table-cell table:style-name="ce9" table:formula="of:=GETDRAGCOEF([.A408];[.B408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SF([.A409] ; [.$B$11] ;[.$B$2];[.$B$3];[.$B$4];[.$B$7])" office:value-type="string" office:string-value="" calcext:value-type="error">
            <text:p>#VALUE!</text:p>
          </table:table-cell>
          <table:table-cell table:style-name="ce9" table:formula="of:=GETLIFTCOEF([.A409];[.B409];[.$B$2];[.$B$8];[.$B$5])" office:value-type="string" office:string-value="" calcext:value-type="error">
            <text:p>#VALUE!</text:p>
          </table:table-cell>
          <table:table-cell table:style-name="ce9" table:formula="of:=GETDRAGCOEF([.A409];[.B409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SF([.A410] ; [.$B$11] ;[.$B$2];[.$B$3];[.$B$4];[.$B$7])" office:value-type="string" office:string-value="" calcext:value-type="error">
            <text:p>#VALUE!</text:p>
          </table:table-cell>
          <table:table-cell table:style-name="ce9" table:formula="of:=GETLIFTCOEF([.A410];[.B410];[.$B$2];[.$B$8];[.$B$5])" office:value-type="string" office:string-value="" calcext:value-type="error">
            <text:p>#VALUE!</text:p>
          </table:table-cell>
          <table:table-cell table:style-name="ce9" table:formula="of:=GETDRAGCOEF([.A410];[.B410];[.$B$2];[.$B$9];[.$B$10];[.$B$6])" office:value-type="string" office:string-value="" calcext:value-type="error">
            <text:p>#VALUE!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 calcext:value-type="string">
            <text:p>Mach number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39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GETDRAGCOEF([.B$413];SF ([.B$413];[.$A4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14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01" calcext:value-type="float">
            <text:p>0.01</text:p>
          </table:table-cell>
          <table:table-cell table:formula="of:=GETDRAGCOEF([.B$413];SF ([.B$413];[.$A41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1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1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1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1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1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1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1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1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1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1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1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1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1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1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15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02" calcext:value-type="float">
            <text:p>0.02</text:p>
          </table:table-cell>
          <table:table-cell table:formula="of:=GETDRAGCOEF([.B$413];SF ([.B$413];[.$A41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1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1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1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1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1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1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1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1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1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1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1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1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1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1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16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03" calcext:value-type="float">
            <text:p>0.03</text:p>
          </table:table-cell>
          <table:table-cell table:formula="of:=GETDRAGCOEF([.B$413];SF ([.B$413];[.$A41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1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1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1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1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1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1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1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1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1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1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1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1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1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1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17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04" calcext:value-type="float">
            <text:p>0.04</text:p>
          </table:table-cell>
          <table:table-cell table:formula="of:=GETDRAGCOEF([.B$413];SF ([.B$413];[.$A41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1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1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1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1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1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1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1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1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1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1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1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1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1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1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18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05" calcext:value-type="float">
            <text:p>0.05</text:p>
          </table:table-cell>
          <table:table-cell table:formula="of:=GETDRAGCOEF([.B$413];SF ([.B$413];[.$A41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1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1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1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1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1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1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1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1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1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1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1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1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1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1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19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06" calcext:value-type="float">
            <text:p>0.06</text:p>
          </table:table-cell>
          <table:table-cell table:formula="of:=GETDRAGCOEF([.B$413];SF ([.B$413];[.$A42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2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2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2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2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2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2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2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2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2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2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2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2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2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2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20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07" calcext:value-type="float">
            <text:p>0.07</text:p>
          </table:table-cell>
          <table:table-cell table:formula="of:=GETDRAGCOEF([.B$413];SF ([.B$413];[.$A42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2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2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2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2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2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2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2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2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2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2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2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2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2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2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21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08" calcext:value-type="float">
            <text:p>0.08</text:p>
          </table:table-cell>
          <table:table-cell table:formula="of:=GETDRAGCOEF([.B$413];SF ([.B$413];[.$A42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2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2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2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2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2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2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2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2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2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2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2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2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2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2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22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09" calcext:value-type="float">
            <text:p>0.09</text:p>
          </table:table-cell>
          <table:table-cell table:formula="of:=GETDRAGCOEF([.B$413];SF ([.B$413];[.$A42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2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2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2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2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2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2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2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2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2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2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2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2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2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2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23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1" calcext:value-type="float">
            <text:p>0.1</text:p>
          </table:table-cell>
          <table:table-cell table:formula="of:=GETDRAGCOEF([.B$413];SF ([.B$413];[.$A42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2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2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2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2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2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2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2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2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2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2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2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2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2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2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24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11" calcext:value-type="float">
            <text:p>0.11</text:p>
          </table:table-cell>
          <table:table-cell table:formula="of:=GETDRAGCOEF([.B$413];SF ([.B$413];[.$A42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2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2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2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2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2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2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2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2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2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2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2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2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2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2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25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12" calcext:value-type="float">
            <text:p>0.12</text:p>
          </table:table-cell>
          <table:table-cell table:formula="of:=GETDRAGCOEF([.B$413];SF ([.B$413];[.$A42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2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2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2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2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2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2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2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2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2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2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2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2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2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2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26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13" calcext:value-type="float">
            <text:p>0.13</text:p>
          </table:table-cell>
          <table:table-cell table:formula="of:=GETDRAGCOEF([.B$413];SF ([.B$413];[.$A42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2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2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2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2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2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2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2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2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2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2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2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2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2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2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27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14" calcext:value-type="float">
            <text:p>0.14</text:p>
          </table:table-cell>
          <table:table-cell table:formula="of:=GETDRAGCOEF([.B$413];SF ([.B$413];[.$A42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2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2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2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2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2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2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2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2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2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2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2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2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2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2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28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15" calcext:value-type="float">
            <text:p>0.15</text:p>
          </table:table-cell>
          <table:table-cell table:formula="of:=GETDRAGCOEF([.B$413];SF ([.B$413];[.$A42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2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2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2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2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2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2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2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2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2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2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2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2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2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2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29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16" calcext:value-type="float">
            <text:p>0.16</text:p>
          </table:table-cell>
          <table:table-cell table:formula="of:=GETDRAGCOEF([.B$413];SF ([.B$413];[.$A43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3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3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3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3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3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3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3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3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3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3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3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3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3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3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30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17" calcext:value-type="float">
            <text:p>0.17</text:p>
          </table:table-cell>
          <table:table-cell table:formula="of:=GETDRAGCOEF([.B$413];SF ([.B$413];[.$A43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3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3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3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3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3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3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3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3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3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3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3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3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3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3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31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18" calcext:value-type="float">
            <text:p>0.18</text:p>
          </table:table-cell>
          <table:table-cell table:formula="of:=GETDRAGCOEF([.B$413];SF ([.B$413];[.$A43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3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3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3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3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3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3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3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3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3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3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3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3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3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3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32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19" calcext:value-type="float">
            <text:p>0.19</text:p>
          </table:table-cell>
          <table:table-cell table:formula="of:=GETDRAGCOEF([.B$413];SF ([.B$413];[.$A43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3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3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3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3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3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3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3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3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3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3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3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3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3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3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33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2" calcext:value-type="float">
            <text:p>0.2</text:p>
          </table:table-cell>
          <table:table-cell table:formula="of:=GETDRAGCOEF([.B$413];SF ([.B$413];[.$A43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3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3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3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3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3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3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3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3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3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3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3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3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3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3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34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21" calcext:value-type="float">
            <text:p>0.21</text:p>
          </table:table-cell>
          <table:table-cell table:formula="of:=GETDRAGCOEF([.B$413];SF ([.B$413];[.$A43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3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3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3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3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3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3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3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3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3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3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3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3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3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3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35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22" calcext:value-type="float">
            <text:p>0.22</text:p>
          </table:table-cell>
          <table:table-cell table:formula="of:=GETDRAGCOEF([.B$413];SF ([.B$413];[.$A43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3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3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3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3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3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3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3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3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3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3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3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3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3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3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36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23" calcext:value-type="float">
            <text:p>0.23</text:p>
          </table:table-cell>
          <table:table-cell table:formula="of:=GETDRAGCOEF([.B$413];SF ([.B$413];[.$A43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3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3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3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3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3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3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3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3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3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3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3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3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3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3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37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24" calcext:value-type="float">
            <text:p>0.24</text:p>
          </table:table-cell>
          <table:table-cell table:formula="of:=GETDRAGCOEF([.B$413];SF ([.B$413];[.$A43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3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3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3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3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3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3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3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3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3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3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3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3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3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3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38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25" calcext:value-type="float">
            <text:p>0.25</text:p>
          </table:table-cell>
          <table:table-cell table:formula="of:=GETDRAGCOEF([.B$413];SF ([.B$413];[.$A43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3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3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3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3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3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3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3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3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3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3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3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3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3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3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39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26" calcext:value-type="float">
            <text:p>0.26</text:p>
          </table:table-cell>
          <table:table-cell table:formula="of:=GETDRAGCOEF([.B$413];SF ([.B$413];[.$A44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4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4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4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4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4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4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4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4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4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4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4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4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4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4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40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27" calcext:value-type="float">
            <text:p>0.27</text:p>
          </table:table-cell>
          <table:table-cell table:formula="of:=GETDRAGCOEF([.B$413];SF ([.B$413];[.$A44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4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4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4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4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4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4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4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4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4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4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4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4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4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4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41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28" calcext:value-type="float">
            <text:p>0.28</text:p>
          </table:table-cell>
          <table:table-cell table:formula="of:=GETDRAGCOEF([.B$413];SF ([.B$413];[.$A44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4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4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4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4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4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4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4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4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4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4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4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4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4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4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42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29" calcext:value-type="float">
            <text:p>0.29</text:p>
          </table:table-cell>
          <table:table-cell table:formula="of:=GETDRAGCOEF([.B$413];SF ([.B$413];[.$A44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4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4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4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4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4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4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4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4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4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4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4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4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4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4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43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3" calcext:value-type="float">
            <text:p>0.3</text:p>
          </table:table-cell>
          <table:table-cell table:formula="of:=GETDRAGCOEF([.B$413];SF ([.B$413];[.$A44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4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4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4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4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4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4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4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4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4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4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4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4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4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4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44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31" calcext:value-type="float">
            <text:p>0.31</text:p>
          </table:table-cell>
          <table:table-cell table:formula="of:=GETDRAGCOEF([.B$413];SF ([.B$413];[.$A44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4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4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4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4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4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4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4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4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4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4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4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4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4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4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45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32" calcext:value-type="float">
            <text:p>0.32</text:p>
          </table:table-cell>
          <table:table-cell table:formula="of:=GETDRAGCOEF([.B$413];SF ([.B$413];[.$A44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4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4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4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4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4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4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4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4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4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4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4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4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4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4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46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33" calcext:value-type="float">
            <text:p>0.33</text:p>
          </table:table-cell>
          <table:table-cell table:formula="of:=GETDRAGCOEF([.B$413];SF ([.B$413];[.$A44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4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4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4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4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4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4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4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4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4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4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4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4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4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4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47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34" calcext:value-type="float">
            <text:p>0.34</text:p>
          </table:table-cell>
          <table:table-cell table:formula="of:=GETDRAGCOEF([.B$413];SF ([.B$413];[.$A44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4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4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4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4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4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4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4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4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4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4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4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4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4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4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48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35" calcext:value-type="float">
            <text:p>0.35</text:p>
          </table:table-cell>
          <table:table-cell table:formula="of:=GETDRAGCOEF([.B$413];SF ([.B$413];[.$A44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4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4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4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4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4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4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4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4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4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4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4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4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4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4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49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36" calcext:value-type="float">
            <text:p>0.36</text:p>
          </table:table-cell>
          <table:table-cell table:formula="of:=GETDRAGCOEF([.B$413];SF ([.B$413];[.$A45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5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5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5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5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5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5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5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5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5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5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5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5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5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5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50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37" calcext:value-type="float">
            <text:p>0.37</text:p>
          </table:table-cell>
          <table:table-cell table:formula="of:=GETDRAGCOEF([.B$413];SF ([.B$413];[.$A45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5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5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5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5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5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5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5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5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5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5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5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5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5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5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51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38" calcext:value-type="float">
            <text:p>0.38</text:p>
          </table:table-cell>
          <table:table-cell table:formula="of:=GETDRAGCOEF([.B$413];SF ([.B$413];[.$A45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5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5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5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5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5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5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5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5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5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5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5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5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5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5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52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39" calcext:value-type="float">
            <text:p>0.39</text:p>
          </table:table-cell>
          <table:table-cell table:formula="of:=GETDRAGCOEF([.B$413];SF ([.B$413];[.$A45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5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5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5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5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5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5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5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5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5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5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5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5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5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5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53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4" calcext:value-type="float">
            <text:p>0.4</text:p>
          </table:table-cell>
          <table:table-cell table:formula="of:=GETDRAGCOEF([.B$413];SF ([.B$413];[.$A45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5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5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5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5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5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5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5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5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5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5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5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5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5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5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54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41" calcext:value-type="float">
            <text:p>0.41</text:p>
          </table:table-cell>
          <table:table-cell table:formula="of:=GETDRAGCOEF([.B$413];SF ([.B$413];[.$A45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5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5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5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5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5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5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5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5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5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5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5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5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5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5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55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42" calcext:value-type="float">
            <text:p>0.42</text:p>
          </table:table-cell>
          <table:table-cell table:formula="of:=GETDRAGCOEF([.B$413];SF ([.B$413];[.$A45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5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5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5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5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5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5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5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5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5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5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5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5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5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5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56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43" calcext:value-type="float">
            <text:p>0.43</text:p>
          </table:table-cell>
          <table:table-cell table:formula="of:=GETDRAGCOEF([.B$413];SF ([.B$413];[.$A45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5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5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5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5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5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5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5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5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5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5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5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5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5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5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57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44" calcext:value-type="float">
            <text:p>0.44</text:p>
          </table:table-cell>
          <table:table-cell table:formula="of:=GETDRAGCOEF([.B$413];SF ([.B$413];[.$A45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5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5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5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5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5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5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5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5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5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5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5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5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5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5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58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45" calcext:value-type="float">
            <text:p>0.45</text:p>
          </table:table-cell>
          <table:table-cell table:formula="of:=GETDRAGCOEF([.B$413];SF ([.B$413];[.$A45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5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5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5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5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5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5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5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5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5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5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5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5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5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5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59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46" calcext:value-type="float">
            <text:p>0.46</text:p>
          </table:table-cell>
          <table:table-cell table:formula="of:=GETDRAGCOEF([.B$413];SF ([.B$413];[.$A46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6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6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6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6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6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6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6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6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6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6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6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6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6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6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60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47" calcext:value-type="float">
            <text:p>0.47</text:p>
          </table:table-cell>
          <table:table-cell table:formula="of:=GETDRAGCOEF([.B$413];SF ([.B$413];[.$A46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6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6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6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6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6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6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6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6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6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6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6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6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6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6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61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48" calcext:value-type="float">
            <text:p>0.48</text:p>
          </table:table-cell>
          <table:table-cell table:formula="of:=GETDRAGCOEF([.B$413];SF ([.B$413];[.$A46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6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6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6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6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6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6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6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6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6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6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6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6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6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6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62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49" calcext:value-type="float">
            <text:p>0.49</text:p>
          </table:table-cell>
          <table:table-cell table:formula="of:=GETDRAGCOEF([.B$413];SF ([.B$413];[.$A46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6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6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6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6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6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6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6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6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6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6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6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6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6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6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63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5" calcext:value-type="float">
            <text:p>0.5</text:p>
          </table:table-cell>
          <table:table-cell table:formula="of:=GETDRAGCOEF([.B$413];SF ([.B$413];[.$A46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6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6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6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6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6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6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6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6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6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6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6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6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6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6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64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51" calcext:value-type="float">
            <text:p>0.51</text:p>
          </table:table-cell>
          <table:table-cell table:formula="of:=GETDRAGCOEF([.B$413];SF ([.B$413];[.$A46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6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6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6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6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6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6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6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6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6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6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6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6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6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6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65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52" calcext:value-type="float">
            <text:p>0.52</text:p>
          </table:table-cell>
          <table:table-cell table:formula="of:=GETDRAGCOEF([.B$413];SF ([.B$413];[.$A46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6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6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6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6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6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6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6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6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6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6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6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6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6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6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66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53" calcext:value-type="float">
            <text:p>0.53</text:p>
          </table:table-cell>
          <table:table-cell table:formula="of:=GETDRAGCOEF([.B$413];SF ([.B$413];[.$A46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6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6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6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6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6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6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6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6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6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6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6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6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6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6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67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54" calcext:value-type="float">
            <text:p>0.54</text:p>
          </table:table-cell>
          <table:table-cell table:formula="of:=GETDRAGCOEF([.B$413];SF ([.B$413];[.$A46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6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6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6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6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6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6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6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6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6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6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6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6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6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6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68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55" calcext:value-type="float">
            <text:p>0.55</text:p>
          </table:table-cell>
          <table:table-cell table:formula="of:=GETDRAGCOEF([.B$413];SF ([.B$413];[.$A46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6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6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6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6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6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6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6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6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6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6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6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6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6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6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69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56" calcext:value-type="float">
            <text:p>0.56</text:p>
          </table:table-cell>
          <table:table-cell table:formula="of:=GETDRAGCOEF([.B$413];SF ([.B$413];[.$A47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7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7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7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7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7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7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7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7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7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7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7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7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7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7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70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57" calcext:value-type="float">
            <text:p>0.57</text:p>
          </table:table-cell>
          <table:table-cell table:formula="of:=GETDRAGCOEF([.B$413];SF ([.B$413];[.$A47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7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7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7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7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7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7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7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7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7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7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7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7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7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7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71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58" calcext:value-type="float">
            <text:p>0.58</text:p>
          </table:table-cell>
          <table:table-cell table:formula="of:=GETDRAGCOEF([.B$413];SF ([.B$413];[.$A47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7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7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7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7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7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7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7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7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7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7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7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7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7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7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72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59" calcext:value-type="float">
            <text:p>0.59</text:p>
          </table:table-cell>
          <table:table-cell table:formula="of:=GETDRAGCOEF([.B$413];SF ([.B$413];[.$A47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7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7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7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7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7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7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7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7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7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7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7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7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7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7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73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6" calcext:value-type="float">
            <text:p>0.6</text:p>
          </table:table-cell>
          <table:table-cell table:formula="of:=GETDRAGCOEF([.B$413];SF ([.B$413];[.$A47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7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7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7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7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7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7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7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7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7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7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7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7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7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7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74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61" calcext:value-type="float">
            <text:p>0.61</text:p>
          </table:table-cell>
          <table:table-cell table:formula="of:=GETDRAGCOEF([.B$413];SF ([.B$413];[.$A47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7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7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7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7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7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7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7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7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7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7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7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7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7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7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75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62" calcext:value-type="float">
            <text:p>0.62</text:p>
          </table:table-cell>
          <table:table-cell table:formula="of:=GETDRAGCOEF([.B$413];SF ([.B$413];[.$A47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7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7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7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7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7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7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7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7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7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7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7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7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7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7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76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63" calcext:value-type="float">
            <text:p>0.63</text:p>
          </table:table-cell>
          <table:table-cell table:formula="of:=GETDRAGCOEF([.B$413];SF ([.B$413];[.$A47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7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7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7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7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7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7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7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7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7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7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7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7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7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7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77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64" calcext:value-type="float">
            <text:p>0.64</text:p>
          </table:table-cell>
          <table:table-cell table:formula="of:=GETDRAGCOEF([.B$413];SF ([.B$413];[.$A47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7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7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7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7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7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7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7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7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7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7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7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7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7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7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78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65" calcext:value-type="float">
            <text:p>0.65</text:p>
          </table:table-cell>
          <table:table-cell table:formula="of:=GETDRAGCOEF([.B$413];SF ([.B$413];[.$A47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7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7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7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7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7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7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7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7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7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7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7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7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7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7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79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66" calcext:value-type="float">
            <text:p>0.66</text:p>
          </table:table-cell>
          <table:table-cell table:formula="of:=GETDRAGCOEF([.B$413];SF ([.B$413];[.$A48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8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8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8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8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8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8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8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8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8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8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8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8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8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8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80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67" calcext:value-type="float">
            <text:p>0.67</text:p>
          </table:table-cell>
          <table:table-cell table:formula="of:=GETDRAGCOEF([.B$413];SF ([.B$413];[.$A48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8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8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8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8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8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8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8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8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8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8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8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8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8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8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81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68" calcext:value-type="float">
            <text:p>0.68</text:p>
          </table:table-cell>
          <table:table-cell table:formula="of:=GETDRAGCOEF([.B$413];SF ([.B$413];[.$A48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8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8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8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8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8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8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8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8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8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8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8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8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8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8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82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69" calcext:value-type="float">
            <text:p>0.69</text:p>
          </table:table-cell>
          <table:table-cell table:formula="of:=GETDRAGCOEF([.B$413];SF ([.B$413];[.$A48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8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8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8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8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8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8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8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8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8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8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8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8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8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8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83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7" calcext:value-type="float">
            <text:p>0.7</text:p>
          </table:table-cell>
          <table:table-cell table:formula="of:=GETDRAGCOEF([.B$413];SF ([.B$413];[.$A48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8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8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8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8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8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8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8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8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8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8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8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8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8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8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84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71" calcext:value-type="float">
            <text:p>0.71</text:p>
          </table:table-cell>
          <table:table-cell table:formula="of:=GETDRAGCOEF([.B$413];SF ([.B$413];[.$A48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8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8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8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8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8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8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8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8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8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8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8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8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8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8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85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72" calcext:value-type="float">
            <text:p>0.72</text:p>
          </table:table-cell>
          <table:table-cell table:formula="of:=GETDRAGCOEF([.B$413];SF ([.B$413];[.$A48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8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8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8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8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8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8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8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8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8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8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8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8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8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8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86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73" calcext:value-type="float">
            <text:p>0.73</text:p>
          </table:table-cell>
          <table:table-cell table:formula="of:=GETDRAGCOEF([.B$413];SF ([.B$413];[.$A48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8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8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8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8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8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8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8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8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8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8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8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8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8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8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87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74" calcext:value-type="float">
            <text:p>0.74</text:p>
          </table:table-cell>
          <table:table-cell table:formula="of:=GETDRAGCOEF([.B$413];SF ([.B$413];[.$A48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8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8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8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8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8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8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8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8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8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8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8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8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8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8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88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75" calcext:value-type="float">
            <text:p>0.75</text:p>
          </table:table-cell>
          <table:table-cell table:formula="of:=GETDRAGCOEF([.B$413];SF ([.B$413];[.$A48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8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8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8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8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8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8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8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8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8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8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8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8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8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8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89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76" calcext:value-type="float">
            <text:p>0.76</text:p>
          </table:table-cell>
          <table:table-cell table:formula="of:=GETDRAGCOEF([.B$413];SF ([.B$413];[.$A49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9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9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9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9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9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9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9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9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9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9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9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9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9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9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90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77" calcext:value-type="float">
            <text:p>0.77</text:p>
          </table:table-cell>
          <table:table-cell table:formula="of:=GETDRAGCOEF([.B$413];SF ([.B$413];[.$A49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9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9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9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9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9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9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9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9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9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9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9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9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9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9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91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78" calcext:value-type="float">
            <text:p>0.78</text:p>
          </table:table-cell>
          <table:table-cell table:formula="of:=GETDRAGCOEF([.B$413];SF ([.B$413];[.$A49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9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9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9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9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9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9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9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9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9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9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9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9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9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9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92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79" calcext:value-type="float">
            <text:p>0.79</text:p>
          </table:table-cell>
          <table:table-cell table:formula="of:=GETDRAGCOEF([.B$413];SF ([.B$413];[.$A49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9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9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9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9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9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9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9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9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9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9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9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9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9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9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93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8" calcext:value-type="float">
            <text:p>0.8</text:p>
          </table:table-cell>
          <table:table-cell table:formula="of:=GETDRAGCOEF([.B$413];SF ([.B$413];[.$A49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9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9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9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9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9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9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9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9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9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9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9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9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9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9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94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81" calcext:value-type="float">
            <text:p>0.81</text:p>
          </table:table-cell>
          <table:table-cell table:formula="of:=GETDRAGCOEF([.B$413];SF ([.B$413];[.$A49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9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9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9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9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9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9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9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9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9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9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9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9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9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9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95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82" calcext:value-type="float">
            <text:p>0.82</text:p>
          </table:table-cell>
          <table:table-cell table:formula="of:=GETDRAGCOEF([.B$413];SF ([.B$413];[.$A49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9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9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9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9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9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9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9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9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9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9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9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9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9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9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96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83" calcext:value-type="float">
            <text:p>0.83</text:p>
          </table:table-cell>
          <table:table-cell table:formula="of:=GETDRAGCOEF([.B$413];SF ([.B$413];[.$A49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9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9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9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9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9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9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9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9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9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9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9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9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9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9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97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84" calcext:value-type="float">
            <text:p>0.84</text:p>
          </table:table-cell>
          <table:table-cell table:formula="of:=GETDRAGCOEF([.B$413];SF ([.B$413];[.$A49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9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9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9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9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9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9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9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9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9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9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9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9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9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9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98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85" calcext:value-type="float">
            <text:p>0.85</text:p>
          </table:table-cell>
          <table:table-cell table:formula="of:=GETDRAGCOEF([.B$413];SF ([.B$413];[.$A49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49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49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49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49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49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49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49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49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49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49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49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49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49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49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499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86" calcext:value-type="float">
            <text:p>0.86</text:p>
          </table:table-cell>
          <table:table-cell table:formula="of:=GETDRAGCOEF([.B$413];SF ([.B$413];[.$A50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50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50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50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50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50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50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50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50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50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50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50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50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50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50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500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87" calcext:value-type="float">
            <text:p>0.87</text:p>
          </table:table-cell>
          <table:table-cell table:formula="of:=GETDRAGCOEF([.B$413];SF ([.B$413];[.$A50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50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50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50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50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50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50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50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50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50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50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50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50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50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50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501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88" calcext:value-type="float">
            <text:p>0.88</text:p>
          </table:table-cell>
          <table:table-cell table:formula="of:=GETDRAGCOEF([.B$413];SF ([.B$413];[.$A50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50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50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50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50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50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50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50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50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50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50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50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50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50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50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502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89" calcext:value-type="float">
            <text:p>0.89</text:p>
          </table:table-cell>
          <table:table-cell table:formula="of:=GETDRAGCOEF([.B$413];SF ([.B$413];[.$A50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50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50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50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50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50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50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50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50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50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50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50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50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50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50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503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9" calcext:value-type="float">
            <text:p>0.9</text:p>
          </table:table-cell>
          <table:table-cell table:formula="of:=GETDRAGCOEF([.B$413];SF ([.B$413];[.$A50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50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50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50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50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50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50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50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50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50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50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50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50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50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50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504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91" calcext:value-type="float">
            <text:p>0.91</text:p>
          </table:table-cell>
          <table:table-cell table:formula="of:=GETDRAGCOEF([.B$413];SF ([.B$413];[.$A50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50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50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50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50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50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50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50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50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50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50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50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50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50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505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505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92" calcext:value-type="float">
            <text:p>0.92</text:p>
          </table:table-cell>
          <table:table-cell table:formula="of:=GETDRAGCOEF([.B$413];SF ([.B$413];[.$A50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50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50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50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50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50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50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50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50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50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50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50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50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50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506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506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93" calcext:value-type="float">
            <text:p>0.93</text:p>
          </table:table-cell>
          <table:table-cell table:formula="of:=GETDRAGCOEF([.B$413];SF ([.B$413];[.$A50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50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50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50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50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50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50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50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50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50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50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50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50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50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507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507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94" calcext:value-type="float">
            <text:p>0.94</text:p>
          </table:table-cell>
          <table:table-cell table:formula="of:=GETDRAGCOEF([.B$413];SF ([.B$413];[.$A50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50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50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50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50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50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50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50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50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50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50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50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50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50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508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508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95" calcext:value-type="float">
            <text:p>0.95</text:p>
          </table:table-cell>
          <table:table-cell table:formula="of:=GETDRAGCOEF([.B$413];SF ([.B$413];[.$A50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50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50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50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50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50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50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50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50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50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50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50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50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50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509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509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96" calcext:value-type="float">
            <text:p>0.96</text:p>
          </table:table-cell>
          <table:table-cell table:formula="of:=GETDRAGCOEF([.B$413];SF ([.B$413];[.$A51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51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51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51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51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51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51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51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51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51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51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51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51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51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510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510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97" calcext:value-type="float">
            <text:p>0.97</text:p>
          </table:table-cell>
          <table:table-cell table:formula="of:=GETDRAGCOEF([.B$413];SF ([.B$413];[.$A51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51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51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51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51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51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51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51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51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51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51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51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51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51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511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511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98" calcext:value-type="float">
            <text:p>0.98</text:p>
          </table:table-cell>
          <table:table-cell table:formula="of:=GETDRAGCOEF([.B$413];SF ([.B$413];[.$A51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51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51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51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51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51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51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51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51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51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51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51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51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51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512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512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0.99" calcext:value-type="float">
            <text:p>0.99</text:p>
          </table:table-cell>
          <table:table-cell table:formula="of:=GETDRAGCOEF([.B$413];SF ([.B$413];[.$A51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51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51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51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51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51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51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51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51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51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51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51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51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51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513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513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GETDRAGCOEF([.B$413];SF ([.B$413];[.$A5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C$413];SF ([.C$413];[.$A5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D$413];SF ([.D$413];[.$A5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E$413];SF ([.E$413];[.$A5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F$413];SF ([.F$413];[.$A5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G$413];SF ([.G$413];[.$A5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H$413];SF ([.H$413];[.$A5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I$413];SF ([.I$413];[.$A5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J$413];SF ([.J$413];[.$A5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K$413];SF ([.K$413];[.$A5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L$413];SF ([.L$413];[.$A5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M$413];SF ([.M$413];[.$A5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N$413];SF ([.N$413];[.$A5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O$413];SF ([.O$413];[.$A5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P$413];SF ([.P$413];[.$A514];[.$B$2];[.$B$3];[.$B$4];[.$B$7]);[.$B$2];[.$B$9];[.$B$10];[.$B$6])" office:value-type="string" office:string-value="" calcext:value-type="error">
            <text:p>#VALUE!</text:p>
          </table:table-cell>
          <table:table-cell table:style-name="ce7" table:formula="of:=GETDRAGCOEF([.Q$413];SF ([.Q$413];[.$A514];[.$B$2];[.$B$3];[.$B$4];[.$B$7]);[.$B$2];[.$B$9];[.$B$10];[.$B$6])" office:value-type="string" office:string-value="" calcext:value-type="error">
            <text:p>#VALUE!</text:p>
          </table:table-cell>
          <table:table-cell table:number-columns-repeated="239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/>
          <table:table-cell office:value-type="string" calcext:value-type="string">
            <text:p>Lift</text:p>
          </table:table-cell>
          <table:table-cell table:number-columns-repeated="254"/>
        </table:table-row>
        <table:table-row table:style-name="ro2">
          <table:table-cell office:value-type="string" calcext:value-type="string">
            <text:p>Angle of attac/Machspeed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2">
          <table:table-cell office:value-type="float" office:value="-30" calcext:value-type="float">
            <text:p>-30</text:p>
          </table:table-cell>
          <table:table-cell table:style-name="ce9" table:formula="of:=GETLIFTCOEF([.$A519];SF([.$A519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19];SF([.$A519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19];SF([.$A519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19];SF([.$A519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19];SF([.$A519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19];SF([.$A519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19];SF([.$A519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19];SF([.$A519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19];SF([.$A519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19];SF([.$A519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19];SF([.$A519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29" calcext:value-type="float">
            <text:p>-29</text:p>
          </table:table-cell>
          <table:table-cell table:style-name="ce9" table:formula="of:=GETLIFTCOEF([.$A520];SF([.$A520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0];SF([.$A520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0];SF([.$A520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0];SF([.$A520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0];SF([.$A520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0];SF([.$A520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0];SF([.$A520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0];SF([.$A520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0];SF([.$A520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0];SF([.$A520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0];SF([.$A520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28" calcext:value-type="float">
            <text:p>-28</text:p>
          </table:table-cell>
          <table:table-cell table:style-name="ce9" table:formula="of:=GETLIFTCOEF([.$A521];SF([.$A521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1];SF([.$A521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1];SF([.$A521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1];SF([.$A521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1];SF([.$A521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1];SF([.$A521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1];SF([.$A521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1];SF([.$A521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1];SF([.$A521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1];SF([.$A521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1];SF([.$A521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27" calcext:value-type="float">
            <text:p>-27</text:p>
          </table:table-cell>
          <table:table-cell table:style-name="ce9" table:formula="of:=GETLIFTCOEF([.$A522];SF([.$A522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2];SF([.$A522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2];SF([.$A522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2];SF([.$A522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2];SF([.$A522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2];SF([.$A522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2];SF([.$A522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2];SF([.$A522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2];SF([.$A522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2];SF([.$A522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2];SF([.$A522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26" calcext:value-type="float">
            <text:p>-26</text:p>
          </table:table-cell>
          <table:table-cell table:style-name="ce9" table:formula="of:=GETLIFTCOEF([.$A523];SF([.$A523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3];SF([.$A523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3];SF([.$A523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3];SF([.$A523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3];SF([.$A523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3];SF([.$A523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3];SF([.$A523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3];SF([.$A523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3];SF([.$A523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3];SF([.$A523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3];SF([.$A523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25" calcext:value-type="float">
            <text:p>-25</text:p>
          </table:table-cell>
          <table:table-cell table:style-name="ce9" table:formula="of:=GETLIFTCOEF([.$A524];SF([.$A524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4];SF([.$A524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4];SF([.$A524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4];SF([.$A524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4];SF([.$A524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4];SF([.$A524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4];SF([.$A524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4];SF([.$A524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4];SF([.$A524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4];SF([.$A524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4];SF([.$A524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24" calcext:value-type="float">
            <text:p>-24</text:p>
          </table:table-cell>
          <table:table-cell table:style-name="ce9" table:formula="of:=GETLIFTCOEF([.$A525];SF([.$A525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5];SF([.$A525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5];SF([.$A525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5];SF([.$A525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5];SF([.$A525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5];SF([.$A525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5];SF([.$A525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5];SF([.$A525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5];SF([.$A525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5];SF([.$A525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5];SF([.$A525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23" calcext:value-type="float">
            <text:p>-23</text:p>
          </table:table-cell>
          <table:table-cell table:style-name="ce9" table:formula="of:=GETLIFTCOEF([.$A526];SF([.$A526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6];SF([.$A526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6];SF([.$A526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6];SF([.$A526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6];SF([.$A526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6];SF([.$A526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6];SF([.$A526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6];SF([.$A526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6];SF([.$A526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6];SF([.$A526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6];SF([.$A526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22" calcext:value-type="float">
            <text:p>-22</text:p>
          </table:table-cell>
          <table:table-cell table:style-name="ce9" table:formula="of:=GETLIFTCOEF([.$A527];SF([.$A527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7];SF([.$A527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7];SF([.$A527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7];SF([.$A527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7];SF([.$A527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7];SF([.$A527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7];SF([.$A527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7];SF([.$A527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7];SF([.$A527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7];SF([.$A527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7];SF([.$A527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21" calcext:value-type="float">
            <text:p>-21</text:p>
          </table:table-cell>
          <table:table-cell table:style-name="ce9" table:formula="of:=GETLIFTCOEF([.$A528];SF([.$A528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8];SF([.$A528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8];SF([.$A528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8];SF([.$A528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8];SF([.$A528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8];SF([.$A528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8];SF([.$A528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8];SF([.$A528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8];SF([.$A528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8];SF([.$A528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8];SF([.$A528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20" calcext:value-type="float">
            <text:p>-20</text:p>
          </table:table-cell>
          <table:table-cell table:style-name="ce9" table:formula="of:=GETLIFTCOEF([.$A529];SF([.$A529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9];SF([.$A529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9];SF([.$A529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9];SF([.$A529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9];SF([.$A529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9];SF([.$A529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9];SF([.$A529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9];SF([.$A529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9];SF([.$A529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9];SF([.$A529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29];SF([.$A529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19" calcext:value-type="float">
            <text:p>-19</text:p>
          </table:table-cell>
          <table:table-cell table:style-name="ce9" table:formula="of:=GETLIFTCOEF([.$A530];SF([.$A530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0];SF([.$A530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0];SF([.$A530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0];SF([.$A530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0];SF([.$A530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0];SF([.$A530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0];SF([.$A530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0];SF([.$A530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0];SF([.$A530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0];SF([.$A530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0];SF([.$A530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18" calcext:value-type="float">
            <text:p>-18</text:p>
          </table:table-cell>
          <table:table-cell table:style-name="ce9" table:formula="of:=GETLIFTCOEF([.$A531];SF([.$A531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1];SF([.$A531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1];SF([.$A531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1];SF([.$A531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1];SF([.$A531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1];SF([.$A531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1];SF([.$A531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1];SF([.$A531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1];SF([.$A531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1];SF([.$A531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1];SF([.$A531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17" calcext:value-type="float">
            <text:p>-17</text:p>
          </table:table-cell>
          <table:table-cell table:style-name="ce9" table:formula="of:=GETLIFTCOEF([.$A532];SF([.$A532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2];SF([.$A532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2];SF([.$A532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2];SF([.$A532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2];SF([.$A532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2];SF([.$A532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2];SF([.$A532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2];SF([.$A532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2];SF([.$A532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2];SF([.$A532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2];SF([.$A532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16" calcext:value-type="float">
            <text:p>-16</text:p>
          </table:table-cell>
          <table:table-cell table:style-name="ce9" table:formula="of:=GETLIFTCOEF([.$A533];SF([.$A533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3];SF([.$A533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3];SF([.$A533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3];SF([.$A533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3];SF([.$A533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3];SF([.$A533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3];SF([.$A533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3];SF([.$A533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3];SF([.$A533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3];SF([.$A533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3];SF([.$A533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15" calcext:value-type="float">
            <text:p>-15</text:p>
          </table:table-cell>
          <table:table-cell table:style-name="ce9" table:formula="of:=GETLIFTCOEF([.$A534];SF([.$A534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4];SF([.$A534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4];SF([.$A534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4];SF([.$A534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4];SF([.$A534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4];SF([.$A534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4];SF([.$A534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4];SF([.$A534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4];SF([.$A534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4];SF([.$A534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4];SF([.$A534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14" calcext:value-type="float">
            <text:p>-14</text:p>
          </table:table-cell>
          <table:table-cell table:style-name="ce9" table:formula="of:=GETLIFTCOEF([.$A535];SF([.$A535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5];SF([.$A535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5];SF([.$A535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5];SF([.$A535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5];SF([.$A535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5];SF([.$A535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5];SF([.$A535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5];SF([.$A535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5];SF([.$A535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5];SF([.$A535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5];SF([.$A535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13" calcext:value-type="float">
            <text:p>-13</text:p>
          </table:table-cell>
          <table:table-cell table:style-name="ce9" table:formula="of:=GETLIFTCOEF([.$A536];SF([.$A536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6];SF([.$A536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6];SF([.$A536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6];SF([.$A536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6];SF([.$A536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6];SF([.$A536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6];SF([.$A536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6];SF([.$A536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6];SF([.$A536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6];SF([.$A536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6];SF([.$A536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12" calcext:value-type="float">
            <text:p>-12</text:p>
          </table:table-cell>
          <table:table-cell table:style-name="ce9" table:formula="of:=GETLIFTCOEF([.$A537];SF([.$A537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7];SF([.$A537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7];SF([.$A537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7];SF([.$A537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7];SF([.$A537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7];SF([.$A537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7];SF([.$A537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7];SF([.$A537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7];SF([.$A537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7];SF([.$A537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7];SF([.$A537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11" calcext:value-type="float">
            <text:p>-11</text:p>
          </table:table-cell>
          <table:table-cell table:style-name="ce9" table:formula="of:=GETLIFTCOEF([.$A538];SF([.$A538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8];SF([.$A538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8];SF([.$A538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8];SF([.$A538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8];SF([.$A538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8];SF([.$A538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8];SF([.$A538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8];SF([.$A538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8];SF([.$A538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8];SF([.$A538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8];SF([.$A538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10" calcext:value-type="float">
            <text:p>-10</text:p>
          </table:table-cell>
          <table:table-cell table:style-name="ce9" table:formula="of:=GETLIFTCOEF([.$A539];SF([.$A539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9];SF([.$A539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9];SF([.$A539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9];SF([.$A539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9];SF([.$A539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9];SF([.$A539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9];SF([.$A539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9];SF([.$A539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9];SF([.$A539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9];SF([.$A539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39];SF([.$A539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9" calcext:value-type="float">
            <text:p>-9</text:p>
          </table:table-cell>
          <table:table-cell table:style-name="ce9" table:formula="of:=GETLIFTCOEF([.$A540];SF([.$A540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0];SF([.$A540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0];SF([.$A540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0];SF([.$A540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0];SF([.$A540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0];SF([.$A540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0];SF([.$A540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0];SF([.$A540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0];SF([.$A540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0];SF([.$A540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0];SF([.$A540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8" calcext:value-type="float">
            <text:p>-8</text:p>
          </table:table-cell>
          <table:table-cell table:style-name="ce9" table:formula="of:=GETLIFTCOEF([.$A541];SF([.$A541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1];SF([.$A541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1];SF([.$A541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1];SF([.$A541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1];SF([.$A541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1];SF([.$A541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1];SF([.$A541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1];SF([.$A541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1];SF([.$A541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1];SF([.$A541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1];SF([.$A541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7" calcext:value-type="float">
            <text:p>-7</text:p>
          </table:table-cell>
          <table:table-cell table:style-name="ce9" table:formula="of:=GETLIFTCOEF([.$A542];SF([.$A542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2];SF([.$A542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2];SF([.$A542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2];SF([.$A542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2];SF([.$A542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2];SF([.$A542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2];SF([.$A542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2];SF([.$A542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2];SF([.$A542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2];SF([.$A542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2];SF([.$A542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6" calcext:value-type="float">
            <text:p>-6</text:p>
          </table:table-cell>
          <table:table-cell table:style-name="ce9" table:formula="of:=GETLIFTCOEF([.$A543];SF([.$A543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3];SF([.$A543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3];SF([.$A543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3];SF([.$A543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3];SF([.$A543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3];SF([.$A543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3];SF([.$A543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3];SF([.$A543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3];SF([.$A543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3];SF([.$A543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3];SF([.$A543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5" calcext:value-type="float">
            <text:p>-5</text:p>
          </table:table-cell>
          <table:table-cell table:style-name="ce9" table:formula="of:=GETLIFTCOEF([.$A544];SF([.$A544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4];SF([.$A544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4];SF([.$A544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4];SF([.$A544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4];SF([.$A544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4];SF([.$A544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4];SF([.$A544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4];SF([.$A544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4];SF([.$A544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4];SF([.$A544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4];SF([.$A544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4" calcext:value-type="float">
            <text:p>-4</text:p>
          </table:table-cell>
          <table:table-cell table:style-name="ce9" table:formula="of:=GETLIFTCOEF([.$A545];SF([.$A545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5];SF([.$A545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5];SF([.$A545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5];SF([.$A545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5];SF([.$A545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5];SF([.$A545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5];SF([.$A545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5];SF([.$A545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5];SF([.$A545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5];SF([.$A545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5];SF([.$A545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3" calcext:value-type="float">
            <text:p>-3</text:p>
          </table:table-cell>
          <table:table-cell table:style-name="ce9" table:formula="of:=GETLIFTCOEF([.$A546];SF([.$A546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6];SF([.$A546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6];SF([.$A546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6];SF([.$A546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6];SF([.$A546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6];SF([.$A546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6];SF([.$A546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6];SF([.$A546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6];SF([.$A546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6];SF([.$A546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6];SF([.$A546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2" calcext:value-type="float">
            <text:p>-2</text:p>
          </table:table-cell>
          <table:table-cell table:style-name="ce9" table:formula="of:=GETLIFTCOEF([.$A547];SF([.$A547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7];SF([.$A547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7];SF([.$A547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7];SF([.$A547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7];SF([.$A547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7];SF([.$A547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7];SF([.$A547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7];SF([.$A547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7];SF([.$A547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7];SF([.$A547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7];SF([.$A547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-1" calcext:value-type="float">
            <text:p>-1</text:p>
          </table:table-cell>
          <table:table-cell table:style-name="ce9" table:formula="of:=GETLIFTCOEF([.$A548];SF([.$A548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8];SF([.$A548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8];SF([.$A548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8];SF([.$A548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8];SF([.$A548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8];SF([.$A548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8];SF([.$A548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8];SF([.$A548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8];SF([.$A548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8];SF([.$A548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8];SF([.$A548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9" table:formula="of:=GETLIFTCOEF([.$A549];SF([.$A549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9];SF([.$A549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9];SF([.$A549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9];SF([.$A549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9];SF([.$A549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9];SF([.$A549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9];SF([.$A549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9];SF([.$A549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9];SF([.$A549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9];SF([.$A549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49];SF([.$A549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table:formula="of:=GETLIFTCOEF([.$A550];SF([.$A550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0];SF([.$A550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0];SF([.$A550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0];SF([.$A550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0];SF([.$A550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0];SF([.$A550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0];SF([.$A550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0];SF([.$A550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0];SF([.$A550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0];SF([.$A550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0];SF([.$A550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table:formula="of:=GETLIFTCOEF([.$A551];SF([.$A551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1];SF([.$A551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1];SF([.$A551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1];SF([.$A551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1];SF([.$A551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1];SF([.$A551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1];SF([.$A551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1];SF([.$A551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1];SF([.$A551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1];SF([.$A551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1];SF([.$A551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table:formula="of:=GETLIFTCOEF([.$A552];SF([.$A552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2];SF([.$A552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2];SF([.$A552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2];SF([.$A552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2];SF([.$A552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2];SF([.$A552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2];SF([.$A552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2];SF([.$A552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2];SF([.$A552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2];SF([.$A552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2];SF([.$A552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table:formula="of:=GETLIFTCOEF([.$A553];SF([.$A553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3];SF([.$A553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3];SF([.$A553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3];SF([.$A553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3];SF([.$A553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3];SF([.$A553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3];SF([.$A553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3];SF([.$A553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3];SF([.$A553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3];SF([.$A553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3];SF([.$A553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table:formula="of:=GETLIFTCOEF([.$A554];SF([.$A554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4];SF([.$A554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4];SF([.$A554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4];SF([.$A554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4];SF([.$A554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4];SF([.$A554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4];SF([.$A554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4];SF([.$A554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4];SF([.$A554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4];SF([.$A554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4];SF([.$A554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table:formula="of:=GETLIFTCOEF([.$A555];SF([.$A555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5];SF([.$A555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5];SF([.$A555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5];SF([.$A555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5];SF([.$A555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5];SF([.$A555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5];SF([.$A555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5];SF([.$A555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5];SF([.$A555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5];SF([.$A555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5];SF([.$A555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" table:formula="of:=GETLIFTCOEF([.$A556];SF([.$A556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6];SF([.$A556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6];SF([.$A556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6];SF([.$A556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6];SF([.$A556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6];SF([.$A556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6];SF([.$A556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6];SF([.$A556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6];SF([.$A556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6];SF([.$A556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6];SF([.$A556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" table:formula="of:=GETLIFTCOEF([.$A557];SF([.$A557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7];SF([.$A557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7];SF([.$A557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7];SF([.$A557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7];SF([.$A557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7];SF([.$A557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7];SF([.$A557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7];SF([.$A557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7];SF([.$A557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7];SF([.$A557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7];SF([.$A557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table:formula="of:=GETLIFTCOEF([.$A558];SF([.$A558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8];SF([.$A558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8];SF([.$A558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8];SF([.$A558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8];SF([.$A558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8];SF([.$A558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8];SF([.$A558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8];SF([.$A558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8];SF([.$A558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8];SF([.$A558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8];SF([.$A558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GETLIFTCOEF([.$A559];SF([.$A559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9];SF([.$A559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9];SF([.$A559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9];SF([.$A559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9];SF([.$A559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9];SF([.$A559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9];SF([.$A559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9];SF([.$A559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9];SF([.$A559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9];SF([.$A559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59];SF([.$A559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" table:formula="of:=GETLIFTCOEF([.$A560];SF([.$A560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0];SF([.$A560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0];SF([.$A560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0];SF([.$A560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0];SF([.$A560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0];SF([.$A560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0];SF([.$A560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0];SF([.$A560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0];SF([.$A560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0];SF([.$A560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0];SF([.$A560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" table:formula="of:=GETLIFTCOEF([.$A561];SF([.$A561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1];SF([.$A561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1];SF([.$A561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1];SF([.$A561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1];SF([.$A561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1];SF([.$A561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1];SF([.$A561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1];SF([.$A561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1];SF([.$A561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1];SF([.$A561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1];SF([.$A561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" table:formula="of:=GETLIFTCOEF([.$A562];SF([.$A562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2];SF([.$A562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2];SF([.$A562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2];SF([.$A562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2];SF([.$A562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2];SF([.$A562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2];SF([.$A562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2];SF([.$A562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2];SF([.$A562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2];SF([.$A562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2];SF([.$A562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" table:formula="of:=GETLIFTCOEF([.$A563];SF([.$A563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3];SF([.$A563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3];SF([.$A563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3];SF([.$A563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3];SF([.$A563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3];SF([.$A563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3];SF([.$A563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3];SF([.$A563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3];SF([.$A563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3];SF([.$A563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3];SF([.$A563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" table:formula="of:=GETLIFTCOEF([.$A564];SF([.$A564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4];SF([.$A564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4];SF([.$A564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4];SF([.$A564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4];SF([.$A564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4];SF([.$A564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4];SF([.$A564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4];SF([.$A564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4];SF([.$A564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4];SF([.$A564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4];SF([.$A564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" table:formula="of:=GETLIFTCOEF([.$A565];SF([.$A565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5];SF([.$A565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5];SF([.$A565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5];SF([.$A565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5];SF([.$A565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5];SF([.$A565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5];SF([.$A565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5];SF([.$A565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5];SF([.$A565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5];SF([.$A565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5];SF([.$A565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" table:formula="of:=GETLIFTCOEF([.$A566];SF([.$A566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6];SF([.$A566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6];SF([.$A566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6];SF([.$A566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6];SF([.$A566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6];SF([.$A566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6];SF([.$A566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6];SF([.$A566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6];SF([.$A566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6];SF([.$A566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6];SF([.$A566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" table:formula="of:=GETLIFTCOEF([.$A567];SF([.$A567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7];SF([.$A567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7];SF([.$A567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7];SF([.$A567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7];SF([.$A567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7];SF([.$A567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7];SF([.$A567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7];SF([.$A567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7];SF([.$A567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7];SF([.$A567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7];SF([.$A567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9" table:formula="of:=GETLIFTCOEF([.$A568];SF([.$A568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8];SF([.$A568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8];SF([.$A568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8];SF([.$A568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8];SF([.$A568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8];SF([.$A568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8];SF([.$A568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8];SF([.$A568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8];SF([.$A568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8];SF([.$A568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8];SF([.$A568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table:formula="of:=GETLIFTCOEF([.$A569];SF([.$A569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9];SF([.$A569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9];SF([.$A569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9];SF([.$A569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9];SF([.$A569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9];SF([.$A569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9];SF([.$A569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9];SF([.$A569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9];SF([.$A569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9];SF([.$A569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69];SF([.$A569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9" table:formula="of:=GETLIFTCOEF([.$A570];SF([.$A570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0];SF([.$A570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0];SF([.$A570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0];SF([.$A570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0];SF([.$A570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0];SF([.$A570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0];SF([.$A570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0];SF([.$A570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0];SF([.$A570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0];SF([.$A570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0];SF([.$A570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" table:formula="of:=GETLIFTCOEF([.$A571];SF([.$A571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1];SF([.$A571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1];SF([.$A571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1];SF([.$A571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1];SF([.$A571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1];SF([.$A571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1];SF([.$A571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1];SF([.$A571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1];SF([.$A571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1];SF([.$A571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1];SF([.$A571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9" table:formula="of:=GETLIFTCOEF([.$A572];SF([.$A572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2];SF([.$A572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2];SF([.$A572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2];SF([.$A572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2];SF([.$A572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2];SF([.$A572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2];SF([.$A572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2];SF([.$A572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2];SF([.$A572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2];SF([.$A572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2];SF([.$A572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9" table:formula="of:=GETLIFTCOEF([.$A573];SF([.$A573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3];SF([.$A573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3];SF([.$A573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3];SF([.$A573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3];SF([.$A573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3];SF([.$A573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3];SF([.$A573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3];SF([.$A573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3];SF([.$A573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3];SF([.$A573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3];SF([.$A573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9" table:formula="of:=GETLIFTCOEF([.$A574];SF([.$A574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4];SF([.$A574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4];SF([.$A574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4];SF([.$A574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4];SF([.$A574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4];SF([.$A574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4];SF([.$A574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4];SF([.$A574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4];SF([.$A574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4];SF([.$A574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4];SF([.$A574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9" table:formula="of:=GETLIFTCOEF([.$A575];SF([.$A575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5];SF([.$A575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5];SF([.$A575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5];SF([.$A575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5];SF([.$A575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5];SF([.$A575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5];SF([.$A575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5];SF([.$A575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5];SF([.$A575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5];SF([.$A575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5];SF([.$A575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" table:formula="of:=GETLIFTCOEF([.$A576];SF([.$A576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6];SF([.$A576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6];SF([.$A576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6];SF([.$A576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6];SF([.$A576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6];SF([.$A576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6];SF([.$A576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6];SF([.$A576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6];SF([.$A576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6];SF([.$A576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6];SF([.$A576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9" table:formula="of:=GETLIFTCOEF([.$A577];SF([.$A577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7];SF([.$A577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7];SF([.$A577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7];SF([.$A577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7];SF([.$A577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7];SF([.$A577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7];SF([.$A577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7];SF([.$A577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7];SF([.$A577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7];SF([.$A577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7];SF([.$A577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" table:formula="of:=GETLIFTCOEF([.$A578];SF([.$A578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8];SF([.$A578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8];SF([.$A578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8];SF([.$A578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8];SF([.$A578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8];SF([.$A578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8];SF([.$A578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8];SF([.$A578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8];SF([.$A578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8];SF([.$A578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8];SF([.$A578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" table:formula="of:=GETLIFTCOEF([.$A579];SF([.$A579] ; [.B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9];SF([.$A579] ; [.C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9];SF([.$A579] ; [.D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9];SF([.$A579] ; [.E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9];SF([.$A579] ; [.F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9];SF([.$A579] ; [.G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9];SF([.$A579] ; [.H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9];SF([.$A579] ; [.I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9];SF([.$A579] ; [.J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9];SF([.$A579] ; [.K$518] ;[.$B$2];[.$B$3];[.$B$4];[.$B$7]);[.$B$2];[.$B$8];[.$B$5])" office:value-type="string" office:string-value="" calcext:value-type="error">
            <text:p>#VALUE!</text:p>
          </table:table-cell>
          <table:table-cell table:style-name="ce9" table:formula="of:=GETLIFTCOEF([.$A579];SF([.$A579] ; [.L$518] ;[.$B$2];[.$B$3];[.$B$4];[.$B$7]);[.$B$2];[.$B$8];[.$B$5])" office:value-type="string" office:string-value="" calcext:value-type="error">
            <text:p>#VALUE!</text:p>
          </table:table-cell>
          <table:table-cell table:number-columns-repeated="244"/>
        </table:table-row>
        <table:table-row table:style-name="ro2" table:number-rows-repeated="649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13:42:04.55183898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aik Justus</meta:initial-creator>
    <meta:creation-date>2006-09-07T10:09:49</meta:creation-date>
    <dc:creator>Heiko Schulz</dc:creator>
    <dc:date>2010-06-04T19:10:33.64</dc:date>
    <dc:language>de-DE</dc:language>
    <meta:editing-cycles>25</meta:editing-cycles>
    <meta:editing-duration>PT12H32M50S</meta:editing-duration>
    <meta:document-statistic meta:table-count="3" meta:cell-count="3970" meta:object-count="5"/>
    <meta:user-defined meta:name="Info 1"/>
    <meta:user-defined meta:name="Info 2"/>
    <meta:user-defined meta:name="Info 3"/>
    <meta:user-defined meta:name="Info 4"/>
  </office:meta>
</office:document-meta>
</file>

<file path=Basic/Standard/airfoil.xml><?xml version="1.0" encoding="utf-8"?>
<!DOCTYPE module  PUBLIC '-//OpenOffice.org//DTD OfficeDocument 1.0//EN'  'module.dtd'>
<script:module xmlns:script="http://openoffice.org/2000/script" script:name="airfoil" script:language="StarBasic">REM  *****  BASIC  *****



Function Sf (incidence as double, machspeed as double, airfoil_incidence_no_lift as double, incidence_stall_zero_speed as double, incidence_stall_half_sonic_speed as double, stall_change_over as double) as double

	dim stall_incidence as double
	stall_incidence=incidence_stall_zero_speed+(incidence_stall_half_sonic_speed _
        -incidence_stall_zero_speed)*machspeed*2.
    
    incidence = abs(incidence)
    if (incidence &gt; 90) then
        incidence = 180-incidence
    endif 
    dim stall as double
    stall = (incidence-stall_incidence)/stall_change_over
    if (stall &lt; 0) then stall =0
    if (stall &gt; 1) then stall =1

    Sf=stall*stall

End Function

Function getLiftCoef(incidence as double,stall as double,airfoil_incidence_no_lift as double,liftcoef as double,lift_factor_stall as double)


'    /* the next shold look like this, but this is the inner loop of
'           the rotor simulation. For small angles (and we hav only small
'           angles) the first order approximation works well
'    float c1=  Math::sin(incidence-_airfoil_incidence_no_lift)*_liftcoef;
'    for c2 we would need higher order, because in stall the angle can be large
'    */
    dim c1,c2,i2 as double
    if (incidence &gt; 90) then
        i2 = incidence-180
    elseif (incidence &lt;-90) then
    	i2 = (incidence+360-180)
    else 
    	i2 = incidence
    endif 
    c1=  PI(0)/180*(i2-airfoil_incidence_no_lift)*liftcoef
    c2=  sin(PI(0)/180*2*(incidence-airfoil_incidence_no_lift))*liftcoef*lift_factor_stall
    getLiftCoef= (1-stall)*c1 + stall *c2
End Function

Function getDragCoef(incidence as double,stall as double, airfoil_incidence_no_lift as double,dragcoef0 as double,dragcoef1 as double,drag_factor_stall as double)

    dim c1,c2 as double
    c1= (abs(sin(PI()/180*(incidence-airfoil_incidence_no_lift)))*dragcoef1+dragcoef0)
    c2= c1*drag_factor_stall
    getDragCoef= (1-stall)*c1 + stall *c2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irfoi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-color="#ffffff"/>
      <style:text-properties fo:font-family="Arial" fo:font-size="30.6000003814697pt" style:font-family-asian="'Lucida Sans Unicode'" style:font-size-asian="30.6000003814697pt" style:font-family-complex="Tahoma" style:font-size-complex="30.6000003814697pt"/>
    </style:style>
    <style:style style:name="ch3" style:family="chart">
      <style:graphic-properties draw:fill="solid" draw:fill-color="#d9d9d9"/>
      <style:text-properties fo:font-family="Arial" fo:font-size="14.1000003814697pt" style:font-family-asian="'Lucida Sans Unicode'" style:font-size-asian="14.1000003814697pt" style:font-family-complex="Tahoma" style:font-size-complex="14.1000003814697pt"/>
    </style:style>
    <style:style style:name="ch4" style:family="chart">
      <style:chart-properties chart:treat-empty-cells="ignore"/>
    </style:style>
    <style:style style:name="ch5" style:family="chart" style:data-style-name="N0">
      <style:chart-properties chart:display-label="true" chart:tick-marks-minor-inner="false" chart:tick-marks-minor-outer="true" chart:logarithmic="false" chart:minimum="-180" chart:maximum="180" chart:interval-major="45" chart:interval-minor-divisor="3" chart:reverse-direction="false" text:line-break="true" loext:try-staggering-first="true" chart:label-arrangement="side-by-side" chart:link-data-style-to-source="true" chart:axis-position="0" chart:axis-label-position="outside-start" chart:tick-mark-position="at-labels"/>
      <style:text-properties fo:font-family="Arial" fo:font-size="16.5pt" style:font-family-asian="'Lucida Sans Unicode'" style:font-size-asian="16.5pt" style:font-family-complex="Tahoma" style:font-size-complex="16.5pt"/>
    </style:style>
    <style:style style:name="ch6" style:family="chart">
      <style:chart-properties style:rotation-angle="0"/>
      <style:graphic-properties draw:fill-color="#ffffff"/>
      <style:text-properties fo:font-family="Arial" fo:font-size="21.2000007629395pt" style:font-family-asian="'Lucida Sans Unicode'" style:font-size-asian="21.2000007629395pt" style:font-family-complex="Tahoma" style:font-size-complex="21.2000007629395pt"/>
    </style:style>
    <style:style style:name="ch7" style:family="chart" style:data-style-name="N126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axis-label-position="outside-start" chart:tick-mark-position="at-labels"/>
      <style:text-properties fo:font-family="Arial" fo:font-size="16.5pt" style:font-family-asian="'Lucida Sans Unicode'" style:font-size-asian="16.5pt" style:font-family-complex="Tahoma" style:font-size-complex="16.5pt"/>
    </style:style>
    <style:style style:name="ch8" style:family="chart" style:data-style-name="N126">
      <style:chart-properties chart:symbol-type="none" chart:link-data-style-to-source="true"/>
      <style:graphic-properties svg:stroke-width="0.05cm" svg:stroke-color="#ccffff" draw:fill-color="#ccffff"/>
      <style:text-properties fo:font-family="Arial" fo:font-size="14.1000003814697pt" style:font-family-asian="'Lucida Sans Unicode'" style:font-size-asian="14.1000003814697pt" style:font-family-complex="Tahoma" style:font-size-complex="14.1000003814697pt"/>
    </style:style>
    <style:style style:name="ch9" style:family="chart" style:data-style-name="N126">
      <style:chart-properties chart:symbol-type="none" chart:link-data-style-to-source="true"/>
      <style:graphic-properties svg:stroke-width="0.05cm" svg:stroke-color="#ffffcc" draw:fill-color="#ffffcc"/>
      <style:text-properties fo:font-family="Arial" fo:font-size="14.1000003814697pt" style:font-family-asian="'Lucida Sans Unicode'" style:font-size-asian="14.1000003814697pt" style:font-family-complex="Tahoma" style:font-size-complex="14.1000003814697pt"/>
    </style:style>
    <style:style style:name="ch10" style:family="chart" style:data-style-name="N126">
      <style:chart-properties chart:symbol-type="none" chart:link-data-style-to-source="true"/>
      <style:graphic-properties svg:stroke-width="0.05cm" svg:stroke-color="#993366" draw:fill-color="#993366"/>
      <style:text-properties fo:font-family="Arial" fo:font-size="14.1000003814697pt" style:font-family-asian="'Lucida Sans Unicode'" style:font-size-asian="14.1000003814697pt" style:font-family-complex="Tahoma" style:font-size-complex="14.1000003814697pt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999999"/>
    </style:style>
  </office:automatic-styles>
  <office:body>
    <office:chart>
      <chart:chart svg:width="32.172cm" svg:height="16.525cm" xlink:href=".." xlink:type="simple" chart:class="chart:scatter" chart:style-name="ch1">
        <chart:title svg:x="11.877cm" svg:y="0.331cm" chart:style-name="ch2">
          <text:p>Airfoil coefficients</text:p>
        </chart:title>
        <chart:legend chart:legend-position="end" svg:x="28.326cm" svg:y="7.1cm" style:legend-expansion="high" chart:style-name="ch3"/>
        <chart:plot-area chart:style-name="ch4" table:cell-range-address="Tabelle1.A50:Tabelle1.D410 Tabelle1.B49:Tabelle1.D49" chart:data-source-has-labels="row" svg:x="0.642cm" svg:y="2.197cm" svg:width="26.401cm" svg:height="13.998cm">
          <chartooo:coordinate-region svg:x="2.322cm" svg:y="2.528cm" svg:width="23.926cm" svg:height="12.756cm"/>
          <chart:axis chart:dimension="x" chart:name="primary-x" chart:style-name="ch5">
            <chart:title svg:x="11.666cm" svg:y="15.329cm" chart:style-name="ch6">
              <text:p>Angle of attack (deg)</text:p>
            </chart:title>
            <chart:grid chart:class="major"/>
          </chart:axis>
          <chart:axis chart:dimension="y" chart:name="primary-y" chart:style-name="ch7">
            <chart:grid chart:class="major"/>
          </chart:axis>
          <chart:series chart:style-name="ch8" chart:values-cell-range-address="Tabelle1.B50:Tabelle1.B410" chart:label-cell-address="Tabelle1.B49:Tabelle1.B49" chart:class="chart:scatter">
            <chart:domain table:cell-range-address="Tabelle1.A50:Tabelle1.A410"/>
            <chart:data-point chart:repeated="361"/>
          </chart:series>
          <chart:series chart:style-name="ch9" chart:values-cell-range-address="Tabelle1.C50:Tabelle1.C410" chart:label-cell-address="Tabelle1.C49:Tabelle1.C49" chart:class="chart:scatter">
            <chart:data-point chart:repeated="361"/>
          </chart:series>
          <chart:series chart:style-name="ch10" chart:values-cell-range-address="Tabelle1.D50:Tabelle1.D410" chart:label-cell-address="Tabelle1.D49:Tabelle1.D49" chart:class="chart:scatter">
            <chart:data-point chart:repeated="3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llfactor</text:p>
                <draw:g>
                  <svg:desc>Tabelle1.B49:Tabelle1.B49</svg:desc>
                </draw:g>
              </table:table-cell>
              <table:table-cell office:value-type="string">
                <text:p>Lift</text:p>
                <draw:g>
                  <svg:desc>Tabelle1.C49:Tabelle1.C49</svg:desc>
                </draw:g>
              </table:table-cell>
              <table:table-cell office:value-type="string">
                <text:p>Drag</text:p>
                <draw:g>
                  <svg:desc>Tabelle1.D49:Tabelle1.D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0">
                <text:p>-180</text:p>
                <draw:g>
                  <svg:desc>Tabelle1.A50:Tabelle1.A410</svg:desc>
                </draw:g>
              </table:table-cell>
              <table:table-cell office:value-type="float" office:value="NaN">
                <text:p>NaN</text:p>
                <draw:g>
                  <svg:desc>Tabelle1.B50:Tabelle1.B410</svg:desc>
                </draw:g>
              </table:table-cell>
              <table:table-cell office:value-type="float" office:value="NaN">
                <text:p>NaN</text:p>
                <draw:g>
                  <svg:desc>Tabelle1.C50:Tabelle1.C410</svg:desc>
                </draw:g>
              </table:table-cell>
              <table:table-cell office:value-type="float" office:value="NaN">
                <text:p>NaN</text:p>
                <draw:g>
                  <svg:desc>Tabelle1.D50:Tabelle1.D4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9">
                <text:p>-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">
                <text:p>-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7">
                <text:p>-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6">
                <text:p>-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5">
                <text:p>-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4">
                <text:p>-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3">
                <text:p>-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2">
                <text:p>-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1">
                <text:p>-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0">
                <text:p>-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9">
                <text:p>-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8">
                <text:p>-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7">
                <text:p>-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6">
                <text:p>-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5">
                <text:p>-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4">
                <text:p>-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3">
                <text:p>-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2">
                <text:p>-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1">
                <text:p>-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9">
                <text:p>-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">
                <text:p>-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7">
                <text:p>-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6">
                <text:p>-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">
                <text:p>-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4">
                <text:p>-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3">
                <text:p>-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2">
                <text:p>-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1">
                <text:p>-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">
                <text:p>-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9">
                <text:p>-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8">
                <text:p>-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7">
                <text:p>-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6">
                <text:p>-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5">
                <text:p>-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4">
                <text:p>-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3">
                <text:p>-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2">
                <text:p>-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1">
                <text:p>-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0">
                <text:p>-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9">
                <text:p>-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8">
                <text:p>-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7">
                <text:p>-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6">
                <text:p>-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3">
                <text:p>-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1">
                <text:p>-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0">
                <text:p>-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9">
                <text:p>-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8">
                <text:p>-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7">
                <text:p>-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6">
                <text:p>-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5">
                <text:p>-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4">
                <text:p>-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3">
                <text:p>-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2">
                <text:p>-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1">
                <text:p>-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0">
                <text:p>-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9">
                <text:p>-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">
                <text:p>-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">
                <text:p>-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6">
                <text:p>-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5">
                <text:p>-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4">
                <text:p>-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3">
                <text:p>-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2">
                <text:p>-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1">
                <text:p>-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0">
                <text:p>-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9">
                <text:p>-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8">
                <text:p>-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7">
                <text:p>-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6">
                <text:p>-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5">
                <text:p>-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4">
                <text:p>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3">
                <text:p>-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2">
                <text:p>-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1">
                <text:p>-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5">
                <text:p>-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4">
                <text:p>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">
                <text:p>-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">
                <text:p>-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">
                <text:p>-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7">
                <text:p>-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4">
                <text:p>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3">
                <text:p>-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2">
                <text:p>-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1">
                <text:p>-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0">
                <text:p>-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">
                <text:p>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8">
                <text:p>-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6">
                <text:p>-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">
                <text:p>-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1">
                <text:p>-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">
                <text:p>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8">
                <text:p>-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4">
                <text:p>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3">
                <text:p>-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2">
                <text:p>-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1">
                <text:p>-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8">
                <text:p>-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7">
                <text:p>-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6">
                <text:p>-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3">
                <text:p>-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2">
                <text:p>-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1">
                <text:p>-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">
                <text:p>-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7">
                <text:p>-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">
                <text:p>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">
                <text:p>-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">
                <text:p>-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">
                <text:p>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">
                <text:p>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">
                <text:p>-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">
                <text:p>-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">
                <text:p>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">
                <text:p>-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2">
                <text:p>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-color="#ffffff"/>
      <style:text-properties fo:font-family="Arial" fo:font-size="30.6000003814697pt" style:font-family-asian="'Lucida Sans Unicode'" style:font-size-asian="30.6000003814697pt" style:font-family-complex="Tahoma" style:font-size-complex="30.6000003814697pt"/>
    </style:style>
    <style:style style:name="ch3" style:family="chart">
      <style:graphic-properties draw:fill="solid" draw:fill-color="#d9d9d9"/>
      <style:text-properties fo:font-family="Arial" fo:font-size="14.1000003814697pt" style:font-family-asian="'Lucida Sans Unicode'" style:font-size-asian="14.1000003814697pt" style:font-family-complex="Tahoma" style:font-size-complex="14.1000003814697pt"/>
    </style:style>
    <style:style style:name="ch4" style:family="chart">
      <style:chart-properties chart:treat-empty-cells="ignore"/>
    </style:style>
    <style:style style:name="ch5" style:family="chart" style:data-style-name="N0">
      <style:chart-properties chart:display-label="true" chart:tick-marks-minor-inner="false" chart:tick-marks-minor-outer="true" chart:logarithmic="false" chart:minimum="0" chart:maximum="180" chart:interval-major="15" chart:interval-minor-divisor="3" chart:reverse-direction="false" text:line-break="true" loext:try-staggering-first="true" chart:label-arrangement="side-by-side" chart:link-data-style-to-source="true" chart:axis-position="0" chart:axis-label-position="outside-start" chart:tick-mark-position="at-labels"/>
      <style:text-properties fo:font-family="Arial" fo:font-size="16.5pt" style:font-family-asian="'Lucida Sans Unicode'" style:font-size-asian="16.5pt" style:font-family-complex="Tahoma" style:font-size-complex="16.5pt"/>
    </style:style>
    <style:style style:name="ch6" style:family="chart">
      <style:chart-properties style:rotation-angle="0"/>
      <style:graphic-properties draw:fill-color="#ffffff"/>
      <style:text-properties fo:font-family="Arial" fo:font-size="21.2000007629395pt" style:font-family-asian="'Lucida Sans Unicode'" style:font-size-asian="21.2000007629395pt" style:font-family-complex="Tahoma" style:font-size-complex="21.2000007629395pt"/>
    </style:style>
    <style:style style:name="ch7" style:family="chart" style:data-style-name="N126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axis-label-position="outside-start" chart:tick-mark-position="at-labels"/>
      <style:text-properties fo:font-family="Arial" fo:font-size="16.5pt" style:font-family-asian="'Lucida Sans Unicode'" style:font-size-asian="16.5pt" style:font-family-complex="Tahoma" style:font-size-complex="16.5pt"/>
    </style:style>
    <style:style style:name="ch8" style:family="chart" style:data-style-name="N126">
      <style:chart-properties chart:symbol-type="none" chart:link-data-style-to-source="true"/>
      <style:graphic-properties svg:stroke-width="0.05cm" svg:stroke-color="#ccffff" draw:fill-color="#ccffff"/>
      <style:text-properties fo:font-family="Arial" fo:font-size="14.1000003814697pt" style:font-family-asian="'Lucida Sans Unicode'" style:font-size-asian="14.1000003814697pt" style:font-family-complex="Tahoma" style:font-size-complex="14.1000003814697pt"/>
    </style:style>
    <style:style style:name="ch9" style:family="chart" style:data-style-name="N126">
      <style:chart-properties chart:symbol-type="none" chart:link-data-style-to-source="true"/>
      <style:graphic-properties svg:stroke-width="0.05cm" svg:stroke-color="#ffffcc" draw:fill-color="#ffffcc"/>
      <style:text-properties fo:font-family="Arial" fo:font-size="14.1000003814697pt" style:font-family-asian="'Lucida Sans Unicode'" style:font-size-asian="14.1000003814697pt" style:font-family-complex="Tahoma" style:font-size-complex="14.1000003814697pt"/>
    </style:style>
    <style:style style:name="ch10" style:family="chart" style:data-style-name="N126">
      <style:chart-properties chart:symbol-type="none" chart:link-data-style-to-source="true"/>
      <style:graphic-properties svg:stroke-width="0.05cm" svg:stroke-color="#993366" draw:fill-color="#993366"/>
      <style:text-properties fo:font-family="Arial" fo:font-size="14.1000003814697pt" style:font-family-asian="'Lucida Sans Unicode'" style:font-size-asian="14.1000003814697pt" style:font-family-complex="Tahoma" style:font-size-complex="14.1000003814697pt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999999"/>
    </style:style>
  </office:automatic-styles>
  <office:body>
    <office:chart>
      <chart:chart svg:width="32.172cm" svg:height="16.525cm" xlink:href=".." xlink:type="simple" chart:class="chart:scatter" chart:style-name="ch1">
        <chart:title svg:x="11.877cm" svg:y="0.331cm" chart:style-name="ch2">
          <text:p>Airfoil coefficients</text:p>
        </chart:title>
        <chart:legend chart:legend-position="end" svg:x="28.326cm" svg:y="7.1cm" style:legend-expansion="high" chart:style-name="ch3"/>
        <chart:plot-area chart:style-name="ch4" table:cell-range-address="Tabelle1.A50:Tabelle1.D410 Tabelle1.B49:Tabelle1.D49" chart:data-source-has-labels="row" svg:x="0.642cm" svg:y="2.197cm" svg:width="26.401cm" svg:height="13.998cm">
          <chartooo:coordinate-region svg:x="2.322cm" svg:y="2.528cm" svg:width="23.926cm" svg:height="12.756cm"/>
          <chart:axis chart:dimension="x" chart:name="primary-x" chart:style-name="ch5">
            <chart:title svg:x="11.666cm" svg:y="15.32cm" chart:style-name="ch6">
              <text:p>Angle of attack (deg)</text:p>
            </chart:title>
            <chart:grid chart:class="major"/>
          </chart:axis>
          <chart:axis chart:dimension="y" chart:name="primary-y" chart:style-name="ch7">
            <chart:grid chart:class="major"/>
          </chart:axis>
          <chart:series chart:style-name="ch8" chart:values-cell-range-address="Tabelle1.B50:Tabelle1.B410" chart:label-cell-address="Tabelle1.B49:Tabelle1.B49" chart:class="chart:scatter">
            <chart:domain table:cell-range-address="Tabelle1.A50:Tabelle1.A410"/>
            <chart:data-point chart:repeated="361"/>
          </chart:series>
          <chart:series chart:style-name="ch9" chart:values-cell-range-address="Tabelle1.C50:Tabelle1.C410" chart:label-cell-address="Tabelle1.C49:Tabelle1.C49" chart:class="chart:scatter">
            <chart:data-point chart:repeated="361"/>
          </chart:series>
          <chart:series chart:style-name="ch10" chart:values-cell-range-address="Tabelle1.D50:Tabelle1.D410" chart:label-cell-address="Tabelle1.D49:Tabelle1.D49" chart:class="chart:scatter">
            <chart:data-point chart:repeated="3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llfactor</text:p>
                <draw:g>
                  <svg:desc>Tabelle1.B49:Tabelle1.B49</svg:desc>
                </draw:g>
              </table:table-cell>
              <table:table-cell office:value-type="string">
                <text:p>Lift</text:p>
                <draw:g>
                  <svg:desc>Tabelle1.C49:Tabelle1.C49</svg:desc>
                </draw:g>
              </table:table-cell>
              <table:table-cell office:value-type="string">
                <text:p>Drag</text:p>
                <draw:g>
                  <svg:desc>Tabelle1.D49:Tabelle1.D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0">
                <text:p>-180</text:p>
                <draw:g>
                  <svg:desc>Tabelle1.A50:Tabelle1.A410</svg:desc>
                </draw:g>
              </table:table-cell>
              <table:table-cell office:value-type="float" office:value="NaN">
                <text:p>NaN</text:p>
                <draw:g>
                  <svg:desc>Tabelle1.B50:Tabelle1.B410</svg:desc>
                </draw:g>
              </table:table-cell>
              <table:table-cell office:value-type="float" office:value="NaN">
                <text:p>NaN</text:p>
                <draw:g>
                  <svg:desc>Tabelle1.C50:Tabelle1.C410</svg:desc>
                </draw:g>
              </table:table-cell>
              <table:table-cell office:value-type="float" office:value="NaN">
                <text:p>NaN</text:p>
                <draw:g>
                  <svg:desc>Tabelle1.D50:Tabelle1.D4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9">
                <text:p>-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">
                <text:p>-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7">
                <text:p>-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6">
                <text:p>-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5">
                <text:p>-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4">
                <text:p>-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3">
                <text:p>-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2">
                <text:p>-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1">
                <text:p>-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0">
                <text:p>-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9">
                <text:p>-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8">
                <text:p>-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7">
                <text:p>-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6">
                <text:p>-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5">
                <text:p>-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4">
                <text:p>-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3">
                <text:p>-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2">
                <text:p>-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1">
                <text:p>-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9">
                <text:p>-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">
                <text:p>-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7">
                <text:p>-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6">
                <text:p>-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">
                <text:p>-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4">
                <text:p>-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3">
                <text:p>-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2">
                <text:p>-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1">
                <text:p>-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">
                <text:p>-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9">
                <text:p>-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8">
                <text:p>-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7">
                <text:p>-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6">
                <text:p>-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5">
                <text:p>-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4">
                <text:p>-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3">
                <text:p>-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2">
                <text:p>-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1">
                <text:p>-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0">
                <text:p>-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9">
                <text:p>-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8">
                <text:p>-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7">
                <text:p>-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6">
                <text:p>-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3">
                <text:p>-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1">
                <text:p>-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0">
                <text:p>-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9">
                <text:p>-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8">
                <text:p>-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7">
                <text:p>-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6">
                <text:p>-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5">
                <text:p>-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4">
                <text:p>-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3">
                <text:p>-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2">
                <text:p>-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1">
                <text:p>-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0">
                <text:p>-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9">
                <text:p>-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">
                <text:p>-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">
                <text:p>-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6">
                <text:p>-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5">
                <text:p>-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4">
                <text:p>-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3">
                <text:p>-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2">
                <text:p>-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1">
                <text:p>-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0">
                <text:p>-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9">
                <text:p>-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8">
                <text:p>-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7">
                <text:p>-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6">
                <text:p>-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5">
                <text:p>-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4">
                <text:p>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3">
                <text:p>-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2">
                <text:p>-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1">
                <text:p>-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5">
                <text:p>-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4">
                <text:p>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">
                <text:p>-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">
                <text:p>-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">
                <text:p>-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7">
                <text:p>-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4">
                <text:p>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3">
                <text:p>-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2">
                <text:p>-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1">
                <text:p>-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0">
                <text:p>-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">
                <text:p>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8">
                <text:p>-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6">
                <text:p>-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">
                <text:p>-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1">
                <text:p>-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">
                <text:p>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8">
                <text:p>-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4">
                <text:p>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3">
                <text:p>-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2">
                <text:p>-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1">
                <text:p>-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8">
                <text:p>-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7">
                <text:p>-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6">
                <text:p>-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3">
                <text:p>-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2">
                <text:p>-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1">
                <text:p>-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">
                <text:p>-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7">
                <text:p>-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">
                <text:p>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">
                <text:p>-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">
                <text:p>-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">
                <text:p>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">
                <text:p>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">
                <text:p>-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">
                <text:p>-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">
                <text:p>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">
                <text:p>-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2">
                <text:p>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-color="#ffffff"/>
      <style:text-properties fo:font-family="Arial" fo:font-size="30.6000003814697pt" style:font-family-asian="'Lucida Sans Unicode'" style:font-size-asian="30.6000003814697pt" style:font-family-complex="Tahoma" style:font-size-complex="30.6000003814697pt"/>
    </style:style>
    <style:style style:name="ch3" style:family="chart">
      <style:graphic-properties draw:fill="solid" draw:fill-color="#d9d9d9"/>
      <style:text-properties fo:font-family="Arial" fo:font-size="14.1000003814697pt" style:font-family-asian="'Lucida Sans Unicode'" style:font-size-asian="14.1000003814697pt" style:font-family-complex="Tahoma" style:font-size-complex="14.1000003814697pt"/>
    </style:style>
    <style:style style:name="ch4" style:family="chart">
      <style:chart-properties chart:treat-empty-cells="ignore"/>
    </style:style>
    <style:style style:name="ch5" style:family="chart" style:data-style-name="N0">
      <style:chart-properties chart:display-label="true" chart:tick-marks-minor-inner="false" chart:tick-marks-minor-outer="true" chart:logarithmic="false" chart:minimum="-4" chart:maximum="32" chart:interval-major="4" chart:interval-minor-divisor="4" chart:reverse-direction="false" text:line-break="true" loext:try-staggering-first="true" chart:label-arrangement="side-by-side" chart:link-data-style-to-source="true" chart:axis-position="0" chart:axis-label-position="outside-start" chart:tick-mark-position="at-labels"/>
      <style:text-properties fo:font-family="Arial" fo:font-size="16.5pt" style:font-family-asian="'Lucida Sans Unicode'" style:font-size-asian="16.5pt" style:font-family-complex="Tahoma" style:font-size-complex="16.5pt"/>
    </style:style>
    <style:style style:name="ch6" style:family="chart">
      <style:chart-properties style:rotation-angle="0"/>
      <style:graphic-properties draw:fill-color="#ffffff"/>
      <style:text-properties fo:font-family="Arial" fo:font-size="21.2000007629395pt" style:font-family-asian="'Lucida Sans Unicode'" style:font-size-asian="21.2000007629395pt" style:font-family-complex="Tahoma" style:font-size-complex="21.2000007629395pt"/>
    </style:style>
    <style:style style:name="ch7" style:family="chart" style:data-style-name="N126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axis-label-position="outside-start" chart:tick-mark-position="at-labels"/>
      <style:text-properties fo:font-family="Arial" fo:font-size="16.5pt" style:font-family-asian="'Lucida Sans Unicode'" style:font-size-asian="16.5pt" style:font-family-complex="Tahoma" style:font-size-complex="16.5pt"/>
    </style:style>
    <style:style style:name="ch8" style:family="chart" style:data-style-name="N126">
      <style:chart-properties chart:symbol-type="none" chart:link-data-style-to-source="true"/>
      <style:graphic-properties svg:stroke-width="0.05cm" svg:stroke-color="#ccffff" draw:fill-color="#ccffff"/>
      <style:text-properties fo:font-family="Arial" fo:font-size="14.1000003814697pt" style:font-family-asian="'Lucida Sans Unicode'" style:font-size-asian="14.1000003814697pt" style:font-family-complex="Tahoma" style:font-size-complex="14.1000003814697pt"/>
    </style:style>
    <style:style style:name="ch9" style:family="chart" style:data-style-name="N126">
      <style:chart-properties chart:symbol-type="none" chart:link-data-style-to-source="true"/>
      <style:graphic-properties svg:stroke-width="0.05cm" svg:stroke-color="#ffffcc" draw:fill-color="#ffffcc"/>
      <style:text-properties fo:font-family="Arial" fo:font-size="14.1000003814697pt" style:font-family-asian="'Lucida Sans Unicode'" style:font-size-asian="14.1000003814697pt" style:font-family-complex="Tahoma" style:font-size-complex="14.1000003814697pt"/>
    </style:style>
    <style:style style:name="ch10" style:family="chart" style:data-style-name="N126">
      <style:chart-properties chart:symbol-type="none" chart:link-data-style-to-source="true"/>
      <style:graphic-properties svg:stroke-width="0.05cm" svg:stroke-color="#993366" draw:fill-color="#993366"/>
      <style:text-properties fo:font-family="Arial" fo:font-size="14.1000003814697pt" style:font-family-asian="'Lucida Sans Unicode'" style:font-size-asian="14.1000003814697pt" style:font-family-complex="Tahoma" style:font-size-complex="14.1000003814697pt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999999"/>
    </style:style>
  </office:automatic-styles>
  <office:body>
    <office:chart>
      <chart:chart svg:width="32.172cm" svg:height="16.525cm" xlink:href=".." xlink:type="simple" chart:class="chart:scatter" chart:style-name="ch1">
        <chart:title svg:x="11.877cm" svg:y="0.331cm" chart:style-name="ch2">
          <text:p>Airfoil coefficients</text:p>
        </chart:title>
        <chart:legend chart:legend-position="end" svg:x="28.326cm" svg:y="7.1cm" style:legend-expansion="high" chart:style-name="ch3"/>
        <chart:plot-area chart:style-name="ch4" table:cell-range-address="Tabelle1.A50:Tabelle1.D410 Tabelle1.B49:Tabelle1.D49" chart:data-source-has-labels="row" svg:x="0.642cm" svg:y="2.197cm" svg:width="26.401cm" svg:height="13.998cm">
          <chartooo:coordinate-region svg:x="2.322cm" svg:y="2.528cm" svg:width="24.084cm" svg:height="12.756cm"/>
          <chart:axis chart:dimension="x" chart:name="primary-x" chart:style-name="ch5">
            <chart:title svg:x="11.666cm" svg:y="15.318cm" chart:style-name="ch6">
              <text:p>Angle of attack (deg)</text:p>
            </chart:title>
            <chart:grid chart:class="major"/>
          </chart:axis>
          <chart:axis chart:dimension="y" chart:name="primary-y" chart:style-name="ch7">
            <chart:grid chart:class="major"/>
          </chart:axis>
          <chart:series chart:style-name="ch8" chart:values-cell-range-address="Tabelle1.B50:Tabelle1.B410" chart:label-cell-address="Tabelle1.B49:Tabelle1.B49" chart:class="chart:scatter">
            <chart:domain table:cell-range-address="Tabelle1.A50:Tabelle1.A410"/>
            <chart:data-point chart:repeated="361"/>
          </chart:series>
          <chart:series chart:style-name="ch9" chart:values-cell-range-address="Tabelle1.C50:Tabelle1.C410" chart:label-cell-address="Tabelle1.C49:Tabelle1.C49" chart:class="chart:scatter">
            <chart:data-point chart:repeated="361"/>
          </chart:series>
          <chart:series chart:style-name="ch10" chart:values-cell-range-address="Tabelle1.D50:Tabelle1.D410" chart:label-cell-address="Tabelle1.D49:Tabelle1.D49" chart:class="chart:scatter">
            <chart:data-point chart:repeated="3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llfactor</text:p>
                <draw:g>
                  <svg:desc>Tabelle1.B49:Tabelle1.B49</svg:desc>
                </draw:g>
              </table:table-cell>
              <table:table-cell office:value-type="string">
                <text:p>Lift</text:p>
                <draw:g>
                  <svg:desc>Tabelle1.C49:Tabelle1.C49</svg:desc>
                </draw:g>
              </table:table-cell>
              <table:table-cell office:value-type="string">
                <text:p>Drag</text:p>
                <draw:g>
                  <svg:desc>Tabelle1.D49:Tabelle1.D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0">
                <text:p>-180</text:p>
                <draw:g>
                  <svg:desc>Tabelle1.A50:Tabelle1.A410</svg:desc>
                </draw:g>
              </table:table-cell>
              <table:table-cell office:value-type="float" office:value="NaN">
                <text:p>NaN</text:p>
                <draw:g>
                  <svg:desc>Tabelle1.B50:Tabelle1.B410</svg:desc>
                </draw:g>
              </table:table-cell>
              <table:table-cell office:value-type="float" office:value="NaN">
                <text:p>NaN</text:p>
                <draw:g>
                  <svg:desc>Tabelle1.C50:Tabelle1.C410</svg:desc>
                </draw:g>
              </table:table-cell>
              <table:table-cell office:value-type="float" office:value="NaN">
                <text:p>NaN</text:p>
                <draw:g>
                  <svg:desc>Tabelle1.D50:Tabelle1.D4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79">
                <text:p>-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78">
                <text:p>-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7">
                <text:p>-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6">
                <text:p>-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5">
                <text:p>-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4">
                <text:p>-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3">
                <text:p>-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2">
                <text:p>-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1">
                <text:p>-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0">
                <text:p>-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9">
                <text:p>-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8">
                <text:p>-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7">
                <text:p>-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6">
                <text:p>-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5">
                <text:p>-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4">
                <text:p>-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3">
                <text:p>-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2">
                <text:p>-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1">
                <text:p>-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0">
                <text:p>-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59">
                <text:p>-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">
                <text:p>-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7">
                <text:p>-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6">
                <text:p>-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5">
                <text:p>-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4">
                <text:p>-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3">
                <text:p>-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52">
                <text:p>-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1">
                <text:p>-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">
                <text:p>-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9">
                <text:p>-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8">
                <text:p>-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47">
                <text:p>-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46">
                <text:p>-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45">
                <text:p>-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44">
                <text:p>-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3">
                <text:p>-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2">
                <text:p>-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1">
                <text:p>-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40">
                <text:p>-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39">
                <text:p>-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38">
                <text:p>-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37">
                <text:p>-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36">
                <text:p>-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4">
                <text:p>-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33">
                <text:p>-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32">
                <text:p>-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31">
                <text:p>-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30">
                <text:p>-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29">
                <text:p>-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8">
                <text:p>-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27">
                <text:p>-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26">
                <text:p>-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5">
                <text:p>-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4">
                <text:p>-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23">
                <text:p>-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22">
                <text:p>-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21">
                <text:p>-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0">
                <text:p>-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19">
                <text:p>-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18">
                <text:p>-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17">
                <text:p>-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6">
                <text:p>-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15">
                <text:p>-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14">
                <text:p>-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13">
                <text:p>-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12">
                <text:p>-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11">
                <text:p>-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0">
                <text:p>-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09">
                <text:p>-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08">
                <text:p>-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07">
                <text:p>-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06">
                <text:p>-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05">
                <text:p>-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04">
                <text:p>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03">
                <text:p>-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02">
                <text:p>-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01">
                <text:p>-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00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9">
                <text:p>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98">
                <text:p>-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">
                <text:p>-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6">
                <text:p>-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95">
                <text:p>-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4">
                <text:p>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3">
                <text:p>-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2">
                <text:p>-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1">
                <text:p>-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">
                <text:p>-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9">
                <text:p>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8">
                <text:p>-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87">
                <text:p>-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6">
                <text:p>-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5">
                <text:p>-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84">
                <text:p>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3">
                <text:p>-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82">
                <text:p>-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1">
                <text:p>-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0">
                <text:p>-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79">
                <text:p>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78">
                <text:p>-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77">
                <text:p>-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76">
                <text:p>-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5">
                <text:p>-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4">
                <text:p>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3">
                <text:p>-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72">
                <text:p>-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71">
                <text:p>-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70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69">
                <text:p>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8">
                <text:p>-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7">
                <text:p>-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6">
                <text:p>-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5">
                <text:p>-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4">
                <text:p>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63">
                <text:p>-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62">
                <text:p>-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1">
                <text:p>-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9">
                <text:p>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8">
                <text:p>-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57">
                <text:p>-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56">
                <text:p>-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55">
                <text:p>-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54">
                <text:p>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3">
                <text:p>-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2">
                <text:p>-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1">
                <text:p>-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9">
                <text:p>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">
                <text:p>-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7">
                <text:p>-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46">
                <text:p>-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44">
                <text:p>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43">
                <text:p>-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42">
                <text:p>-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1">
                <text:p>-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9">
                <text:p>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8">
                <text:p>-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7">
                <text:p>-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6">
                <text:p>-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5">
                <text:p>-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">
                <text:p>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3">
                <text:p>-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2">
                <text:p>-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1">
                <text:p>-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0">
                <text:p>-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">
                <text:p>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8">
                <text:p>-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22">
                <text:p>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Arial" fo:font-size="36.2999992370605pt" style:font-family-asian="'Lucida Sans Unicode'" style:font-size-asian="36.2999992370605pt" style:font-family-complex="Tahoma" style:font-size-complex="36.2999992370605pt"/>
    </style:style>
    <style:style style:name="ch3" style:family="chart">
      <style:graphic-properties draw:fill="solid" draw:fill-color="#d9d9d9"/>
      <style:text-properties fo:font-family="Arial" fo:font-size="16.7999992370605pt" style:font-family-asian="'Lucida Sans Unicode'" style:font-size-asian="16.7999992370605pt" style:font-family-complex="Tahoma" style:font-size-complex="16.7999992370605pt"/>
    </style:style>
    <style:style style:name="ch4" style:family="chart">
      <style:chart-properties chart:treat-empty-cells="ignore"/>
    </style:style>
    <style:style style:name="ch5" style:family="chart" style:data-style-name="N0">
      <style:chart-properties chart:display-label="true" chart:logarithmic="false" chart:reverse-direction="false" text:line-break="true" loext:try-staggering-first="true" chart:label-arrangement="side-by-side" chart:link-data-style-to-source="true" chart:axis-position="0" chart:axis-label-position="outside-start" chart:tick-mark-position="at-labels"/>
      <style:text-properties fo:font-family="Arial" fo:font-size="19.5pt" style:font-family-asian="'Lucida Sans Unicode'" style:font-size-asian="19.5pt" style:font-family-complex="Tahoma" style:font-size-complex="19.5pt"/>
    </style:style>
    <style:style style:name="ch6" style:family="chart">
      <style:chart-properties style:rotation-angle="0"/>
      <style:text-properties fo:font-family="Arial" fo:font-size="25.2000007629395pt" style:font-family-asian="'Lucida Sans Unicode'" style:font-size-asian="25.2000007629395pt" style:font-family-complex="Tahoma" style:font-size-complex="25.2000007629395pt"/>
    </style:style>
    <style:style style:name="ch7" style:family="chart" style:data-style-name="N126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axis-label-position="outside-start" chart:tick-mark-position="at-labels"/>
      <style:text-properties fo:font-family="Arial" fo:font-size="19.5pt" style:font-family-asian="'Lucida Sans Unicode'" style:font-size-asian="19.5pt" style:font-family-complex="Tahoma" style:font-size-complex="19.5pt"/>
    </style:style>
    <style:style style:name="ch8" style:family="chart">
      <style:chart-properties style:rotation-angle="90"/>
      <style:text-properties fo:font-family="Arial" fo:font-size="25.2000007629395pt" style:font-family-asian="'Lucida Sans Unicode'" style:font-size-asian="25.2000007629395pt" style:font-family-complex="Tahoma" style:font-size-complex="25.2000007629395pt"/>
    </style:style>
    <style:style style:name="ch9" style:family="chart" style:data-style-name="N126">
      <style:chart-properties chart:symbol-type="none" chart:link-data-style-to-source="true"/>
      <style:graphic-properties svg:stroke-color="#993366" draw:fill-color="#993366"/>
      <style:text-properties fo:font-family="Arial" fo:font-size="16.7999992370605pt" style:font-family-asian="'Lucida Sans Unicode'" style:font-size-asian="16.7999992370605pt" style:font-family-complex="Tahoma" style:font-size-complex="16.7999992370605pt"/>
    </style:style>
    <style:style style:name="ch10" style:family="chart" style:data-style-name="N126">
      <style:chart-properties chart:symbol-type="none" chart:link-data-style-to-source="true"/>
      <style:graphic-properties svg:stroke-color="#ffffcc" draw:fill-color="#ffffcc"/>
      <style:text-properties fo:font-family="Arial" fo:font-size="16.7999992370605pt" style:font-family-asian="'Lucida Sans Unicode'" style:font-size-asian="16.7999992370605pt" style:font-family-complex="Tahoma" style:font-size-complex="16.7999992370605pt"/>
    </style:style>
    <style:style style:name="ch11" style:family="chart" style:data-style-name="N126">
      <style:chart-properties chart:symbol-type="none" chart:link-data-style-to-source="true"/>
      <style:graphic-properties svg:stroke-color="#ccffff" draw:fill-color="#ccffff"/>
      <style:text-properties fo:font-family="Arial" fo:font-size="16.7999992370605pt" style:font-family-asian="'Lucida Sans Unicode'" style:font-size-asian="16.7999992370605pt" style:font-family-complex="Tahoma" style:font-size-complex="16.7999992370605pt"/>
    </style:style>
    <style:style style:name="ch12" style:family="chart" style:data-style-name="N126">
      <style:chart-properties chart:symbol-type="none" chart:link-data-style-to-source="true"/>
      <style:graphic-properties svg:stroke-color="#660066" draw:fill-color="#660066"/>
      <style:text-properties fo:font-family="Arial" fo:font-size="16.7999992370605pt" style:font-family-asian="'Lucida Sans Unicode'" style:font-size-asian="16.7999992370605pt" style:font-family-complex="Tahoma" style:font-size-complex="16.7999992370605pt"/>
    </style:style>
    <style:style style:name="ch13" style:family="chart" style:data-style-name="N126">
      <style:chart-properties chart:symbol-type="none" chart:link-data-style-to-source="true"/>
      <style:graphic-properties svg:stroke-color="#ff8080" draw:fill-color="#ff8080"/>
      <style:text-properties fo:font-family="Arial" fo:font-size="16.7999992370605pt" style:font-family-asian="'Lucida Sans Unicode'" style:font-size-asian="16.7999992370605pt" style:font-family-complex="Tahoma" style:font-size-complex="16.7999992370605pt"/>
    </style:style>
    <style:style style:name="ch14" style:family="chart" style:data-style-name="N126">
      <style:chart-properties chart:symbol-type="none" chart:link-data-style-to-source="true"/>
      <style:graphic-properties svg:stroke-color="#0066cc" draw:fill-color="#0066cc"/>
      <style:text-properties fo:font-family="Arial" fo:font-size="16.7999992370605pt" style:font-family-asian="'Lucida Sans Unicode'" style:font-size-asian="16.7999992370605pt" style:font-family-complex="Tahoma" style:font-size-complex="16.7999992370605pt"/>
    </style:style>
    <style:style style:name="ch15" style:family="chart" style:data-style-name="N126">
      <style:chart-properties chart:symbol-type="none" chart:link-data-style-to-source="true"/>
      <style:graphic-properties svg:stroke-color="#ccccff" draw:fill-color="#ccccff"/>
      <style:text-properties fo:font-family="Arial" fo:font-size="16.7999992370605pt" style:font-family-asian="'Lucida Sans Unicode'" style:font-size-asian="16.7999992370605pt" style:font-family-complex="Tahoma" style:font-size-complex="16.7999992370605pt"/>
    </style:style>
    <style:style style:name="ch16" style:family="chart" style:data-style-name="N126">
      <style:chart-properties chart:symbol-type="none" chart:link-data-style-to-source="true"/>
      <style:graphic-properties svg:stroke-color="#000080" draw:fill-color="#000080"/>
      <style:text-properties fo:font-family="Arial" fo:font-size="16.7999992370605pt" style:font-family-asian="'Lucida Sans Unicode'" style:font-size-asian="16.7999992370605pt" style:font-family-complex="Tahoma" style:font-size-complex="16.7999992370605pt"/>
    </style:style>
    <style:style style:name="ch17" style:family="chart" style:data-style-name="N126">
      <style:chart-properties chart:symbol-type="none" chart:link-data-style-to-source="true"/>
      <style:graphic-properties svg:stroke-color="#ff00ff" draw:fill-color="#ff00ff"/>
      <style:text-properties fo:font-family="Arial" fo:font-size="16.7999992370605pt" style:font-family-asian="'Lucida Sans Unicode'" style:font-size-asian="16.7999992370605pt" style:font-family-complex="Tahoma" style:font-size-complex="16.7999992370605pt"/>
    </style:style>
    <style:style style:name="ch18" style:family="chart" style:data-style-name="N126">
      <style:chart-properties chart:symbol-type="none" chart:link-data-style-to-source="true"/>
      <style:graphic-properties svg:stroke-color="#00ffff" draw:fill-color="#00ffff"/>
      <style:text-properties fo:font-family="Arial" fo:font-size="16.7999992370605pt" style:font-family-asian="'Lucida Sans Unicode'" style:font-size-asian="16.7999992370605pt" style:font-family-complex="Tahoma" style:font-size-complex="16.7999992370605pt"/>
    </style:style>
    <style:style style:name="ch19" style:family="chart" style:data-style-name="N126">
      <style:chart-properties chart:symbol-type="none" chart:link-data-style-to-source="true"/>
      <style:graphic-properties svg:stroke-color="#ffff00" draw:fill-color="#ffff00"/>
      <style:text-properties fo:font-family="Arial" fo:font-size="16.7999992370605pt" style:font-family-asian="'Lucida Sans Unicode'" style:font-size-asian="16.7999992370605pt" style:font-family-complex="Tahoma" style:font-size-complex="16.7999992370605pt"/>
    </style:style>
    <style:style style:name="ch20" style:family="chart">
      <style:graphic-properties draw:fill="solid" draw:fill-color="#d9d9d9"/>
    </style:style>
    <style:style style:name="ch21" style:family="chart">
      <style:graphic-properties draw:fill-color="#999999"/>
    </style:style>
  </office:automatic-styles>
  <office:body>
    <office:chart>
      <chart:chart svg:width="31.441cm" svg:height="19.559cm" xlink:href=".." xlink:type="simple" chart:class="chart:scatter" chart:style-name="ch1">
        <chart:title svg:x="3.81cm" svg:y="0.391cm" chart:style-name="ch2">
          <text:p>Airfoil coefficient, grouped by mach-speed</text:p>
        </chart:title>
        <chart:legend chart:legend-position="end" svg:x="28.802cm" svg:y="4.967cm" style:legend-expansion="high" chart:style-name="ch3"/>
        <chart:plot-area chart:style-name="ch4" table:cell-range-address="Tabelle1.A519:Tabelle1.L579 Tabelle1.B518:Tabelle1.L518" chart:data-source-has-labels="row" svg:x="0.628cm" svg:y="2.597cm" svg:width="26.919cm" svg:height="16.572cm">
          <chartooo:coordinate-region svg:x="2.546cm" svg:y="2.995cm" svg:width="24.259cm" svg:height="15.13cm"/>
          <chart:axis chart:dimension="x" chart:name="primary-x" chart:style-name="ch5">
            <chart:title svg:x="13.264cm" svg:y="18.176cm" chart:style-name="ch6">
              <text:p>angle of attac</text:p>
            </chart:title>
          </chart:axis>
          <chart:axis chart:dimension="y" chart:name="primary-y" chart:style-name="ch7">
            <chart:title svg:x="0.629cm" svg:y="12.349cm" chart:style-name="ch8">
              <text:p>lift coefficient</text:p>
            </chart:title>
            <chart:grid chart:class="major"/>
          </chart:axis>
          <chart:series chart:style-name="ch9" chart:values-cell-range-address="Tabelle1.B519:Tabelle1.B579" chart:label-cell-address="Tabelle1.B518:Tabelle1.B518" chart:class="chart:scatter">
            <chart:domain table:cell-range-address="Tabelle1.A519:Tabelle1.A579"/>
            <chart:data-point chart:repeated="61"/>
          </chart:series>
          <chart:series chart:style-name="ch10" chart:values-cell-range-address="Tabelle1.C519:Tabelle1.C579" chart:label-cell-address="Tabelle1.C518:Tabelle1.C518" chart:class="chart:scatter">
            <chart:data-point chart:repeated="61"/>
          </chart:series>
          <chart:series chart:style-name="ch11" chart:values-cell-range-address="Tabelle1.D519:Tabelle1.D579" chart:label-cell-address="Tabelle1.D518:Tabelle1.D518" chart:class="chart:scatter">
            <chart:data-point chart:repeated="61"/>
          </chart:series>
          <chart:series chart:style-name="ch12" chart:values-cell-range-address="Tabelle1.E519:Tabelle1.E579" chart:label-cell-address="Tabelle1.E518:Tabelle1.E518" chart:class="chart:scatter">
            <chart:data-point chart:repeated="61"/>
          </chart:series>
          <chart:series chart:style-name="ch13" chart:values-cell-range-address="Tabelle1.F519:Tabelle1.F579" chart:label-cell-address="Tabelle1.F518:Tabelle1.F518" chart:class="chart:scatter">
            <chart:data-point chart:repeated="61"/>
          </chart:series>
          <chart:series chart:style-name="ch14" chart:values-cell-range-address="Tabelle1.G519:Tabelle1.G579" chart:label-cell-address="Tabelle1.G518:Tabelle1.G518" chart:class="chart:scatter">
            <chart:data-point chart:repeated="61"/>
          </chart:series>
          <chart:series chart:style-name="ch15" chart:values-cell-range-address="Tabelle1.H519:Tabelle1.H579" chart:label-cell-address="Tabelle1.H518:Tabelle1.H518" chart:class="chart:scatter">
            <chart:data-point chart:repeated="61"/>
          </chart:series>
          <chart:series chart:style-name="ch16" chart:values-cell-range-address="Tabelle1.I519:Tabelle1.I579" chart:label-cell-address="Tabelle1.I518:Tabelle1.I518" chart:class="chart:scatter">
            <chart:data-point chart:repeated="61"/>
          </chart:series>
          <chart:series chart:style-name="ch17" chart:values-cell-range-address="Tabelle1.J519:Tabelle1.J579" chart:label-cell-address="Tabelle1.J518:Tabelle1.J518" chart:class="chart:scatter">
            <chart:data-point chart:repeated="61"/>
          </chart:series>
          <chart:series chart:style-name="ch18" chart:values-cell-range-address="Tabelle1.K519:Tabelle1.K579" chart:label-cell-address="Tabelle1.K518:Tabelle1.K518" chart:class="chart:scatter">
            <chart:data-point chart:repeated="61"/>
          </chart:series>
          <chart:series chart:style-name="ch19" chart:values-cell-range-address="Tabelle1.L519:Tabelle1.L579" chart:label-cell-address="Tabelle1.L518:Tabelle1.L518" chart:class="chart:scatter">
            <chart:data-point chart:repeated="6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Tabelle1.B518:Tabelle1.B518</svg:desc>
                </draw:g>
              </table:table-cell>
              <table:table-cell office:value-type="string">
                <text:p>0.1</text:p>
                <draw:g>
                  <svg:desc>Tabelle1.C518:Tabelle1.C518</svg:desc>
                </draw:g>
              </table:table-cell>
              <table:table-cell office:value-type="string">
                <text:p>0.2</text:p>
                <draw:g>
                  <svg:desc>Tabelle1.D518:Tabelle1.D518</svg:desc>
                </draw:g>
              </table:table-cell>
              <table:table-cell office:value-type="string">
                <text:p>0.3</text:p>
                <draw:g>
                  <svg:desc>Tabelle1.E518:Tabelle1.E518</svg:desc>
                </draw:g>
              </table:table-cell>
              <table:table-cell office:value-type="string">
                <text:p>0.4</text:p>
                <draw:g>
                  <svg:desc>Tabelle1.F518:Tabelle1.F518</svg:desc>
                </draw:g>
              </table:table-cell>
              <table:table-cell office:value-type="string">
                <text:p>0.5</text:p>
                <draw:g>
                  <svg:desc>Tabelle1.G518:Tabelle1.G518</svg:desc>
                </draw:g>
              </table:table-cell>
              <table:table-cell office:value-type="string">
                <text:p>0.6</text:p>
                <draw:g>
                  <svg:desc>Tabelle1.H518:Tabelle1.H518</svg:desc>
                </draw:g>
              </table:table-cell>
              <table:table-cell office:value-type="string">
                <text:p>0.7</text:p>
                <draw:g>
                  <svg:desc>Tabelle1.I518:Tabelle1.I518</svg:desc>
                </draw:g>
              </table:table-cell>
              <table:table-cell office:value-type="string">
                <text:p>0.8</text:p>
                <draw:g>
                  <svg:desc>Tabelle1.J518:Tabelle1.J518</svg:desc>
                </draw:g>
              </table:table-cell>
              <table:table-cell office:value-type="string">
                <text:p>0.9</text:p>
                <draw:g>
                  <svg:desc>Tabelle1.K518:Tabelle1.K518</svg:desc>
                </draw:g>
              </table:table-cell>
              <table:table-cell office:value-type="string">
                <text:p>1</text:p>
                <draw:g>
                  <svg:desc>Tabelle1.L518:Tabelle1.L5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">
                <text:p>-30</text:p>
                <draw:g>
                  <svg:desc>Tabelle1.A519:Tabelle1.A579</svg:desc>
                </draw:g>
              </table:table-cell>
              <table:table-cell office:value-type="float" office:value="NaN">
                <text:p>NaN</text:p>
                <draw:g>
                  <svg:desc>Tabelle1.B519:Tabelle1.B579</svg:desc>
                </draw:g>
              </table:table-cell>
              <table:table-cell office:value-type="float" office:value="NaN">
                <text:p>NaN</text:p>
                <draw:g>
                  <svg:desc>Tabelle1.C519:Tabelle1.C579</svg:desc>
                </draw:g>
              </table:table-cell>
              <table:table-cell office:value-type="float" office:value="NaN">
                <text:p>NaN</text:p>
                <draw:g>
                  <svg:desc>Tabelle1.D519:Tabelle1.D579</svg:desc>
                </draw:g>
              </table:table-cell>
              <table:table-cell office:value-type="float" office:value="NaN">
                <text:p>NaN</text:p>
                <draw:g>
                  <svg:desc>Tabelle1.E519:Tabelle1.E579</svg:desc>
                </draw:g>
              </table:table-cell>
              <table:table-cell office:value-type="float" office:value="NaN">
                <text:p>NaN</text:p>
                <draw:g>
                  <svg:desc>Tabelle1.F519:Tabelle1.F579</svg:desc>
                </draw:g>
              </table:table-cell>
              <table:table-cell office:value-type="float" office:value="NaN">
                <text:p>NaN</text:p>
                <draw:g>
                  <svg:desc>Tabelle1.G519:Tabelle1.G579</svg:desc>
                </draw:g>
              </table:table-cell>
              <table:table-cell office:value-type="float" office:value="NaN">
                <text:p>NaN</text:p>
                <draw:g>
                  <svg:desc>Tabelle1.H519:Tabelle1.H579</svg:desc>
                </draw:g>
              </table:table-cell>
              <table:table-cell office:value-type="float" office:value="NaN">
                <text:p>NaN</text:p>
                <draw:g>
                  <svg:desc>Tabelle1.I519:Tabelle1.I579</svg:desc>
                </draw:g>
              </table:table-cell>
              <table:table-cell office:value-type="float" office:value="NaN">
                <text:p>NaN</text:p>
                <draw:g>
                  <svg:desc>Tabelle1.J519:Tabelle1.J579</svg:desc>
                </draw:g>
              </table:table-cell>
              <table:table-cell office:value-type="float" office:value="NaN">
                <text:p>NaN</text:p>
                <draw:g>
                  <svg:desc>Tabelle1.K519:Tabelle1.K579</svg:desc>
                </draw:g>
              </table:table-cell>
              <table:table-cell office:value-type="float" office:value="NaN">
                <text:p>NaN</text:p>
                <draw:g>
                  <svg:desc>Tabelle1.L519:Tabelle1.L5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9">
                <text:p>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8">
                <text:p>-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7">
                <text:p>-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6">
                <text:p>-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4">
                <text:p>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3">
                <text:p>-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2">
                <text:p>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1">
                <text:p>-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0">
                <text:p>-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">
                <text:p>-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5">
                <text:p>-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Arial" fo:font-size="34.7000007629395pt" style:font-family-asian="'Lucida Sans Unicode'" style:font-size-asian="34.7000007629395pt" style:font-family-complex="Tahoma" style:font-size-complex="34.7000007629395pt"/>
    </style:style>
    <style:style style:name="ch3" style:family="chart">
      <style:graphic-properties draw:fill="solid" draw:fill-color="#d9d9d9"/>
      <style:text-properties fo:font-family="Arial" fo:font-size="16pt" style:font-family-asian="'Lucida Sans Unicode'" style:font-size-asian="16pt" style:font-family-complex="Tahoma" style:font-size-complex="16pt"/>
    </style:style>
    <style:style style:name="ch4" style:family="chart">
      <style:chart-properties chart:treat-empty-cells="ignore"/>
    </style:style>
    <style:style style:name="ch5" style:family="chart" style:data-style-name="N0">
      <style:chart-properties chart:display-label="true" chart:logarithmic="false" chart:reverse-direction="false" text:line-break="true" loext:try-staggering-first="true" chart:label-arrangement="side-by-side" chart:link-data-style-to-source="true" chart:axis-position="0" chart:axis-label-position="outside-start" chart:tick-mark-position="at-labels"/>
      <style:text-properties fo:font-family="Arial" fo:font-size="18.7000007629395pt" style:font-family-asian="'Lucida Sans Unicode'" style:font-size-asian="18.7000007629395pt" style:font-family-complex="Tahoma" style:font-size-complex="18.7000007629395pt"/>
    </style:style>
    <style:style style:name="ch6" style:family="chart" style:data-style-name="N123">
      <style:chart-properties chart:display-label="true" chart:logarithmic="false" chart:maximum="0.13" chart:reverse-direction="false" text:line-break="false" loext:try-staggering-first="true" chart:label-arrangement="side-by-side" chart:link-data-style-to-source="true" chart:axis-position="0" chart:axis-label-position="outside-start" chart:tick-mark-position="at-labels"/>
      <style:text-properties fo:font-family="Arial" fo:font-size="18.7000007629395pt" style:font-family-asian="'Lucida Sans Unicode'" style:font-size-asian="18.7000007629395pt" style:font-family-complex="Tahoma" style:font-size-complex="18.7000007629395pt"/>
    </style:style>
    <style:style style:name="ch7" style:family="chart">
      <style:chart-properties style:rotation-angle="90"/>
      <style:text-properties fo:font-family="Arial" fo:font-size="24.1000003814697pt" style:font-family-asian="'Lucida Sans Unicode'" style:font-size-asian="24.1000003814697pt" style:font-family-complex="Tahoma" style:font-size-complex="24.1000003814697pt"/>
    </style:style>
    <style:style style:name="ch8" style:family="chart" style:data-style-name="N123">
      <style:chart-properties chart:symbol-type="none" chart:link-data-style-to-source="true"/>
      <style:graphic-properties svg:stroke-width="0.05cm" svg:stroke-color="#993366" draw:fill-color="#993366"/>
      <style:text-properties fo:font-family="Arial" fo:font-size="16pt" style:font-family-asian="'Lucida Sans Unicode'" style:font-size-asian="16pt" style:font-family-complex="Tahoma" style:font-size-complex="16pt"/>
    </style:style>
    <style:style style:name="ch9" style:family="chart" style:data-style-name="N123">
      <style:chart-properties chart:symbol-type="none" chart:link-data-style-to-source="true"/>
      <style:graphic-properties svg:stroke-width="0.05cm" svg:stroke-color="#ffffcc" draw:fill-color="#ffffcc"/>
      <style:text-properties fo:font-family="Arial" fo:font-size="16pt" style:font-family-asian="'Lucida Sans Unicode'" style:font-size-asian="16pt" style:font-family-complex="Tahoma" style:font-size-complex="16pt"/>
    </style:style>
    <style:style style:name="ch10" style:family="chart" style:data-style-name="N123">
      <style:chart-properties chart:symbol-type="none" chart:link-data-style-to-source="true"/>
      <style:graphic-properties svg:stroke-width="0.05cm" svg:stroke-color="#ccffff" draw:fill-color="#ccffff"/>
      <style:text-properties fo:font-family="Arial" fo:font-size="16pt" style:font-family-asian="'Lucida Sans Unicode'" style:font-size-asian="16pt" style:font-family-complex="Tahoma" style:font-size-complex="16pt"/>
    </style:style>
    <style:style style:name="ch11" style:family="chart" style:data-style-name="N123">
      <style:chart-properties chart:symbol-type="none" chart:link-data-style-to-source="true"/>
      <style:graphic-properties svg:stroke-width="0.05cm" svg:stroke-color="#660066" draw:fill-color="#660066"/>
      <style:text-properties fo:font-family="Arial" fo:font-size="16pt" style:font-family-asian="'Lucida Sans Unicode'" style:font-size-asian="16pt" style:font-family-complex="Tahoma" style:font-size-complex="16pt"/>
    </style:style>
    <style:style style:name="ch12" style:family="chart" style:data-style-name="N123">
      <style:chart-properties chart:symbol-type="none" chart:link-data-style-to-source="true"/>
      <style:graphic-properties svg:stroke-width="0.05cm" svg:stroke-color="#ff8080" draw:fill-color="#ff8080"/>
      <style:text-properties fo:font-family="Arial" fo:font-size="16pt" style:font-family-asian="'Lucida Sans Unicode'" style:font-size-asian="16pt" style:font-family-complex="Tahoma" style:font-size-complex="16pt"/>
    </style:style>
    <style:style style:name="ch13" style:family="chart" style:data-style-name="N123">
      <style:chart-properties chart:symbol-type="none" chart:link-data-style-to-source="true"/>
      <style:graphic-properties svg:stroke-width="0.05cm" svg:stroke-color="#0066cc" draw:fill-color="#0066cc"/>
      <style:text-properties fo:font-family="Arial" fo:font-size="16pt" style:font-family-asian="'Lucida Sans Unicode'" style:font-size-asian="16pt" style:font-family-complex="Tahoma" style:font-size-complex="16pt"/>
    </style:style>
    <style:style style:name="ch14" style:family="chart" style:data-style-name="N123">
      <style:chart-properties chart:symbol-type="none" chart:link-data-style-to-source="true"/>
      <style:graphic-properties svg:stroke-width="0.05cm" svg:stroke-color="#ccccff" draw:fill-color="#ccccff"/>
      <style:text-properties fo:font-family="Arial" fo:font-size="16pt" style:font-family-asian="'Lucida Sans Unicode'" style:font-size-asian="16pt" style:font-family-complex="Tahoma" style:font-size-complex="16pt"/>
    </style:style>
    <style:style style:name="ch15" style:family="chart" style:data-style-name="N123">
      <style:chart-properties chart:symbol-type="none" chart:link-data-style-to-source="true"/>
      <style:graphic-properties svg:stroke-width="0.05cm" svg:stroke-color="#000080" draw:fill-color="#000080"/>
      <style:text-properties fo:font-family="Arial" fo:font-size="16pt" style:font-family-asian="'Lucida Sans Unicode'" style:font-size-asian="16pt" style:font-family-complex="Tahoma" style:font-size-complex="16pt"/>
    </style:style>
    <style:style style:name="ch16" style:family="chart" style:data-style-name="N123">
      <style:chart-properties chart:symbol-type="none" chart:link-data-style-to-source="true"/>
      <style:graphic-properties svg:stroke-width="0.05cm" svg:stroke-color="#ff00ff" draw:fill-color="#ff00ff"/>
      <style:text-properties fo:font-family="Arial" fo:font-size="16pt" style:font-family-asian="'Lucida Sans Unicode'" style:font-size-asian="16pt" style:font-family-complex="Tahoma" style:font-size-complex="16pt"/>
    </style:style>
    <style:style style:name="ch17" style:family="chart" style:data-style-name="N123">
      <style:chart-properties chart:symbol-type="none" chart:link-data-style-to-source="true"/>
      <style:graphic-properties svg:stroke-width="0.05cm" svg:stroke-color="#00ffff" draw:fill-color="#00ffff"/>
      <style:text-properties fo:font-family="Arial" fo:font-size="16pt" style:font-family-asian="'Lucida Sans Unicode'" style:font-size-asian="16pt" style:font-family-complex="Tahoma" style:font-size-complex="16pt"/>
    </style:style>
    <style:style style:name="ch18" style:family="chart" style:data-style-name="N123">
      <style:chart-properties chart:symbol-type="none" chart:link-data-style-to-source="true"/>
      <style:graphic-properties svg:stroke-width="0.05cm" svg:stroke-color="#ffff00" draw:fill-color="#ffff00"/>
      <style:text-properties fo:font-family="Arial" fo:font-size="16pt" style:font-family-asian="'Lucida Sans Unicode'" style:font-size-asian="16pt" style:font-family-complex="Tahoma" style:font-size-complex="16pt"/>
    </style:style>
    <style:style style:name="ch19" style:family="chart" style:data-style-name="N123">
      <style:chart-properties chart:symbol-type="none" chart:link-data-style-to-source="true"/>
      <style:graphic-properties svg:stroke-width="0.05cm" svg:stroke-color="#9999ff" draw:fill-color="#9999ff"/>
      <style:text-properties fo:font-family="Arial" fo:font-size="16pt" style:font-family-asian="'Lucida Sans Unicode'" style:font-size-asian="16pt" style:font-family-complex="Tahoma" style:font-size-complex="16pt"/>
    </style:style>
    <style:style style:name="ch20" style:family="chart">
      <style:graphic-properties draw:fill="solid" draw:fill-color="#d9d9d9"/>
    </style:style>
    <style:style style:name="ch21" style:family="chart">
      <style:graphic-properties draw:fill-color="#999999"/>
    </style:style>
  </office:automatic-styles>
  <office:body>
    <office:chart>
      <chart:chart svg:width="32.061cm" svg:height="18.703cm" xlink:href=".." xlink:type="simple" chart:class="chart:scatter" chart:style-name="ch1">
        <chart:title svg:x="2.745cm" svg:y="0.374cm" chart:style-name="ch2">
          <text:p>drag coefficient/speed, grouped by angle of attac</text:p>
        </chart:title>
        <chart:legend chart:legend-position="end" svg:x="29.664cm" svg:y="2.705cm" style:legend-expansion="high" chart:style-name="ch3"/>
        <chart:plot-area chart:style-name="ch4" table:cell-range-address="Tabelle1.A413:Tabelle1.Q514" chart:data-source-has-labels="row" svg:x="0.64cm" svg:y="2.489cm" svg:width="27.745cm" svg:height="15.84cm">
          <chartooo:coordinate-region svg:x="3.14cm" svg:y="2.861cm" svg:width="24.78cm" svg:height="14.477cm"/>
          <chart:axis chart:dimension="x" chart:name="primary-x" chart:style-name="ch5">
            <chart:grid chart:class="major"/>
          </chart:axis>
          <chart:axis chart:dimension="y" chart:name="primary-y" chart:style-name="ch6">
            <chart:title svg:x="0.641cm" svg:y="12.809cm" chart:style-name="ch7">
              <text:p>drag coefficient</text:p>
            </chart:title>
            <chart:grid chart:class="major"/>
          </chart:axis>
          <chart:series chart:style-name="ch8" chart:values-cell-range-address="Tabelle1.B414:Tabelle1.B514" chart:label-cell-address="Tabelle1.B413:Tabelle1.B413" chart:class="chart:scatter">
            <chart:domain table:cell-range-address="Tabelle1.A414:Tabelle1.A514"/>
            <chart:data-point chart:repeated="101"/>
          </chart:series>
          <chart:series chart:style-name="ch9" chart:values-cell-range-address="Tabelle1.C414:Tabelle1.C514" chart:label-cell-address="Tabelle1.C413:Tabelle1.C413" chart:class="chart:scatter">
            <chart:data-point chart:repeated="101"/>
          </chart:series>
          <chart:series chart:style-name="ch10" chart:values-cell-range-address="Tabelle1.D414:Tabelle1.D514" chart:label-cell-address="Tabelle1.D413:Tabelle1.D413" chart:class="chart:scatter">
            <chart:data-point chart:repeated="101"/>
          </chart:series>
          <chart:series chart:style-name="ch11" chart:values-cell-range-address="Tabelle1.E414:Tabelle1.E514" chart:label-cell-address="Tabelle1.E413:Tabelle1.E413" chart:class="chart:scatter">
            <chart:data-point chart:repeated="101"/>
          </chart:series>
          <chart:series chart:style-name="ch12" chart:values-cell-range-address="Tabelle1.F414:Tabelle1.F514" chart:label-cell-address="Tabelle1.F413:Tabelle1.F413" chart:class="chart:scatter">
            <chart:data-point chart:repeated="101"/>
          </chart:series>
          <chart:series chart:style-name="ch13" chart:values-cell-range-address="Tabelle1.G414:Tabelle1.G514" chart:label-cell-address="Tabelle1.G413:Tabelle1.G413" chart:class="chart:scatter">
            <chart:data-point chart:repeated="101"/>
          </chart:series>
          <chart:series chart:style-name="ch14" chart:values-cell-range-address="Tabelle1.H414:Tabelle1.H514" chart:label-cell-address="Tabelle1.H413:Tabelle1.H413" chart:class="chart:scatter">
            <chart:data-point chart:repeated="101"/>
          </chart:series>
          <chart:series chart:style-name="ch15" chart:values-cell-range-address="Tabelle1.I414:Tabelle1.I514" chart:label-cell-address="Tabelle1.I413:Tabelle1.I413" chart:class="chart:scatter">
            <chart:data-point chart:repeated="101"/>
          </chart:series>
          <chart:series chart:style-name="ch16" chart:values-cell-range-address="Tabelle1.J414:Tabelle1.J514" chart:label-cell-address="Tabelle1.J413:Tabelle1.J413" chart:class="chart:scatter">
            <chart:data-point chart:repeated="101"/>
          </chart:series>
          <chart:series chart:style-name="ch17" chart:values-cell-range-address="Tabelle1.K414:Tabelle1.K514" chart:label-cell-address="Tabelle1.K413:Tabelle1.K413" chart:class="chart:scatter">
            <chart:data-point chart:repeated="101"/>
          </chart:series>
          <chart:series chart:style-name="ch18" chart:values-cell-range-address="Tabelle1.L414:Tabelle1.L514" chart:label-cell-address="Tabelle1.L413:Tabelle1.L413" chart:class="chart:scatter">
            <chart:data-point chart:repeated="101"/>
          </chart:series>
          <chart:series chart:style-name="ch19" chart:values-cell-range-address="Tabelle1.M414:Tabelle1.M514" chart:label-cell-address="Tabelle1.M413:Tabelle1.M413" chart:class="chart:scatter">
            <chart:data-point chart:repeated="101"/>
          </chart:series>
          <chart:series chart:style-name="ch8" chart:values-cell-range-address="Tabelle1.N414:Tabelle1.N514" chart:label-cell-address="Tabelle1.N413:Tabelle1.N413" chart:class="chart:scatter">
            <chart:data-point chart:repeated="101"/>
          </chart:series>
          <chart:series chart:style-name="ch9" chart:values-cell-range-address="Tabelle1.O414:Tabelle1.O514" chart:label-cell-address="Tabelle1.O413:Tabelle1.O413" chart:class="chart:scatter">
            <chart:data-point chart:repeated="101"/>
          </chart:series>
          <chart:series chart:style-name="ch10" chart:values-cell-range-address="Tabelle1.P414:Tabelle1.P514" chart:label-cell-address="Tabelle1.P413:Tabelle1.P413" chart:class="chart:scatter">
            <chart:data-point chart:repeated="101"/>
          </chart:series>
          <chart:series chart:style-name="ch11" chart:values-cell-range-address="Tabelle1.Q414:Tabelle1.Q514" chart:label-cell-address="Tabelle1.Q413:Tabelle1.Q413" chart:class="chart:scatter">
            <chart:data-point chart:repeated="10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5</text:p>
                <draw:g>
                  <svg:desc>Tabelle1.B413:Tabelle1.B413</svg:desc>
                </draw:g>
              </table:table-cell>
              <table:table-cell office:value-type="string">
                <text:p>14</text:p>
                <draw:g>
                  <svg:desc>Tabelle1.C413:Tabelle1.C413</svg:desc>
                </draw:g>
              </table:table-cell>
              <table:table-cell office:value-type="string">
                <text:p>13</text:p>
                <draw:g>
                  <svg:desc>Tabelle1.D413:Tabelle1.D413</svg:desc>
                </draw:g>
              </table:table-cell>
              <table:table-cell office:value-type="string">
                <text:p>12</text:p>
                <draw:g>
                  <svg:desc>Tabelle1.E413:Tabelle1.E413</svg:desc>
                </draw:g>
              </table:table-cell>
              <table:table-cell office:value-type="string">
                <text:p>11</text:p>
                <draw:g>
                  <svg:desc>Tabelle1.F413:Tabelle1.F413</svg:desc>
                </draw:g>
              </table:table-cell>
              <table:table-cell office:value-type="string">
                <text:p>10</text:p>
                <draw:g>
                  <svg:desc>Tabelle1.G413:Tabelle1.G413</svg:desc>
                </draw:g>
              </table:table-cell>
              <table:table-cell office:value-type="string">
                <text:p>9</text:p>
                <draw:g>
                  <svg:desc>Tabelle1.H413:Tabelle1.H413</svg:desc>
                </draw:g>
              </table:table-cell>
              <table:table-cell office:value-type="string">
                <text:p>8</text:p>
                <draw:g>
                  <svg:desc>Tabelle1.I413:Tabelle1.I413</svg:desc>
                </draw:g>
              </table:table-cell>
              <table:table-cell office:value-type="string">
                <text:p>7</text:p>
                <draw:g>
                  <svg:desc>Tabelle1.J413:Tabelle1.J413</svg:desc>
                </draw:g>
              </table:table-cell>
              <table:table-cell office:value-type="string">
                <text:p>6</text:p>
                <draw:g>
                  <svg:desc>Tabelle1.K413:Tabelle1.K413</svg:desc>
                </draw:g>
              </table:table-cell>
              <table:table-cell office:value-type="string">
                <text:p>5</text:p>
                <draw:g>
                  <svg:desc>Tabelle1.L413:Tabelle1.L413</svg:desc>
                </draw:g>
              </table:table-cell>
              <table:table-cell office:value-type="string">
                <text:p>4</text:p>
                <draw:g>
                  <svg:desc>Tabelle1.M413:Tabelle1.M413</svg:desc>
                </draw:g>
              </table:table-cell>
              <table:table-cell office:value-type="string">
                <text:p>3</text:p>
                <draw:g>
                  <svg:desc>Tabelle1.N413:Tabelle1.N413</svg:desc>
                </draw:g>
              </table:table-cell>
              <table:table-cell office:value-type="string">
                <text:p>2</text:p>
                <draw:g>
                  <svg:desc>Tabelle1.O413:Tabelle1.O413</svg:desc>
                </draw:g>
              </table:table-cell>
              <table:table-cell office:value-type="string">
                <text:p>1</text:p>
                <draw:g>
                  <svg:desc>Tabelle1.P413:Tabelle1.P413</svg:desc>
                </draw:g>
              </table:table-cell>
              <table:table-cell office:value-type="string">
                <text:p>0</text:p>
                <draw:g>
                  <svg:desc>Tabelle1.Q413:Tabelle1.Q4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414:Tabelle1.A514</svg:desc>
                </draw:g>
              </table:table-cell>
              <table:table-cell office:value-type="float" office:value="NaN">
                <text:p>NaN</text:p>
                <draw:g>
                  <svg:desc>Tabelle1.B414:Tabelle1.B514</svg:desc>
                </draw:g>
              </table:table-cell>
              <table:table-cell office:value-type="float" office:value="NaN">
                <text:p>NaN</text:p>
                <draw:g>
                  <svg:desc>Tabelle1.C414:Tabelle1.C514</svg:desc>
                </draw:g>
              </table:table-cell>
              <table:table-cell office:value-type="float" office:value="NaN">
                <text:p>NaN</text:p>
                <draw:g>
                  <svg:desc>Tabelle1.D414:Tabelle1.D514</svg:desc>
                </draw:g>
              </table:table-cell>
              <table:table-cell office:value-type="float" office:value="NaN">
                <text:p>NaN</text:p>
                <draw:g>
                  <svg:desc>Tabelle1.E414:Tabelle1.E514</svg:desc>
                </draw:g>
              </table:table-cell>
              <table:table-cell office:value-type="float" office:value="NaN">
                <text:p>NaN</text:p>
                <draw:g>
                  <svg:desc>Tabelle1.F414:Tabelle1.F514</svg:desc>
                </draw:g>
              </table:table-cell>
              <table:table-cell office:value-type="float" office:value="NaN">
                <text:p>NaN</text:p>
                <draw:g>
                  <svg:desc>Tabelle1.G414:Tabelle1.G514</svg:desc>
                </draw:g>
              </table:table-cell>
              <table:table-cell office:value-type="float" office:value="NaN">
                <text:p>NaN</text:p>
                <draw:g>
                  <svg:desc>Tabelle1.H414:Tabelle1.H514</svg:desc>
                </draw:g>
              </table:table-cell>
              <table:table-cell office:value-type="float" office:value="NaN">
                <text:p>NaN</text:p>
                <draw:g>
                  <svg:desc>Tabelle1.I414:Tabelle1.I514</svg:desc>
                </draw:g>
              </table:table-cell>
              <table:table-cell office:value-type="float" office:value="NaN">
                <text:p>NaN</text:p>
                <draw:g>
                  <svg:desc>Tabelle1.J414:Tabelle1.J514</svg:desc>
                </draw:g>
              </table:table-cell>
              <table:table-cell office:value-type="float" office:value="NaN">
                <text:p>NaN</text:p>
                <draw:g>
                  <svg:desc>Tabelle1.K414:Tabelle1.K514</svg:desc>
                </draw:g>
              </table:table-cell>
              <table:table-cell office:value-type="float" office:value="NaN">
                <text:p>NaN</text:p>
                <draw:g>
                  <svg:desc>Tabelle1.L414:Tabelle1.L514</svg:desc>
                </draw:g>
              </table:table-cell>
              <table:table-cell office:value-type="float" office:value="NaN">
                <text:p>NaN</text:p>
                <draw:g>
                  <svg:desc>Tabelle1.M414:Tabelle1.M514</svg:desc>
                </draw:g>
              </table:table-cell>
              <table:table-cell office:value-type="float" office:value="NaN">
                <text:p>NaN</text:p>
                <draw:g>
                  <svg:desc>Tabelle1.N414:Tabelle1.N514</svg:desc>
                </draw:g>
              </table:table-cell>
              <table:table-cell office:value-type="float" office:value="NaN">
                <text:p>NaN</text:p>
                <draw:g>
                  <svg:desc>Tabelle1.O414:Tabelle1.O514</svg:desc>
                </draw:g>
              </table:table-cell>
              <table:table-cell office:value-type="float" office:value="NaN">
                <text:p>NaN</text:p>
                <draw:g>
                  <svg:desc>Tabelle1.P414:Tabelle1.P514</svg:desc>
                </draw:g>
              </table:table-cell>
              <table:table-cell office:value-type="float" office:value="NaN">
                <text:p>NaN</text:p>
                <draw:g>
                  <svg:desc>Tabelle1.Q414:Tabelle1.Q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